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21mm"/>
    </style:style>
    <style:style style:name="co3" style:family="table-column">
      <style:table-column-properties fo:break-before="auto" style:column-width="37.92mm"/>
    </style:style>
    <style:style style:name="co4" style:family="table-column">
      <style:table-column-properties fo:break-before="auto" style:column-width="33.94mm"/>
    </style:style>
    <style:style style:name="co5" style:family="table-column">
      <style:table-column-properties fo:break-before="auto" style:column-width="39.42mm"/>
    </style:style>
    <style:style style:name="co6" style:family="table-column">
      <style:table-column-properties fo:break-before="auto" style:column-width="43.94mm"/>
    </style:style>
    <style:style style:name="co7" style:family="table-column">
      <style:table-column-properties fo:break-before="auto" style:column-width="49.23mm"/>
    </style:style>
    <style:style style:name="co8" style:family="table-column">
      <style:table-column-properties fo:break-before="auto" style:column-width="31.33mm"/>
    </style:style>
    <style:style style:name="co9" style:family="table-column">
      <style:table-column-properties fo:break-before="auto" style:column-width="40.52mm"/>
    </style:style>
    <style:style style:name="co10" style:family="table-column">
      <style:table-column-properties fo:break-before="auto" style:column-width="48.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astBriefLidar" table:style-name="ta1">
        <table:shapes>
          <draw:frame draw:z-index="0" draw:style-name="gr1" draw:text-style-name="P1" svg:width="159.99mm" svg:height="89.99mm" svg:x="150.63mm" svg:y="-0.01mm">
            <loext:p draw:notify-on-update-of-ranges="FastBriefLidar.D2:FastBriefLidar.D19 FastBriefLidar.E1:FastBriefLidar.E1 FastBriefLidar.E2:FastBriefLidar.E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Frame Idx</text:p>
          </table:table-cell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189688" calcext:value-type="float">
            <text:p>11.189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1.751545" calcext:value-type="float">
            <text:p>11.751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990881" calcext:value-type="float">
            <text:p>13.9908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661154" calcext:value-type="float">
            <text:p>13.661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21.358127" calcext:value-type="float">
            <text:p>21.358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501891" calcext:value-type="float">
            <text:p>13.5018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027401" calcext:value-type="float">
            <text:p>12.0274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1.990404" calcext:value-type="float">
            <text:p>11.990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984502" calcext:value-type="float">
            <text:p>12.984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2.582023" calcext:value-type="float">
            <text:p>12.5820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4.21589" calcext:value-type="float">
            <text:p>14.215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488006" calcext:value-type="float">
            <text:p>11.488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010684" calcext:value-type="float">
            <text:p>12.010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703404" calcext:value-type="float">
            <text:p>11.703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607725" calcext:value-type="float">
            <text:p>11.607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866811" calcext:value-type="float">
            <text:p>11.8668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7.965885" calcext:value-type="float">
            <text:p>7.9658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1.138109" calcext:value-type="float">
            <text:p>11.138109</text:p>
          </table:table-cell>
        </table:table-row>
      </table:table>
      <table:table table:name="Manual lidar calcs" table:style-name="ta1">
        <table:table-column table:style-name="co1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urrent x</text:p>
          </table:table-cell>
          <table:table-cell office:value-type="string" calcext:value-type="string">
            <text:p>previous x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lta x</text:p>
          </table:table-cell>
          <table:table-cell/>
        </table:table-row>
        <table:table-row table:style-name="ro1">
          <table:table-cell office:value-type="float" office:value="7.895163" calcext:value-type="float">
            <text:p>7.895163</text:p>
          </table:table-cell>
          <table:table-cell office:value-type="float" office:value="7.941715" calcext:value-type="float">
            <text:p>7.941715</text:p>
          </table:table-cell>
          <table:table-cell office:value-type="float" office:value="0.1" calcext:value-type="float">
            <text:p>0.1</text:p>
          </table:table-cell>
          <table:table-cell table:style-name="ce1" table:formula="of:=([.B2]-[.A2])" office:value-type="float" office:value="0.0465520000000002" calcext:value-type="float">
            <text:p>0.046552</text:p>
          </table:table-cell>
          <table:table-cell table:formula="of:=[.A2]*[.C2]/([.B2]-[.A2])" office:value-type="float" office:value="16.9598792747894" calcext:value-type="float">
            <text:p>16.9598792748</text:p>
          </table:table-cell>
        </table:table-row>
      </table:table>
      <table:table table:name="All" table:style-name="ta1">
        <table:shapes>
          <draw:frame draw:z-index="0" draw:style-name="gr1" draw:text-style-name="P1" svg:width="159.99mm" svg:height="89.99mm" svg:x="145.33mm" svg:y="0.47mm">
            <loext:p draw:notify-on-update-of-ranges="All.D2:All.D19 All.E1:All.E1 All.E2:All.E19 All.F1:All.F1 All.F2:All.F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47.83mm" svg:y="86.79mm">
            <loext:p draw:notify-on-update-of-ranges="All.D21:All.D38 All.E20:All.E20 All.E21:All.E38 All.F20:All.F20 All.F21:All.F3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147.83mm" svg:y="178.88mm">
            <loext:p draw:notify-on-update-of-ranges="All.D40:All.D57 All.E39:All.E39 All.E40:All.E57 All.F39:All.F39 All.F40:All.F5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47.83mm" svg:y="264.68mm">
            <loext:p draw:notify-on-update-of-ranges="All.D59:All.D76 All.E58:All.E58 All.E59:All.E76 All.F58:All.F58 All.F59:All.F7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9.99mm" svg:height="89.99mm" svg:x="147.83mm" svg:y="350.47mm">
            <loext:p draw:notify-on-update-of-ranges="All.D77:All.D77 All.D78:All.D95 All.E77:All.E77 All.E78:All.E95 All.F77:All.F77 All.F78:All.F9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901922" calcext:value-type="float">
            <text:p>13.9019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2.987607" calcext:value-type="float">
            <text:p>12.9876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490395" calcext:value-type="float">
            <text:p>13.490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634663" calcext:value-type="float">
            <text:p>12.6346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2.675404" calcext:value-type="float">
            <text:p>12.675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4.502875" calcext:value-type="float">
            <text:p>14.502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91171" calcext:value-type="float">
            <text:p>12.911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3.973328" calcext:value-type="float">
            <text:p>13.973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512622" calcext:value-type="float">
            <text:p>11.512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671652" calcext:value-type="float">
            <text:p>13.6716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374226" calcext:value-type="float">
            <text:p>11.3742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52406" calcext:value-type="float">
            <text:p>11.6524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724344" calcext:value-type="float">
            <text:p>11.7243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506854" calcext:value-type="float">
            <text:p>11.5068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9.337846" calcext:value-type="float">
            <text:p>9.337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716109" calcext:value-type="float">
            <text:p>10.716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448724" calcext:value-type="float">
            <text:p>11.4487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127923" calcext:value-type="float">
            <text:p>9.127923</text:p>
          </table:table-cell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894765" calcext:value-type="float">
            <text:p>13.8947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14867" calcext:value-type="float">
            <text:p>13.148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1.893747" calcext:value-type="float">
            <text:p>11.8937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111289" calcext:value-type="float">
            <text:p>13.1112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2.184771" calcext:value-type="float">
            <text:p>12.1847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545727" calcext:value-type="float">
            <text:p>13.5457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8.718177" calcext:value-type="float">
            <text:p>18.7181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379314" calcext:value-type="float">
            <text:p>12.3793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942303" calcext:value-type="float">
            <text:p>11.9423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344794" calcext:value-type="float">
            <text:p>13.3447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959904" calcext:value-type="float">
            <text:p>11.9599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82327" calcext:value-type="float">
            <text:p>11.6823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020504" calcext:value-type="float">
            <text:p>12.0205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506854" calcext:value-type="float">
            <text:p>11.5068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2.200816" calcext:value-type="float">
            <text:p>12.2008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721194" calcext:value-type="float">
            <text:p>10.721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561656" calcext:value-type="float">
            <text:p>11.561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7.750389" calcext:value-type="float">
            <text:p>7.750389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695374" calcext:value-type="float">
            <text:p>13.6953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503101" calcext:value-type="float">
            <text:p>13.503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1.892371" calcext:value-type="float">
            <text:p>11.8923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131894" calcext:value-type="float">
            <text:p>12.1318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2.13118" calcext:value-type="float">
            <text:p>12.131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673261" calcext:value-type="float">
            <text:p>13.673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1.974086" calcext:value-type="float">
            <text:p>11.9740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202219" calcext:value-type="float">
            <text:p>12.2022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265304" calcext:value-type="float">
            <text:p>11.2653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496167" calcext:value-type="float">
            <text:p>13.496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302678" calcext:value-type="float">
            <text:p>11.3026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535638" calcext:value-type="float">
            <text:p>11.5356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360723" calcext:value-type="float">
            <text:p>12.3607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545012" calcext:value-type="float">
            <text:p>11.5450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259178" calcext:value-type="float">
            <text:p>10.2591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15842" calcext:value-type="float">
            <text:p>11.158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108072" calcext:value-type="float">
            <text:p>11.1080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7.922527" calcext:value-type="float">
            <text:p>7.922527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396411" calcext:value-type="float">
            <text:p>13.3964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092722" calcext:value-type="float">
            <text:p>13.0927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1.097156" calcext:value-type="float">
            <text:p>11.0971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542484" calcext:value-type="float">
            <text:p>12.5424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2.407229" calcext:value-type="float">
            <text:p>12.4072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4.238518" calcext:value-type="float">
            <text:p>14.2385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612648" calcext:value-type="float">
            <text:p>12.6126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851473" calcext:value-type="float">
            <text:p>12.8514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041425" calcext:value-type="float">
            <text:p>12.0414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008396" calcext:value-type="float">
            <text:p>13.0083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327353" calcext:value-type="float">
            <text:p>11.3273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41308" calcext:value-type="float">
            <text:p>11.641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343584" calcext:value-type="float">
            <text:p>12.3435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538407" calcext:value-type="float">
            <text:p>11.5384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296963" calcext:value-type="float">
            <text:p>10.2969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937204" calcext:value-type="float">
            <text:p>10.9372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448724" calcext:value-type="float">
            <text:p>11.4487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8.277478" calcext:value-type="float">
            <text:p>8.277478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4.347124" calcext:value-type="float">
            <text:p>14.3471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395795" calcext:value-type="float">
            <text:p>14.3957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1.547601" calcext:value-type="float">
            <text:p>11.5476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752067" calcext:value-type="float">
            <text:p>12.7520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2.330465" calcext:value-type="float">
            <text:p>12.3304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042297" calcext:value-type="float">
            <text:p>13.0422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802626" calcext:value-type="float">
            <text:p>12.8026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917387" calcext:value-type="float">
            <text:p>12.9173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955895" calcext:value-type="float">
            <text:p>11.9558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359891" calcext:value-type="float">
            <text:p>13.3598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172158" calcext:value-type="float">
            <text:p>12.1721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764227" calcext:value-type="float">
            <text:p>11.7642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926344" calcext:value-type="float">
            <text:p>11.9263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531169" calcext:value-type="float">
            <text:p>11.5311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804138" calcext:value-type="float">
            <text:p>11.8041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557803" calcext:value-type="float">
            <text:p>11.5578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181059" calcext:value-type="float">
            <text:p>11.1810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875529" calcext:value-type="float">
            <text:p>9.875529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0.908219" calcext:value-type="float">
            <text:p>10.9082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0.585996" calcext:value-type="float">
            <text:p>10.5859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-80.852533" calcext:value-type="float">
            <text:p>-80.8525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1.579216" calcext:value-type="float">
            <text:p>11.5792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2.994489" calcext:value-type="float">
            <text:p>12.9944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1.694714" calcext:value-type="float">
            <text:p>11.6947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7.620382" calcext:value-type="float">
            <text:p>17.6203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74143" calcext:value-type="float">
            <text:p>11.741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94809" calcext:value-type="float">
            <text:p>11.6948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568.322205" calcext:value-type="float">
            <text:p>568.3222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7.721444" calcext:value-type="float">
            <text:p>7.7214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-12.639044" calcext:value-type="float">
            <text:p>-12.6390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6.657258" calcext:value-type="float">
            <text:p>6.6572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2.584845" calcext:value-type="float">
            <text:p>12.5848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0.908219" calcext:value-type="float">
            <text:p>10.9082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1.008145" calcext:value-type="float">
            <text:p>11.0081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-11.473146" calcext:value-type="float">
            <text:p>-11.4731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1.579216" calcext:value-type="float">
            <text:p>11.5792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4.754282" calcext:value-type="float">
            <text:p>34.7542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5.248268" calcext:value-type="float">
            <text:p>15.2482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4.274402" calcext:value-type="float">
            <text:p>14.2744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7.620382" calcext:value-type="float">
            <text:p>17.6203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3.300582" calcext:value-type="float">
            <text:p>3.3005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-13.440525" calcext:value-type="float">
            <text:p>-13.4405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74143" calcext:value-type="float">
            <text:p>11.741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94809" calcext:value-type="float">
            <text:p>11.6948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3.432725" calcext:value-type="float">
            <text:p>13.4327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5.606097" calcext:value-type="float">
            <text:p>5.6060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-13.626283" calcext:value-type="float">
            <text:p>-13.6262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6.717055" calcext:value-type="float">
            <text:p>6.7170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2.584845" calcext:value-type="float">
            <text:p>12.5848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0.908219" calcext:value-type="float">
            <text:p>10.9082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1.008145" calcext:value-type="float">
            <text:p>11.0081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-11.473146" calcext:value-type="float">
            <text:p>-11.4731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1.579216" calcext:value-type="float">
            <text:p>11.5792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9.496698" calcext:value-type="float">
            <text:p>19.4966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621705" calcext:value-type="float">
            <text:p>13.6217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3.496977" calcext:value-type="float">
            <text:p>13.4969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7.620382" calcext:value-type="float">
            <text:p>17.6203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74143" calcext:value-type="float">
            <text:p>11.741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94809" calcext:value-type="float">
            <text:p>11.6948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568.322205" calcext:value-type="float">
            <text:p>568.3222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5.660966" calcext:value-type="float">
            <text:p>5.6609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-13.626283" calcext:value-type="float">
            <text:p>-13.6262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6.717055" calcext:value-type="float">
            <text:p>6.7170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2.584845" calcext:value-type="float">
            <text:p>12.5848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9.749526" calcext:value-type="float">
            <text:p>9.7495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0.585996" calcext:value-type="float">
            <text:p>10.5859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-10.29503" calcext:value-type="float">
            <text:p>-10.295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128391" calcext:value-type="float">
            <text:p>12.1283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9.584029" calcext:value-type="float">
            <text:p>39.5840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59071" calcext:value-type="float">
            <text:p>13.590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337898" calcext:value-type="float">
            <text:p>12.3378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91621" calcext:value-type="float">
            <text:p>12.916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0.293108" calcext:value-type="float">
            <text:p>10.2931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74143" calcext:value-type="float">
            <text:p>11.741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94809" calcext:value-type="float">
            <text:p>11.6948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3.432725" calcext:value-type="float">
            <text:p>13.4327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2.287985" calcext:value-type="float">
            <text:p>12.2879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-25.278089" calcext:value-type="float">
            <text:p>-25.2780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6.980939" calcext:value-type="float">
            <text:p>6.9809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0.908219" calcext:value-type="float">
            <text:p>10.9082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63.847495" calcext:value-type="float">
            <text:p>63.8474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-161.705066" calcext:value-type="float">
            <text:p>-161.7050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3.643206" calcext:value-type="float">
            <text:p>13.6432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3.496977" calcext:value-type="float">
            <text:p>13.4969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7.620382" calcext:value-type="float">
            <text:p>17.6203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3.938637" calcext:value-type="float">
            <text:p>3.9386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-13.440525" calcext:value-type="float">
            <text:p>-13.4405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437683" calcext:value-type="float">
            <text:p>11.4376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94809" calcext:value-type="float">
            <text:p>11.6948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568.322205" calcext:value-type="float">
            <text:p>568.3222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5.660966" calcext:value-type="float">
            <text:p>5.6609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-13.626283" calcext:value-type="float">
            <text:p>-13.6262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6.717055" calcext:value-type="float">
            <text:p>6.7170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2.584845" calcext:value-type="float">
            <text:p>12.5848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2.345282" calcext:value-type="float">
            <text:p>12.3452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143196" calcext:value-type="float">
            <text:p>13.1431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885663" calcext:value-type="float">
            <text:p>12.8856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038573" calcext:value-type="float">
            <text:p>13.0385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1.903347" calcext:value-type="float">
            <text:p>11.9033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1.439367" calcext:value-type="float">
            <text:p>11.4393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868356" calcext:value-type="float">
            <text:p>11.8683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347326" calcext:value-type="float">
            <text:p>13.3473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949216" calcext:value-type="float">
            <text:p>12.9492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2.107408" calcext:value-type="float">
            <text:p>12.1074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913389" calcext:value-type="float">
            <text:p>11.9133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348694" calcext:value-type="float">
            <text:p>11.3486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40786" calcext:value-type="float">
            <text:p>11.407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2.25656" calcext:value-type="float">
            <text:p>12.256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293304" calcext:value-type="float">
            <text:p>9.2933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1.860611" calcext:value-type="float">
            <text:p>11.860611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189688" calcext:value-type="float">
            <text:p>11.1896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1.751545" calcext:value-type="float">
            <text:p>11.7515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990881" calcext:value-type="float">
            <text:p>13.9908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661154" calcext:value-type="float">
            <text:p>13.6611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21.358127" calcext:value-type="float">
            <text:p>21.3581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501891" calcext:value-type="float">
            <text:p>13.5018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027401" calcext:value-type="float">
            <text:p>12.0274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1.990404" calcext:value-type="float">
            <text:p>11.9904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984502" calcext:value-type="float">
            <text:p>12.9845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2.582023" calcext:value-type="float">
            <text:p>12.5820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4.21589" calcext:value-type="float">
            <text:p>14.215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488006" calcext:value-type="float">
            <text:p>11.4880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010684" calcext:value-type="float">
            <text:p>12.0106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703404" calcext:value-type="float">
            <text:p>11.7034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607725" calcext:value-type="float">
            <text:p>11.6077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866811" calcext:value-type="float">
            <text:p>11.8668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7.965885" calcext:value-type="float">
            <text:p>7.9658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1.138109" calcext:value-type="float">
            <text:p>11.138109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250535" calcext:value-type="float">
            <text:p>12.2505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1.271588" calcext:value-type="float">
            <text:p>11.2715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229599" calcext:value-type="float">
            <text:p>13.2295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723434" calcext:value-type="float">
            <text:p>13.7234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2.167978" calcext:value-type="float">
            <text:p>32.1679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108246" calcext:value-type="float">
            <text:p>13.1082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728236" calcext:value-type="float">
            <text:p>12.7282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1.814495" calcext:value-type="float">
            <text:p>11.8144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892371" calcext:value-type="float">
            <text:p>11.8923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659341" calcext:value-type="float">
            <text:p>13.6593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3.901697" calcext:value-type="float">
            <text:p>13.9016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525555" calcext:value-type="float">
            <text:p>11.5255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141845" calcext:value-type="float">
            <text:p>12.1418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296107" calcext:value-type="float">
            <text:p>11.2961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504631" calcext:value-type="float">
            <text:p>10.5046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800844" calcext:value-type="float">
            <text:p>11.8008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894525" calcext:value-type="float">
            <text:p>9.8945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2.269028" calcext:value-type="float">
            <text:p>12.269028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955895" calcext:value-type="float">
            <text:p>11.9558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5.602543" calcext:value-type="float">
            <text:p>15.6025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200015" calcext:value-type="float">
            <text:p>13.2000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031572" calcext:value-type="float">
            <text:p>14.0315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74.606064" calcext:value-type="float">
            <text:p>74.6060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2.32915" calcext:value-type="float">
            <text:p>12.329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559151" calcext:value-type="float">
            <text:p>12.559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1.546717" calcext:value-type="float">
            <text:p>11.5467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407229" calcext:value-type="float">
            <text:p>12.4072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370887" calcext:value-type="float">
            <text:p>13.3708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3.019157" calcext:value-type="float">
            <text:p>13.0191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730639" calcext:value-type="float">
            <text:p>11.7306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659949" calcext:value-type="float">
            <text:p>11.6599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348694" calcext:value-type="float">
            <text:p>11.3486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02964" calcext:value-type="float">
            <text:p>11.029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919055" calcext:value-type="float">
            <text:p>11.9190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8.668572" calcext:value-type="float">
            <text:p>8.6685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1.860611" calcext:value-type="float">
            <text:p>11.860611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797076" calcext:value-type="float">
            <text:p>11.7970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2.782321" calcext:value-type="float">
            <text:p>12.7823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6.212484" calcext:value-type="float">
            <text:p>16.2124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5.489686" calcext:value-type="float">
            <text:p>15.4896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0.554144" calcext:value-type="float">
            <text:p>30.5541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295183" calcext:value-type="float">
            <text:p>13.2951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124588" calcext:value-type="float">
            <text:p>12.1245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604989" calcext:value-type="float">
            <text:p>12.6049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959351" calcext:value-type="float">
            <text:p>12.9593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686425" calcext:value-type="float">
            <text:p>13.6864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4.363552" calcext:value-type="float">
            <text:p>14.3635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717071" calcext:value-type="float">
            <text:p>11.7170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431095" calcext:value-type="float">
            <text:p>12.4310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681511" calcext:value-type="float">
            <text:p>11.6815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520895" calcext:value-type="float">
            <text:p>11.5208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698883" calcext:value-type="float">
            <text:p>11.6988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7.651772" calcext:value-type="float">
            <text:p>7.6517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0.391224" calcext:value-type="float">
            <text:p>10.391224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031013" calcext:value-type="float">
            <text:p>13.0310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21.309701" calcext:value-type="float">
            <text:p>21.3097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4.144868" calcext:value-type="float">
            <text:p>14.1448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5.203116" calcext:value-type="float">
            <text:p>15.2031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26.429852" calcext:value-type="float">
            <text:p>26.4298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7.674317" calcext:value-type="float">
            <text:p>17.6743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6.85628" calcext:value-type="float">
            <text:p>16.856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6.968087" calcext:value-type="float">
            <text:p>16.9680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4.322807" calcext:value-type="float">
            <text:p>14.3228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412117" calcext:value-type="float">
            <text:p>13.4121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817597" calcext:value-type="float">
            <text:p>12.8175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203692" calcext:value-type="float">
            <text:p>11.2036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850547" calcext:value-type="float">
            <text:p>11.8505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2.037588" calcext:value-type="float">
            <text:p>12.0375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2.600051" calcext:value-type="float">
            <text:p>12.6000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296855" calcext:value-type="float">
            <text:p>11.2968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287204" calcext:value-type="float">
            <text:p>9.2872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0.937235" calcext:value-type="float">
            <text:p>10.937235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806404" calcext:value-type="float">
            <text:p>13.8064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8.707313" calcext:value-type="float">
            <text:p>18.7073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2.842297" calcext:value-type="float">
            <text:p>12.8422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20.027729" calcext:value-type="float">
            <text:p>20.0277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9.478342" calcext:value-type="float">
            <text:p>19.4783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7.955252" calcext:value-type="float">
            <text:p>17.9552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936127" calcext:value-type="float">
            <text:p>15.9361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8.453142" calcext:value-type="float">
            <text:p>18.4531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6.244059" calcext:value-type="float">
            <text:p>16.2440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060033" calcext:value-type="float">
            <text:p>13.0600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3.76577" calcext:value-type="float">
            <text:p>13.765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5.167483" calcext:value-type="float">
            <text:p>15.1674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497272" calcext:value-type="float">
            <text:p>12.4972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494064" calcext:value-type="float">
            <text:p>11.4940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216074" calcext:value-type="float">
            <text:p>11.2160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2.120775" calcext:value-type="float">
            <text:p>12.1207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460935" calcext:value-type="float">
            <text:p>11.4609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0.696334" calcext:value-type="float">
            <text:p>10.696334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822491" calcext:value-type="float">
            <text:p>13.8224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8.269909" calcext:value-type="float">
            <text:p>18.2699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411271" calcext:value-type="float">
            <text:p>13.4112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6.396559" calcext:value-type="float">
            <text:p>16.3965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9.143792" calcext:value-type="float">
            <text:p>19.1437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9.425573" calcext:value-type="float">
            <text:p>19.4255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7.900421" calcext:value-type="float">
            <text:p>17.9004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6.896983" calcext:value-type="float">
            <text:p>16.8969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4.629751" calcext:value-type="float">
            <text:p>14.6297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288231" calcext:value-type="float">
            <text:p>11.2882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3.26608" calcext:value-type="float">
            <text:p>13.266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50865" calcext:value-type="float">
            <text:p>11.508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659895" calcext:value-type="float">
            <text:p>11.6598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2.568548" calcext:value-type="float">
            <text:p>12.5685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296961" calcext:value-type="float">
            <text:p>11.2969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447521" calcext:value-type="float">
            <text:p>11.4475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0.359263" calcext:value-type="float">
            <text:p>10.3592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2.119808" calcext:value-type="float">
            <text:p>12.119808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348305" calcext:value-type="float">
            <text:p>12.3483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24.155454" calcext:value-type="float">
            <text:p>24.1554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552668" calcext:value-type="float">
            <text:p>13.5526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944529" calcext:value-type="float">
            <text:p>13.9445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23.708736" calcext:value-type="float">
            <text:p>23.7087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6.429774" calcext:value-type="float">
            <text:p>16.4297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446334" calcext:value-type="float">
            <text:p>15.4463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8.402082" calcext:value-type="float">
            <text:p>18.4020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5.656489" calcext:value-type="float">
            <text:p>15.6564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98387" calcext:value-type="float">
            <text:p>13.983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3.682809" calcext:value-type="float">
            <text:p>13.6828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490682" calcext:value-type="float">
            <text:p>11.4906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615093" calcext:value-type="float">
            <text:p>11.6150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253482" calcext:value-type="float">
            <text:p>11.2534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2.868649" calcext:value-type="float">
            <text:p>12.8686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278343" calcext:value-type="float">
            <text:p>10.2783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266818" calcext:value-type="float">
            <text:p>9.2668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0.770676" calcext:value-type="float">
            <text:p>10.770676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597628" calcext:value-type="float">
            <text:p>12.5976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5.390003" calcext:value-type="float">
            <text:p>15.3900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9.016478" calcext:value-type="float">
            <text:p>19.0164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207218" calcext:value-type="float">
            <text:p>13.2072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9.621091" calcext:value-type="float">
            <text:p>39.6210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5.423736" calcext:value-type="float">
            <text:p>15.423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3.845785" calcext:value-type="float">
            <text:p>13.8457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920072" calcext:value-type="float">
            <text:p>14.9200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7.597838" calcext:value-type="float">
            <text:p>17.5978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4.084871" calcext:value-type="float">
            <text:p>14.0848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7.245458" calcext:value-type="float">
            <text:p>17.2454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103876" calcext:value-type="float">
            <text:p>11.1038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3.789453" calcext:value-type="float">
            <text:p>13.7894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426113" calcext:value-type="float">
            <text:p>10.4261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4.19566" calcext:value-type="float">
            <text:p>14.195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712561" calcext:value-type="float">
            <text:p>10.7125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0.213965" calcext:value-type="float">
            <text:p>10.2139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2.10769" calcext:value-type="float">
            <text:p>12.10769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6.726072" calcext:value-type="float">
            <text:p>16.7260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006272" calcext:value-type="float">
            <text:p>14.0062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2.416535" calcext:value-type="float">
            <text:p>12.4165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92.407057" calcext:value-type="float">
            <text:p>192.4070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6.733412" calcext:value-type="float">
            <text:p>16.7334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0.696285" calcext:value-type="float">
            <text:p>10.6962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246443" calcext:value-type="float">
            <text:p>13.2464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9.471991" calcext:value-type="float">
            <text:p>19.4719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8.291247" calcext:value-type="float">
            <text:p>8.2912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7.714692" calcext:value-type="float">
            <text:p>7.7146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9.474114" calcext:value-type="float">
            <text:p>9.4741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8.730929" calcext:value-type="float">
            <text:p>8.7309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3.276519" calcext:value-type="float">
            <text:p>13.2765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2.372025" calcext:value-type="float">
            <text:p>12.3720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25.011807" calcext:value-type="float">
            <text:p>25.011807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21.341844" calcext:value-type="float">
            <text:p>21.3418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47.91996" calcext:value-type="float">
            <text:p>47.919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03.664979" calcext:value-type="float">
            <text:p>103.6649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640142" calcext:value-type="float">
            <text:p>12.6401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20.23034" calcext:value-type="float">
            <text:p>20.230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8.356676" calcext:value-type="float">
            <text:p>18.3566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37.32047" calcext:value-type="float">
            <text:p>37.320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34.629764" calcext:value-type="float">
            <text:p>34.6297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90.972639" calcext:value-type="float">
            <text:p>90.9726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6.262498" calcext:value-type="float">
            <text:p>16.2624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9.093385" calcext:value-type="float">
            <text:p>19.0933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4.647826" calcext:value-type="float">
            <text:p>14.6478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4.388385" calcext:value-type="float">
            <text:p>14.3883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9.713079" calcext:value-type="float">
            <text:p>9.7130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8.815997" calcext:value-type="float">
            <text:p>8.8159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953072" calcext:value-type="float">
            <text:p>10.9530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4.368313" calcext:value-type="float">
            <text:p>14.3683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9.73792" calcext:value-type="float">
            <text:p>19.73792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9.462607" calcext:value-type="float">
            <text:p>19.4626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0.026227" calcext:value-type="float">
            <text:p>10.0262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00953" calcext:value-type="float">
            <text:p>13.009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9.391" calcext:value-type="float">
            <text:p>39.3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73.31956" calcext:value-type="float">
            <text:p>173.319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0.903326" calcext:value-type="float">
            <text:p>10.9033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34.839324" calcext:value-type="float">
            <text:p>34.8393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8.287961" calcext:value-type="float">
            <text:p>8.2879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26.040853" calcext:value-type="float">
            <text:p>26.0408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9.676752" calcext:value-type="float">
            <text:p>9.6767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402415" calcext:value-type="float">
            <text:p>11.4024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3.646251" calcext:value-type="float">
            <text:p>13.6462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506344" calcext:value-type="float">
            <text:p>10.5063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6.666733" calcext:value-type="float">
            <text:p>16.6667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30.268522" calcext:value-type="float">
            <text:p>30.268522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207445" calcext:value-type="float">
            <text:p>12.2074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20.12059" calcext:value-type="float">
            <text:p>20.120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1.669048" calcext:value-type="float">
            <text:p>11.6690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9.021512" calcext:value-type="float">
            <text:p>9.0215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399183" calcext:value-type="float">
            <text:p>13.3991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-545.043513" calcext:value-type="float">
            <text:p>-545.0435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7.245121" calcext:value-type="float">
            <text:p>7.2451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40.884147" calcext:value-type="float">
            <text:p>40.8841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6.873021" calcext:value-type="float">
            <text:p>6.8730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60.267052" calcext:value-type="float">
            <text:p>60.2670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8.600034" calcext:value-type="float">
            <text:p>8.6000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7.718236" calcext:value-type="float">
            <text:p>7.7182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6.75285" calcext:value-type="float">
            <text:p>16.752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7.571843" calcext:value-type="float">
            <text:p>7.571843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4.858694" calcext:value-type="float">
            <text:p>14.8586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0.708784" calcext:value-type="float">
            <text:p>10.7087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2.357759" calcext:value-type="float">
            <text:p>12.3577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994.368856" calcext:value-type="float">
            <text:p>994.3688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0.447693" calcext:value-type="float">
            <text:p>10.4476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246443" calcext:value-type="float">
            <text:p>13.2464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5.553237" calcext:value-type="float">
            <text:p>15.5532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0.690763" calcext:value-type="float">
            <text:p>10.6907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7.944564" calcext:value-type="float">
            <text:p>7.9445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3.764305" calcext:value-type="float">
            <text:p>13.7643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2.848965" calcext:value-type="float">
            <text:p>12.8489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9.499313" calcext:value-type="float">
            <text:p>9.4993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8.322767" calcext:value-type="float">
            <text:p>18.3227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8.515719" calcext:value-type="float">
            <text:p>18.515719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698546" calcext:value-type="float">
            <text:p>12.6985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5.703964" calcext:value-type="float">
            <text:p>15.7039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365882" calcext:value-type="float">
            <text:p>13.3658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750855" calcext:value-type="float">
            <text:p>14.7508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4.792057" calcext:value-type="float">
            <text:p>14.7920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4.708415" calcext:value-type="float">
            <text:p>14.7084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883252" calcext:value-type="float">
            <text:p>15.8832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3.922941" calcext:value-type="float">
            <text:p>13.9229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822437" calcext:value-type="float">
            <text:p>13.8224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877995" calcext:value-type="float">
            <text:p>11.8779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362638" calcext:value-type="float">
            <text:p>12.3626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0.19935" calcext:value-type="float">
            <text:p>10.199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085507" calcext:value-type="float">
            <text:p>10.0855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435692" calcext:value-type="float">
            <text:p>10.4356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592899" calcext:value-type="float">
            <text:p>10.5928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506443" calcext:value-type="float">
            <text:p>10.5064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630429" calcext:value-type="float">
            <text:p>9.6304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034996" calcext:value-type="float">
            <text:p>9.034996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278296" calcext:value-type="float">
            <text:p>13.2782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5.045547" calcext:value-type="float">
            <text:p>15.0455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884983" calcext:value-type="float">
            <text:p>13.8849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848221" calcext:value-type="float">
            <text:p>13.8482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5.128245" calcext:value-type="float">
            <text:p>15.1282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877798" calcext:value-type="float">
            <text:p>13.8777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616419" calcext:value-type="float">
            <text:p>15.6164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121031" calcext:value-type="float">
            <text:p>14.1210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823325" calcext:value-type="float">
            <text:p>13.8233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591353" calcext:value-type="float">
            <text:p>11.5913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539868" calcext:value-type="float">
            <text:p>12.5398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536537" calcext:value-type="float">
            <text:p>11.5365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097858" calcext:value-type="float">
            <text:p>10.0978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037926" calcext:value-type="float">
            <text:p>10.0379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9.938779" calcext:value-type="float">
            <text:p>9.9387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9.761067" calcext:value-type="float">
            <text:p>9.7610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644492" calcext:value-type="float">
            <text:p>9.6444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306201" calcext:value-type="float">
            <text:p>9.306201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48568" calcext:value-type="float">
            <text:p>13.485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983336" calcext:value-type="float">
            <text:p>14.9833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142287" calcext:value-type="float">
            <text:p>13.1422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555624" calcext:value-type="float">
            <text:p>14.5556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5.518271" calcext:value-type="float">
            <text:p>15.5182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873408" calcext:value-type="float">
            <text:p>13.87340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768712" calcext:value-type="float">
            <text:p>15.7687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360707" calcext:value-type="float">
            <text:p>14.3607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306332" calcext:value-type="float">
            <text:p>13.3063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618017" calcext:value-type="float">
            <text:p>11.6180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716331" calcext:value-type="float">
            <text:p>12.7163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23042" calcext:value-type="float">
            <text:p>11.6230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119003" calcext:value-type="float">
            <text:p>10.1190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412466" calcext:value-type="float">
            <text:p>10.4124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384655" calcext:value-type="float">
            <text:p>10.3846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9.93354" calcext:value-type="float">
            <text:p>9.933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269921" calcext:value-type="float">
            <text:p>9.2699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87013" calcext:value-type="float">
            <text:p>9.87013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123851" calcext:value-type="float">
            <text:p>12.1238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064105" calcext:value-type="float">
            <text:p>14.0641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4.105344" calcext:value-type="float">
            <text:p>14.1053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036042" calcext:value-type="float">
            <text:p>14.0360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5.892261" calcext:value-type="float">
            <text:p>15.8922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4.445457" calcext:value-type="float">
            <text:p>14.4454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453215" calcext:value-type="float">
            <text:p>15.4532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182002" calcext:value-type="float">
            <text:p>14.1820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4.127428" calcext:value-type="float">
            <text:p>14.1274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786213" calcext:value-type="float">
            <text:p>11.7862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120979" calcext:value-type="float">
            <text:p>12.1209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0.775662" calcext:value-type="float">
            <text:p>10.7756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861026" calcext:value-type="float">
            <text:p>10.8610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9.87627" calcext:value-type="float">
            <text:p>9.876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9.730354" calcext:value-type="float">
            <text:p>9.7303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43728" calcext:value-type="float">
            <text:p>10.437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117589" calcext:value-type="float">
            <text:p>9.1175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8.76905" calcext:value-type="float">
            <text:p>8.76905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316762" calcext:value-type="float">
            <text:p>12.3167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156474" calcext:value-type="float">
            <text:p>14.1564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2.928169" calcext:value-type="float">
            <text:p>12.9281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248959" calcext:value-type="float">
            <text:p>14.2489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6.462302" calcext:value-type="float">
            <text:p>16.4623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840806" calcext:value-type="float">
            <text:p>13.8408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348608" calcext:value-type="float">
            <text:p>15.3486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187974" calcext:value-type="float">
            <text:p>14.1879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910896" calcext:value-type="float">
            <text:p>13.9108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534539" calcext:value-type="float">
            <text:p>11.5345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112989" calcext:value-type="float">
            <text:p>12.1129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076649" calcext:value-type="float">
            <text:p>11.0766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084742" calcext:value-type="float">
            <text:p>11.0847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56763" calcext:value-type="float">
            <text:p>10.567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276503" calcext:value-type="float">
            <text:p>10.2765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095578" calcext:value-type="float">
            <text:p>10.0955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097038" calcext:value-type="float">
            <text:p>9.0970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005901" calcext:value-type="float">
            <text:p>9.005901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25894" calcext:value-type="float">
            <text:p>12.258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595597" calcext:value-type="float">
            <text:p>14.5955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15259" calcext:value-type="float">
            <text:p>13.152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224663" calcext:value-type="float">
            <text:p>14.2246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6.387387" calcext:value-type="float">
            <text:p>16.3873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9616" calcext:value-type="float">
            <text:p>13.96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370999" calcext:value-type="float">
            <text:p>15.3709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3.827654" calcext:value-type="float">
            <text:p>13.8276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874095" calcext:value-type="float">
            <text:p>13.8740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81878" calcext:value-type="float">
            <text:p>11.818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247267" calcext:value-type="float">
            <text:p>12.2472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178418" calcext:value-type="float">
            <text:p>11.1784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787827" calcext:value-type="float">
            <text:p>10.7878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53296" calcext:value-type="float">
            <text:p>10.532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329315" calcext:value-type="float">
            <text:p>10.3293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9.91568" calcext:value-type="float">
            <text:p>9.915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111233" calcext:value-type="float">
            <text:p>9.1112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8.986811" calcext:value-type="float">
            <text:p>8.986811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591711" calcext:value-type="float">
            <text:p>11.5917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053436" calcext:value-type="float">
            <text:p>13.0534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610267" calcext:value-type="float">
            <text:p>13.6102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21.563253" calcext:value-type="float">
            <text:p>21.5632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4.989512" calcext:value-type="float">
            <text:p>14.9895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2.042294" calcext:value-type="float">
            <text:p>12.0422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4.052206" calcext:value-type="float">
            <text:p>14.0522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996247" calcext:value-type="float">
            <text:p>14.9962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943181" calcext:value-type="float">
            <text:p>12.9431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428971" calcext:value-type="float">
            <text:p>11.4289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758785" calcext:value-type="float">
            <text:p>12.7587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0.005616" calcext:value-type="float">
            <text:p>10.0056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9.578441" calcext:value-type="float">
            <text:p>9.5784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9.552575" calcext:value-type="float">
            <text:p>9.5525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9.464445" calcext:value-type="float">
            <text:p>9.4644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8.76693" calcext:value-type="float">
            <text:p>8.766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529604" calcext:value-type="float">
            <text:p>9.5296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326871" calcext:value-type="float">
            <text:p>9.326871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252111" calcext:value-type="float">
            <text:p>12.2521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08084" calcext:value-type="float">
            <text:p>13.080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5.088081" calcext:value-type="float">
            <text:p>15.0880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21.258871" calcext:value-type="float">
            <text:p>21.2588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3.219568" calcext:value-type="float">
            <text:p>13.2195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1.966614" calcext:value-type="float">
            <text:p>11.9666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104579" calcext:value-type="float">
            <text:p>15.1045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5.478525" calcext:value-type="float">
            <text:p>15.4785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745671" calcext:value-type="float">
            <text:p>12.7456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0.309405" calcext:value-type="float">
            <text:p>10.3094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808789" calcext:value-type="float">
            <text:p>11.8087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0.138341" calcext:value-type="float">
            <text:p>10.1383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008461" calcext:value-type="float">
            <text:p>10.0084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248535" calcext:value-type="float">
            <text:p>10.2485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087374" calcext:value-type="float">
            <text:p>10.0873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8.977086" calcext:value-type="float">
            <text:p>8.9770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8.821198" calcext:value-type="float">
            <text:p>8.8211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8.70362" calcext:value-type="float">
            <text:p>8.70362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26323" calcext:value-type="float">
            <text:p>11.263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60435" calcext:value-type="float">
            <text:p>13.604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542345" calcext:value-type="float">
            <text:p>13.5423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20.514344" calcext:value-type="float">
            <text:p>20.5143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3.703413" calcext:value-type="float">
            <text:p>13.7034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2.042294" calcext:value-type="float">
            <text:p>12.0422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4.657362" calcext:value-type="float">
            <text:p>14.6573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3.187221" calcext:value-type="float">
            <text:p>13.1872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552494" calcext:value-type="float">
            <text:p>13.5524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384995" calcext:value-type="float">
            <text:p>11.3849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813821" calcext:value-type="float">
            <text:p>12.8138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0.286595" calcext:value-type="float">
            <text:p>10.2865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055577" calcext:value-type="float">
            <text:p>10.0555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9.838796" calcext:value-type="float">
            <text:p>9.8387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8.987922" calcext:value-type="float">
            <text:p>8.9879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9.503684" calcext:value-type="float">
            <text:p>9.5036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196283" calcext:value-type="float">
            <text:p>9.1962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408117" calcext:value-type="float">
            <text:p>9.408117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389442" calcext:value-type="float">
            <text:p>11.3894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2.572196" calcext:value-type="float">
            <text:p>12.5721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2.647993" calcext:value-type="float">
            <text:p>12.6479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9.677921" calcext:value-type="float">
            <text:p>19.6779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3.033776" calcext:value-type="float">
            <text:p>13.0337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1.118529" calcext:value-type="float">
            <text:p>11.1185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3.584827" calcext:value-type="float">
            <text:p>13.5848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694781" calcext:value-type="float">
            <text:p>14.6947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205774" calcext:value-type="float">
            <text:p>13.2057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0.551943" calcext:value-type="float">
            <text:p>10.5519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24756" calcext:value-type="float">
            <text:p>11.247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311473" calcext:value-type="float">
            <text:p>11.3114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9.460845" calcext:value-type="float">
            <text:p>9.4608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576043" calcext:value-type="float">
            <text:p>10.5760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073838" calcext:value-type="float">
            <text:p>10.0738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8.957997" calcext:value-type="float">
            <text:p>8.9579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8.748428" calcext:value-type="float">
            <text:p>8.7484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004724" calcext:value-type="float">
            <text:p>9.004724</text:p>
          </table:table-cell>
        </table:table-row>
      </table:table>
      <table:table table:name="single graph wip" table:style-name="ta1"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48" table:default-cell-style-name="Default"/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table:formula="of:=OFFSET([.$D3];[.G1]*19;0; )" office:value-type="string" office:string-value="SHITOMASI BRISK" calcext:value-type="string">
            <text:p>SHITOMASI BRISK</text:p>
          </table:table-cell>
          <table:table-cell table:formula="of:=OFFSET([.$D3];[.H1]*19;0; )" office:value-type="string" office:string-value="SHITOMASI BRIEF" calcext:value-type="string">
            <text:p>SHITOMASI BRIEF</text:p>
          </table:table-cell>
          <table:table-cell table:formula="of:=OFFSET([.$D3];[.I1]*19;0; )" office:value-type="string" office:string-value="SHITOMASI ORB" calcext:value-type="string">
            <text:p>SHITOMASI ORB</text:p>
          </table:table-cell>
          <table:table-cell table:formula="of:=OFFSET([.$D3];[.J1]*19;0; )" office:value-type="string" office:string-value="SHITOMASI FREAK" calcext:value-type="string">
            <text:p>SHITOMASI FREAK</text:p>
          </table:table-cell>
          <table:table-cell table:formula="of:=OFFSET([.$D3];[.K1]*19;0; )" office:value-type="string" office:string-value="SHITOMASI SIFT" calcext:value-type="string">
            <text:p>SHITOMASI SIFT</text:p>
          </table:table-cell>
          <table:table-cell table:formula="of:=OFFSET([.$D3];[.L1]*19;0; )" office:value-type="string" office:string-value="HARRIS BRISK" calcext:value-type="string">
            <text:p>HARRIS BRISK</text:p>
          </table:table-cell>
          <table:table-cell table:formula="of:=OFFSET([.$D3];[.M1]*19;0; )" office:value-type="string" office:string-value="HARRIS BRIEF" calcext:value-type="string">
            <text:p>HARRIS BRIEF</text:p>
          </table:table-cell>
          <table:table-cell table:formula="of:=OFFSET([.$D3];[.N1]*19;0; )" office:value-type="string" office:string-value="HARRIS ORB" calcext:value-type="string">
            <text:p>HARRIS ORB</text:p>
          </table:table-cell>
          <table:table-cell table:formula="of:=OFFSET([.$D3];[.O1]*19;0; )" office:value-type="string" office:string-value="HARRIS FREAK" calcext:value-type="string">
            <text:p>HARRIS FREAK</text:p>
          </table:table-cell>
          <table:table-cell table:formula="of:=OFFSET([.$D3];[.P1]*19;0; )" office:value-type="string" office:string-value="HARRIS SIFT" calcext:value-type="string">
            <text:p>HARRIS SIFT</text:p>
          </table:table-cell>
          <table:table-cell table:formula="of:=OFFSET([.$D3];[.Q1]*19;0; )" office:value-type="string" office:string-value="FAST BRISK" calcext:value-type="string">
            <text:p>FAST BRISK</text:p>
          </table:table-cell>
          <table:table-cell table:formula="of:=OFFSET([.$D3];[.R1]*19;0; )" office:value-type="string" office:string-value="FAST BRIEF" calcext:value-type="string">
            <text:p>FAST BRIEF</text:p>
          </table:table-cell>
          <table:table-cell table:formula="of:=OFFSET([.$D3];[.S1]*19;0; )" office:value-type="string" office:string-value="FAST ORB" calcext:value-type="string">
            <text:p>FAST ORB</text:p>
          </table:table-cell>
          <table:table-cell table:formula="of:=OFFSET([.$D3];[.T1]*19;0; )" office:value-type="string" office:string-value="FAST FREAK" calcext:value-type="string">
            <text:p>FAST FREAK</text:p>
          </table:table-cell>
          <table:table-cell table:formula="of:=OFFSET([.$D3];[.U1]*19;0; )" office:value-type="string" office:string-value="FAST SIFT" calcext:value-type="string">
            <text:p>FAST SIFT</text:p>
          </table:table-cell>
          <table:table-cell table:formula="of:=OFFSET([.$D3];[.V1]*19;0; )" office:value-type="string" office:string-value="BRISK BRISK" calcext:value-type="string">
            <text:p>BRISK BRISK</text:p>
          </table:table-cell>
          <table:table-cell table:formula="of:=OFFSET([.$D3];[.W1]*19;0; )" office:value-type="string" office:string-value="BRISK BRIEF" calcext:value-type="string">
            <text:p>BRISK BRIEF</text:p>
          </table:table-cell>
          <table:table-cell table:formula="of:=OFFSET([.$D3];[.X1]*19;0; )" office:value-type="string" office:string-value="BRISK ORB" calcext:value-type="string">
            <text:p>BRISK ORB</text:p>
          </table:table-cell>
          <table:table-cell table:formula="of:=OFFSET([.$D3];[.Y1]*19;0; )" office:value-type="string" office:string-value="BRISK FREAK" calcext:value-type="string">
            <text:p>BRISK FREAK</text:p>
          </table:table-cell>
          <table:table-cell table:formula="of:=OFFSET([.$D3];[.Z1]*19;0; )" office:value-type="string" office:string-value="BRISK SIFT" calcext:value-type="string">
            <text:p>BRISK SIFT</text:p>
          </table:table-cell>
          <table:table-cell table:formula="of:=OFFSET([.$D3];[.AA1]*19;0; )" office:value-type="string" office:string-value="ORB BRISK" calcext:value-type="string">
            <text:p>ORB BRISK</text:p>
          </table:table-cell>
          <table:table-cell table:formula="of:=OFFSET([.$D3];[.AB1]*19;0; )" office:value-type="string" office:string-value="ORB BRIEF" calcext:value-type="string">
            <text:p>ORB BRIEF</text:p>
          </table:table-cell>
          <table:table-cell table:formula="of:=OFFSET([.$D3];[.AC1]*19;0; )" office:value-type="string" office:string-value="ORB ORB" calcext:value-type="string">
            <text:p>ORB ORB</text:p>
          </table:table-cell>
          <table:table-cell table:formula="of:=OFFSET([.$D3];[.AD1]*19;0; )" office:value-type="string" office:string-value="ORB FREAK" calcext:value-type="string">
            <text:p>ORB FREAK</text:p>
          </table:table-cell>
          <table:table-cell table:formula="of:=OFFSET([.$D3];[.AE1]*19;0; )" office:value-type="string" office:string-value="ORB SIFT" calcext:value-type="string">
            <text:p>ORB SIFT</text:p>
          </table:table-cell>
          <table:table-cell table:formula="of:=OFFSET([.$D3];[.AF1]*19;0; )" office:value-type="string" office:string-value="AKAZE BRISK" calcext:value-type="string">
            <text:p>AKAZE BRISK</text:p>
          </table:table-cell>
          <table:table-cell table:formula="of:=OFFSET([.$D3];[.AG1]*19;0; )" office:value-type="string" office:string-value="AKAZE BRIEF" calcext:value-type="string">
            <text:p>AKAZE BRIEF</text:p>
          </table:table-cell>
          <table:table-cell table:formula="of:=OFFSET([.$D3];[.AH1]*19;0; )" office:value-type="string" office:string-value="AKAZE ORB" calcext:value-type="string">
            <text:p>AKAZE ORB</text:p>
          </table:table-cell>
          <table:table-cell table:formula="of:=OFFSET([.$D3];[.AI1]*19;0; )" office:value-type="string" office:string-value="AKAZE FREAK" calcext:value-type="string">
            <text:p>AKAZE FREAK</text:p>
          </table:table-cell>
          <table:table-cell table:formula="of:=OFFSET([.$D3];[.AJ1]*19;0; )" office:value-type="string" office:string-value="AKAZE AKAZE" calcext:value-type="string">
            <text:p>AKAZE AKAZE</text:p>
          </table:table-cell>
          <table:table-cell table:formula="of:=OFFSET([.$D3];[.AK1]*19;0; )" office:value-type="string" office:string-value="AKAZE SIFT" calcext:value-type="string">
            <text:p>AKAZE SIFT</text:p>
          </table:table-cell>
          <table:table-cell table:formula="of:=OFFSET([.$D3];[.AL1]*19;0; )" office:value-type="string" office:string-value="SIFT BRISK" calcext:value-type="string">
            <text:p>SIFT BRISK</text:p>
          </table:table-cell>
          <table:table-cell table:formula="of:=OFFSET([.$D3];[.AM1]*19;0; )" office:value-type="string" office:string-value="SIFT BRIEF" calcext:value-type="string">
            <text:p>SIFT BRIEF</text:p>
          </table:table-cell>
          <table:table-cell table:formula="of:=OFFSET([.$D3];[.AN1]*19;0; )" office:value-type="string" office:string-value="SIFT FREAK" calcext:value-type="string">
            <text:p>SIFT FREAK</text:p>
          </table:table-cell>
          <table:table-cell table:formula="of:=OFFSET([.$D3];[.AO1]*19;0; )" office:value-type="string" office:string-value="SIFT SIFT" calcext:value-type="string">
            <text:p>SIFT SIFT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901922" calcext:value-type="float">
            <text:p>13.901922</text:p>
          </table:table-cell>
          <table:table-cell table:formula="of:=OFFSET([.$G3];[.H$1]*19;0;1)" office:value-type="float" office:value="13.894765" calcext:value-type="float">
            <text:p>13.894765</text:p>
          </table:table-cell>
          <table:table-cell table:formula="of:=OFFSET([.$G3];[.I$1]*19;0;1)" office:value-type="float" office:value="13.695374" calcext:value-type="float">
            <text:p>13.695374</text:p>
          </table:table-cell>
          <table:table-cell table:formula="of:=OFFSET([.$G3];[.J$1]*19;0;1)" office:value-type="float" office:value="13.396411" calcext:value-type="float">
            <text:p>13.396411</text:p>
          </table:table-cell>
          <table:table-cell table:formula="of:=OFFSET([.$G3];[.K$1]*19;0;1)" office:value-type="float" office:value="14.347124" calcext:value-type="float">
            <text:p>14.347124</text:p>
          </table:table-cell>
          <table:table-cell table:formula="of:=OFFSET([.$G3];[.L$1]*19;0;1)" office:value-type="float" office:value="10.908219" calcext:value-type="float">
            <text:p>10.908219</text:p>
          </table:table-cell>
          <table:table-cell table:formula="of:=OFFSET([.$G3];[.M$1]*19;0;1)" office:value-type="float" office:value="10.908219" calcext:value-type="float">
            <text:p>10.908219</text:p>
          </table:table-cell>
          <table:table-cell table:formula="of:=OFFSET([.$G3];[.N$1]*19;0;1)" office:value-type="float" office:value="10.908219" calcext:value-type="float">
            <text:p>10.908219</text:p>
          </table:table-cell>
          <table:table-cell table:formula="of:=OFFSET([.$G3];[.O$1]*19;0;1)" office:value-type="float" office:value="9.749526" calcext:value-type="float">
            <text:p>9.749526</text:p>
          </table:table-cell>
          <table:table-cell table:formula="of:=OFFSET([.$G3];[.P$1]*19;0;1)" office:value-type="float" office:value="10.908219" calcext:value-type="float">
            <text:p>10.908219</text:p>
          </table:table-cell>
          <table:table-cell table:formula="of:=OFFSET([.$G3];[.Q$1]*19;0;1)" office:value-type="float" office:value="13.143196" calcext:value-type="float">
            <text:p>13.143196</text:p>
          </table:table-cell>
          <table:table-cell table:formula="of:=OFFSET([.$G3];[.R$1]*19;0;1)" office:value-type="float" office:value="13.990881" calcext:value-type="float">
            <text:p>13.990881</text:p>
          </table:table-cell>
          <table:table-cell table:formula="of:=OFFSET([.$G3];[.S$1]*19;0;1)" office:value-type="float" office:value="13.229599" calcext:value-type="float">
            <text:p>13.229599</text:p>
          </table:table-cell>
          <table:table-cell table:formula="of:=OFFSET([.$G3];[.T$1]*19;0;1)" office:value-type="float" office:value="13.200015" calcext:value-type="float">
            <text:p>13.200015</text:p>
          </table:table-cell>
          <table:table-cell table:formula="of:=OFFSET([.$G3];[.U$1]*19;0;1)" office:value-type="float" office:value="16.212484" calcext:value-type="float">
            <text:p>16.212484</text:p>
          </table:table-cell>
          <table:table-cell table:formula="of:=OFFSET([.$G3];[.V$1]*19;0;1)" office:value-type="float" office:value="14.144868" calcext:value-type="float">
            <text:p>14.144868</text:p>
          </table:table-cell>
          <table:table-cell table:formula="of:=OFFSET([.$G3];[.W$1]*19;0;1)" office:value-type="float" office:value="12.842297" calcext:value-type="float">
            <text:p>12.842297</text:p>
          </table:table-cell>
          <table:table-cell table:formula="of:=OFFSET([.$G3];[.X$1]*19;0;1)" office:value-type="float" office:value="13.411271" calcext:value-type="float">
            <text:p>13.411271</text:p>
          </table:table-cell>
          <table:table-cell table:formula="of:=OFFSET([.$G3];[.Y$1]*19;0;1)" office:value-type="float" office:value="13.552668" calcext:value-type="float">
            <text:p>13.552668</text:p>
          </table:table-cell>
          <table:table-cell table:formula="of:=OFFSET([.$G3];[.Z$1]*19;0;1)" office:value-type="float" office:value="19.016478" calcext:value-type="float">
            <text:p>19.016478</text:p>
          </table:table-cell>
          <table:table-cell table:formula="of:=OFFSET([.$G3];[.AA$1]*19;0;1)" office:value-type="float" office:value="12.416535" calcext:value-type="float">
            <text:p>12.416535</text:p>
          </table:table-cell>
          <table:table-cell table:formula="of:=OFFSET([.$G3];[.AB$1]*19;0;1)" office:value-type="float" office:value="20.23034" calcext:value-type="float">
            <text:p>20.23034</text:p>
          </table:table-cell>
          <table:table-cell table:formula="of:=OFFSET([.$G3];[.AC$1]*19;0;1)" office:value-type="float" office:value="173.31956" calcext:value-type="float">
            <text:p>173.31956</text:p>
          </table:table-cell>
          <table:table-cell table:formula="of:=OFFSET([.$G3];[.AD$1]*19;0;1)" office:value-type="float" office:value="13.399183" calcext:value-type="float">
            <text:p>13.399183</text:p>
          </table:table-cell>
          <table:table-cell table:formula="of:=OFFSET([.$G3];[.AE$1]*19;0;1)" office:value-type="float" office:value="10.690763" calcext:value-type="float">
            <text:p>10.690763</text:p>
          </table:table-cell>
          <table:table-cell table:formula="of:=OFFSET([.$G3];[.AF$1]*19;0;1)" office:value-type="float" office:value="12.362638" calcext:value-type="float">
            <text:p>12.362638</text:p>
          </table:table-cell>
          <table:table-cell table:formula="of:=OFFSET([.$G3];[.AG$1]*19;0;1)" office:value-type="float" office:value="12.539868" calcext:value-type="float">
            <text:p>12.539868</text:p>
          </table:table-cell>
          <table:table-cell table:formula="of:=OFFSET([.$G3];[.AH$1]*19;0;1)" office:value-type="float" office:value="12.716331" calcext:value-type="float">
            <text:p>12.716331</text:p>
          </table:table-cell>
          <table:table-cell table:formula="of:=OFFSET([.$G3];[.AI$1]*19;0;1)" office:value-type="float" office:value="12.120979" calcext:value-type="float">
            <text:p>12.120979</text:p>
          </table:table-cell>
          <table:table-cell table:formula="of:=OFFSET([.$G3];[.AJ$1]*19;0;1)" office:value-type="float" office:value="12.112989" calcext:value-type="float">
            <text:p>12.112989</text:p>
          </table:table-cell>
          <table:table-cell table:formula="of:=OFFSET([.$G3];[.AK$1]*19;0;1)" office:value-type="float" office:value="12.247267" calcext:value-type="float">
            <text:p>12.247267</text:p>
          </table:table-cell>
          <table:table-cell table:formula="of:=OFFSET([.$G3];[.AL$1]*19;0;1)" office:value-type="float" office:value="12.758785" calcext:value-type="float">
            <text:p>12.758785</text:p>
          </table:table-cell>
          <table:table-cell table:formula="of:=OFFSET([.$G3];[.AM$1]*19;0;1)" office:value-type="float" office:value="11.808789" calcext:value-type="float">
            <text:p>11.808789</text:p>
          </table:table-cell>
          <table:table-cell table:formula="of:=OFFSET([.$G3];[.AN$1]*19;0;1)" office:value-type="float" office:value="12.813821" calcext:value-type="float">
            <text:p>12.813821</text:p>
          </table:table-cell>
          <table:table-cell table:formula="of:=OFFSET([.$G3];[.AO$1]*19;0;1)" office:value-type="float" office:value="11.24756" calcext:value-type="float">
            <text:p>11.24756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2.987607" calcext:value-type="float">
            <text:p>12.987607</text:p>
          </table:table-cell>
          <table:table-cell table:formula="of:=OFFSET([.$G4];[.H$1]*19;0;1)" office:value-type="float" office:value="13.14867" calcext:value-type="float">
            <text:p>13.14867</text:p>
          </table:table-cell>
          <table:table-cell table:formula="of:=OFFSET([.$G4];[.I$1]*19;0;1)" office:value-type="float" office:value="13.503101" calcext:value-type="float">
            <text:p>13.503101</text:p>
          </table:table-cell>
          <table:table-cell table:formula="of:=OFFSET([.$G4];[.J$1]*19;0;1)" office:value-type="float" office:value="13.092722" calcext:value-type="float">
            <text:p>13.092722</text:p>
          </table:table-cell>
          <table:table-cell table:formula="of:=OFFSET([.$G4];[.K$1]*19;0;1)" office:value-type="float" office:value="14.395795" calcext:value-type="float">
            <text:p>14.395795</text:p>
          </table:table-cell>
          <table:table-cell table:formula="of:=OFFSET([.$G4];[.L$1]*19;0;1)" office:value-type="float" office:value="10.585996" calcext:value-type="float">
            <text:p>10.585996</text:p>
          </table:table-cell>
          <table:table-cell table:formula="of:=OFFSET([.$G4];[.M$1]*19;0;1)" office:value-type="float" office:value="11.008145" calcext:value-type="float">
            <text:p>11.008145</text:p>
          </table:table-cell>
          <table:table-cell table:formula="of:=OFFSET([.$G4];[.N$1]*19;0;1)" office:value-type="float" office:value="11.008145" calcext:value-type="float">
            <text:p>11.008145</text:p>
          </table:table-cell>
          <table:table-cell table:formula="of:=OFFSET([.$G4];[.O$1]*19;0;1)" office:value-type="float" office:value="10.585996" calcext:value-type="float">
            <text:p>10.585996</text:p>
          </table:table-cell>
          <table:table-cell table:formula="of:=OFFSET([.$G4];[.P$1]*19;0;1)" office:value-type="float" office:value="63.847495" calcext:value-type="float">
            <text:p>63.847495</text:p>
          </table:table-cell>
          <table:table-cell table:formula="of:=OFFSET([.$G4];[.Q$1]*19;0;1)" office:value-type="float" office:value="12.885663" calcext:value-type="float">
            <text:p>12.885663</text:p>
          </table:table-cell>
          <table:table-cell table:formula="of:=OFFSET([.$G4];[.R$1]*19;0;1)" office:value-type="float" office:value="13.661154" calcext:value-type="float">
            <text:p>13.661154</text:p>
          </table:table-cell>
          <table:table-cell table:formula="of:=OFFSET([.$G4];[.S$1]*19;0;1)" office:value-type="float" office:value="13.723434" calcext:value-type="float">
            <text:p>13.723434</text:p>
          </table:table-cell>
          <table:table-cell table:formula="of:=OFFSET([.$G4];[.T$1]*19;0;1)" office:value-type="float" office:value="14.031572" calcext:value-type="float">
            <text:p>14.031572</text:p>
          </table:table-cell>
          <table:table-cell table:formula="of:=OFFSET([.$G4];[.U$1]*19;0;1)" office:value-type="float" office:value="15.489686" calcext:value-type="float">
            <text:p>15.489686</text:p>
          </table:table-cell>
          <table:table-cell table:formula="of:=OFFSET([.$G4];[.V$1]*19;0;1)" office:value-type="float" office:value="15.203116" calcext:value-type="float">
            <text:p>15.203116</text:p>
          </table:table-cell>
          <table:table-cell table:formula="of:=OFFSET([.$G4];[.W$1]*19;0;1)" office:value-type="float" office:value="20.027729" calcext:value-type="float">
            <text:p>20.027729</text:p>
          </table:table-cell>
          <table:table-cell table:formula="of:=OFFSET([.$G4];[.X$1]*19;0;1)" office:value-type="float" office:value="16.396559" calcext:value-type="float">
            <text:p>16.396559</text:p>
          </table:table-cell>
          <table:table-cell table:formula="of:=OFFSET([.$G4];[.Y$1]*19;0;1)" office:value-type="float" office:value="13.944529" calcext:value-type="float">
            <text:p>13.944529</text:p>
          </table:table-cell>
          <table:table-cell table:formula="of:=OFFSET([.$G4];[.Z$1]*19;0;1)" office:value-type="float" office:value="13.207218" calcext:value-type="float">
            <text:p>13.207218</text:p>
          </table:table-cell>
          <table:table-cell table:formula="of:=OFFSET([.$G4];[.AA$1]*19;0;1)" office:value-type="float" office:value="192.407057" calcext:value-type="float">
            <text:p>192.407057</text:p>
          </table:table-cell>
          <table:table-cell table:formula="of:=OFFSET([.$G4];[.AB$1]*19;0;1)" office:value-type="float" office:value="18.356676" calcext:value-type="float">
            <text:p>18.356676</text:p>
          </table:table-cell>
          <table:table-cell table:formula="of:=OFFSET([.$G4];[.AC$1]*19;0;1)" office:value-type="float" office:value="10.903326" calcext:value-type="float">
            <text:p>10.903326</text:p>
          </table:table-cell>
          <table:table-cell table:formula="of:=OFFSET([.$G4];[.AD$1]*19;0;1)" office:value-type="float" office:value="-545.043513" calcext:value-type="float">
            <text:p>-545.043513</text:p>
          </table:table-cell>
          <table:table-cell table:formula="of:=OFFSET([.$G4];[.AE$1]*19;0;1)" office:value-type="string" office:string-value="-inf" calcext:value-type="string">
            <text:p>-inf</text:p>
          </table:table-cell>
          <table:table-cell table:formula="of:=OFFSET([.$G4];[.AF$1]*19;0;1)" office:value-type="float" office:value="10.19935" calcext:value-type="float">
            <text:p>10.19935</text:p>
          </table:table-cell>
          <table:table-cell table:formula="of:=OFFSET([.$G4];[.AG$1]*19;0;1)" office:value-type="float" office:value="11.536537" calcext:value-type="float">
            <text:p>11.536537</text:p>
          </table:table-cell>
          <table:table-cell table:formula="of:=OFFSET([.$G4];[.AH$1]*19;0;1)" office:value-type="float" office:value="11.623042" calcext:value-type="float">
            <text:p>11.623042</text:p>
          </table:table-cell>
          <table:table-cell table:formula="of:=OFFSET([.$G4];[.AI$1]*19;0;1)" office:value-type="float" office:value="10.775662" calcext:value-type="float">
            <text:p>10.775662</text:p>
          </table:table-cell>
          <table:table-cell table:formula="of:=OFFSET([.$G4];[.AJ$1]*19;0;1)" office:value-type="float" office:value="11.076649" calcext:value-type="float">
            <text:p>11.076649</text:p>
          </table:table-cell>
          <table:table-cell table:formula="of:=OFFSET([.$G4];[.AK$1]*19;0;1)" office:value-type="float" office:value="11.178418" calcext:value-type="float">
            <text:p>11.178418</text:p>
          </table:table-cell>
          <table:table-cell table:formula="of:=OFFSET([.$G4];[.AL$1]*19;0;1)" office:value-type="float" office:value="10.005616" calcext:value-type="float">
            <text:p>10.005616</text:p>
          </table:table-cell>
          <table:table-cell table:formula="of:=OFFSET([.$G4];[.AM$1]*19;0;1)" office:value-type="float" office:value="10.138341" calcext:value-type="float">
            <text:p>10.138341</text:p>
          </table:table-cell>
          <table:table-cell table:formula="of:=OFFSET([.$G4];[.AN$1]*19;0;1)" office:value-type="float" office:value="10.286595" calcext:value-type="float">
            <text:p>10.286595</text:p>
          </table:table-cell>
          <table:table-cell table:formula="of:=OFFSET([.$G4];[.AO$1]*19;0;1)" office:value-type="float" office:value="11.311473" calcext:value-type="float">
            <text:p>11.311473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490395" calcext:value-type="float">
            <text:p>13.490395</text:p>
          </table:table-cell>
          <table:table-cell table:formula="of:=OFFSET([.$G5];[.H$1]*19;0;1)" office:value-type="float" office:value="11.893747" calcext:value-type="float">
            <text:p>11.893747</text:p>
          </table:table-cell>
          <table:table-cell table:formula="of:=OFFSET([.$G5];[.I$1]*19;0;1)" office:value-type="float" office:value="11.892371" calcext:value-type="float">
            <text:p>11.892371</text:p>
          </table:table-cell>
          <table:table-cell table:formula="of:=OFFSET([.$G5];[.J$1]*19;0;1)" office:value-type="float" office:value="11.097156" calcext:value-type="float">
            <text:p>11.097156</text:p>
          </table:table-cell>
          <table:table-cell table:formula="of:=OFFSET([.$G5];[.K$1]*19;0;1)" office:value-type="float" office:value="11.547601" calcext:value-type="float">
            <text:p>11.547601</text:p>
          </table:table-cell>
          <table:table-cell table:formula="of:=OFFSET([.$G5];[.L$1]*19;0;1)" office:value-type="float" office:value="-80.852533" calcext:value-type="float">
            <text:p>-80.852533</text:p>
          </table:table-cell>
          <table:table-cell table:formula="of:=OFFSET([.$G5];[.M$1]*19;0;1)" office:value-type="float" office:value="-11.473146" calcext:value-type="float">
            <text:p>-11.473146</text:p>
          </table:table-cell>
          <table:table-cell table:formula="of:=OFFSET([.$G5];[.N$1]*19;0;1)" office:value-type="float" office:value="-11.473146" calcext:value-type="float">
            <text:p>-11.473146</text:p>
          </table:table-cell>
          <table:table-cell table:formula="of:=OFFSET([.$G5];[.O$1]*19;0;1)" office:value-type="float" office:value="-10.29503" calcext:value-type="float">
            <text:p>-10.29503</text:p>
          </table:table-cell>
          <table:table-cell table:formula="of:=OFFSET([.$G5];[.P$1]*19;0;1)" office:value-type="float" office:value="-161.705066" calcext:value-type="float">
            <text:p>-161.705066</text:p>
          </table:table-cell>
          <table:table-cell table:formula="of:=OFFSET([.$G5];[.Q$1]*19;0;1)" office:value-type="string" office:string-value="-inf" calcext:value-type="string">
            <text:p>-inf</text:p>
          </table:table-cell>
          <table:table-cell table:formula="of:=OFFSET([.$G5];[.R$1]*19;0;1)" office:value-type="float" office:value="21.358127" calcext:value-type="float">
            <text:p>21.358127</text:p>
          </table:table-cell>
          <table:table-cell table:formula="of:=OFFSET([.$G5];[.S$1]*19;0;1)" office:value-type="float" office:value="32.167978" calcext:value-type="float">
            <text:p>32.167978</text:p>
          </table:table-cell>
          <table:table-cell table:formula="of:=OFFSET([.$G5];[.T$1]*19;0;1)" office:value-type="float" office:value="74.606064" calcext:value-type="float">
            <text:p>74.606064</text:p>
          </table:table-cell>
          <table:table-cell table:formula="of:=OFFSET([.$G5];[.U$1]*19;0;1)" office:value-type="float" office:value="30.554144" calcext:value-type="float">
            <text:p>30.554144</text:p>
          </table:table-cell>
          <table:table-cell table:formula="of:=OFFSET([.$G5];[.V$1]*19;0;1)" office:value-type="float" office:value="26.429852" calcext:value-type="float">
            <text:p>26.429852</text:p>
          </table:table-cell>
          <table:table-cell table:formula="of:=OFFSET([.$G5];[.W$1]*19;0;1)" office:value-type="float" office:value="19.478342" calcext:value-type="float">
            <text:p>19.478342</text:p>
          </table:table-cell>
          <table:table-cell table:formula="of:=OFFSET([.$G5];[.X$1]*19;0;1)" office:value-type="float" office:value="19.143792" calcext:value-type="float">
            <text:p>19.143792</text:p>
          </table:table-cell>
          <table:table-cell table:formula="of:=OFFSET([.$G5];[.Y$1]*19;0;1)" office:value-type="float" office:value="23.708736" calcext:value-type="float">
            <text:p>23.708736</text:p>
          </table:table-cell>
          <table:table-cell table:formula="of:=OFFSET([.$G5];[.Z$1]*19;0;1)" office:value-type="float" office:value="39.621091" calcext:value-type="float">
            <text:p>39.621091</text:p>
          </table:table-cell>
          <table:table-cell table:formula="of:=OFFSET([.$G5];[.AA$1]*19;0;1)" office:value-type="float" office:value="16.733412" calcext:value-type="float">
            <text:p>16.733412</text:p>
          </table:table-cell>
          <table:table-cell table:formula="of:=OFFSET([.$G5];[.AB$1]*19;0;1)" office:value-type="float" office:value="37.32047" calcext:value-type="float">
            <text:p>37.32047</text:p>
          </table:table-cell>
          <table:table-cell table:formula="of:=OFFSET([.$G5];[.AC$1]*19;0;1)" office:value-type="string" office:string-value="-inf" calcext:value-type="string">
            <text:p>-inf</text:p>
          </table:table-cell>
          <table:table-cell table:formula="of:=OFFSET([.$G5];[.AD$1]*19;0;1)" office:value-type="float" office:value="7.245121" calcext:value-type="float">
            <text:p>7.245121</text:p>
          </table:table-cell>
          <table:table-cell table:formula="of:=OFFSET([.$G5];[.AE$1]*19;0;1)" office:value-type="float" office:value="7.944564" calcext:value-type="float">
            <text:p>7.944564</text:p>
          </table:table-cell>
          <table:table-cell table:formula="of:=OFFSET([.$G5];[.AF$1]*19;0;1)" office:value-type="float" office:value="10.085507" calcext:value-type="float">
            <text:p>10.085507</text:p>
          </table:table-cell>
          <table:table-cell table:formula="of:=OFFSET([.$G5];[.AG$1]*19;0;1)" office:value-type="float" office:value="10.097858" calcext:value-type="float">
            <text:p>10.097858</text:p>
          </table:table-cell>
          <table:table-cell table:formula="of:=OFFSET([.$G5];[.AH$1]*19;0;1)" office:value-type="float" office:value="10.119003" calcext:value-type="float">
            <text:p>10.119003</text:p>
          </table:table-cell>
          <table:table-cell table:formula="of:=OFFSET([.$G5];[.AI$1]*19;0;1)" office:value-type="float" office:value="10.861026" calcext:value-type="float">
            <text:p>10.861026</text:p>
          </table:table-cell>
          <table:table-cell table:formula="of:=OFFSET([.$G5];[.AJ$1]*19;0;1)" office:value-type="float" office:value="11.084742" calcext:value-type="float">
            <text:p>11.084742</text:p>
          </table:table-cell>
          <table:table-cell table:formula="of:=OFFSET([.$G5];[.AK$1]*19;0;1)" office:value-type="float" office:value="10.787827" calcext:value-type="float">
            <text:p>10.787827</text:p>
          </table:table-cell>
          <table:table-cell table:formula="of:=OFFSET([.$G5];[.AL$1]*19;0;1)" office:value-type="float" office:value="9.578441" calcext:value-type="float">
            <text:p>9.578441</text:p>
          </table:table-cell>
          <table:table-cell table:formula="of:=OFFSET([.$G5];[.AM$1]*19;0;1)" office:value-type="float" office:value="10.008461" calcext:value-type="float">
            <text:p>10.008461</text:p>
          </table:table-cell>
          <table:table-cell table:formula="of:=OFFSET([.$G5];[.AN$1]*19;0;1)" office:value-type="float" office:value="10.055577" calcext:value-type="float">
            <text:p>10.055577</text:p>
          </table:table-cell>
          <table:table-cell table:formula="of:=OFFSET([.$G5];[.AO$1]*19;0;1)" office:value-type="float" office:value="9.460845" calcext:value-type="float">
            <text:p>9.460845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634663" calcext:value-type="float">
            <text:p>12.634663</text:p>
          </table:table-cell>
          <table:table-cell table:formula="of:=OFFSET([.$G6];[.H$1]*19;0;1)" office:value-type="float" office:value="13.111289" calcext:value-type="float">
            <text:p>13.111289</text:p>
          </table:table-cell>
          <table:table-cell table:formula="of:=OFFSET([.$G6];[.I$1]*19;0;1)" office:value-type="float" office:value="12.131894" calcext:value-type="float">
            <text:p>12.131894</text:p>
          </table:table-cell>
          <table:table-cell table:formula="of:=OFFSET([.$G6];[.J$1]*19;0;1)" office:value-type="float" office:value="12.542484" calcext:value-type="float">
            <text:p>12.542484</text:p>
          </table:table-cell>
          <table:table-cell table:formula="of:=OFFSET([.$G6];[.K$1]*19;0;1)" office:value-type="float" office:value="12.752067" calcext:value-type="float">
            <text:p>12.752067</text:p>
          </table:table-cell>
          <table:table-cell table:formula="of:=OFFSET([.$G6];[.L$1]*19;0;1)" office:value-type="float" office:value="11.579216" calcext:value-type="float">
            <text:p>11.579216</text:p>
          </table:table-cell>
          <table:table-cell table:formula="of:=OFFSET([.$G6];[.M$1]*19;0;1)" office:value-type="float" office:value="11.579216" calcext:value-type="float">
            <text:p>11.579216</text:p>
          </table:table-cell>
          <table:table-cell table:formula="of:=OFFSET([.$G6];[.N$1]*19;0;1)" office:value-type="float" office:value="11.579216" calcext:value-type="float">
            <text:p>11.579216</text:p>
          </table:table-cell>
          <table:table-cell table:formula="of:=OFFSET([.$G6];[.O$1]*19;0;1)" office:value-type="float" office:value="12.128391" calcext:value-type="float">
            <text:p>12.128391</text:p>
          </table:table-cell>
          <table:table-cell table:formula="of:=OFFSET([.$G6];[.P$1]*19;0;1)" office:value-type="float" office:value="13.643206" calcext:value-type="float">
            <text:p>13.643206</text:p>
          </table:table-cell>
          <table:table-cell table:formula="of:=OFFSET([.$G6];[.Q$1]*19;0;1)" office:value-type="float" office:value="13.038573" calcext:value-type="float">
            <text:p>13.038573</text:p>
          </table:table-cell>
          <table:table-cell table:formula="of:=OFFSET([.$G6];[.R$1]*19;0;1)" office:value-type="float" office:value="13.501891" calcext:value-type="float">
            <text:p>13.501891</text:p>
          </table:table-cell>
          <table:table-cell table:formula="of:=OFFSET([.$G6];[.S$1]*19;0;1)" office:value-type="float" office:value="13.108246" calcext:value-type="float">
            <text:p>13.108246</text:p>
          </table:table-cell>
          <table:table-cell table:formula="of:=OFFSET([.$G6];[.T$1]*19;0;1)" office:value-type="float" office:value="12.32915" calcext:value-type="float">
            <text:p>12.32915</text:p>
          </table:table-cell>
          <table:table-cell table:formula="of:=OFFSET([.$G6];[.U$1]*19;0;1)" office:value-type="float" office:value="13.295183" calcext:value-type="float">
            <text:p>13.295183</text:p>
          </table:table-cell>
          <table:table-cell table:formula="of:=OFFSET([.$G6];[.V$1]*19;0;1)" office:value-type="float" office:value="17.674317" calcext:value-type="float">
            <text:p>17.674317</text:p>
          </table:table-cell>
          <table:table-cell table:formula="of:=OFFSET([.$G6];[.W$1]*19;0;1)" office:value-type="float" office:value="17.955252" calcext:value-type="float">
            <text:p>17.955252</text:p>
          </table:table-cell>
          <table:table-cell table:formula="of:=OFFSET([.$G6];[.X$1]*19;0;1)" office:value-type="float" office:value="19.425573" calcext:value-type="float">
            <text:p>19.425573</text:p>
          </table:table-cell>
          <table:table-cell table:formula="of:=OFFSET([.$G6];[.Y$1]*19;0;1)" office:value-type="float" office:value="16.429774" calcext:value-type="float">
            <text:p>16.429774</text:p>
          </table:table-cell>
          <table:table-cell table:formula="of:=OFFSET([.$G6];[.Z$1]*19;0;1)" office:value-type="float" office:value="15.423736" calcext:value-type="float">
            <text:p>15.423736</text:p>
          </table:table-cell>
          <table:table-cell table:formula="of:=OFFSET([.$G6];[.AA$1]*19;0;1)" office:value-type="float" office:value="10.696285" calcext:value-type="float">
            <text:p>10.696285</text:p>
          </table:table-cell>
          <table:table-cell table:formula="of:=OFFSET([.$G6];[.AB$1]*19;0;1)" office:value-type="float" office:value="34.629764" calcext:value-type="float">
            <text:p>34.629764</text:p>
          </table:table-cell>
          <table:table-cell table:formula="of:=OFFSET([.$G6];[.AC$1]*19;0;1)" office:value-type="float" office:value="34.839324" calcext:value-type="float">
            <text:p>34.839324</text:p>
          </table:table-cell>
          <table:table-cell table:formula="of:=OFFSET([.$G6];[.AD$1]*19;0;1)" office:value-type="float" office:value="40.884147" calcext:value-type="float">
            <text:p>40.884147</text:p>
          </table:table-cell>
          <table:table-cell table:formula="of:=OFFSET([.$G6];[.AE$1]*19;0;1)" office:value-type="float" office:value="13.764305" calcext:value-type="float">
            <text:p>13.764305</text:p>
          </table:table-cell>
          <table:table-cell table:formula="of:=OFFSET([.$G6];[.AF$1]*19;0;1)" office:value-type="float" office:value="10.435692" calcext:value-type="float">
            <text:p>10.435692</text:p>
          </table:table-cell>
          <table:table-cell table:formula="of:=OFFSET([.$G6];[.AG$1]*19;0;1)" office:value-type="float" office:value="10.037926" calcext:value-type="float">
            <text:p>10.037926</text:p>
          </table:table-cell>
          <table:table-cell table:formula="of:=OFFSET([.$G6];[.AH$1]*19;0;1)" office:value-type="float" office:value="10.412466" calcext:value-type="float">
            <text:p>10.412466</text:p>
          </table:table-cell>
          <table:table-cell table:formula="of:=OFFSET([.$G6];[.AI$1]*19;0;1)" office:value-type="float" office:value="9.87627" calcext:value-type="float">
            <text:p>9.87627</text:p>
          </table:table-cell>
          <table:table-cell table:formula="of:=OFFSET([.$G6];[.AJ$1]*19;0;1)" office:value-type="float" office:value="10.56763" calcext:value-type="float">
            <text:p>10.56763</text:p>
          </table:table-cell>
          <table:table-cell table:formula="of:=OFFSET([.$G6];[.AK$1]*19;0;1)" office:value-type="float" office:value="10.53296" calcext:value-type="float">
            <text:p>10.53296</text:p>
          </table:table-cell>
          <table:table-cell table:formula="of:=OFFSET([.$G6];[.AL$1]*19;0;1)" office:value-type="float" office:value="9.552575" calcext:value-type="float">
            <text:p>9.552575</text:p>
          </table:table-cell>
          <table:table-cell table:formula="of:=OFFSET([.$G6];[.AM$1]*19;0;1)" office:value-type="float" office:value="10.248535" calcext:value-type="float">
            <text:p>10.248535</text:p>
          </table:table-cell>
          <table:table-cell table:formula="of:=OFFSET([.$G6];[.AN$1]*19;0;1)" office:value-type="float" office:value="9.838796" calcext:value-type="float">
            <text:p>9.838796</text:p>
          </table:table-cell>
          <table:table-cell table:formula="of:=OFFSET([.$G6];[.AO$1]*19;0;1)" office:value-type="float" office:value="10.576043" calcext:value-type="float">
            <text:p>10.576043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2.675404" calcext:value-type="float">
            <text:p>12.675404</text:p>
          </table:table-cell>
          <table:table-cell table:formula="of:=OFFSET([.$G7];[.H$1]*19;0;1)" office:value-type="float" office:value="12.184771" calcext:value-type="float">
            <text:p>12.184771</text:p>
          </table:table-cell>
          <table:table-cell table:formula="of:=OFFSET([.$G7];[.I$1]*19;0;1)" office:value-type="float" office:value="12.13118" calcext:value-type="float">
            <text:p>12.13118</text:p>
          </table:table-cell>
          <table:table-cell table:formula="of:=OFFSET([.$G7];[.J$1]*19;0;1)" office:value-type="float" office:value="12.407229" calcext:value-type="float">
            <text:p>12.407229</text:p>
          </table:table-cell>
          <table:table-cell table:formula="of:=OFFSET([.$G7];[.K$1]*19;0;1)" office:value-type="float" office:value="12.330465" calcext:value-type="float">
            <text:p>12.330465</text:p>
          </table:table-cell>
          <table:table-cell table:formula="of:=OFFSET([.$G7];[.L$1]*19;0;1)" office:value-type="string" office:string-value="-inf" calcext:value-type="string">
            <text:p>-inf</text:p>
          </table:table-cell>
          <table:table-cell table:formula="of:=OFFSET([.$G7];[.M$1]*19;0;1)" office:value-type="float" office:value="34.754282" calcext:value-type="float">
            <text:p>34.754282</text:p>
          </table:table-cell>
          <table:table-cell table:formula="of:=OFFSET([.$G7];[.N$1]*19;0;1)" office:value-type="float" office:value="19.496698" calcext:value-type="float">
            <text:p>19.496698</text:p>
          </table:table-cell>
          <table:table-cell table:formula="of:=OFFSET([.$G7];[.O$1]*19;0;1)" office:value-type="float" office:value="39.584029" calcext:value-type="float">
            <text:p>39.584029</text:p>
          </table:table-cell>
          <table:table-cell table:formula="of:=OFFSET([.$G7];[.P$1]*19;0;1)" office:value-type="float" office:value="13.496977" calcext:value-type="float">
            <text:p>13.496977</text:p>
          </table:table-cell>
          <table:table-cell table:formula="of:=OFFSET([.$G7];[.Q$1]*19;0;1)" office:value-type="float" office:value="11.903347" calcext:value-type="float">
            <text:p>11.903347</text:p>
          </table:table-cell>
          <table:table-cell table:formula="of:=OFFSET([.$G7];[.R$1]*19;0;1)" office:value-type="float" office:value="12.027401" calcext:value-type="float">
            <text:p>12.027401</text:p>
          </table:table-cell>
          <table:table-cell table:formula="of:=OFFSET([.$G7];[.S$1]*19;0;1)" office:value-type="float" office:value="12.728236" calcext:value-type="float">
            <text:p>12.728236</text:p>
          </table:table-cell>
          <table:table-cell table:formula="of:=OFFSET([.$G7];[.T$1]*19;0;1)" office:value-type="float" office:value="12.559151" calcext:value-type="float">
            <text:p>12.559151</text:p>
          </table:table-cell>
          <table:table-cell table:formula="of:=OFFSET([.$G7];[.U$1]*19;0;1)" office:value-type="float" office:value="12.124588" calcext:value-type="float">
            <text:p>12.124588</text:p>
          </table:table-cell>
          <table:table-cell table:formula="of:=OFFSET([.$G7];[.V$1]*19;0;1)" office:value-type="float" office:value="16.85628" calcext:value-type="float">
            <text:p>16.85628</text:p>
          </table:table-cell>
          <table:table-cell table:formula="of:=OFFSET([.$G7];[.W$1]*19;0;1)" office:value-type="float" office:value="15.936127" calcext:value-type="float">
            <text:p>15.936127</text:p>
          </table:table-cell>
          <table:table-cell table:formula="of:=OFFSET([.$G7];[.X$1]*19;0;1)" office:value-type="float" office:value="17.900421" calcext:value-type="float">
            <text:p>17.900421</text:p>
          </table:table-cell>
          <table:table-cell table:formula="of:=OFFSET([.$G7];[.Y$1]*19;0;1)" office:value-type="float" office:value="15.446334" calcext:value-type="float">
            <text:p>15.446334</text:p>
          </table:table-cell>
          <table:table-cell table:formula="of:=OFFSET([.$G7];[.Z$1]*19;0;1)" office:value-type="float" office:value="13.845785" calcext:value-type="float">
            <text:p>13.845785</text:p>
          </table:table-cell>
          <table:table-cell table:formula="of:=OFFSET([.$G7];[.AA$1]*19;0;1)" office:value-type="float" office:value="13.246443" calcext:value-type="float">
            <text:p>13.246443</text:p>
          </table:table-cell>
          <table:table-cell table:formula="of:=OFFSET([.$G7];[.AB$1]*19;0;1)" office:value-type="float" office:value="90.972639" calcext:value-type="float">
            <text:p>90.972639</text:p>
          </table:table-cell>
          <table:table-cell table:formula="of:=OFFSET([.$G7];[.AC$1]*19;0;1)" office:value-type="float" office:value="8.287961" calcext:value-type="float">
            <text:p>8.287961</text:p>
          </table:table-cell>
          <table:table-cell table:formula="of:=OFFSET([.$G7];[.AD$1]*19;0;1)" office:value-type="float" office:value="6.873021" calcext:value-type="float">
            <text:p>6.873021</text:p>
          </table:table-cell>
          <table:table-cell table:formula="of:=OFFSET([.$G7];[.AE$1]*19;0;1)" office:value-type="float" office:value="12.848965" calcext:value-type="float">
            <text:p>12.848965</text:p>
          </table:table-cell>
          <table:table-cell table:formula="of:=OFFSET([.$G7];[.AF$1]*19;0;1)" office:value-type="float" office:value="10.592899" calcext:value-type="float">
            <text:p>10.592899</text:p>
          </table:table-cell>
          <table:table-cell table:formula="of:=OFFSET([.$G7];[.AG$1]*19;0;1)" office:value-type="float" office:value="9.938779" calcext:value-type="float">
            <text:p>9.938779</text:p>
          </table:table-cell>
          <table:table-cell table:formula="of:=OFFSET([.$G7];[.AH$1]*19;0;1)" office:value-type="float" office:value="10.384655" calcext:value-type="float">
            <text:p>10.384655</text:p>
          </table:table-cell>
          <table:table-cell table:formula="of:=OFFSET([.$G7];[.AI$1]*19;0;1)" office:value-type="float" office:value="9.730354" calcext:value-type="float">
            <text:p>9.730354</text:p>
          </table:table-cell>
          <table:table-cell table:formula="of:=OFFSET([.$G7];[.AJ$1]*19;0;1)" office:value-type="float" office:value="10.276503" calcext:value-type="float">
            <text:p>10.276503</text:p>
          </table:table-cell>
          <table:table-cell table:formula="of:=OFFSET([.$G7];[.AK$1]*19;0;1)" office:value-type="float" office:value="10.329315" calcext:value-type="float">
            <text:p>10.329315</text:p>
          </table:table-cell>
          <table:table-cell table:formula="of:=OFFSET([.$G7];[.AL$1]*19;0;1)" office:value-type="float" office:value="9.464445" calcext:value-type="float">
            <text:p>9.464445</text:p>
          </table:table-cell>
          <table:table-cell table:formula="of:=OFFSET([.$G7];[.AM$1]*19;0;1)" office:value-type="float" office:value="10.087374" calcext:value-type="float">
            <text:p>10.087374</text:p>
          </table:table-cell>
          <table:table-cell table:formula="of:=OFFSET([.$G7];[.AN$1]*19;0;1)" office:value-type="float" office:value="8.987922" calcext:value-type="float">
            <text:p>8.987922</text:p>
          </table:table-cell>
          <table:table-cell table:formula="of:=OFFSET([.$G7];[.AO$1]*19;0;1)" office:value-type="float" office:value="10.073838" calcext:value-type="float">
            <text:p>10.073838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4.502875" calcext:value-type="float">
            <text:p>14.502875</text:p>
          </table:table-cell>
          <table:table-cell table:formula="of:=OFFSET([.$G8];[.H$1]*19;0;1)" office:value-type="float" office:value="13.545727" calcext:value-type="float">
            <text:p>13.545727</text:p>
          </table:table-cell>
          <table:table-cell table:formula="of:=OFFSET([.$G8];[.I$1]*19;0;1)" office:value-type="float" office:value="13.673261" calcext:value-type="float">
            <text:p>13.673261</text:p>
          </table:table-cell>
          <table:table-cell table:formula="of:=OFFSET([.$G8];[.J$1]*19;0;1)" office:value-type="float" office:value="14.238518" calcext:value-type="float">
            <text:p>14.238518</text:p>
          </table:table-cell>
          <table:table-cell table:formula="of:=OFFSET([.$G8];[.K$1]*19;0;1)" office:value-type="float" office:value="13.042297" calcext:value-type="float">
            <text:p>13.042297</text:p>
          </table:table-cell>
          <table:table-cell table:formula="of:=OFFSET([.$G8];[.L$1]*19;0;1)" office:value-type="float" office:value="12.994489" calcext:value-type="float">
            <text:p>12.994489</text:p>
          </table:table-cell>
          <table:table-cell table:formula="of:=OFFSET([.$G8];[.M$1]*19;0;1)" office:value-type="float" office:value="15.248268" calcext:value-type="float">
            <text:p>15.248268</text:p>
          </table:table-cell>
          <table:table-cell table:formula="of:=OFFSET([.$G8];[.N$1]*19;0;1)" office:value-type="float" office:value="13.621705" calcext:value-type="float">
            <text:p>13.621705</text:p>
          </table:table-cell>
          <table:table-cell table:formula="of:=OFFSET([.$G8];[.O$1]*19;0;1)" office:value-type="float" office:value="13.59071" calcext:value-type="float">
            <text:p>13.59071</text:p>
          </table:table-cell>
          <table:table-cell table:formula="of:=OFFSET([.$G8];[.P$1]*19;0;1)" office:value-type="float" office:value="17.620382" calcext:value-type="float">
            <text:p>17.620382</text:p>
          </table:table-cell>
          <table:table-cell table:formula="of:=OFFSET([.$G8];[.Q$1]*19;0;1)" office:value-type="float" office:value="11.439367" calcext:value-type="float">
            <text:p>11.439367</text:p>
          </table:table-cell>
          <table:table-cell table:formula="of:=OFFSET([.$G8];[.R$1]*19;0;1)" office:value-type="float" office:value="11.990404" calcext:value-type="float">
            <text:p>11.990404</text:p>
          </table:table-cell>
          <table:table-cell table:formula="of:=OFFSET([.$G8];[.S$1]*19;0;1)" office:value-type="float" office:value="11.814495" calcext:value-type="float">
            <text:p>11.814495</text:p>
          </table:table-cell>
          <table:table-cell table:formula="of:=OFFSET([.$G8];[.T$1]*19;0;1)" office:value-type="float" office:value="11.546717" calcext:value-type="float">
            <text:p>11.546717</text:p>
          </table:table-cell>
          <table:table-cell table:formula="of:=OFFSET([.$G8];[.U$1]*19;0;1)" office:value-type="float" office:value="12.604989" calcext:value-type="float">
            <text:p>12.604989</text:p>
          </table:table-cell>
          <table:table-cell table:formula="of:=OFFSET([.$G8];[.V$1]*19;0;1)" office:value-type="float" office:value="16.968087" calcext:value-type="float">
            <text:p>16.968087</text:p>
          </table:table-cell>
          <table:table-cell table:formula="of:=OFFSET([.$G8];[.W$1]*19;0;1)" office:value-type="float" office:value="18.453142" calcext:value-type="float">
            <text:p>18.453142</text:p>
          </table:table-cell>
          <table:table-cell table:formula="of:=OFFSET([.$G8];[.X$1]*19;0;1)" office:value-type="float" office:value="16.896983" calcext:value-type="float">
            <text:p>16.896983</text:p>
          </table:table-cell>
          <table:table-cell table:formula="of:=OFFSET([.$G8];[.Y$1]*19;0;1)" office:value-type="float" office:value="18.402082" calcext:value-type="float">
            <text:p>18.402082</text:p>
          </table:table-cell>
          <table:table-cell table:formula="of:=OFFSET([.$G8];[.Z$1]*19;0;1)" office:value-type="float" office:value="14.920072" calcext:value-type="float">
            <text:p>14.920072</text:p>
          </table:table-cell>
          <table:table-cell table:formula="of:=OFFSET([.$G8];[.AA$1]*19;0;1)" office:value-type="float" office:value="19.471991" calcext:value-type="float">
            <text:p>19.471991</text:p>
          </table:table-cell>
          <table:table-cell table:formula="of:=OFFSET([.$G8];[.AB$1]*19;0;1)" office:value-type="float" office:value="16.262498" calcext:value-type="float">
            <text:p>16.262498</text:p>
          </table:table-cell>
          <table:table-cell table:formula="of:=OFFSET([.$G8];[.AC$1]*19;0;1)" office:value-type="float" office:value="26.040853" calcext:value-type="float">
            <text:p>26.040853</text:p>
          </table:table-cell>
          <table:table-cell table:formula="of:=OFFSET([.$G8];[.AD$1]*19;0;1)" office:value-type="float" office:value="60.267052" calcext:value-type="float">
            <text:p>60.267052</text:p>
          </table:table-cell>
          <table:table-cell table:formula="of:=OFFSET([.$G8];[.AE$1]*19;0;1)" office:value-type="float" office:value="9.499313" calcext:value-type="float">
            <text:p>9.499313</text:p>
          </table:table-cell>
          <table:table-cell table:formula="of:=OFFSET([.$G8];[.AF$1]*19;0;1)" office:value-type="float" office:value="10.506443" calcext:value-type="float">
            <text:p>10.506443</text:p>
          </table:table-cell>
          <table:table-cell table:formula="of:=OFFSET([.$G8];[.AG$1]*19;0;1)" office:value-type="float" office:value="9.761067" calcext:value-type="float">
            <text:p>9.761067</text:p>
          </table:table-cell>
          <table:table-cell table:formula="of:=OFFSET([.$G8];[.AH$1]*19;0;1)" office:value-type="float" office:value="9.93354" calcext:value-type="float">
            <text:p>9.93354</text:p>
          </table:table-cell>
          <table:table-cell table:formula="of:=OFFSET([.$G8];[.AI$1]*19;0;1)" office:value-type="float" office:value="10.43728" calcext:value-type="float">
            <text:p>10.43728</text:p>
          </table:table-cell>
          <table:table-cell table:formula="of:=OFFSET([.$G8];[.AJ$1]*19;0;1)" office:value-type="float" office:value="10.095578" calcext:value-type="float">
            <text:p>10.095578</text:p>
          </table:table-cell>
          <table:table-cell table:formula="of:=OFFSET([.$G8];[.AK$1]*19;0;1)" office:value-type="float" office:value="9.91568" calcext:value-type="float">
            <text:p>9.91568</text:p>
          </table:table-cell>
          <table:table-cell table:formula="of:=OFFSET([.$G8];[.AL$1]*19;0;1)" office:value-type="float" office:value="8.76693" calcext:value-type="float">
            <text:p>8.76693</text:p>
          </table:table-cell>
          <table:table-cell table:formula="of:=OFFSET([.$G8];[.AM$1]*19;0;1)" office:value-type="float" office:value="8.977086" calcext:value-type="float">
            <text:p>8.977086</text:p>
          </table:table-cell>
          <table:table-cell table:formula="of:=OFFSET([.$G8];[.AN$1]*19;0;1)" office:value-type="float" office:value="9.503684" calcext:value-type="float">
            <text:p>9.503684</text:p>
          </table:table-cell>
          <table:table-cell table:formula="of:=OFFSET([.$G8];[.AO$1]*19;0;1)" office:value-type="float" office:value="8.957997" calcext:value-type="float">
            <text:p>8.957997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91171" calcext:value-type="float">
            <text:p>12.91171</text:p>
          </table:table-cell>
          <table:table-cell table:formula="of:=OFFSET([.$G9];[.H$1]*19;0;1)" office:value-type="float" office:value="18.718177" calcext:value-type="float">
            <text:p>18.718177</text:p>
          </table:table-cell>
          <table:table-cell table:formula="of:=OFFSET([.$G9];[.I$1]*19;0;1)" office:value-type="float" office:value="11.974086" calcext:value-type="float">
            <text:p>11.974086</text:p>
          </table:table-cell>
          <table:table-cell table:formula="of:=OFFSET([.$G9];[.J$1]*19;0;1)" office:value-type="float" office:value="12.612648" calcext:value-type="float">
            <text:p>12.612648</text:p>
          </table:table-cell>
          <table:table-cell table:formula="of:=OFFSET([.$G9];[.K$1]*19;0;1)" office:value-type="float" office:value="12.802626" calcext:value-type="float">
            <text:p>12.802626</text:p>
          </table:table-cell>
          <table:table-cell table:formula="of:=OFFSET([.$G9];[.L$1]*19;0;1)" office:value-type="float" office:value="11.694714" calcext:value-type="float">
            <text:p>11.694714</text:p>
          </table:table-cell>
          <table:table-cell table:formula="of:=OFFSET([.$G9];[.M$1]*19;0;1)" office:value-type="float" office:value="14.274402" calcext:value-type="float">
            <text:p>14.274402</text:p>
          </table:table-cell>
          <table:table-cell table:formula="of:=OFFSET([.$G9];[.N$1]*19;0;1)" office:value-type="float" office:value="13.496977" calcext:value-type="float">
            <text:p>13.496977</text:p>
          </table:table-cell>
          <table:table-cell table:formula="of:=OFFSET([.$G9];[.O$1]*19;0;1)" office:value-type="float" office:value="12.337898" calcext:value-type="float">
            <text:p>12.337898</text:p>
          </table:table-cell>
          <table:table-cell table:formula="of:=OFFSET([.$G9];[.P$1]*19;0;1)" office:value-type="float" office:value="3.938637" calcext:value-type="float">
            <text:p>3.938637</text:p>
          </table:table-cell>
          <table:table-cell table:formula="of:=OFFSET([.$G9];[.Q$1]*19;0;1)" office:value-type="float" office:value="11.868356" calcext:value-type="float">
            <text:p>11.868356</text:p>
          </table:table-cell>
          <table:table-cell table:formula="of:=OFFSET([.$G9];[.R$1]*19;0;1)" office:value-type="float" office:value="12.984502" calcext:value-type="float">
            <text:p>12.984502</text:p>
          </table:table-cell>
          <table:table-cell table:formula="of:=OFFSET([.$G9];[.S$1]*19;0;1)" office:value-type="float" office:value="11.892371" calcext:value-type="float">
            <text:p>11.892371</text:p>
          </table:table-cell>
          <table:table-cell table:formula="of:=OFFSET([.$G9];[.T$1]*19;0;1)" office:value-type="float" office:value="12.407229" calcext:value-type="float">
            <text:p>12.407229</text:p>
          </table:table-cell>
          <table:table-cell table:formula="of:=OFFSET([.$G9];[.U$1]*19;0;1)" office:value-type="float" office:value="12.959351" calcext:value-type="float">
            <text:p>12.959351</text:p>
          </table:table-cell>
          <table:table-cell table:formula="of:=OFFSET([.$G9];[.V$1]*19;0;1)" office:value-type="float" office:value="14.322807" calcext:value-type="float">
            <text:p>14.322807</text:p>
          </table:table-cell>
          <table:table-cell table:formula="of:=OFFSET([.$G9];[.W$1]*19;0;1)" office:value-type="float" office:value="16.244059" calcext:value-type="float">
            <text:p>16.244059</text:p>
          </table:table-cell>
          <table:table-cell table:formula="of:=OFFSET([.$G9];[.X$1]*19;0;1)" office:value-type="float" office:value="14.629751" calcext:value-type="float">
            <text:p>14.629751</text:p>
          </table:table-cell>
          <table:table-cell table:formula="of:=OFFSET([.$G9];[.Y$1]*19;0;1)" office:value-type="float" office:value="15.656489" calcext:value-type="float">
            <text:p>15.656489</text:p>
          </table:table-cell>
          <table:table-cell table:formula="of:=OFFSET([.$G9];[.Z$1]*19;0;1)" office:value-type="float" office:value="17.597838" calcext:value-type="float">
            <text:p>17.597838</text:p>
          </table:table-cell>
          <table:table-cell table:formula="of:=OFFSET([.$G9];[.AA$1]*19;0;1)" office:value-type="float" office:value="8.291247" calcext:value-type="float">
            <text:p>8.291247</text:p>
          </table:table-cell>
          <table:table-cell table:formula="of:=OFFSET([.$G9];[.AB$1]*19;0;1)" office:value-type="float" office:value="19.093385" calcext:value-type="float">
            <text:p>19.093385</text:p>
          </table:table-cell>
          <table:table-cell table:formula="of:=OFFSET([.$G9];[.AC$1]*19;0;1)" office:value-type="float" office:value="9.676752" calcext:value-type="float">
            <text:p>9.676752</text:p>
          </table:table-cell>
          <table:table-cell table:formula="of:=OFFSET([.$G9];[.AD$1]*19;0;1)" office:value-type="float" office:value="8.600034" calcext:value-type="float">
            <text:p>8.600034</text:p>
          </table:table-cell>
          <table:table-cell table:formula="of:=OFFSET([.$G9];[.AE$1]*19;0;1)" office:value-type="float" office:value="18.322767" calcext:value-type="float">
            <text:p>18.322767</text:p>
          </table:table-cell>
          <table:table-cell table:formula="of:=OFFSET([.$G9];[.AF$1]*19;0;1)" office:value-type="float" office:value="9.630429" calcext:value-type="float">
            <text:p>9.630429</text:p>
          </table:table-cell>
          <table:table-cell table:formula="of:=OFFSET([.$G9];[.AG$1]*19;0;1)" office:value-type="float" office:value="9.644492" calcext:value-type="float">
            <text:p>9.644492</text:p>
          </table:table-cell>
          <table:table-cell table:formula="of:=OFFSET([.$G9];[.AH$1]*19;0;1)" office:value-type="float" office:value="9.269921" calcext:value-type="float">
            <text:p>9.269921</text:p>
          </table:table-cell>
          <table:table-cell table:formula="of:=OFFSET([.$G9];[.AI$1]*19;0;1)" office:value-type="float" office:value="9.117589" calcext:value-type="float">
            <text:p>9.117589</text:p>
          </table:table-cell>
          <table:table-cell table:formula="of:=OFFSET([.$G9];[.AJ$1]*19;0;1)" office:value-type="float" office:value="9.097038" calcext:value-type="float">
            <text:p>9.097038</text:p>
          </table:table-cell>
          <table:table-cell table:formula="of:=OFFSET([.$G9];[.AK$1]*19;0;1)" office:value-type="float" office:value="9.111233" calcext:value-type="float">
            <text:p>9.111233</text:p>
          </table:table-cell>
          <table:table-cell table:formula="of:=OFFSET([.$G9];[.AL$1]*19;0;1)" office:value-type="float" office:value="9.529604" calcext:value-type="float">
            <text:p>9.529604</text:p>
          </table:table-cell>
          <table:table-cell table:formula="of:=OFFSET([.$G9];[.AM$1]*19;0;1)" office:value-type="float" office:value="8.821198" calcext:value-type="float">
            <text:p>8.821198</text:p>
          </table:table-cell>
          <table:table-cell table:formula="of:=OFFSET([.$G9];[.AN$1]*19;0;1)" office:value-type="float" office:value="9.196283" calcext:value-type="float">
            <text:p>9.196283</text:p>
          </table:table-cell>
          <table:table-cell table:formula="of:=OFFSET([.$G9];[.AO$1]*19;0;1)" office:value-type="float" office:value="8.748428" calcext:value-type="float">
            <text:p>8.748428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3.973328" calcext:value-type="float">
            <text:p>13.973328</text:p>
          </table:table-cell>
          <table:table-cell table:formula="of:=OFFSET([.$G10];[.H$1]*19;0;1)" office:value-type="float" office:value="12.379314" calcext:value-type="float">
            <text:p>12.379314</text:p>
          </table:table-cell>
          <table:table-cell table:formula="of:=OFFSET([.$G10];[.I$1]*19;0;1)" office:value-type="float" office:value="12.202219" calcext:value-type="float">
            <text:p>12.202219</text:p>
          </table:table-cell>
          <table:table-cell table:formula="of:=OFFSET([.$G10];[.J$1]*19;0;1)" office:value-type="float" office:value="12.851473" calcext:value-type="float">
            <text:p>12.851473</text:p>
          </table:table-cell>
          <table:table-cell table:formula="of:=OFFSET([.$G10];[.K$1]*19;0;1)" office:value-type="float" office:value="12.917387" calcext:value-type="float">
            <text:p>12.917387</text:p>
          </table:table-cell>
          <table:table-cell table:formula="of:=OFFSET([.$G10];[.L$1]*19;0;1)" office:value-type="float" office:value="17.620382" calcext:value-type="float">
            <text:p>17.620382</text:p>
          </table:table-cell>
          <table:table-cell table:formula="of:=OFFSET([.$G10];[.M$1]*19;0;1)" office:value-type="float" office:value="17.620382" calcext:value-type="float">
            <text:p>17.620382</text:p>
          </table:table-cell>
          <table:table-cell table:formula="of:=OFFSET([.$G10];[.N$1]*19;0;1)" office:value-type="float" office:value="17.620382" calcext:value-type="float">
            <text:p>17.620382</text:p>
          </table:table-cell>
          <table:table-cell table:formula="of:=OFFSET([.$G10];[.O$1]*19;0;1)" office:value-type="float" office:value="12.91621" calcext:value-type="float">
            <text:p>12.91621</text:p>
          </table:table-cell>
          <table:table-cell table:formula="of:=OFFSET([.$G10];[.P$1]*19;0;1)" office:value-type="float" office:value="-13.440525" calcext:value-type="float">
            <text:p>-13.440525</text:p>
          </table:table-cell>
          <table:table-cell table:formula="of:=OFFSET([.$G10];[.Q$1]*19;0;1)" office:value-type="float" office:value="13.347326" calcext:value-type="float">
            <text:p>13.347326</text:p>
          </table:table-cell>
          <table:table-cell table:formula="of:=OFFSET([.$G10];[.R$1]*19;0;1)" office:value-type="float" office:value="12.582023" calcext:value-type="float">
            <text:p>12.582023</text:p>
          </table:table-cell>
          <table:table-cell table:formula="of:=OFFSET([.$G10];[.S$1]*19;0;1)" office:value-type="float" office:value="13.659341" calcext:value-type="float">
            <text:p>13.659341</text:p>
          </table:table-cell>
          <table:table-cell table:formula="of:=OFFSET([.$G10];[.T$1]*19;0;1)" office:value-type="float" office:value="13.370887" calcext:value-type="float">
            <text:p>13.370887</text:p>
          </table:table-cell>
          <table:table-cell table:formula="of:=OFFSET([.$G10];[.U$1]*19;0;1)" office:value-type="float" office:value="13.686425" calcext:value-type="float">
            <text:p>13.686425</text:p>
          </table:table-cell>
          <table:table-cell table:formula="of:=OFFSET([.$G10];[.V$1]*19;0;1)" office:value-type="float" office:value="13.412117" calcext:value-type="float">
            <text:p>13.412117</text:p>
          </table:table-cell>
          <table:table-cell table:formula="of:=OFFSET([.$G10];[.W$1]*19;0;1)" office:value-type="float" office:value="13.060033" calcext:value-type="float">
            <text:p>13.060033</text:p>
          </table:table-cell>
          <table:table-cell table:formula="of:=OFFSET([.$G10];[.X$1]*19;0;1)" office:value-type="float" office:value="11.288231" calcext:value-type="float">
            <text:p>11.288231</text:p>
          </table:table-cell>
          <table:table-cell table:formula="of:=OFFSET([.$G10];[.Y$1]*19;0;1)" office:value-type="float" office:value="13.98387" calcext:value-type="float">
            <text:p>13.98387</text:p>
          </table:table-cell>
          <table:table-cell table:formula="of:=OFFSET([.$G10];[.Z$1]*19;0;1)" office:value-type="float" office:value="14.084871" calcext:value-type="float">
            <text:p>14.084871</text:p>
          </table:table-cell>
          <table:table-cell table:formula="of:=OFFSET([.$G10];[.AA$1]*19;0;1)" office:value-type="string" office:string-value="-inf" calcext:value-type="string">
            <text:p>-inf</text:p>
          </table:table-cell>
          <table:table-cell table:formula="of:=OFFSET([.$G10];[.AB$1]*19;0;1)" office:value-type="float" office:value="14.647826" calcext:value-type="float">
            <text:p>14.647826</text:p>
          </table:table-cell>
          <table:table-cell table:formula="of:=OFFSET([.$G10];[.AC$1]*19;0;1)" office:value-type="float" office:value="11.402415" calcext:value-type="float">
            <text:p>11.402415</text:p>
          </table:table-cell>
          <table:table-cell table:formula="of:=OFFSET([.$G10];[.AD$1]*19;0;1)" office:value-type="float" office:value="7.718236" calcext:value-type="float">
            <text:p>7.718236</text:p>
          </table:table-cell>
          <table:table-cell table:formula="of:=OFFSET([.$G10];[.AE$1]*19;0;1)" office:value-type="float" office:value="18.515719" calcext:value-type="float">
            <text:p>18.515719</text:p>
          </table:table-cell>
          <table:table-cell table:formula="of:=OFFSET([.$G10];[.AF$1]*19;0;1)" office:value-type="float" office:value="9.034996" calcext:value-type="float">
            <text:p>9.034996</text:p>
          </table:table-cell>
          <table:table-cell table:formula="of:=OFFSET([.$G10];[.AG$1]*19;0;1)" office:value-type="float" office:value="9.306201" calcext:value-type="float">
            <text:p>9.306201</text:p>
          </table:table-cell>
          <table:table-cell table:formula="of:=OFFSET([.$G10];[.AH$1]*19;0;1)" office:value-type="float" office:value="9.87013" calcext:value-type="float">
            <text:p>9.87013</text:p>
          </table:table-cell>
          <table:table-cell table:formula="of:=OFFSET([.$G10];[.AI$1]*19;0;1)" office:value-type="float" office:value="8.76905" calcext:value-type="float">
            <text:p>8.76905</text:p>
          </table:table-cell>
          <table:table-cell table:formula="of:=OFFSET([.$G10];[.AJ$1]*19;0;1)" office:value-type="float" office:value="9.005901" calcext:value-type="float">
            <text:p>9.005901</text:p>
          </table:table-cell>
          <table:table-cell table:formula="of:=OFFSET([.$G10];[.AK$1]*19;0;1)" office:value-type="float" office:value="8.986811" calcext:value-type="float">
            <text:p>8.986811</text:p>
          </table:table-cell>
          <table:table-cell table:formula="of:=OFFSET([.$G10];[.AL$1]*19;0;1)" office:value-type="float" office:value="9.326871" calcext:value-type="float">
            <text:p>9.326871</text:p>
          </table:table-cell>
          <table:table-cell table:formula="of:=OFFSET([.$G10];[.AM$1]*19;0;1)" office:value-type="float" office:value="8.70362" calcext:value-type="float">
            <text:p>8.70362</text:p>
          </table:table-cell>
          <table:table-cell table:formula="of:=OFFSET([.$G10];[.AN$1]*19;0;1)" office:value-type="float" office:value="9.408117" calcext:value-type="float">
            <text:p>9.408117</text:p>
          </table:table-cell>
          <table:table-cell table:formula="of:=OFFSET([.$G10];[.AO$1]*19;0;1)" office:value-type="float" office:value="9.004724" calcext:value-type="float">
            <text:p>9.004724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512622" calcext:value-type="float">
            <text:p>11.512622</text:p>
          </table:table-cell>
          <table:table-cell table:formula="of:=OFFSET([.$G11];[.H$1]*19;0;1)" office:value-type="float" office:value="11.942303" calcext:value-type="float">
            <text:p>11.942303</text:p>
          </table:table-cell>
          <table:table-cell table:formula="of:=OFFSET([.$G11];[.I$1]*19;0;1)" office:value-type="float" office:value="11.265304" calcext:value-type="float">
            <text:p>11.265304</text:p>
          </table:table-cell>
          <table:table-cell table:formula="of:=OFFSET([.$G11];[.J$1]*19;0;1)" office:value-type="float" office:value="12.041425" calcext:value-type="float">
            <text:p>12.041425</text:p>
          </table:table-cell>
          <table:table-cell table:formula="of:=OFFSET([.$G11];[.K$1]*19;0;1)" office:value-type="float" office:value="11.955895" calcext:value-type="float">
            <text:p>11.955895</text:p>
          </table:table-cell>
          <table:table-cell table:formula="of:=OFFSET([.$G11];[.L$1]*19;0;1)" office:value-type="string" office:string-value="nan" calcext:value-type="string">
            <text:p>nan</text:p>
          </table:table-cell>
          <table:table-cell table:formula="of:=OFFSET([.$G11];[.M$1]*19;0;1)" office:value-type="float" office:value="3.300582" calcext:value-type="float">
            <text:p>3.300582</text:p>
          </table:table-cell>
          <table:table-cell table:formula="of:=OFFSET([.$G11];[.N$1]*19;0;1)" office:value-type="string" office:string-value="nan" calcext:value-type="string">
            <text:p>nan</text:p>
          </table:table-cell>
          <table:table-cell table:formula="of:=OFFSET([.$G11];[.O$1]*19;0;1)" office:value-type="string" office:string-value="nan" calcext:value-type="string">
            <text:p>nan</text:p>
          </table:table-cell>
          <table:table-cell table:formula="of:=OFFSET([.$G11];[.P$1]*19;0;1)" office:value-type="float" office:value="11.437683" calcext:value-type="float">
            <text:p>11.437683</text:p>
          </table:table-cell>
          <table:table-cell table:formula="of:=OFFSET([.$G11];[.Q$1]*19;0;1)" office:value-type="float" office:value="12.949216" calcext:value-type="float">
            <text:p>12.949216</text:p>
          </table:table-cell>
          <table:table-cell table:formula="of:=OFFSET([.$G11];[.R$1]*19;0;1)" office:value-type="float" office:value="14.21589" calcext:value-type="float">
            <text:p>14.21589</text:p>
          </table:table-cell>
          <table:table-cell table:formula="of:=OFFSET([.$G11];[.S$1]*19;0;1)" office:value-type="float" office:value="13.901697" calcext:value-type="float">
            <text:p>13.901697</text:p>
          </table:table-cell>
          <table:table-cell table:formula="of:=OFFSET([.$G11];[.T$1]*19;0;1)" office:value-type="float" office:value="13.019157" calcext:value-type="float">
            <text:p>13.019157</text:p>
          </table:table-cell>
          <table:table-cell table:formula="of:=OFFSET([.$G11];[.U$1]*19;0;1)" office:value-type="float" office:value="14.363552" calcext:value-type="float">
            <text:p>14.363552</text:p>
          </table:table-cell>
          <table:table-cell table:formula="of:=OFFSET([.$G11];[.V$1]*19;0;1)" office:value-type="float" office:value="12.817597" calcext:value-type="float">
            <text:p>12.817597</text:p>
          </table:table-cell>
          <table:table-cell table:formula="of:=OFFSET([.$G11];[.W$1]*19;0;1)" office:value-type="float" office:value="13.76577" calcext:value-type="float">
            <text:p>13.76577</text:p>
          </table:table-cell>
          <table:table-cell table:formula="of:=OFFSET([.$G11];[.X$1]*19;0;1)" office:value-type="float" office:value="13.26608" calcext:value-type="float">
            <text:p>13.26608</text:p>
          </table:table-cell>
          <table:table-cell table:formula="of:=OFFSET([.$G11];[.Y$1]*19;0;1)" office:value-type="float" office:value="13.682809" calcext:value-type="float">
            <text:p>13.682809</text:p>
          </table:table-cell>
          <table:table-cell table:formula="of:=OFFSET([.$G11];[.Z$1]*19;0;1)" office:value-type="float" office:value="17.245458" calcext:value-type="float">
            <text:p>17.245458</text:p>
          </table:table-cell>
          <table:table-cell table:formula="of:=OFFSET([.$G11];[.AA$1]*19;0;1)" office:value-type="float" office:value="7.714692" calcext:value-type="float">
            <text:p>7.714692</text:p>
          </table:table-cell>
          <table:table-cell table:formula="of:=OFFSET([.$G11];[.AB$1]*19;0;1)" office:value-type="float" office:value="14.388385" calcext:value-type="float">
            <text:p>14.388385</text:p>
          </table:table-cell>
          <table:table-cell table:formula="of:=OFFSET([.$G11];[.AC$1]*19;0;1)" office:value-type="float" office:value="13.646251" calcext:value-type="float">
            <text:p>13.646251</text:p>
          </table:table-cell>
          <table:table-cell table:formula="of:=OFFSET([.$G11];[.AD$1]*19;0;1)" office:value-type="float" office:value="16.75285" calcext:value-type="float">
            <text:p>16.75285</text:p>
          </table:table-cell>
          <table:table-cell table:formula="of:=OFFSET([.$G11];[.AE$1]*19;0;1)" office:value-type="string" office:string-value="TTC Camera" calcext:value-type="string">
            <text:p>TTC Camera</text:p>
          </table:table-cell>
          <table:table-cell table:formula="of:=OFFSET([.$G11];[.AF$1]*19;0;1)" office:value-type="string" office:string-value="TTC Camera" calcext:value-type="string">
            <text:p>TTC Camera</text:p>
          </table:table-cell>
          <table:table-cell table:formula="of:=OFFSET([.$G11];[.AG$1]*19;0;1)" office:value-type="string" office:string-value="TTC Camera" calcext:value-type="string">
            <text:p>TTC Camera</text:p>
          </table:table-cell>
          <table:table-cell table:formula="of:=OFFSET([.$G11];[.AH$1]*19;0;1)" office:value-type="string" office:string-value="TTC Camera" calcext:value-type="string">
            <text:p>TTC Camera</text:p>
          </table:table-cell>
          <table:table-cell table:formula="of:=OFFSET([.$G11];[.AI$1]*19;0;1)" office:value-type="string" office:string-value="TTC Camera" calcext:value-type="string">
            <text:p>TTC Camera</text:p>
          </table:table-cell>
          <table:table-cell table:formula="of:=OFFSET([.$G11];[.AJ$1]*19;0;1)" office:value-type="string" office:string-value="TTC Camera" calcext:value-type="string">
            <text:p>TTC Camera</text:p>
          </table:table-cell>
          <table:table-cell table:formula="of:=OFFSET([.$G11];[.AK$1]*19;0;1)" office:value-type="string" office:string-value="TTC Camera" calcext:value-type="string">
            <text:p>TTC Camera</text:p>
          </table:table-cell>
          <table:table-cell table:formula="of:=OFFSET([.$G11];[.AL$1]*19;0;1)" office:value-type="string" office:string-value="TTC Camera" calcext:value-type="string">
            <text:p>TTC Camera</text:p>
          </table:table-cell>
          <table:table-cell table:formula="of:=OFFSET([.$G11];[.AM$1]*19;0;1)" office:value-type="string" office:string-value="TTC Camera" calcext:value-type="string">
            <text:p>TTC Camera</text:p>
          </table:table-cell>
          <table:table-cell table:formula="of:=OFFSET([.$G11];[.AN$1]*19;0;1)" office:value-type="string" office:string-value="TTC Camera" calcext:value-type="string">
            <text:p>TTC Camera</text:p>
          </table:table-cell>
          <table:table-cell table:formula="of:=OFFSET([.$G11];[.AO$1]*19;0;1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671652" calcext:value-type="float">
            <text:p>13.671652</text:p>
          </table:table-cell>
          <table:table-cell table:formula="of:=OFFSET([.$G12];[.H$1]*19;0;1)" office:value-type="float" office:value="13.344794" calcext:value-type="float">
            <text:p>13.344794</text:p>
          </table:table-cell>
          <table:table-cell table:formula="of:=OFFSET([.$G12];[.I$1]*19;0;1)" office:value-type="float" office:value="13.496167" calcext:value-type="float">
            <text:p>13.496167</text:p>
          </table:table-cell>
          <table:table-cell table:formula="of:=OFFSET([.$G12];[.J$1]*19;0;1)" office:value-type="float" office:value="13.008396" calcext:value-type="float">
            <text:p>13.008396</text:p>
          </table:table-cell>
          <table:table-cell table:formula="of:=OFFSET([.$G12];[.K$1]*19;0;1)" office:value-type="float" office:value="13.359891" calcext:value-type="float">
            <text:p>13.359891</text:p>
          </table:table-cell>
          <table:table-cell table:formula="of:=OFFSET([.$G12];[.L$1]*19;0;1)" office:value-type="string" office:string-value="-inf" calcext:value-type="string">
            <text:p>-inf</text:p>
          </table:table-cell>
          <table:table-cell table:formula="of:=OFFSET([.$G12];[.M$1]*19;0;1)" office:value-type="float" office:value="-13.440525" calcext:value-type="float">
            <text:p>-13.440525</text:p>
          </table:table-cell>
          <table:table-cell table:formula="of:=OFFSET([.$G12];[.N$1]*19;0;1)" office:value-type="string" office:string-value="-inf" calcext:value-type="string">
            <text:p>-inf</text:p>
          </table:table-cell>
          <table:table-cell table:formula="of:=OFFSET([.$G12];[.O$1]*19;0;1)" office:value-type="float" office:value="10.293108" calcext:value-type="float">
            <text:p>10.293108</text:p>
          </table:table-cell>
          <table:table-cell table:formula="of:=OFFSET([.$G12];[.P$1]*19;0;1)" office:value-type="float" office:value="11.694809" calcext:value-type="float">
            <text:p>11.694809</text:p>
          </table:table-cell>
          <table:table-cell table:formula="of:=OFFSET([.$G12];[.Q$1]*19;0;1)" office:value-type="float" office:value="12.107408" calcext:value-type="float">
            <text:p>12.107408</text:p>
          </table:table-cell>
          <table:table-cell table:formula="of:=OFFSET([.$G12];[.R$1]*19;0;1)" office:value-type="float" office:value="11.488006" calcext:value-type="float">
            <text:p>11.488006</text:p>
          </table:table-cell>
          <table:table-cell table:formula="of:=OFFSET([.$G12];[.S$1]*19;0;1)" office:value-type="float" office:value="11.525555" calcext:value-type="float">
            <text:p>11.525555</text:p>
          </table:table-cell>
          <table:table-cell table:formula="of:=OFFSET([.$G12];[.T$1]*19;0;1)" office:value-type="float" office:value="11.730639" calcext:value-type="float">
            <text:p>11.730639</text:p>
          </table:table-cell>
          <table:table-cell table:formula="of:=OFFSET([.$G12];[.U$1]*19;0;1)" office:value-type="float" office:value="11.717071" calcext:value-type="float">
            <text:p>11.717071</text:p>
          </table:table-cell>
          <table:table-cell table:formula="of:=OFFSET([.$G12];[.V$1]*19;0;1)" office:value-type="float" office:value="11.203692" calcext:value-type="float">
            <text:p>11.203692</text:p>
          </table:table-cell>
          <table:table-cell table:formula="of:=OFFSET([.$G12];[.W$1]*19;0;1)" office:value-type="float" office:value="15.167483" calcext:value-type="float">
            <text:p>15.167483</text:p>
          </table:table-cell>
          <table:table-cell table:formula="of:=OFFSET([.$G12];[.X$1]*19;0;1)" office:value-type="float" office:value="11.50865" calcext:value-type="float">
            <text:p>11.50865</text:p>
          </table:table-cell>
          <table:table-cell table:formula="of:=OFFSET([.$G12];[.Y$1]*19;0;1)" office:value-type="float" office:value="11.490682" calcext:value-type="float">
            <text:p>11.490682</text:p>
          </table:table-cell>
          <table:table-cell table:formula="of:=OFFSET([.$G12];[.Z$1]*19;0;1)" office:value-type="float" office:value="11.103876" calcext:value-type="float">
            <text:p>11.103876</text:p>
          </table:table-cell>
          <table:table-cell table:formula="of:=OFFSET([.$G12];[.AA$1]*19;0;1)" office:value-type="float" office:value="9.474114" calcext:value-type="float">
            <text:p>9.474114</text:p>
          </table:table-cell>
          <table:table-cell table:formula="of:=OFFSET([.$G12];[.AB$1]*19;0;1)" office:value-type="float" office:value="9.713079" calcext:value-type="float">
            <text:p>9.713079</text:p>
          </table:table-cell>
          <table:table-cell table:formula="of:=OFFSET([.$G12];[.AC$1]*19;0;1)" office:value-type="float" office:value="10.506344" calcext:value-type="float">
            <text:p>10.506344</text:p>
          </table:table-cell>
          <table:table-cell table:formula="of:=OFFSET([.$G12];[.AD$1]*19;0;1)" office:value-type="float" office:value="7.571843" calcext:value-type="float">
            <text:p>7.571843</text:p>
          </table:table-cell>
          <table:table-cell table:formula="of:=OFFSET([.$G12];[.AE$1]*19;0;1)" office:value-type="float" office:value="12.698546" calcext:value-type="float">
            <text:p>12.698546</text:p>
          </table:table-cell>
          <table:table-cell table:formula="of:=OFFSET([.$G12];[.AF$1]*19;0;1)" office:value-type="float" office:value="13.278296" calcext:value-type="float">
            <text:p>13.278296</text:p>
          </table:table-cell>
          <table:table-cell table:formula="of:=OFFSET([.$G12];[.AG$1]*19;0;1)" office:value-type="float" office:value="13.48568" calcext:value-type="float">
            <text:p>13.48568</text:p>
          </table:table-cell>
          <table:table-cell table:formula="of:=OFFSET([.$G12];[.AH$1]*19;0;1)" office:value-type="float" office:value="12.123851" calcext:value-type="float">
            <text:p>12.123851</text:p>
          </table:table-cell>
          <table:table-cell table:formula="of:=OFFSET([.$G12];[.AI$1]*19;0;1)" office:value-type="float" office:value="12.316762" calcext:value-type="float">
            <text:p>12.316762</text:p>
          </table:table-cell>
          <table:table-cell table:formula="of:=OFFSET([.$G12];[.AJ$1]*19;0;1)" office:value-type="float" office:value="12.25894" calcext:value-type="float">
            <text:p>12.25894</text:p>
          </table:table-cell>
          <table:table-cell table:formula="of:=OFFSET([.$G12];[.AK$1]*19;0;1)" office:value-type="float" office:value="11.591711" calcext:value-type="float">
            <text:p>11.591711</text:p>
          </table:table-cell>
          <table:table-cell table:formula="of:=OFFSET([.$G12];[.AL$1]*19;0;1)" office:value-type="float" office:value="12.252111" calcext:value-type="float">
            <text:p>12.252111</text:p>
          </table:table-cell>
          <table:table-cell table:formula="of:=OFFSET([.$G12];[.AM$1]*19;0;1)" office:value-type="float" office:value="11.26323" calcext:value-type="float">
            <text:p>11.26323</text:p>
          </table:table-cell>
          <table:table-cell table:formula="of:=OFFSET([.$G12];[.AN$1]*19;0;1)" office:value-type="float" office:value="11.389442" calcext:value-type="float">
            <text:p>11.389442</text:p>
          </table:table-cell>
          <table:table-cell table:formula="of:=OFFSET([.$G12];[.AO$1]*19;0;1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374226" calcext:value-type="float">
            <text:p>11.374226</text:p>
          </table:table-cell>
          <table:table-cell table:formula="of:=OFFSET([.$G13];[.H$1]*19;0;1)" office:value-type="float" office:value="11.959904" calcext:value-type="float">
            <text:p>11.959904</text:p>
          </table:table-cell>
          <table:table-cell table:formula="of:=OFFSET([.$G13];[.I$1]*19;0;1)" office:value-type="float" office:value="11.302678" calcext:value-type="float">
            <text:p>11.302678</text:p>
          </table:table-cell>
          <table:table-cell table:formula="of:=OFFSET([.$G13];[.J$1]*19;0;1)" office:value-type="float" office:value="11.327353" calcext:value-type="float">
            <text:p>11.327353</text:p>
          </table:table-cell>
          <table:table-cell table:formula="of:=OFFSET([.$G13];[.K$1]*19;0;1)" office:value-type="float" office:value="12.172158" calcext:value-type="float">
            <text:p>12.172158</text:p>
          </table:table-cell>
          <table:table-cell table:formula="of:=OFFSET([.$G13];[.L$1]*19;0;1)" office:value-type="float" office:value="11.74143" calcext:value-type="float">
            <text:p>11.74143</text:p>
          </table:table-cell>
          <table:table-cell table:formula="of:=OFFSET([.$G13];[.M$1]*19;0;1)" office:value-type="float" office:value="11.74143" calcext:value-type="float">
            <text:p>11.74143</text:p>
          </table:table-cell>
          <table:table-cell table:formula="of:=OFFSET([.$G13];[.N$1]*19;0;1)" office:value-type="float" office:value="11.74143" calcext:value-type="float">
            <text:p>11.74143</text:p>
          </table:table-cell>
          <table:table-cell table:formula="of:=OFFSET([.$G13];[.O$1]*19;0;1)" office:value-type="float" office:value="11.74143" calcext:value-type="float">
            <text:p>11.74143</text:p>
          </table:table-cell>
          <table:table-cell table:formula="of:=OFFSET([.$G13];[.P$1]*19;0;1)" office:value-type="float" office:value="568.322205" calcext:value-type="float">
            <text:p>568.322205</text:p>
          </table:table-cell>
          <table:table-cell table:formula="of:=OFFSET([.$G13];[.Q$1]*19;0;1)" office:value-type="float" office:value="11.913389" calcext:value-type="float">
            <text:p>11.913389</text:p>
          </table:table-cell>
          <table:table-cell table:formula="of:=OFFSET([.$G13];[.R$1]*19;0;1)" office:value-type="float" office:value="12.010684" calcext:value-type="float">
            <text:p>12.010684</text:p>
          </table:table-cell>
          <table:table-cell table:formula="of:=OFFSET([.$G13];[.S$1]*19;0;1)" office:value-type="float" office:value="12.141845" calcext:value-type="float">
            <text:p>12.141845</text:p>
          </table:table-cell>
          <table:table-cell table:formula="of:=OFFSET([.$G13];[.T$1]*19;0;1)" office:value-type="float" office:value="11.659949" calcext:value-type="float">
            <text:p>11.659949</text:p>
          </table:table-cell>
          <table:table-cell table:formula="of:=OFFSET([.$G13];[.U$1]*19;0;1)" office:value-type="float" office:value="12.431095" calcext:value-type="float">
            <text:p>12.431095</text:p>
          </table:table-cell>
          <table:table-cell table:formula="of:=OFFSET([.$G13];[.V$1]*19;0;1)" office:value-type="float" office:value="11.850547" calcext:value-type="float">
            <text:p>11.850547</text:p>
          </table:table-cell>
          <table:table-cell table:formula="of:=OFFSET([.$G13];[.W$1]*19;0;1)" office:value-type="float" office:value="12.497272" calcext:value-type="float">
            <text:p>12.497272</text:p>
          </table:table-cell>
          <table:table-cell table:formula="of:=OFFSET([.$G13];[.X$1]*19;0;1)" office:value-type="float" office:value="11.659895" calcext:value-type="float">
            <text:p>11.659895</text:p>
          </table:table-cell>
          <table:table-cell table:formula="of:=OFFSET([.$G13];[.Y$1]*19;0;1)" office:value-type="float" office:value="11.615093" calcext:value-type="float">
            <text:p>11.615093</text:p>
          </table:table-cell>
          <table:table-cell table:formula="of:=OFFSET([.$G13];[.Z$1]*19;0;1)" office:value-type="float" office:value="13.789453" calcext:value-type="float">
            <text:p>13.789453</text:p>
          </table:table-cell>
          <table:table-cell table:formula="of:=OFFSET([.$G13];[.AA$1]*19;0;1)" office:value-type="float" office:value="8.730929" calcext:value-type="float">
            <text:p>8.730929</text:p>
          </table:table-cell>
          <table:table-cell table:formula="of:=OFFSET([.$G13];[.AB$1]*19;0;1)" office:value-type="float" office:value="8.815997" calcext:value-type="float">
            <text:p>8.815997</text:p>
          </table:table-cell>
          <table:table-cell table:formula="of:=OFFSET([.$G13];[.AC$1]*19;0;1)" office:value-type="float" office:value="16.666733" calcext:value-type="float">
            <text:p>16.666733</text:p>
          </table:table-cell>
          <table:table-cell table:formula="of:=OFFSET([.$G13];[.AD$1]*19;0;1)" office:value-type="string" office:string-value="TTC Camera" calcext:value-type="string">
            <text:p>TTC Camera</text:p>
          </table:table-cell>
          <table:table-cell table:formula="of:=OFFSET([.$G13];[.AE$1]*19;0;1)" office:value-type="float" office:value="15.703964" calcext:value-type="float">
            <text:p>15.703964</text:p>
          </table:table-cell>
          <table:table-cell table:formula="of:=OFFSET([.$G13];[.AF$1]*19;0;1)" office:value-type="float" office:value="15.045547" calcext:value-type="float">
            <text:p>15.045547</text:p>
          </table:table-cell>
          <table:table-cell table:formula="of:=OFFSET([.$G13];[.AG$1]*19;0;1)" office:value-type="float" office:value="14.983336" calcext:value-type="float">
            <text:p>14.983336</text:p>
          </table:table-cell>
          <table:table-cell table:formula="of:=OFFSET([.$G13];[.AH$1]*19;0;1)" office:value-type="float" office:value="14.064105" calcext:value-type="float">
            <text:p>14.064105</text:p>
          </table:table-cell>
          <table:table-cell table:formula="of:=OFFSET([.$G13];[.AI$1]*19;0;1)" office:value-type="float" office:value="14.156474" calcext:value-type="float">
            <text:p>14.156474</text:p>
          </table:table-cell>
          <table:table-cell table:formula="of:=OFFSET([.$G13];[.AJ$1]*19;0;1)" office:value-type="float" office:value="14.595597" calcext:value-type="float">
            <text:p>14.595597</text:p>
          </table:table-cell>
          <table:table-cell table:formula="of:=OFFSET([.$G13];[.AK$1]*19;0;1)" office:value-type="float" office:value="13.053436" calcext:value-type="float">
            <text:p>13.053436</text:p>
          </table:table-cell>
          <table:table-cell table:formula="of:=OFFSET([.$G13];[.AL$1]*19;0;1)" office:value-type="float" office:value="13.08084" calcext:value-type="float">
            <text:p>13.08084</text:p>
          </table:table-cell>
          <table:table-cell table:formula="of:=OFFSET([.$G13];[.AM$1]*19;0;1)" office:value-type="float" office:value="13.60435" calcext:value-type="float">
            <text:p>13.60435</text:p>
          </table:table-cell>
          <table:table-cell table:formula="of:=OFFSET([.$G13];[.AN$1]*19;0;1)" office:value-type="float" office:value="12.572196" calcext:value-type="float">
            <text:p>12.572196</text:p>
          </table:table-cell>
          <table:table-cell table:formula="of:=OFFSET([.$G13];[.AO$1]*19;0;1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52406" calcext:value-type="float">
            <text:p>11.652406</text:p>
          </table:table-cell>
          <table:table-cell table:formula="of:=OFFSET([.$G14];[.H$1]*19;0;1)" office:value-type="float" office:value="11.682327" calcext:value-type="float">
            <text:p>11.682327</text:p>
          </table:table-cell>
          <table:table-cell table:formula="of:=OFFSET([.$G14];[.I$1]*19;0;1)" office:value-type="float" office:value="11.535638" calcext:value-type="float">
            <text:p>11.535638</text:p>
          </table:table-cell>
          <table:table-cell table:formula="of:=OFFSET([.$G14];[.J$1]*19;0;1)" office:value-type="float" office:value="11.641308" calcext:value-type="float">
            <text:p>11.641308</text:p>
          </table:table-cell>
          <table:table-cell table:formula="of:=OFFSET([.$G14];[.K$1]*19;0;1)" office:value-type="float" office:value="11.764227" calcext:value-type="float">
            <text:p>11.764227</text:p>
          </table:table-cell>
          <table:table-cell table:formula="of:=OFFSET([.$G14];[.L$1]*19;0;1)" office:value-type="float" office:value="11.694809" calcext:value-type="float">
            <text:p>11.694809</text:p>
          </table:table-cell>
          <table:table-cell table:formula="of:=OFFSET([.$G14];[.M$1]*19;0;1)" office:value-type="float" office:value="11.694809" calcext:value-type="float">
            <text:p>11.694809</text:p>
          </table:table-cell>
          <table:table-cell table:formula="of:=OFFSET([.$G14];[.N$1]*19;0;1)" office:value-type="float" office:value="11.694809" calcext:value-type="float">
            <text:p>11.694809</text:p>
          </table:table-cell>
          <table:table-cell table:formula="of:=OFFSET([.$G14];[.O$1]*19;0;1)" office:value-type="float" office:value="11.694809" calcext:value-type="float">
            <text:p>11.694809</text:p>
          </table:table-cell>
          <table:table-cell table:formula="of:=OFFSET([.$G14];[.P$1]*19;0;1)" office:value-type="float" office:value="5.660966" calcext:value-type="float">
            <text:p>5.660966</text:p>
          </table:table-cell>
          <table:table-cell table:formula="of:=OFFSET([.$G14];[.Q$1]*19;0;1)" office:value-type="float" office:value="11.348694" calcext:value-type="float">
            <text:p>11.348694</text:p>
          </table:table-cell>
          <table:table-cell table:formula="of:=OFFSET([.$G14];[.R$1]*19;0;1)" office:value-type="float" office:value="11.703404" calcext:value-type="float">
            <text:p>11.703404</text:p>
          </table:table-cell>
          <table:table-cell table:formula="of:=OFFSET([.$G14];[.S$1]*19;0;1)" office:value-type="float" office:value="11.296107" calcext:value-type="float">
            <text:p>11.296107</text:p>
          </table:table-cell>
          <table:table-cell table:formula="of:=OFFSET([.$G14];[.T$1]*19;0;1)" office:value-type="float" office:value="11.348694" calcext:value-type="float">
            <text:p>11.348694</text:p>
          </table:table-cell>
          <table:table-cell table:formula="of:=OFFSET([.$G14];[.U$1]*19;0;1)" office:value-type="float" office:value="11.681511" calcext:value-type="float">
            <text:p>11.681511</text:p>
          </table:table-cell>
          <table:table-cell table:formula="of:=OFFSET([.$G14];[.V$1]*19;0;1)" office:value-type="float" office:value="12.037588" calcext:value-type="float">
            <text:p>12.037588</text:p>
          </table:table-cell>
          <table:table-cell table:formula="of:=OFFSET([.$G14];[.W$1]*19;0;1)" office:value-type="float" office:value="11.494064" calcext:value-type="float">
            <text:p>11.494064</text:p>
          </table:table-cell>
          <table:table-cell table:formula="of:=OFFSET([.$G14];[.X$1]*19;0;1)" office:value-type="float" office:value="12.568548" calcext:value-type="float">
            <text:p>12.568548</text:p>
          </table:table-cell>
          <table:table-cell table:formula="of:=OFFSET([.$G14];[.Y$1]*19;0;1)" office:value-type="float" office:value="11.253482" calcext:value-type="float">
            <text:p>11.253482</text:p>
          </table:table-cell>
          <table:table-cell table:formula="of:=OFFSET([.$G14];[.Z$1]*19;0;1)" office:value-type="float" office:value="10.426113" calcext:value-type="float">
            <text:p>10.426113</text:p>
          </table:table-cell>
          <table:table-cell table:formula="of:=OFFSET([.$G14];[.AA$1]*19;0;1)" office:value-type="float" office:value="13.276519" calcext:value-type="float">
            <text:p>13.276519</text:p>
          </table:table-cell>
          <table:table-cell table:formula="of:=OFFSET([.$G14];[.AB$1]*19;0;1)" office:value-type="float" office:value="10.953072" calcext:value-type="float">
            <text:p>10.953072</text:p>
          </table:table-cell>
          <table:table-cell table:formula="of:=OFFSET([.$G14];[.AC$1]*19;0;1)" office:value-type="float" office:value="30.268522" calcext:value-type="float">
            <text:p>30.268522</text:p>
          </table:table-cell>
          <table:table-cell table:formula="of:=OFFSET([.$G14];[.AD$1]*19;0;1)" office:value-type="float" office:value="14.858694" calcext:value-type="float">
            <text:p>14.858694</text:p>
          </table:table-cell>
          <table:table-cell table:formula="of:=OFFSET([.$G14];[.AE$1]*19;0;1)" office:value-type="float" office:value="13.365882" calcext:value-type="float">
            <text:p>13.365882</text:p>
          </table:table-cell>
          <table:table-cell table:formula="of:=OFFSET([.$G14];[.AF$1]*19;0;1)" office:value-type="float" office:value="13.884983" calcext:value-type="float">
            <text:p>13.884983</text:p>
          </table:table-cell>
          <table:table-cell table:formula="of:=OFFSET([.$G14];[.AG$1]*19;0;1)" office:value-type="float" office:value="13.142287" calcext:value-type="float">
            <text:p>13.142287</text:p>
          </table:table-cell>
          <table:table-cell table:formula="of:=OFFSET([.$G14];[.AH$1]*19;0;1)" office:value-type="float" office:value="14.105344" calcext:value-type="float">
            <text:p>14.105344</text:p>
          </table:table-cell>
          <table:table-cell table:formula="of:=OFFSET([.$G14];[.AI$1]*19;0;1)" office:value-type="float" office:value="12.928169" calcext:value-type="float">
            <text:p>12.928169</text:p>
          </table:table-cell>
          <table:table-cell table:formula="of:=OFFSET([.$G14];[.AJ$1]*19;0;1)" office:value-type="float" office:value="13.15259" calcext:value-type="float">
            <text:p>13.15259</text:p>
          </table:table-cell>
          <table:table-cell table:formula="of:=OFFSET([.$G14];[.AK$1]*19;0;1)" office:value-type="float" office:value="13.610267" calcext:value-type="float">
            <text:p>13.610267</text:p>
          </table:table-cell>
          <table:table-cell table:formula="of:=OFFSET([.$G14];[.AL$1]*19;0;1)" office:value-type="float" office:value="15.088081" calcext:value-type="float">
            <text:p>15.088081</text:p>
          </table:table-cell>
          <table:table-cell table:formula="of:=OFFSET([.$G14];[.AM$1]*19;0;1)" office:value-type="float" office:value="13.542345" calcext:value-type="float">
            <text:p>13.542345</text:p>
          </table:table-cell>
          <table:table-cell table:formula="of:=OFFSET([.$G14];[.AN$1]*19;0;1)" office:value-type="float" office:value="12.647993" calcext:value-type="float">
            <text:p>12.647993</text:p>
          </table:table-cell>
          <table:table-cell table:formula="of:=OFFSET([.$G14];[.AO$1]*19;0;1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724344" calcext:value-type="float">
            <text:p>11.724344</text:p>
          </table:table-cell>
          <table:table-cell table:formula="of:=OFFSET([.$G15];[.H$1]*19;0;1)" office:value-type="float" office:value="12.020504" calcext:value-type="float">
            <text:p>12.020504</text:p>
          </table:table-cell>
          <table:table-cell table:formula="of:=OFFSET([.$G15];[.I$1]*19;0;1)" office:value-type="float" office:value="12.360723" calcext:value-type="float">
            <text:p>12.360723</text:p>
          </table:table-cell>
          <table:table-cell table:formula="of:=OFFSET([.$G15];[.J$1]*19;0;1)" office:value-type="float" office:value="12.343584" calcext:value-type="float">
            <text:p>12.343584</text:p>
          </table:table-cell>
          <table:table-cell table:formula="of:=OFFSET([.$G15];[.K$1]*19;0;1)" office:value-type="float" office:value="11.926344" calcext:value-type="float">
            <text:p>11.926344</text:p>
          </table:table-cell>
          <table:table-cell table:formula="of:=OFFSET([.$G15];[.L$1]*19;0;1)" office:value-type="float" office:value="568.322205" calcext:value-type="float">
            <text:p>568.322205</text:p>
          </table:table-cell>
          <table:table-cell table:formula="of:=OFFSET([.$G15];[.M$1]*19;0;1)" office:value-type="float" office:value="13.432725" calcext:value-type="float">
            <text:p>13.432725</text:p>
          </table:table-cell>
          <table:table-cell table:formula="of:=OFFSET([.$G15];[.N$1]*19;0;1)" office:value-type="float" office:value="568.322205" calcext:value-type="float">
            <text:p>568.322205</text:p>
          </table:table-cell>
          <table:table-cell table:formula="of:=OFFSET([.$G15];[.O$1]*19;0;1)" office:value-type="float" office:value="13.432725" calcext:value-type="float">
            <text:p>13.432725</text:p>
          </table:table-cell>
          <table:table-cell table:formula="of:=OFFSET([.$G15];[.P$1]*19;0;1)" office:value-type="float" office:value="-13.626283" calcext:value-type="float">
            <text:p>-13.626283</text:p>
          </table:table-cell>
          <table:table-cell table:formula="of:=OFFSET([.$G15];[.Q$1]*19;0;1)" office:value-type="float" office:value="11.40786" calcext:value-type="float">
            <text:p>11.40786</text:p>
          </table:table-cell>
          <table:table-cell table:formula="of:=OFFSET([.$G15];[.R$1]*19;0;1)" office:value-type="float" office:value="11.607725" calcext:value-type="float">
            <text:p>11.607725</text:p>
          </table:table-cell>
          <table:table-cell table:formula="of:=OFFSET([.$G15];[.S$1]*19;0;1)" office:value-type="float" office:value="10.504631" calcext:value-type="float">
            <text:p>10.504631</text:p>
          </table:table-cell>
          <table:table-cell table:formula="of:=OFFSET([.$G15];[.T$1]*19;0;1)" office:value-type="float" office:value="11.02964" calcext:value-type="float">
            <text:p>11.02964</text:p>
          </table:table-cell>
          <table:table-cell table:formula="of:=OFFSET([.$G15];[.U$1]*19;0;1)" office:value-type="float" office:value="11.520895" calcext:value-type="float">
            <text:p>11.520895</text:p>
          </table:table-cell>
          <table:table-cell table:formula="of:=OFFSET([.$G15];[.V$1]*19;0;1)" office:value-type="float" office:value="12.600051" calcext:value-type="float">
            <text:p>12.600051</text:p>
          </table:table-cell>
          <table:table-cell table:formula="of:=OFFSET([.$G15];[.W$1]*19;0;1)" office:value-type="float" office:value="11.216074" calcext:value-type="float">
            <text:p>11.216074</text:p>
          </table:table-cell>
          <table:table-cell table:formula="of:=OFFSET([.$G15];[.X$1]*19;0;1)" office:value-type="float" office:value="11.296961" calcext:value-type="float">
            <text:p>11.296961</text:p>
          </table:table-cell>
          <table:table-cell table:formula="of:=OFFSET([.$G15];[.Y$1]*19;0;1)" office:value-type="float" office:value="12.868649" calcext:value-type="float">
            <text:p>12.868649</text:p>
          </table:table-cell>
          <table:table-cell table:formula="of:=OFFSET([.$G15];[.Z$1]*19;0;1)" office:value-type="float" office:value="14.19566" calcext:value-type="float">
            <text:p>14.19566</text:p>
          </table:table-cell>
          <table:table-cell table:formula="of:=OFFSET([.$G15];[.AA$1]*19;0;1)" office:value-type="float" office:value="12.372025" calcext:value-type="float">
            <text:p>12.372025</text:p>
          </table:table-cell>
          <table:table-cell table:formula="of:=OFFSET([.$G15];[.AB$1]*19;0;1)" office:value-type="float" office:value="14.368313" calcext:value-type="float">
            <text:p>14.368313</text:p>
          </table:table-cell>
          <table:table-cell table:formula="of:=OFFSET([.$G15];[.AC$1]*19;0;1)" office:value-type="string" office:string-value="TTC Camera" calcext:value-type="string">
            <text:p>TTC Camera</text:p>
          </table:table-cell>
          <table:table-cell table:formula="of:=OFFSET([.$G15];[.AD$1]*19;0;1)" office:value-type="float" office:value="10.708784" calcext:value-type="float">
            <text:p>10.708784</text:p>
          </table:table-cell>
          <table:table-cell table:formula="of:=OFFSET([.$G15];[.AE$1]*19;0;1)" office:value-type="float" office:value="14.750855" calcext:value-type="float">
            <text:p>14.750855</text:p>
          </table:table-cell>
          <table:table-cell table:formula="of:=OFFSET([.$G15];[.AF$1]*19;0;1)" office:value-type="float" office:value="13.848221" calcext:value-type="float">
            <text:p>13.848221</text:p>
          </table:table-cell>
          <table:table-cell table:formula="of:=OFFSET([.$G15];[.AG$1]*19;0;1)" office:value-type="float" office:value="14.555624" calcext:value-type="float">
            <text:p>14.555624</text:p>
          </table:table-cell>
          <table:table-cell table:formula="of:=OFFSET([.$G15];[.AH$1]*19;0;1)" office:value-type="float" office:value="14.036042" calcext:value-type="float">
            <text:p>14.036042</text:p>
          </table:table-cell>
          <table:table-cell table:formula="of:=OFFSET([.$G15];[.AI$1]*19;0;1)" office:value-type="float" office:value="14.248959" calcext:value-type="float">
            <text:p>14.248959</text:p>
          </table:table-cell>
          <table:table-cell table:formula="of:=OFFSET([.$G15];[.AJ$1]*19;0;1)" office:value-type="float" office:value="14.224663" calcext:value-type="float">
            <text:p>14.224663</text:p>
          </table:table-cell>
          <table:table-cell table:formula="of:=OFFSET([.$G15];[.AK$1]*19;0;1)" office:value-type="float" office:value="21.563253" calcext:value-type="float">
            <text:p>21.563253</text:p>
          </table:table-cell>
          <table:table-cell table:formula="of:=OFFSET([.$G15];[.AL$1]*19;0;1)" office:value-type="float" office:value="21.258871" calcext:value-type="float">
            <text:p>21.258871</text:p>
          </table:table-cell>
          <table:table-cell table:formula="of:=OFFSET([.$G15];[.AM$1]*19;0;1)" office:value-type="float" office:value="20.514344" calcext:value-type="float">
            <text:p>20.514344</text:p>
          </table:table-cell>
          <table:table-cell table:formula="of:=OFFSET([.$G15];[.AN$1]*19;0;1)" office:value-type="float" office:value="19.677921" calcext:value-type="float">
            <text:p>19.677921</text:p>
          </table:table-cell>
          <table:table-cell table:formula="of:=OFFSET([.$G15];[.AO$1]*19;0;1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506854" calcext:value-type="float">
            <text:p>11.506854</text:p>
          </table:table-cell>
          <table:table-cell table:formula="of:=OFFSET([.$G16];[.H$1]*19;0;1)" office:value-type="float" office:value="11.506854" calcext:value-type="float">
            <text:p>11.506854</text:p>
          </table:table-cell>
          <table:table-cell table:formula="of:=OFFSET([.$G16];[.I$1]*19;0;1)" office:value-type="float" office:value="11.545012" calcext:value-type="float">
            <text:p>11.545012</text:p>
          </table:table-cell>
          <table:table-cell table:formula="of:=OFFSET([.$G16];[.J$1]*19;0;1)" office:value-type="float" office:value="11.538407" calcext:value-type="float">
            <text:p>11.538407</text:p>
          </table:table-cell>
          <table:table-cell table:formula="of:=OFFSET([.$G16];[.K$1]*19;0;1)" office:value-type="float" office:value="11.531169" calcext:value-type="float">
            <text:p>11.531169</text:p>
          </table:table-cell>
          <table:table-cell table:formula="of:=OFFSET([.$G16];[.L$1]*19;0;1)" office:value-type="float" office:value="7.721444" calcext:value-type="float">
            <text:p>7.721444</text:p>
          </table:table-cell>
          <table:table-cell table:formula="of:=OFFSET([.$G16];[.M$1]*19;0;1)" office:value-type="float" office:value="5.606097" calcext:value-type="float">
            <text:p>5.606097</text:p>
          </table:table-cell>
          <table:table-cell table:formula="of:=OFFSET([.$G16];[.N$1]*19;0;1)" office:value-type="float" office:value="5.660966" calcext:value-type="float">
            <text:p>5.660966</text:p>
          </table:table-cell>
          <table:table-cell table:formula="of:=OFFSET([.$G16];[.O$1]*19;0;1)" office:value-type="float" office:value="12.287985" calcext:value-type="float">
            <text:p>12.287985</text:p>
          </table:table-cell>
          <table:table-cell table:formula="of:=OFFSET([.$G16];[.P$1]*19;0;1)" office:value-type="float" office:value="6.717055" calcext:value-type="float">
            <text:p>6.717055</text:p>
          </table:table-cell>
          <table:table-cell table:formula="of:=OFFSET([.$G16];[.Q$1]*19;0;1)" office:value-type="float" office:value="12.25656" calcext:value-type="float">
            <text:p>12.25656</text:p>
          </table:table-cell>
          <table:table-cell table:formula="of:=OFFSET([.$G16];[.R$1]*19;0;1)" office:value-type="float" office:value="11.866811" calcext:value-type="float">
            <text:p>11.866811</text:p>
          </table:table-cell>
          <table:table-cell table:formula="of:=OFFSET([.$G16];[.S$1]*19;0;1)" office:value-type="float" office:value="11.800844" calcext:value-type="float">
            <text:p>11.800844</text:p>
          </table:table-cell>
          <table:table-cell table:formula="of:=OFFSET([.$G16];[.T$1]*19;0;1)" office:value-type="float" office:value="11.919055" calcext:value-type="float">
            <text:p>11.919055</text:p>
          </table:table-cell>
          <table:table-cell table:formula="of:=OFFSET([.$G16];[.U$1]*19;0;1)" office:value-type="float" office:value="11.698883" calcext:value-type="float">
            <text:p>11.698883</text:p>
          </table:table-cell>
          <table:table-cell table:formula="of:=OFFSET([.$G16];[.V$1]*19;0;1)" office:value-type="float" office:value="11.296855" calcext:value-type="float">
            <text:p>11.296855</text:p>
          </table:table-cell>
          <table:table-cell table:formula="of:=OFFSET([.$G16];[.W$1]*19;0;1)" office:value-type="float" office:value="12.120775" calcext:value-type="float">
            <text:p>12.120775</text:p>
          </table:table-cell>
          <table:table-cell table:formula="of:=OFFSET([.$G16];[.X$1]*19;0;1)" office:value-type="float" office:value="11.447521" calcext:value-type="float">
            <text:p>11.447521</text:p>
          </table:table-cell>
          <table:table-cell table:formula="of:=OFFSET([.$G16];[.Y$1]*19;0;1)" office:value-type="float" office:value="10.278343" calcext:value-type="float">
            <text:p>10.278343</text:p>
          </table:table-cell>
          <table:table-cell table:formula="of:=OFFSET([.$G16];[.Z$1]*19;0;1)" office:value-type="float" office:value="10.712561" calcext:value-type="float">
            <text:p>10.712561</text:p>
          </table:table-cell>
          <table:table-cell table:formula="of:=OFFSET([.$G16];[.AA$1]*19;0;1)" office:value-type="float" office:value="25.011807" calcext:value-type="float">
            <text:p>25.011807</text:p>
          </table:table-cell>
          <table:table-cell table:formula="of:=OFFSET([.$G16];[.AB$1]*19;0;1)" office:value-type="float" office:value="19.73792" calcext:value-type="float">
            <text:p>19.73792</text:p>
          </table:table-cell>
          <table:table-cell table:formula="of:=OFFSET([.$G16];[.AC$1]*19;0;1)" office:value-type="float" office:value="12.207445" calcext:value-type="float">
            <text:p>12.207445</text:p>
          </table:table-cell>
          <table:table-cell table:formula="of:=OFFSET([.$G16];[.AD$1]*19;0;1)" office:value-type="float" office:value="12.357759" calcext:value-type="float">
            <text:p>12.357759</text:p>
          </table:table-cell>
          <table:table-cell table:formula="of:=OFFSET([.$G16];[.AE$1]*19;0;1)" office:value-type="float" office:value="14.792057" calcext:value-type="float">
            <text:p>14.792057</text:p>
          </table:table-cell>
          <table:table-cell table:formula="of:=OFFSET([.$G16];[.AF$1]*19;0;1)" office:value-type="float" office:value="15.128245" calcext:value-type="float">
            <text:p>15.128245</text:p>
          </table:table-cell>
          <table:table-cell table:formula="of:=OFFSET([.$G16];[.AG$1]*19;0;1)" office:value-type="float" office:value="15.518271" calcext:value-type="float">
            <text:p>15.518271</text:p>
          </table:table-cell>
          <table:table-cell table:formula="of:=OFFSET([.$G16];[.AH$1]*19;0;1)" office:value-type="float" office:value="15.892261" calcext:value-type="float">
            <text:p>15.892261</text:p>
          </table:table-cell>
          <table:table-cell table:formula="of:=OFFSET([.$G16];[.AI$1]*19;0;1)" office:value-type="float" office:value="16.462302" calcext:value-type="float">
            <text:p>16.462302</text:p>
          </table:table-cell>
          <table:table-cell table:formula="of:=OFFSET([.$G16];[.AJ$1]*19;0;1)" office:value-type="float" office:value="16.387387" calcext:value-type="float">
            <text:p>16.387387</text:p>
          </table:table-cell>
          <table:table-cell table:formula="of:=OFFSET([.$G16];[.AK$1]*19;0;1)" office:value-type="float" office:value="14.989512" calcext:value-type="float">
            <text:p>14.989512</text:p>
          </table:table-cell>
          <table:table-cell table:formula="of:=OFFSET([.$G16];[.AL$1]*19;0;1)" office:value-type="float" office:value="13.219568" calcext:value-type="float">
            <text:p>13.219568</text:p>
          </table:table-cell>
          <table:table-cell table:formula="of:=OFFSET([.$G16];[.AM$1]*19;0;1)" office:value-type="float" office:value="13.703413" calcext:value-type="float">
            <text:p>13.703413</text:p>
          </table:table-cell>
          <table:table-cell table:formula="of:=OFFSET([.$G16];[.AN$1]*19;0;1)" office:value-type="float" office:value="13.033776" calcext:value-type="float">
            <text:p>13.033776</text:p>
          </table:table-cell>
          <table:table-cell table:formula="of:=OFFSET([.$G16];[.AO$1]*19;0;1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9.337846" calcext:value-type="float">
            <text:p>9.337846</text:p>
          </table:table-cell>
          <table:table-cell table:formula="of:=OFFSET([.$G17];[.H$1]*19;0;1)" office:value-type="float" office:value="12.200816" calcext:value-type="float">
            <text:p>12.200816</text:p>
          </table:table-cell>
          <table:table-cell table:formula="of:=OFFSET([.$G17];[.I$1]*19;0;1)" office:value-type="float" office:value="10.259178" calcext:value-type="float">
            <text:p>10.259178</text:p>
          </table:table-cell>
          <table:table-cell table:formula="of:=OFFSET([.$G17];[.J$1]*19;0;1)" office:value-type="float" office:value="10.296963" calcext:value-type="float">
            <text:p>10.296963</text:p>
          </table:table-cell>
          <table:table-cell table:formula="of:=OFFSET([.$G17];[.K$1]*19;0;1)" office:value-type="float" office:value="11.804138" calcext:value-type="float">
            <text:p>11.804138</text:p>
          </table:table-cell>
          <table:table-cell table:formula="of:=OFFSET([.$G17];[.L$1]*19;0;1)" office:value-type="float" office:value="-12.639044" calcext:value-type="float">
            <text:p>-12.639044</text:p>
          </table:table-cell>
          <table:table-cell table:formula="of:=OFFSET([.$G17];[.M$1]*19;0;1)" office:value-type="float" office:value="-13.626283" calcext:value-type="float">
            <text:p>-13.626283</text:p>
          </table:table-cell>
          <table:table-cell table:formula="of:=OFFSET([.$G17];[.N$1]*19;0;1)" office:value-type="float" office:value="-13.626283" calcext:value-type="float">
            <text:p>-13.626283</text:p>
          </table:table-cell>
          <table:table-cell table:formula="of:=OFFSET([.$G17];[.O$1]*19;0;1)" office:value-type="float" office:value="-25.278089" calcext:value-type="float">
            <text:p>-25.278089</text:p>
          </table:table-cell>
          <table:table-cell table:formula="of:=OFFSET([.$G17];[.P$1]*19;0;1)" office:value-type="float" office:value="12.584845" calcext:value-type="float">
            <text:p>12.584845</text:p>
          </table:table-cell>
          <table:table-cell table:formula="of:=OFFSET([.$G17];[.Q$1]*19;0;1)" office:value-type="float" office:value="9.293304" calcext:value-type="float">
            <text:p>9.293304</text:p>
          </table:table-cell>
          <table:table-cell table:formula="of:=OFFSET([.$G17];[.R$1]*19;0;1)" office:value-type="float" office:value="7.965885" calcext:value-type="float">
            <text:p>7.965885</text:p>
          </table:table-cell>
          <table:table-cell table:formula="of:=OFFSET([.$G17];[.S$1]*19;0;1)" office:value-type="float" office:value="9.894525" calcext:value-type="float">
            <text:p>9.894525</text:p>
          </table:table-cell>
          <table:table-cell table:formula="of:=OFFSET([.$G17];[.T$1]*19;0;1)" office:value-type="float" office:value="8.668572" calcext:value-type="float">
            <text:p>8.668572</text:p>
          </table:table-cell>
          <table:table-cell table:formula="of:=OFFSET([.$G17];[.U$1]*19;0;1)" office:value-type="float" office:value="7.651772" calcext:value-type="float">
            <text:p>7.651772</text:p>
          </table:table-cell>
          <table:table-cell table:formula="of:=OFFSET([.$G17];[.V$1]*19;0;1)" office:value-type="float" office:value="9.287204" calcext:value-type="float">
            <text:p>9.287204</text:p>
          </table:table-cell>
          <table:table-cell table:formula="of:=OFFSET([.$G17];[.W$1]*19;0;1)" office:value-type="float" office:value="11.460935" calcext:value-type="float">
            <text:p>11.460935</text:p>
          </table:table-cell>
          <table:table-cell table:formula="of:=OFFSET([.$G17];[.X$1]*19;0;1)" office:value-type="float" office:value="10.359263" calcext:value-type="float">
            <text:p>10.359263</text:p>
          </table:table-cell>
          <table:table-cell table:formula="of:=OFFSET([.$G17];[.Y$1]*19;0;1)" office:value-type="float" office:value="9.266818" calcext:value-type="float">
            <text:p>9.266818</text:p>
          </table:table-cell>
          <table:table-cell table:formula="of:=OFFSET([.$G17];[.Z$1]*19;0;1)" office:value-type="float" office:value="10.213965" calcext:value-type="float">
            <text:p>10.213965</text:p>
          </table:table-cell>
          <table:table-cell table:formula="of:=OFFSET([.$G17];[.AA$1]*19;0;1)" office:value-type="string" office:string-value="TTC Camera" calcext:value-type="string">
            <text:p>TTC Camera</text:p>
          </table:table-cell>
          <table:table-cell table:formula="of:=OFFSET([.$G17];[.AB$1]*19;0;1)" office:value-type="string" office:string-value="TTC Camera" calcext:value-type="string">
            <text:p>TTC Camera</text:p>
          </table:table-cell>
          <table:table-cell table:formula="of:=OFFSET([.$G17];[.AC$1]*19;0;1)" office:value-type="float" office:value="20.12059" calcext:value-type="float">
            <text:p>20.12059</text:p>
          </table:table-cell>
          <table:table-cell table:formula="of:=OFFSET([.$G17];[.AD$1]*19;0;1)" office:value-type="string" office:string-value="-inf" calcext:value-type="string">
            <text:p>-inf</text:p>
          </table:table-cell>
          <table:table-cell table:formula="of:=OFFSET([.$G17];[.AE$1]*19;0;1)" office:value-type="float" office:value="14.708415" calcext:value-type="float">
            <text:p>14.708415</text:p>
          </table:table-cell>
          <table:table-cell table:formula="of:=OFFSET([.$G17];[.AF$1]*19;0;1)" office:value-type="float" office:value="13.877798" calcext:value-type="float">
            <text:p>13.877798</text:p>
          </table:table-cell>
          <table:table-cell table:formula="of:=OFFSET([.$G17];[.AG$1]*19;0;1)" office:value-type="float" office:value="13.873408" calcext:value-type="float">
            <text:p>13.873408</text:p>
          </table:table-cell>
          <table:table-cell table:formula="of:=OFFSET([.$G17];[.AH$1]*19;0;1)" office:value-type="float" office:value="14.445457" calcext:value-type="float">
            <text:p>14.445457</text:p>
          </table:table-cell>
          <table:table-cell table:formula="of:=OFFSET([.$G17];[.AI$1]*19;0;1)" office:value-type="float" office:value="13.840806" calcext:value-type="float">
            <text:p>13.840806</text:p>
          </table:table-cell>
          <table:table-cell table:formula="of:=OFFSET([.$G17];[.AJ$1]*19;0;1)" office:value-type="float" office:value="13.9616" calcext:value-type="float">
            <text:p>13.9616</text:p>
          </table:table-cell>
          <table:table-cell table:formula="of:=OFFSET([.$G17];[.AK$1]*19;0;1)" office:value-type="float" office:value="12.042294" calcext:value-type="float">
            <text:p>12.042294</text:p>
          </table:table-cell>
          <table:table-cell table:formula="of:=OFFSET([.$G17];[.AL$1]*19;0;1)" office:value-type="float" office:value="11.966614" calcext:value-type="float">
            <text:p>11.966614</text:p>
          </table:table-cell>
          <table:table-cell table:formula="of:=OFFSET([.$G17];[.AM$1]*19;0;1)" office:value-type="float" office:value="12.042294" calcext:value-type="float">
            <text:p>12.042294</text:p>
          </table:table-cell>
          <table:table-cell table:formula="of:=OFFSET([.$G17];[.AN$1]*19;0;1)" office:value-type="float" office:value="11.118529" calcext:value-type="float">
            <text:p>11.118529</text:p>
          </table:table-cell>
          <table:table-cell table:formula="of:=OFFSET([.$G17];[.AO$1]*19;0;1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716109" calcext:value-type="float">
            <text:p>10.716109</text:p>
          </table:table-cell>
          <table:table-cell table:formula="of:=OFFSET([.$G18];[.H$1]*19;0;1)" office:value-type="float" office:value="10.721194" calcext:value-type="float">
            <text:p>10.721194</text:p>
          </table:table-cell>
          <table:table-cell table:formula="of:=OFFSET([.$G18];[.I$1]*19;0;1)" office:value-type="float" office:value="11.15842" calcext:value-type="float">
            <text:p>11.15842</text:p>
          </table:table-cell>
          <table:table-cell table:formula="of:=OFFSET([.$G18];[.J$1]*19;0;1)" office:value-type="float" office:value="10.937204" calcext:value-type="float">
            <text:p>10.937204</text:p>
          </table:table-cell>
          <table:table-cell table:formula="of:=OFFSET([.$G18];[.K$1]*19;0;1)" office:value-type="float" office:value="11.557803" calcext:value-type="float">
            <text:p>11.557803</text:p>
          </table:table-cell>
          <table:table-cell table:formula="of:=OFFSET([.$G18];[.L$1]*19;0;1)" office:value-type="float" office:value="6.657258" calcext:value-type="float">
            <text:p>6.657258</text:p>
          </table:table-cell>
          <table:table-cell table:formula="of:=OFFSET([.$G18];[.M$1]*19;0;1)" office:value-type="float" office:value="6.717055" calcext:value-type="float">
            <text:p>6.717055</text:p>
          </table:table-cell>
          <table:table-cell table:formula="of:=OFFSET([.$G18];[.N$1]*19;0;1)" office:value-type="float" office:value="6.717055" calcext:value-type="float">
            <text:p>6.717055</text:p>
          </table:table-cell>
          <table:table-cell table:formula="of:=OFFSET([.$G18];[.O$1]*19;0;1)" office:value-type="float" office:value="6.980939" calcext:value-type="float">
            <text:p>6.980939</text:p>
          </table:table-cell>
          <table:table-cell table:formula="of:=OFFSET([.$G18];[.P$1]*19;0;1)" office:value-type="string" office:string-value="-inf" calcext:value-type="string">
            <text:p>-inf</text:p>
          </table:table-cell>
          <table:table-cell table:formula="of:=OFFSET([.$G18];[.Q$1]*19;0;1)" office:value-type="float" office:value="11.860611" calcext:value-type="float">
            <text:p>11.860611</text:p>
          </table:table-cell>
          <table:table-cell table:formula="of:=OFFSET([.$G18];[.R$1]*19;0;1)" office:value-type="float" office:value="11.138109" calcext:value-type="float">
            <text:p>11.138109</text:p>
          </table:table-cell>
          <table:table-cell table:formula="of:=OFFSET([.$G18];[.S$1]*19;0;1)" office:value-type="float" office:value="12.269028" calcext:value-type="float">
            <text:p>12.269028</text:p>
          </table:table-cell>
          <table:table-cell table:formula="of:=OFFSET([.$G18];[.T$1]*19;0;1)" office:value-type="float" office:value="11.860611" calcext:value-type="float">
            <text:p>11.860611</text:p>
          </table:table-cell>
          <table:table-cell table:formula="of:=OFFSET([.$G18];[.U$1]*19;0;1)" office:value-type="float" office:value="10.391224" calcext:value-type="float">
            <text:p>10.391224</text:p>
          </table:table-cell>
          <table:table-cell table:formula="of:=OFFSET([.$G18];[.V$1]*19;0;1)" office:value-type="float" office:value="10.937235" calcext:value-type="float">
            <text:p>10.937235</text:p>
          </table:table-cell>
          <table:table-cell table:formula="of:=OFFSET([.$G18];[.W$1]*19;0;1)" office:value-type="float" office:value="10.696334" calcext:value-type="float">
            <text:p>10.696334</text:p>
          </table:table-cell>
          <table:table-cell table:formula="of:=OFFSET([.$G18];[.X$1]*19;0;1)" office:value-type="float" office:value="12.119808" calcext:value-type="float">
            <text:p>12.119808</text:p>
          </table:table-cell>
          <table:table-cell table:formula="of:=OFFSET([.$G18];[.Y$1]*19;0;1)" office:value-type="float" office:value="10.770676" calcext:value-type="float">
            <text:p>10.770676</text:p>
          </table:table-cell>
          <table:table-cell table:formula="of:=OFFSET([.$G18];[.Z$1]*19;0;1)" office:value-type="float" office:value="12.10769" calcext:value-type="float">
            <text:p>12.10769</text:p>
          </table:table-cell>
          <table:table-cell table:formula="of:=OFFSET([.$G18];[.AA$1]*19;0;1)" office:value-type="float" office:value="21.341844" calcext:value-type="float">
            <text:p>21.341844</text:p>
          </table:table-cell>
          <table:table-cell table:formula="of:=OFFSET([.$G18];[.AB$1]*19;0;1)" office:value-type="float" office:value="19.462607" calcext:value-type="float">
            <text:p>19.462607</text:p>
          </table:table-cell>
          <table:table-cell table:formula="of:=OFFSET([.$G18];[.AC$1]*19;0;1)" office:value-type="float" office:value="11.669048" calcext:value-type="float">
            <text:p>11.669048</text:p>
          </table:table-cell>
          <table:table-cell table:formula="of:=OFFSET([.$G18];[.AD$1]*19;0;1)" office:value-type="float" office:value="994.368856" calcext:value-type="float">
            <text:p>994.368856</text:p>
          </table:table-cell>
          <table:table-cell table:formula="of:=OFFSET([.$G18];[.AE$1]*19;0;1)" office:value-type="float" office:value="15.883252" calcext:value-type="float">
            <text:p>15.883252</text:p>
          </table:table-cell>
          <table:table-cell table:formula="of:=OFFSET([.$G18];[.AF$1]*19;0;1)" office:value-type="float" office:value="15.616419" calcext:value-type="float">
            <text:p>15.616419</text:p>
          </table:table-cell>
          <table:table-cell table:formula="of:=OFFSET([.$G18];[.AG$1]*19;0;1)" office:value-type="float" office:value="15.768712" calcext:value-type="float">
            <text:p>15.768712</text:p>
          </table:table-cell>
          <table:table-cell table:formula="of:=OFFSET([.$G18];[.AH$1]*19;0;1)" office:value-type="float" office:value="15.453215" calcext:value-type="float">
            <text:p>15.453215</text:p>
          </table:table-cell>
          <table:table-cell table:formula="of:=OFFSET([.$G18];[.AI$1]*19;0;1)" office:value-type="float" office:value="15.348608" calcext:value-type="float">
            <text:p>15.348608</text:p>
          </table:table-cell>
          <table:table-cell table:formula="of:=OFFSET([.$G18];[.AJ$1]*19;0;1)" office:value-type="float" office:value="15.370999" calcext:value-type="float">
            <text:p>15.370999</text:p>
          </table:table-cell>
          <table:table-cell table:formula="of:=OFFSET([.$G18];[.AK$1]*19;0;1)" office:value-type="float" office:value="14.052206" calcext:value-type="float">
            <text:p>14.052206</text:p>
          </table:table-cell>
          <table:table-cell table:formula="of:=OFFSET([.$G18];[.AL$1]*19;0;1)" office:value-type="float" office:value="15.104579" calcext:value-type="float">
            <text:p>15.104579</text:p>
          </table:table-cell>
          <table:table-cell table:formula="of:=OFFSET([.$G18];[.AM$1]*19;0;1)" office:value-type="float" office:value="14.657362" calcext:value-type="float">
            <text:p>14.657362</text:p>
          </table:table-cell>
          <table:table-cell table:formula="of:=OFFSET([.$G18];[.AN$1]*19;0;1)" office:value-type="float" office:value="13.584827" calcext:value-type="float">
            <text:p>13.584827</text:p>
          </table:table-cell>
          <table:table-cell table:formula="of:=OFFSET([.$G18];[.AO$1]*19;0;1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448724" calcext:value-type="float">
            <text:p>11.448724</text:p>
          </table:table-cell>
          <table:table-cell table:formula="of:=OFFSET([.$G19];[.H$1]*19;0;1)" office:value-type="float" office:value="11.561656" calcext:value-type="float">
            <text:p>11.561656</text:p>
          </table:table-cell>
          <table:table-cell table:formula="of:=OFFSET([.$G19];[.I$1]*19;0;1)" office:value-type="float" office:value="11.108072" calcext:value-type="float">
            <text:p>11.108072</text:p>
          </table:table-cell>
          <table:table-cell table:formula="of:=OFFSET([.$G19];[.J$1]*19;0;1)" office:value-type="float" office:value="11.448724" calcext:value-type="float">
            <text:p>11.448724</text:p>
          </table:table-cell>
          <table:table-cell table:formula="of:=OFFSET([.$G19];[.K$1]*19;0;1)" office:value-type="float" office:value="11.181059" calcext:value-type="float">
            <text:p>11.181059</text:p>
          </table:table-cell>
          <table:table-cell table:formula="of:=OFFSET([.$G19];[.L$1]*19;0;1)" office:value-type="float" office:value="12.584845" calcext:value-type="float">
            <text:p>12.584845</text:p>
          </table:table-cell>
          <table:table-cell table:formula="of:=OFFSET([.$G19];[.M$1]*19;0;1)" office:value-type="float" office:value="12.584845" calcext:value-type="float">
            <text:p>12.584845</text:p>
          </table:table-cell>
          <table:table-cell table:formula="of:=OFFSET([.$G19];[.N$1]*19;0;1)" office:value-type="float" office:value="12.584845" calcext:value-type="float">
            <text:p>12.584845</text:p>
          </table:table-cell>
          <table:table-cell table:formula="of:=OFFSET([.$G19];[.O$1]*19;0;1)" office:value-type="string" office:string-value="nan" calcext:value-type="string">
            <text:p>nan</text:p>
          </table:table-cell>
          <table:table-cell table:formula="of:=OFFSET([.$G19];[.P$1]*19;0;1)" office:value-type="string" office:string-value="TTC Camera" calcext:value-type="string">
            <text:p>TTC Camera</text:p>
          </table:table-cell>
          <table:table-cell table:formula="of:=OFFSET([.$G19];[.Q$1]*19;0;1)" office:value-type="string" office:string-value="TTC Camera" calcext:value-type="string">
            <text:p>TTC Camera</text:p>
          </table:table-cell>
          <table:table-cell table:formula="of:=OFFSET([.$G19];[.R$1]*19;0;1)" office:value-type="string" office:string-value="TTC Camera" calcext:value-type="string">
            <text:p>TTC Camera</text:p>
          </table:table-cell>
          <table:table-cell table:formula="of:=OFFSET([.$G19];[.S$1]*19;0;1)" office:value-type="string" office:string-value="TTC Camera" calcext:value-type="string">
            <text:p>TTC Camera</text:p>
          </table:table-cell>
          <table:table-cell table:formula="of:=OFFSET([.$G19];[.T$1]*19;0;1)" office:value-type="string" office:string-value="TTC Camera" calcext:value-type="string">
            <text:p>TTC Camera</text:p>
          </table:table-cell>
          <table:table-cell table:formula="of:=OFFSET([.$G19];[.U$1]*19;0;1)" office:value-type="string" office:string-value="TTC Camera" calcext:value-type="string">
            <text:p>TTC Camera</text:p>
          </table:table-cell>
          <table:table-cell table:formula="of:=OFFSET([.$G19];[.V$1]*19;0;1)" office:value-type="string" office:string-value="TTC Camera" calcext:value-type="string">
            <text:p>TTC Camera</text:p>
          </table:table-cell>
          <table:table-cell table:formula="of:=OFFSET([.$G19];[.W$1]*19;0;1)" office:value-type="string" office:string-value="TTC Camera" calcext:value-type="string">
            <text:p>TTC Camera</text:p>
          </table:table-cell>
          <table:table-cell table:formula="of:=OFFSET([.$G19];[.X$1]*19;0;1)" office:value-type="string" office:string-value="TTC Camera" calcext:value-type="string">
            <text:p>TTC Camera</text:p>
          </table:table-cell>
          <table:table-cell table:formula="of:=OFFSET([.$G19];[.Y$1]*19;0;1)" office:value-type="string" office:string-value="TTC Camera" calcext:value-type="string">
            <text:p>TTC Camera</text:p>
          </table:table-cell>
          <table:table-cell table:formula="of:=OFFSET([.$G19];[.Z$1]*19;0;1)" office:value-type="string" office:string-value="TTC Camera" calcext:value-type="string">
            <text:p>TTC Camera</text:p>
          </table:table-cell>
          <table:table-cell table:formula="of:=OFFSET([.$G19];[.AA$1]*19;0;1)" office:value-type="float" office:value="47.91996" calcext:value-type="float">
            <text:p>47.91996</text:p>
          </table:table-cell>
          <table:table-cell table:formula="of:=OFFSET([.$G19];[.AB$1]*19;0;1)" office:value-type="float" office:value="10.026227" calcext:value-type="float">
            <text:p>10.026227</text:p>
          </table:table-cell>
          <table:table-cell table:formula="of:=OFFSET([.$G19];[.AC$1]*19;0;1)" office:value-type="string" office:string-value="-inf" calcext:value-type="string">
            <text:p>-inf</text:p>
          </table:table-cell>
          <table:table-cell table:formula="of:=OFFSET([.$G19];[.AD$1]*19;0;1)" office:value-type="float" office:value="10.447693" calcext:value-type="float">
            <text:p>10.447693</text:p>
          </table:table-cell>
          <table:table-cell table:formula="of:=OFFSET([.$G19];[.AE$1]*19;0;1)" office:value-type="float" office:value="13.922941" calcext:value-type="float">
            <text:p>13.922941</text:p>
          </table:table-cell>
          <table:table-cell table:formula="of:=OFFSET([.$G19];[.AF$1]*19;0;1)" office:value-type="float" office:value="14.121031" calcext:value-type="float">
            <text:p>14.121031</text:p>
          </table:table-cell>
          <table:table-cell table:formula="of:=OFFSET([.$G19];[.AG$1]*19;0;1)" office:value-type="float" office:value="14.360707" calcext:value-type="float">
            <text:p>14.360707</text:p>
          </table:table-cell>
          <table:table-cell table:formula="of:=OFFSET([.$G19];[.AH$1]*19;0;1)" office:value-type="float" office:value="14.182002" calcext:value-type="float">
            <text:p>14.182002</text:p>
          </table:table-cell>
          <table:table-cell table:formula="of:=OFFSET([.$G19];[.AI$1]*19;0;1)" office:value-type="float" office:value="14.187974" calcext:value-type="float">
            <text:p>14.187974</text:p>
          </table:table-cell>
          <table:table-cell table:formula="of:=OFFSET([.$G19];[.AJ$1]*19;0;1)" office:value-type="float" office:value="13.827654" calcext:value-type="float">
            <text:p>13.827654</text:p>
          </table:table-cell>
          <table:table-cell table:formula="of:=OFFSET([.$G19];[.AK$1]*19;0;1)" office:value-type="float" office:value="14.996247" calcext:value-type="float">
            <text:p>14.996247</text:p>
          </table:table-cell>
          <table:table-cell table:formula="of:=OFFSET([.$G19];[.AL$1]*19;0;1)" office:value-type="float" office:value="15.478525" calcext:value-type="float">
            <text:p>15.478525</text:p>
          </table:table-cell>
          <table:table-cell table:formula="of:=OFFSET([.$G19];[.AM$1]*19;0;1)" office:value-type="float" office:value="13.187221" calcext:value-type="float">
            <text:p>13.187221</text:p>
          </table:table-cell>
          <table:table-cell table:formula="of:=OFFSET([.$G19];[.AN$1]*19;0;1)" office:value-type="float" office:value="14.694781" calcext:value-type="float">
            <text:p>14.694781</text:p>
          </table:table-cell>
          <table:table-cell table:formula="of:=OFFSET([.$G19];[.AO$1]*19;0;1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HITOMASI 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127923" calcext:value-type="float">
            <text:p>9.127923</text:p>
          </table:table-cell>
          <table:table-cell table:formula="of:=OFFSET([.$G20];[.H$1]*19;0;1)" office:value-type="float" office:value="7.750389" calcext:value-type="float">
            <text:p>7.750389</text:p>
          </table:table-cell>
          <table:table-cell table:formula="of:=OFFSET([.$G20];[.I$1]*19;0;1)" office:value-type="float" office:value="7.922527" calcext:value-type="float">
            <text:p>7.922527</text:p>
          </table:table-cell>
          <table:table-cell table:formula="of:=OFFSET([.$G20];[.J$1]*19;0;1)" office:value-type="float" office:value="8.277478" calcext:value-type="float">
            <text:p>8.277478</text:p>
          </table:table-cell>
          <table:table-cell table:formula="of:=OFFSET([.$G20];[.K$1]*19;0;1)" office:value-type="float" office:value="9.875529" calcext:value-type="float">
            <text:p>9.875529</text:p>
          </table:table-cell>
          <table:table-cell table:formula="of:=OFFSET([.$G20];[.L$1]*19;0;1)" office:value-type="string" office:string-value="-inf" calcext:value-type="string">
            <text:p>-inf</text:p>
          </table:table-cell>
          <table:table-cell table:formula="of:=OFFSET([.$G20];[.M$1]*19;0;1)" office:value-type="string" office:string-value="-inf" calcext:value-type="string">
            <text:p>-inf</text:p>
          </table:table-cell>
          <table:table-cell table:formula="of:=OFFSET([.$G20];[.N$1]*19;0;1)" office:value-type="string" office:string-value="-inf" calcext:value-type="string">
            <text:p>-inf</text:p>
          </table:table-cell>
          <table:table-cell table:formula="of:=OFFSET([.$G20];[.O$1]*19;0;1)" office:value-type="string" office:string-value="nan" calcext:value-type="string">
            <text:p>nan</text:p>
          </table:table-cell>
          <table:table-cell table:formula="of:=OFFSET([.$G20];[.P$1]*19;0;1)" office:value-type="float" office:value="12.3" calcext:value-type="float">
            <text:p>12.3</text:p>
          </table:table-cell>
          <table:table-cell table:formula="of:=OFFSET([.$G20];[.Q$1]*19;0;1)" office:value-type="float" office:value="11.189688" calcext:value-type="float">
            <text:p>11.189688</text:p>
          </table:table-cell>
          <table:table-cell table:formula="of:=OFFSET([.$G20];[.R$1]*19;0;1)" office:value-type="float" office:value="12.250535" calcext:value-type="float">
            <text:p>12.250535</text:p>
          </table:table-cell>
          <table:table-cell table:formula="of:=OFFSET([.$G20];[.S$1]*19;0;1)" office:value-type="float" office:value="11.955895" calcext:value-type="float">
            <text:p>11.955895</text:p>
          </table:table-cell>
          <table:table-cell table:formula="of:=OFFSET([.$G20];[.T$1]*19;0;1)" office:value-type="float" office:value="11.797076" calcext:value-type="float">
            <text:p>11.797076</text:p>
          </table:table-cell>
          <table:table-cell table:formula="of:=OFFSET([.$G20];[.U$1]*19;0;1)" office:value-type="float" office:value="13.031013" calcext:value-type="float">
            <text:p>13.031013</text:p>
          </table:table-cell>
          <table:table-cell table:formula="of:=OFFSET([.$G20];[.V$1]*19;0;1)" office:value-type="float" office:value="13.806404" calcext:value-type="float">
            <text:p>13.806404</text:p>
          </table:table-cell>
          <table:table-cell table:formula="of:=OFFSET([.$G20];[.W$1]*19;0;1)" office:value-type="float" office:value="13.822491" calcext:value-type="float">
            <text:p>13.822491</text:p>
          </table:table-cell>
          <table:table-cell table:formula="of:=OFFSET([.$G20];[.X$1]*19;0;1)" office:value-type="float" office:value="12.348305" calcext:value-type="float">
            <text:p>12.348305</text:p>
          </table:table-cell>
          <table:table-cell table:formula="of:=OFFSET([.$G20];[.Y$1]*19;0;1)" office:value-type="float" office:value="12.597628" calcext:value-type="float">
            <text:p>12.597628</text:p>
          </table:table-cell>
          <table:table-cell table:formula="of:=OFFSET([.$G20];[.Z$1]*19;0;1)" office:value-type="float" office:value="16.726072" calcext:value-type="float">
            <text:p>16.726072</text:p>
          </table:table-cell>
          <table:table-cell table:formula="of:=OFFSET([.$G20];[.AA$1]*19;0;1)" office:value-type="float" office:value="103.664979" calcext:value-type="float">
            <text:p>103.664979</text:p>
          </table:table-cell>
          <table:table-cell table:formula="of:=OFFSET([.$G20];[.AB$1]*19;0;1)" office:value-type="float" office:value="13.00953" calcext:value-type="float">
            <text:p>13.00953</text:p>
          </table:table-cell>
          <table:table-cell table:formula="of:=OFFSET([.$G20];[.AC$1]*19;0;1)" office:value-type="string" office:string-value="-inf" calcext:value-type="string">
            <text:p>-inf</text:p>
          </table:table-cell>
          <table:table-cell table:formula="of:=OFFSET([.$G20];[.AD$1]*19;0;1)" office:value-type="float" office:value="13.246443" calcext:value-type="float">
            <text:p>13.246443</text:p>
          </table:table-cell>
          <table:table-cell table:formula="of:=OFFSET([.$G20];[.AE$1]*19;0;1)" office:value-type="float" office:value="13.822437" calcext:value-type="float">
            <text:p>13.822437</text:p>
          </table:table-cell>
          <table:table-cell table:formula="of:=OFFSET([.$G20];[.AF$1]*19;0;1)" office:value-type="float" office:value="13.823325" calcext:value-type="float">
            <text:p>13.823325</text:p>
          </table:table-cell>
          <table:table-cell table:formula="of:=OFFSET([.$G20];[.AG$1]*19;0;1)" office:value-type="float" office:value="13.306332" calcext:value-type="float">
            <text:p>13.306332</text:p>
          </table:table-cell>
          <table:table-cell table:formula="of:=OFFSET([.$G20];[.AH$1]*19;0;1)" office:value-type="float" office:value="14.127428" calcext:value-type="float">
            <text:p>14.127428</text:p>
          </table:table-cell>
          <table:table-cell table:formula="of:=OFFSET([.$G20];[.AI$1]*19;0;1)" office:value-type="float" office:value="13.910896" calcext:value-type="float">
            <text:p>13.910896</text:p>
          </table:table-cell>
          <table:table-cell table:formula="of:=OFFSET([.$G20];[.AJ$1]*19;0;1)" office:value-type="float" office:value="13.874095" calcext:value-type="float">
            <text:p>13.874095</text:p>
          </table:table-cell>
          <table:table-cell table:formula="of:=OFFSET([.$G20];[.AK$1]*19;0;1)" office:value-type="float" office:value="12.943181" calcext:value-type="float">
            <text:p>12.943181</text:p>
          </table:table-cell>
          <table:table-cell table:formula="of:=OFFSET([.$G20];[.AL$1]*19;0;1)" office:value-type="float" office:value="12.745671" calcext:value-type="float">
            <text:p>12.745671</text:p>
          </table:table-cell>
          <table:table-cell table:formula="of:=OFFSET([.$G20];[.AM$1]*19;0;1)" office:value-type="float" office:value="13.552494" calcext:value-type="float">
            <text:p>13.552494</text:p>
          </table:table-cell>
          <table:table-cell table:formula="of:=OFFSET([.$G20];[.AN$1]*19;0;1)" office:value-type="float" office:value="13.205774" calcext:value-type="float">
            <text:p>13.205774</text:p>
          </table:table-cell>
          <table:table-cell table:formula="of:=OFFSET([.$G20];[.AO$1]*19;0;1)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894765" calcext:value-type="float">
            <text:p>13.894765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14867" calcext:value-type="float">
            <text:p>13.14867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1.893747" calcext:value-type="float">
            <text:p>11.893747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111289" calcext:value-type="float">
            <text:p>13.111289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2.184771" calcext:value-type="float">
            <text:p>12.184771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545727" calcext:value-type="float">
            <text:p>13.545727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8.718177" calcext:value-type="float">
            <text:p>18.718177</text:p>
          </table:table-cell>
          <table:table-cell table:number-columns-repeated="5"/>
          <table:table-cell table:formula="of:=9*19" office:value-type="float" office:value="171" calcext:value-type="float">
            <text:p>171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379314" calcext:value-type="float">
            <text:p>12.379314</text:p>
          </table:table-cell>
          <table:table-cell table:number-columns-repeated="5"/>
          <table:table-cell table:formula="of:=[.M28]+19" office:value-type="float" office:value="190" calcext:value-type="float">
            <text:p>190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942303" calcext:value-type="float">
            <text:p>11.942303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344794" calcext:value-type="float">
            <text:p>13.344794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959904" calcext:value-type="float">
            <text:p>11.959904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82327" calcext:value-type="float">
            <text:p>11.682327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020504" calcext:value-type="float">
            <text:p>12.020504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506854" calcext:value-type="float">
            <text:p>11.506854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2.200816" calcext:value-type="float">
            <text:p>12.200816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721194" calcext:value-type="float">
            <text:p>10.721194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561656" calcext:value-type="float">
            <text:p>11.561656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HITOMASI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7.750389" calcext:value-type="float">
            <text:p>7.7503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695374" calcext:value-type="float">
            <text:p>13.695374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503101" calcext:value-type="float">
            <text:p>13.503101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1.892371" calcext:value-type="float">
            <text:p>11.892371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131894" calcext:value-type="float">
            <text:p>12.131894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2.13118" calcext:value-type="float">
            <text:p>12.13118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673261" calcext:value-type="float">
            <text:p>13.673261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1.974086" calcext:value-type="float">
            <text:p>11.974086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202219" calcext:value-type="float">
            <text:p>12.202219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265304" calcext:value-type="float">
            <text:p>11.265304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496167" calcext:value-type="float">
            <text:p>13.496167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302678" calcext:value-type="float">
            <text:p>11.302678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535638" calcext:value-type="float">
            <text:p>11.535638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360723" calcext:value-type="float">
            <text:p>12.360723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545012" calcext:value-type="float">
            <text:p>11.545012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259178" calcext:value-type="float">
            <text:p>10.259178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15842" calcext:value-type="float">
            <text:p>11.15842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108072" calcext:value-type="float">
            <text:p>11.108072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HITOMASI 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7.922527" calcext:value-type="float">
            <text:p>7.92252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396411" calcext:value-type="float">
            <text:p>13.396411</text:p>
          </table:table-cell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092722" calcext:value-type="float">
            <text:p>13.092722</text:p>
          </table:table-cell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1.097156" calcext:value-type="float">
            <text:p>11.097156</text:p>
          </table:table-cell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542484" calcext:value-type="float">
            <text:p>12.542484</text:p>
          </table:table-cell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2.407229" calcext:value-type="float">
            <text:p>12.407229</text:p>
          </table:table-cell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4.238518" calcext:value-type="float">
            <text:p>14.238518</text:p>
          </table:table-cell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612648" calcext:value-type="float">
            <text:p>12.612648</text:p>
          </table:table-cell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851473" calcext:value-type="float">
            <text:p>12.851473</text:p>
          </table:table-cell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041425" calcext:value-type="float">
            <text:p>12.041425</text:p>
          </table:table-cell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008396" calcext:value-type="float">
            <text:p>13.008396</text:p>
          </table:table-cell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327353" calcext:value-type="float">
            <text:p>11.327353</text:p>
          </table:table-cell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41308" calcext:value-type="float">
            <text:p>11.641308</text:p>
          </table:table-cell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343584" calcext:value-type="float">
            <text:p>12.343584</text:p>
          </table:table-cell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538407" calcext:value-type="float">
            <text:p>11.538407</text:p>
          </table:table-cell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296963" calcext:value-type="float">
            <text:p>10.296963</text:p>
          </table:table-cell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937204" calcext:value-type="float">
            <text:p>10.937204</text:p>
          </table:table-cell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448724" calcext:value-type="float">
            <text:p>11.448724</text:p>
          </table:table-cell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HITOMASI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8.277478" calcext:value-type="float">
            <text:p>8.27747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4.347124" calcext:value-type="float">
            <text:p>14.347124</text:p>
          </table:table-cell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395795" calcext:value-type="float">
            <text:p>14.395795</text:p>
          </table:table-cell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1.547601" calcext:value-type="float">
            <text:p>11.547601</text:p>
          </table:table-cell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752067" calcext:value-type="float">
            <text:p>12.752067</text:p>
          </table:table-cell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2.330465" calcext:value-type="float">
            <text:p>12.330465</text:p>
          </table:table-cell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042297" calcext:value-type="float">
            <text:p>13.042297</text:p>
          </table:table-cell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802626" calcext:value-type="float">
            <text:p>12.802626</text:p>
          </table:table-cell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917387" calcext:value-type="float">
            <text:p>12.917387</text:p>
          </table:table-cell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955895" calcext:value-type="float">
            <text:p>11.955895</text:p>
          </table:table-cell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359891" calcext:value-type="float">
            <text:p>13.359891</text:p>
          </table:table-cell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172158" calcext:value-type="float">
            <text:p>12.172158</text:p>
          </table:table-cell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764227" calcext:value-type="float">
            <text:p>11.764227</text:p>
          </table:table-cell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926344" calcext:value-type="float">
            <text:p>11.926344</text:p>
          </table:table-cell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531169" calcext:value-type="float">
            <text:p>11.531169</text:p>
          </table:table-cell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804138" calcext:value-type="float">
            <text:p>11.804138</text:p>
          </table:table-cell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557803" calcext:value-type="float">
            <text:p>11.557803</text:p>
          </table:table-cell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181059" calcext:value-type="float">
            <text:p>11.181059</text:p>
          </table:table-cell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HITOMASI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875529" calcext:value-type="float">
            <text:p>9.87552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0.908219" calcext:value-type="float">
            <text:p>10.908219</text:p>
          </table:table-cell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0.585996" calcext:value-type="float">
            <text:p>10.585996</text:p>
          </table:table-cell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-80.852533" calcext:value-type="float">
            <text:p>-80.852533</text:p>
          </table:table-cell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1.579216" calcext:value-type="float">
            <text:p>11.579216</text:p>
          </table:table-cell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2.994489" calcext:value-type="float">
            <text:p>12.994489</text:p>
          </table:table-cell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1.694714" calcext:value-type="float">
            <text:p>11.694714</text:p>
          </table:table-cell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7.620382" calcext:value-type="float">
            <text:p>17.620382</text:p>
          </table:table-cell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74143" calcext:value-type="float">
            <text:p>11.74143</text:p>
          </table:table-cell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94809" calcext:value-type="float">
            <text:p>11.694809</text:p>
          </table:table-cell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568.322205" calcext:value-type="float">
            <text:p>568.322205</text:p>
          </table:table-cell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7.721444" calcext:value-type="float">
            <text:p>7.721444</text:p>
          </table:table-cell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-12.639044" calcext:value-type="float">
            <text:p>-12.639044</text:p>
          </table:table-cell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6.657258" calcext:value-type="float">
            <text:p>6.657258</text:p>
          </table:table-cell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2.584845" calcext:value-type="float">
            <text:p>12.584845</text:p>
          </table:table-cell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HARRIS 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0.908219" calcext:value-type="float">
            <text:p>10.908219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1.008145" calcext:value-type="float">
            <text:p>11.008145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-11.473146" calcext:value-type="float">
            <text:p>-11.473146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1.579216" calcext:value-type="float">
            <text:p>11.579216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4.754282" calcext:value-type="float">
            <text:p>34.754282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5.248268" calcext:value-type="float">
            <text:p>15.248268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4.274402" calcext:value-type="float">
            <text:p>14.274402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7.620382" calcext:value-type="float">
            <text:p>17.620382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3.300582" calcext:value-type="float">
            <text:p>3.300582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-13.440525" calcext:value-type="float">
            <text:p>-13.440525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74143" calcext:value-type="float">
            <text:p>11.74143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94809" calcext:value-type="float">
            <text:p>11.694809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3.432725" calcext:value-type="float">
            <text:p>13.432725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5.606097" calcext:value-type="float">
            <text:p>5.606097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-13.626283" calcext:value-type="float">
            <text:p>-13.626283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6.717055" calcext:value-type="float">
            <text:p>6.717055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2.584845" calcext:value-type="float">
            <text:p>12.584845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HARRIS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0.908219" calcext:value-type="float">
            <text:p>10.908219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1.008145" calcext:value-type="float">
            <text:p>11.008145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-11.473146" calcext:value-type="float">
            <text:p>-11.473146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1.579216" calcext:value-type="float">
            <text:p>11.579216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9.496698" calcext:value-type="float">
            <text:p>19.496698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621705" calcext:value-type="float">
            <text:p>13.621705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3.496977" calcext:value-type="float">
            <text:p>13.496977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7.620382" calcext:value-type="float">
            <text:p>17.620382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74143" calcext:value-type="float">
            <text:p>11.74143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94809" calcext:value-type="float">
            <text:p>11.694809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568.322205" calcext:value-type="float">
            <text:p>568.322205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5.660966" calcext:value-type="float">
            <text:p>5.660966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-13.626283" calcext:value-type="float">
            <text:p>-13.626283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6.717055" calcext:value-type="float">
            <text:p>6.717055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2.584845" calcext:value-type="float">
            <text:p>12.584845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HARRIS 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9.749526" calcext:value-type="float">
            <text:p>9.749526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0.585996" calcext:value-type="float">
            <text:p>10.585996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-10.29503" calcext:value-type="float">
            <text:p>-10.29503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128391" calcext:value-type="float">
            <text:p>12.128391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9.584029" calcext:value-type="float">
            <text:p>39.58402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59071" calcext:value-type="float">
            <text:p>13.59071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337898" calcext:value-type="float">
            <text:p>12.33789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91621" calcext:value-type="float">
            <text:p>12.91621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0.293108" calcext:value-type="float">
            <text:p>10.29310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74143" calcext:value-type="float">
            <text:p>11.74143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94809" calcext:value-type="float">
            <text:p>11.69480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3.432725" calcext:value-type="float">
            <text:p>13.43272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2.287985" calcext:value-type="float">
            <text:p>12.28798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-25.278089" calcext:value-type="float">
            <text:p>-25.27808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6.980939" calcext:value-type="float">
            <text:p>6.98093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HARRIS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string" calcext:value-type="string">
            <text:p>nan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0.908219" calcext:value-type="float">
            <text:p>10.908219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63.847495" calcext:value-type="float">
            <text:p>63.84749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-161.705066" calcext:value-type="float">
            <text:p>-161.70506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3.643206" calcext:value-type="float">
            <text:p>13.64320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3.496977" calcext:value-type="float">
            <text:p>13.49697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7.620382" calcext:value-type="float">
            <text:p>17.620382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3.938637" calcext:value-type="float">
            <text:p>3.93863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-13.440525" calcext:value-type="float">
            <text:p>-13.44052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437683" calcext:value-type="float">
            <text:p>11.437683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94809" calcext:value-type="float">
            <text:p>11.694809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568.322205" calcext:value-type="float">
            <text:p>568.32220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5.660966" calcext:value-type="float">
            <text:p>5.66096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-13.626283" calcext:value-type="float">
            <text:p>-13.626283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6.717055" calcext:value-type="float">
            <text:p>6.71705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2.584845" calcext:value-type="float">
            <text:p>12.58484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HARRIS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3" calcext:value-type="float">
            <text:p>12.3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2.345282" calcext:value-type="float">
            <text:p>12.345282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143196" calcext:value-type="float">
            <text:p>13.14319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885663" calcext:value-type="float">
            <text:p>12.885663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038573" calcext:value-type="float">
            <text:p>13.038573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1.903347" calcext:value-type="float">
            <text:p>11.903347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1.439367" calcext:value-type="float">
            <text:p>11.439367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868356" calcext:value-type="float">
            <text:p>11.86835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347326" calcext:value-type="float">
            <text:p>13.34732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949216" calcext:value-type="float">
            <text:p>12.94921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2.107408" calcext:value-type="float">
            <text:p>12.107408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913389" calcext:value-type="float">
            <text:p>11.91338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348694" calcext:value-type="float">
            <text:p>11.34869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40786" calcext:value-type="float">
            <text:p>11.4078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2.25656" calcext:value-type="float">
            <text:p>12.2565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293304" calcext:value-type="float">
            <text:p>9.29330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AST 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1.860611" calcext:value-type="float">
            <text:p>11.86061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189688" calcext:value-type="float">
            <text:p>11.189688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1.751545" calcext:value-type="float">
            <text:p>11.75154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990881" calcext:value-type="float">
            <text:p>13.99088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661154" calcext:value-type="float">
            <text:p>13.66115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21.358127" calcext:value-type="float">
            <text:p>21.35812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501891" calcext:value-type="float">
            <text:p>13.50189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027401" calcext:value-type="float">
            <text:p>12.02740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1.990404" calcext:value-type="float">
            <text:p>11.99040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984502" calcext:value-type="float">
            <text:p>12.98450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2.582023" calcext:value-type="float">
            <text:p>12.58202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4.21589" calcext:value-type="float">
            <text:p>14.2158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488006" calcext:value-type="float">
            <text:p>11.488006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010684" calcext:value-type="float">
            <text:p>12.01068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703404" calcext:value-type="float">
            <text:p>11.70340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607725" calcext:value-type="float">
            <text:p>11.60772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866811" calcext:value-type="float">
            <text:p>11.86681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7.965885" calcext:value-type="float">
            <text:p>7.96588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AST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1.138109" calcext:value-type="float">
            <text:p>11.13810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250535" calcext:value-type="float">
            <text:p>12.250535</text:p>
          </table:table-cell>
          <table:table-cell table:number-columns-repeated="5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1.271588" calcext:value-type="float">
            <text:p>11.271588</text:p>
          </table:table-cell>
          <table:table-cell table:number-columns-repeated="5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229599" calcext:value-type="float">
            <text:p>13.229599</text:p>
          </table:table-cell>
          <table:table-cell table:number-columns-repeated="5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723434" calcext:value-type="float">
            <text:p>13.723434</text:p>
          </table:table-cell>
          <table:table-cell table:number-columns-repeated="5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2.167978" calcext:value-type="float">
            <text:p>32.167978</text:p>
          </table:table-cell>
          <table:table-cell table:number-columns-repeated="5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108246" calcext:value-type="float">
            <text:p>13.108246</text:p>
          </table:table-cell>
          <table:table-cell table:number-columns-repeated="5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728236" calcext:value-type="float">
            <text:p>12.728236</text:p>
          </table:table-cell>
          <table:table-cell table:number-columns-repeated="5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1.814495" calcext:value-type="float">
            <text:p>11.814495</text:p>
          </table:table-cell>
          <table:table-cell table:number-columns-repeated="5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892371" calcext:value-type="float">
            <text:p>11.892371</text:p>
          </table:table-cell>
          <table:table-cell table:number-columns-repeated="5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659341" calcext:value-type="float">
            <text:p>13.659341</text:p>
          </table:table-cell>
          <table:table-cell table:number-columns-repeated="5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3.901697" calcext:value-type="float">
            <text:p>13.901697</text:p>
          </table:table-cell>
          <table:table-cell table:number-columns-repeated="5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525555" calcext:value-type="float">
            <text:p>11.525555</text:p>
          </table:table-cell>
          <table:table-cell table:number-columns-repeated="5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141845" calcext:value-type="float">
            <text:p>12.141845</text:p>
          </table:table-cell>
          <table:table-cell table:number-columns-repeated="5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296107" calcext:value-type="float">
            <text:p>11.296107</text:p>
          </table:table-cell>
          <table:table-cell table:number-columns-repeated="5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504631" calcext:value-type="float">
            <text:p>10.504631</text:p>
          </table:table-cell>
          <table:table-cell table:number-columns-repeated="5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800844" calcext:value-type="float">
            <text:p>11.800844</text:p>
          </table:table-cell>
          <table:table-cell table:number-columns-repeated="5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894525" calcext:value-type="float">
            <text:p>9.894525</text:p>
          </table:table-cell>
          <table:table-cell table:number-columns-repeated="5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AST 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2.269028" calcext:value-type="float">
            <text:p>12.26902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955895" calcext:value-type="float">
            <text:p>11.955895</text:p>
          </table:table-cell>
          <table:table-cell table:number-columns-repeated="5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5.602543" calcext:value-type="float">
            <text:p>15.602543</text:p>
          </table:table-cell>
          <table:table-cell table:number-columns-repeated="5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200015" calcext:value-type="float">
            <text:p>13.200015</text:p>
          </table:table-cell>
          <table:table-cell table:number-columns-repeated="5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031572" calcext:value-type="float">
            <text:p>14.031572</text:p>
          </table:table-cell>
          <table:table-cell table:number-columns-repeated="5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74.606064" calcext:value-type="float">
            <text:p>74.606064</text:p>
          </table:table-cell>
          <table:table-cell table:number-columns-repeated="5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2.32915" calcext:value-type="float">
            <text:p>12.32915</text:p>
          </table:table-cell>
          <table:table-cell table:number-columns-repeated="5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559151" calcext:value-type="float">
            <text:p>12.559151</text:p>
          </table:table-cell>
          <table:table-cell table:number-columns-repeated="5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1.546717" calcext:value-type="float">
            <text:p>11.546717</text:p>
          </table:table-cell>
          <table:table-cell table:number-columns-repeated="5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407229" calcext:value-type="float">
            <text:p>12.407229</text:p>
          </table:table-cell>
          <table:table-cell table:number-columns-repeated="5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370887" calcext:value-type="float">
            <text:p>13.370887</text:p>
          </table:table-cell>
          <table:table-cell table:number-columns-repeated="5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3.019157" calcext:value-type="float">
            <text:p>13.019157</text:p>
          </table:table-cell>
          <table:table-cell table:number-columns-repeated="5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730639" calcext:value-type="float">
            <text:p>11.730639</text:p>
          </table:table-cell>
          <table:table-cell table:number-columns-repeated="5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659949" calcext:value-type="float">
            <text:p>11.659949</text:p>
          </table:table-cell>
          <table:table-cell table:number-columns-repeated="5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348694" calcext:value-type="float">
            <text:p>11.348694</text:p>
          </table:table-cell>
          <table:table-cell table:number-columns-repeated="5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02964" calcext:value-type="float">
            <text:p>11.02964</text:p>
          </table:table-cell>
          <table:table-cell table:number-columns-repeated="5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919055" calcext:value-type="float">
            <text:p>11.919055</text:p>
          </table:table-cell>
          <table:table-cell table:number-columns-repeated="5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8.668572" calcext:value-type="float">
            <text:p>8.668572</text:p>
          </table:table-cell>
          <table:table-cell table:number-columns-repeated="5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AST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1.860611" calcext:value-type="float">
            <text:p>11.86061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797076" calcext:value-type="float">
            <text:p>11.797076</text:p>
          </table:table-cell>
          <table:table-cell table:number-columns-repeated="5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2.782321" calcext:value-type="float">
            <text:p>12.782321</text:p>
          </table:table-cell>
          <table:table-cell table:number-columns-repeated="5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6.212484" calcext:value-type="float">
            <text:p>16.212484</text:p>
          </table:table-cell>
          <table:table-cell table:number-columns-repeated="5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5.489686" calcext:value-type="float">
            <text:p>15.489686</text:p>
          </table:table-cell>
          <table:table-cell table:number-columns-repeated="5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0.554144" calcext:value-type="float">
            <text:p>30.554144</text:p>
          </table:table-cell>
          <table:table-cell table:number-columns-repeated="5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295183" calcext:value-type="float">
            <text:p>13.295183</text:p>
          </table:table-cell>
          <table:table-cell table:number-columns-repeated="5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124588" calcext:value-type="float">
            <text:p>12.124588</text:p>
          </table:table-cell>
          <table:table-cell table:number-columns-repeated="5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604989" calcext:value-type="float">
            <text:p>12.604989</text:p>
          </table:table-cell>
          <table:table-cell table:number-columns-repeated="5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959351" calcext:value-type="float">
            <text:p>12.959351</text:p>
          </table:table-cell>
          <table:table-cell table:number-columns-repeated="5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686425" calcext:value-type="float">
            <text:p>13.686425</text:p>
          </table:table-cell>
          <table:table-cell table:number-columns-repeated="5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4.363552" calcext:value-type="float">
            <text:p>14.363552</text:p>
          </table:table-cell>
          <table:table-cell table:number-columns-repeated="5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717071" calcext:value-type="float">
            <text:p>11.717071</text:p>
          </table:table-cell>
          <table:table-cell table:number-columns-repeated="5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431095" calcext:value-type="float">
            <text:p>12.431095</text:p>
          </table:table-cell>
          <table:table-cell table:number-columns-repeated="5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681511" calcext:value-type="float">
            <text:p>11.681511</text:p>
          </table:table-cell>
          <table:table-cell table:number-columns-repeated="5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520895" calcext:value-type="float">
            <text:p>11.520895</text:p>
          </table:table-cell>
          <table:table-cell table:number-columns-repeated="5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698883" calcext:value-type="float">
            <text:p>11.698883</text:p>
          </table:table-cell>
          <table:table-cell table:number-columns-repeated="5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7.651772" calcext:value-type="float">
            <text:p>7.651772</text:p>
          </table:table-cell>
          <table:table-cell table:number-columns-repeated="5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AST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0.391224" calcext:value-type="float">
            <text:p>10.39122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031013" calcext:value-type="float">
            <text:p>13.031013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21.309701" calcext:value-type="float">
            <text:p>21.309701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4.144868" calcext:value-type="float">
            <text:p>14.144868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5.203116" calcext:value-type="float">
            <text:p>15.203116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26.429852" calcext:value-type="float">
            <text:p>26.429852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7.674317" calcext:value-type="float">
            <text:p>17.674317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6.85628" calcext:value-type="float">
            <text:p>16.85628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6.968087" calcext:value-type="float">
            <text:p>16.968087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4.322807" calcext:value-type="float">
            <text:p>14.322807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412117" calcext:value-type="float">
            <text:p>13.412117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817597" calcext:value-type="float">
            <text:p>12.817597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203692" calcext:value-type="float">
            <text:p>11.203692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850547" calcext:value-type="float">
            <text:p>11.850547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2.037588" calcext:value-type="float">
            <text:p>12.037588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2.600051" calcext:value-type="float">
            <text:p>12.600051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296855" calcext:value-type="float">
            <text:p>11.296855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287204" calcext:value-type="float">
            <text:p>9.287204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ISK 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0.937235" calcext:value-type="float">
            <text:p>10.93723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806404" calcext:value-type="float">
            <text:p>13.806404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8.707313" calcext:value-type="float">
            <text:p>18.707313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2.842297" calcext:value-type="float">
            <text:p>12.842297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20.027729" calcext:value-type="float">
            <text:p>20.027729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9.478342" calcext:value-type="float">
            <text:p>19.478342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7.955252" calcext:value-type="float">
            <text:p>17.955252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936127" calcext:value-type="float">
            <text:p>15.936127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8.453142" calcext:value-type="float">
            <text:p>18.453142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6.244059" calcext:value-type="float">
            <text:p>16.244059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060033" calcext:value-type="float">
            <text:p>13.060033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3.76577" calcext:value-type="float">
            <text:p>13.76577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5.167483" calcext:value-type="float">
            <text:p>15.167483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497272" calcext:value-type="float">
            <text:p>12.497272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494064" calcext:value-type="float">
            <text:p>11.494064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216074" calcext:value-type="float">
            <text:p>11.216074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2.120775" calcext:value-type="float">
            <text:p>12.120775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460935" calcext:value-type="float">
            <text:p>11.460935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ISK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0.696334" calcext:value-type="float">
            <text:p>10.69633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822491" calcext:value-type="float">
            <text:p>13.822491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8.269909" calcext:value-type="float">
            <text:p>18.269909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411271" calcext:value-type="float">
            <text:p>13.411271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6.396559" calcext:value-type="float">
            <text:p>16.396559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9.143792" calcext:value-type="float">
            <text:p>19.143792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9.425573" calcext:value-type="float">
            <text:p>19.425573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7.900421" calcext:value-type="float">
            <text:p>17.900421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6.896983" calcext:value-type="float">
            <text:p>16.896983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4.629751" calcext:value-type="float">
            <text:p>14.629751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288231" calcext:value-type="float">
            <text:p>11.288231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3.26608" calcext:value-type="float">
            <text:p>13.26608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50865" calcext:value-type="float">
            <text:p>11.50865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659895" calcext:value-type="float">
            <text:p>11.659895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2.568548" calcext:value-type="float">
            <text:p>12.568548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296961" calcext:value-type="float">
            <text:p>11.296961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447521" calcext:value-type="float">
            <text:p>11.447521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0.359263" calcext:value-type="float">
            <text:p>10.359263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 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2.119808" calcext:value-type="float">
            <text:p>12.11980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348305" calcext:value-type="float">
            <text:p>12.348305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24.155454" calcext:value-type="float">
            <text:p>24.155454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552668" calcext:value-type="float">
            <text:p>13.552668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944529" calcext:value-type="float">
            <text:p>13.944529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23.708736" calcext:value-type="float">
            <text:p>23.708736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6.429774" calcext:value-type="float">
            <text:p>16.429774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446334" calcext:value-type="float">
            <text:p>15.446334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8.402082" calcext:value-type="float">
            <text:p>18.402082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5.656489" calcext:value-type="float">
            <text:p>15.656489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98387" calcext:value-type="float">
            <text:p>13.98387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3.682809" calcext:value-type="float">
            <text:p>13.682809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490682" calcext:value-type="float">
            <text:p>11.490682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615093" calcext:value-type="float">
            <text:p>11.615093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253482" calcext:value-type="float">
            <text:p>11.253482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2.868649" calcext:value-type="float">
            <text:p>12.868649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278343" calcext:value-type="float">
            <text:p>10.278343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266818" calcext:value-type="float">
            <text:p>9.266818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ISK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0.770676" calcext:value-type="float">
            <text:p>10.77067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597628" calcext:value-type="float">
            <text:p>12.597628</text:p>
          </table:table-cell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5.390003" calcext:value-type="float">
            <text:p>15.390003</text:p>
          </table:table-cell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9.016478" calcext:value-type="float">
            <text:p>19.016478</text:p>
          </table:table-cell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207218" calcext:value-type="float">
            <text:p>13.207218</text:p>
          </table:table-cell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9.621091" calcext:value-type="float">
            <text:p>39.621091</text:p>
          </table:table-cell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5.423736" calcext:value-type="float">
            <text:p>15.423736</text:p>
          </table:table-cell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3.845785" calcext:value-type="float">
            <text:p>13.845785</text:p>
          </table:table-cell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920072" calcext:value-type="float">
            <text:p>14.920072</text:p>
          </table:table-cell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7.597838" calcext:value-type="float">
            <text:p>17.597838</text:p>
          </table:table-cell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4.084871" calcext:value-type="float">
            <text:p>14.084871</text:p>
          </table:table-cell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7.245458" calcext:value-type="float">
            <text:p>17.245458</text:p>
          </table:table-cell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103876" calcext:value-type="float">
            <text:p>11.103876</text:p>
          </table:table-cell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3.789453" calcext:value-type="float">
            <text:p>13.789453</text:p>
          </table:table-cell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426113" calcext:value-type="float">
            <text:p>10.426113</text:p>
          </table:table-cell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4.19566" calcext:value-type="float">
            <text:p>14.19566</text:p>
          </table:table-cell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712561" calcext:value-type="float">
            <text:p>10.712561</text:p>
          </table:table-cell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0.213965" calcext:value-type="float">
            <text:p>10.213965</text:p>
          </table:table-cell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2.10769" calcext:value-type="float">
            <text:p>12.1076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6.726072" calcext:value-type="float">
            <text:p>16.726072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006272" calcext:value-type="float">
            <text:p>14.006272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2.416535" calcext:value-type="float">
            <text:p>12.416535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92.407057" calcext:value-type="float">
            <text:p>192.407057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6.733412" calcext:value-type="float">
            <text:p>16.733412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0.696285" calcext:value-type="float">
            <text:p>10.696285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246443" calcext:value-type="float">
            <text:p>13.246443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9.471991" calcext:value-type="float">
            <text:p>19.471991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8.291247" calcext:value-type="float">
            <text:p>8.291247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7.714692" calcext:value-type="float">
            <text:p>7.714692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9.474114" calcext:value-type="float">
            <text:p>9.474114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8.730929" calcext:value-type="float">
            <text:p>8.730929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3.276519" calcext:value-type="float">
            <text:p>13.276519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2.372025" calcext:value-type="float">
            <text:p>12.372025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 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25.011807" calcext:value-type="float">
            <text:p>25.01180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21.341844" calcext:value-type="float">
            <text:p>21.341844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47.91996" calcext:value-type="float">
            <text:p>47.91996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03.664979" calcext:value-type="float">
            <text:p>103.664979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640142" calcext:value-type="float">
            <text:p>12.640142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20.23034" calcext:value-type="float">
            <text:p>20.23034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8.356676" calcext:value-type="float">
            <text:p>18.356676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37.32047" calcext:value-type="float">
            <text:p>37.32047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34.629764" calcext:value-type="float">
            <text:p>34.629764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90.972639" calcext:value-type="float">
            <text:p>90.972639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6.262498" calcext:value-type="float">
            <text:p>16.262498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9.093385" calcext:value-type="float">
            <text:p>19.093385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4.647826" calcext:value-type="float">
            <text:p>14.647826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4.388385" calcext:value-type="float">
            <text:p>14.388385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9.713079" calcext:value-type="float">
            <text:p>9.713079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8.815997" calcext:value-type="float">
            <text:p>8.815997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953072" calcext:value-type="float">
            <text:p>10.953072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4.368313" calcext:value-type="float">
            <text:p>14.368313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9.73792" calcext:value-type="float">
            <text:p>19.7379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9.462607" calcext:value-type="float">
            <text:p>19.462607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0.026227" calcext:value-type="float">
            <text:p>10.026227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00953" calcext:value-type="float">
            <text:p>13.00953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9.391" calcext:value-type="float">
            <text:p>39.391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73.31956" calcext:value-type="float">
            <text:p>173.31956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0.903326" calcext:value-type="float">
            <text:p>10.903326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34.839324" calcext:value-type="float">
            <text:p>34.839324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8.287961" calcext:value-type="float">
            <text:p>8.287961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26.040853" calcext:value-type="float">
            <text:p>26.040853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9.676752" calcext:value-type="float">
            <text:p>9.676752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402415" calcext:value-type="float">
            <text:p>11.402415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3.646251" calcext:value-type="float">
            <text:p>13.646251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506344" calcext:value-type="float">
            <text:p>10.506344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6.666733" calcext:value-type="float">
            <text:p>16.666733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ORB 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30.268522" calcext:value-type="float">
            <text:p>30.26852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207445" calcext:value-type="float">
            <text:p>12.207445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20.12059" calcext:value-type="float">
            <text:p>20.12059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1.669048" calcext:value-type="float">
            <text:p>11.669048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9.021512" calcext:value-type="float">
            <text:p>9.021512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399183" calcext:value-type="float">
            <text:p>13.399183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-545.043513" calcext:value-type="float">
            <text:p>-545.043513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7.245121" calcext:value-type="float">
            <text:p>7.245121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40.884147" calcext:value-type="float">
            <text:p>40.884147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6.873021" calcext:value-type="float">
            <text:p>6.873021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60.267052" calcext:value-type="float">
            <text:p>60.267052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8.600034" calcext:value-type="float">
            <text:p>8.600034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7.718236" calcext:value-type="float">
            <text:p>7.718236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6.75285" calcext:value-type="float">
            <text:p>16.75285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ORB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7.571843" calcext:value-type="float">
            <text:p>7.57184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4.858694" calcext:value-type="float">
            <text:p>14.858694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0.708784" calcext:value-type="float">
            <text:p>10.708784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2.357759" calcext:value-type="float">
            <text:p>12.357759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994.368856" calcext:value-type="float">
            <text:p>994.368856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0.447693" calcext:value-type="float">
            <text:p>10.447693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246443" calcext:value-type="float">
            <text:p>13.246443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5.553237" calcext:value-type="float">
            <text:p>15.553237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0.690763" calcext:value-type="float">
            <text:p>10.690763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string" calcext:value-type="string">
            <text:p>-inf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7.944564" calcext:value-type="float">
            <text:p>7.944564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3.764305" calcext:value-type="float">
            <text:p>13.764305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2.848965" calcext:value-type="float">
            <text:p>12.848965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9.499313" calcext:value-type="float">
            <text:p>9.499313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8.322767" calcext:value-type="float">
            <text:p>18.322767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ORB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8.515719" calcext:value-type="float">
            <text:p>18.51571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698546" calcext:value-type="float">
            <text:p>12.698546</text:p>
          </table:table-cell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5.703964" calcext:value-type="float">
            <text:p>15.703964</text:p>
          </table:table-cell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365882" calcext:value-type="float">
            <text:p>13.365882</text:p>
          </table:table-cell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750855" calcext:value-type="float">
            <text:p>14.750855</text:p>
          </table:table-cell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4.792057" calcext:value-type="float">
            <text:p>14.792057</text:p>
          </table:table-cell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4.708415" calcext:value-type="float">
            <text:p>14.708415</text:p>
          </table:table-cell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883252" calcext:value-type="float">
            <text:p>15.883252</text:p>
          </table:table-cell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3.922941" calcext:value-type="float">
            <text:p>13.922941</text:p>
          </table:table-cell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822437" calcext:value-type="float">
            <text:p>13.822437</text:p>
          </table:table-cell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877995" calcext:value-type="float">
            <text:p>11.877995</text:p>
          </table:table-cell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362638" calcext:value-type="float">
            <text:p>12.362638</text:p>
          </table:table-cell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0.19935" calcext:value-type="float">
            <text:p>10.19935</text:p>
          </table:table-cell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085507" calcext:value-type="float">
            <text:p>10.085507</text:p>
          </table:table-cell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435692" calcext:value-type="float">
            <text:p>10.435692</text:p>
          </table:table-cell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592899" calcext:value-type="float">
            <text:p>10.592899</text:p>
          </table:table-cell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506443" calcext:value-type="float">
            <text:p>10.506443</text:p>
          </table:table-cell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630429" calcext:value-type="float">
            <text:p>9.630429</text:p>
          </table:table-cell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AKAZE 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034996" calcext:value-type="float">
            <text:p>9.03499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278296" calcext:value-type="float">
            <text:p>13.278296</text:p>
          </table:table-cell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5.045547" calcext:value-type="float">
            <text:p>15.045547</text:p>
          </table:table-cell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884983" calcext:value-type="float">
            <text:p>13.884983</text:p>
          </table:table-cell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848221" calcext:value-type="float">
            <text:p>13.848221</text:p>
          </table:table-cell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5.128245" calcext:value-type="float">
            <text:p>15.128245</text:p>
          </table:table-cell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877798" calcext:value-type="float">
            <text:p>13.877798</text:p>
          </table:table-cell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616419" calcext:value-type="float">
            <text:p>15.616419</text:p>
          </table:table-cell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121031" calcext:value-type="float">
            <text:p>14.121031</text:p>
          </table:table-cell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823325" calcext:value-type="float">
            <text:p>13.823325</text:p>
          </table:table-cell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591353" calcext:value-type="float">
            <text:p>11.591353</text:p>
          </table:table-cell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539868" calcext:value-type="float">
            <text:p>12.539868</text:p>
          </table:table-cell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536537" calcext:value-type="float">
            <text:p>11.536537</text:p>
          </table:table-cell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097858" calcext:value-type="float">
            <text:p>10.097858</text:p>
          </table:table-cell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037926" calcext:value-type="float">
            <text:p>10.037926</text:p>
          </table:table-cell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9.938779" calcext:value-type="float">
            <text:p>9.938779</text:p>
          </table:table-cell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9.761067" calcext:value-type="float">
            <text:p>9.761067</text:p>
          </table:table-cell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644492" calcext:value-type="float">
            <text:p>9.644492</text:p>
          </table:table-cell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KAZE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306201" calcext:value-type="float">
            <text:p>9.30620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48568" calcext:value-type="float">
            <text:p>13.48568</text:p>
          </table:table-cell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983336" calcext:value-type="float">
            <text:p>14.983336</text:p>
          </table:table-cell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142287" calcext:value-type="float">
            <text:p>13.142287</text:p>
          </table:table-cell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555624" calcext:value-type="float">
            <text:p>14.555624</text:p>
          </table:table-cell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5.518271" calcext:value-type="float">
            <text:p>15.518271</text:p>
          </table:table-cell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873408" calcext:value-type="float">
            <text:p>13.873408</text:p>
          </table:table-cell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768712" calcext:value-type="float">
            <text:p>15.768712</text:p>
          </table:table-cell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360707" calcext:value-type="float">
            <text:p>14.360707</text:p>
          </table:table-cell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306332" calcext:value-type="float">
            <text:p>13.306332</text:p>
          </table:table-cell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618017" calcext:value-type="float">
            <text:p>11.618017</text:p>
          </table:table-cell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716331" calcext:value-type="float">
            <text:p>12.716331</text:p>
          </table:table-cell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23042" calcext:value-type="float">
            <text:p>11.623042</text:p>
          </table:table-cell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119003" calcext:value-type="float">
            <text:p>10.119003</text:p>
          </table:table-cell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412466" calcext:value-type="float">
            <text:p>10.412466</text:p>
          </table:table-cell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384655" calcext:value-type="float">
            <text:p>10.384655</text:p>
          </table:table-cell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9.93354" calcext:value-type="float">
            <text:p>9.93354</text:p>
          </table:table-cell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269921" calcext:value-type="float">
            <text:p>9.269921</text:p>
          </table:table-cell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 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87013" calcext:value-type="float">
            <text:p>9.8701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123851" calcext:value-type="float">
            <text:p>12.123851</text:p>
          </table:table-cell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064105" calcext:value-type="float">
            <text:p>14.064105</text:p>
          </table:table-cell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4.105344" calcext:value-type="float">
            <text:p>14.105344</text:p>
          </table:table-cell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036042" calcext:value-type="float">
            <text:p>14.036042</text:p>
          </table:table-cell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5.892261" calcext:value-type="float">
            <text:p>15.892261</text:p>
          </table:table-cell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4.445457" calcext:value-type="float">
            <text:p>14.445457</text:p>
          </table:table-cell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453215" calcext:value-type="float">
            <text:p>15.453215</text:p>
          </table:table-cell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182002" calcext:value-type="float">
            <text:p>14.182002</text:p>
          </table:table-cell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4.127428" calcext:value-type="float">
            <text:p>14.127428</text:p>
          </table:table-cell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786213" calcext:value-type="float">
            <text:p>11.786213</text:p>
          </table:table-cell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120979" calcext:value-type="float">
            <text:p>12.120979</text:p>
          </table:table-cell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0.775662" calcext:value-type="float">
            <text:p>10.775662</text:p>
          </table:table-cell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861026" calcext:value-type="float">
            <text:p>10.861026</text:p>
          </table:table-cell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9.87627" calcext:value-type="float">
            <text:p>9.87627</text:p>
          </table:table-cell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9.730354" calcext:value-type="float">
            <text:p>9.730354</text:p>
          </table:table-cell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43728" calcext:value-type="float">
            <text:p>10.43728</text:p>
          </table:table-cell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117589" calcext:value-type="float">
            <text:p>9.117589</text:p>
          </table:table-cell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8.76905" calcext:value-type="float">
            <text:p>8.7690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316762" calcext:value-type="float">
            <text:p>12.316762</text:p>
          </table:table-cell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156474" calcext:value-type="float">
            <text:p>14.156474</text:p>
          </table:table-cell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2.928169" calcext:value-type="float">
            <text:p>12.928169</text:p>
          </table:table-cell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248959" calcext:value-type="float">
            <text:p>14.248959</text:p>
          </table:table-cell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6.462302" calcext:value-type="float">
            <text:p>16.462302</text:p>
          </table:table-cell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840806" calcext:value-type="float">
            <text:p>13.840806</text:p>
          </table:table-cell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348608" calcext:value-type="float">
            <text:p>15.348608</text:p>
          </table:table-cell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187974" calcext:value-type="float">
            <text:p>14.187974</text:p>
          </table:table-cell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910896" calcext:value-type="float">
            <text:p>13.910896</text:p>
          </table:table-cell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534539" calcext:value-type="float">
            <text:p>11.534539</text:p>
          </table:table-cell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112989" calcext:value-type="float">
            <text:p>12.112989</text:p>
          </table:table-cell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076649" calcext:value-type="float">
            <text:p>11.076649</text:p>
          </table:table-cell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084742" calcext:value-type="float">
            <text:p>11.084742</text:p>
          </table:table-cell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56763" calcext:value-type="float">
            <text:p>10.56763</text:p>
          </table:table-cell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276503" calcext:value-type="float">
            <text:p>10.276503</text:p>
          </table:table-cell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095578" calcext:value-type="float">
            <text:p>10.095578</text:p>
          </table:table-cell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097038" calcext:value-type="float">
            <text:p>9.097038</text:p>
          </table:table-cell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AKAZE AKAZE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005901" calcext:value-type="float">
            <text:p>9.00590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25894" calcext:value-type="float">
            <text:p>12.25894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595597" calcext:value-type="float">
            <text:p>14.595597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15259" calcext:value-type="float">
            <text:p>13.15259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224663" calcext:value-type="float">
            <text:p>14.224663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6.387387" calcext:value-type="float">
            <text:p>16.387387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9616" calcext:value-type="float">
            <text:p>13.9616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370999" calcext:value-type="float">
            <text:p>15.370999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3.827654" calcext:value-type="float">
            <text:p>13.827654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874095" calcext:value-type="float">
            <text:p>13.874095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81878" calcext:value-type="float">
            <text:p>11.81878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247267" calcext:value-type="float">
            <text:p>12.247267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178418" calcext:value-type="float">
            <text:p>11.178418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787827" calcext:value-type="float">
            <text:p>10.787827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53296" calcext:value-type="float">
            <text:p>10.53296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329315" calcext:value-type="float">
            <text:p>10.329315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9.91568" calcext:value-type="float">
            <text:p>9.91568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111233" calcext:value-type="float">
            <text:p>9.111233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AKAZE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8.986811" calcext:value-type="float">
            <text:p>8.98681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591711" calcext:value-type="float">
            <text:p>11.591711</text:p>
          </table:table-cell>
          <table:table-cell table:number-columns-repeated="5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053436" calcext:value-type="float">
            <text:p>13.053436</text:p>
          </table:table-cell>
          <table:table-cell table:number-columns-repeated="5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610267" calcext:value-type="float">
            <text:p>13.610267</text:p>
          </table:table-cell>
          <table:table-cell table:number-columns-repeated="5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21.563253" calcext:value-type="float">
            <text:p>21.563253</text:p>
          </table:table-cell>
          <table:table-cell table:number-columns-repeated="5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4.989512" calcext:value-type="float">
            <text:p>14.989512</text:p>
          </table:table-cell>
          <table:table-cell table:number-columns-repeated="5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2.042294" calcext:value-type="float">
            <text:p>12.042294</text:p>
          </table:table-cell>
          <table:table-cell table:number-columns-repeated="5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4.052206" calcext:value-type="float">
            <text:p>14.052206</text:p>
          </table:table-cell>
          <table:table-cell table:number-columns-repeated="5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996247" calcext:value-type="float">
            <text:p>14.996247</text:p>
          </table:table-cell>
          <table:table-cell table:number-columns-repeated="5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943181" calcext:value-type="float">
            <text:p>12.943181</text:p>
          </table:table-cell>
          <table:table-cell table:number-columns-repeated="5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428971" calcext:value-type="float">
            <text:p>11.428971</text:p>
          </table:table-cell>
          <table:table-cell table:number-columns-repeated="5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758785" calcext:value-type="float">
            <text:p>12.758785</text:p>
          </table:table-cell>
          <table:table-cell table:number-columns-repeated="5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0.005616" calcext:value-type="float">
            <text:p>10.005616</text:p>
          </table:table-cell>
          <table:table-cell table:number-columns-repeated="5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9.578441" calcext:value-type="float">
            <text:p>9.578441</text:p>
          </table:table-cell>
          <table:table-cell table:number-columns-repeated="5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9.552575" calcext:value-type="float">
            <text:p>9.552575</text:p>
          </table:table-cell>
          <table:table-cell table:number-columns-repeated="5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9.464445" calcext:value-type="float">
            <text:p>9.464445</text:p>
          </table:table-cell>
          <table:table-cell table:number-columns-repeated="5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8.76693" calcext:value-type="float">
            <text:p>8.76693</text:p>
          </table:table-cell>
          <table:table-cell table:number-columns-repeated="5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529604" calcext:value-type="float">
            <text:p>9.529604</text:p>
          </table:table-cell>
          <table:table-cell table:number-columns-repeated="5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 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326871" calcext:value-type="float">
            <text:p>9.32687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252111" calcext:value-type="float">
            <text:p>12.252111</text:p>
          </table:table-cell>
          <table:table-cell table:number-columns-repeated="5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08084" calcext:value-type="float">
            <text:p>13.08084</text:p>
          </table:table-cell>
          <table:table-cell table:number-columns-repeated="5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5.088081" calcext:value-type="float">
            <text:p>15.088081</text:p>
          </table:table-cell>
          <table:table-cell table:number-columns-repeated="5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21.258871" calcext:value-type="float">
            <text:p>21.258871</text:p>
          </table:table-cell>
          <table:table-cell table:number-columns-repeated="5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3.219568" calcext:value-type="float">
            <text:p>13.219568</text:p>
          </table:table-cell>
          <table:table-cell table:number-columns-repeated="5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1.966614" calcext:value-type="float">
            <text:p>11.966614</text:p>
          </table:table-cell>
          <table:table-cell table:number-columns-repeated="5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104579" calcext:value-type="float">
            <text:p>15.104579</text:p>
          </table:table-cell>
          <table:table-cell table:number-columns-repeated="5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5.478525" calcext:value-type="float">
            <text:p>15.478525</text:p>
          </table:table-cell>
          <table:table-cell table:number-columns-repeated="5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745671" calcext:value-type="float">
            <text:p>12.745671</text:p>
          </table:table-cell>
          <table:table-cell table:number-columns-repeated="5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0.309405" calcext:value-type="float">
            <text:p>10.309405</text:p>
          </table:table-cell>
          <table:table-cell table:number-columns-repeated="5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808789" calcext:value-type="float">
            <text:p>11.808789</text:p>
          </table:table-cell>
          <table:table-cell table:number-columns-repeated="5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0.138341" calcext:value-type="float">
            <text:p>10.138341</text:p>
          </table:table-cell>
          <table:table-cell table:number-columns-repeated="5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008461" calcext:value-type="float">
            <text:p>10.008461</text:p>
          </table:table-cell>
          <table:table-cell table:number-columns-repeated="5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248535" calcext:value-type="float">
            <text:p>10.248535</text:p>
          </table:table-cell>
          <table:table-cell table:number-columns-repeated="5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087374" calcext:value-type="float">
            <text:p>10.087374</text:p>
          </table:table-cell>
          <table:table-cell table:number-columns-repeated="5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8.977086" calcext:value-type="float">
            <text:p>8.977086</text:p>
          </table:table-cell>
          <table:table-cell table:number-columns-repeated="5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8.821198" calcext:value-type="float">
            <text:p>8.821198</text:p>
          </table:table-cell>
          <table:table-cell table:number-columns-repeated="5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IFT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8.70362" calcext:value-type="float">
            <text:p>8.7036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26323" calcext:value-type="float">
            <text:p>11.26323</text:p>
          </table:table-cell>
          <table:table-cell table:number-columns-repeated="5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60435" calcext:value-type="float">
            <text:p>13.60435</text:p>
          </table:table-cell>
          <table:table-cell table:number-columns-repeated="5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542345" calcext:value-type="float">
            <text:p>13.542345</text:p>
          </table:table-cell>
          <table:table-cell table:number-columns-repeated="5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20.514344" calcext:value-type="float">
            <text:p>20.514344</text:p>
          </table:table-cell>
          <table:table-cell table:number-columns-repeated="5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3.703413" calcext:value-type="float">
            <text:p>13.703413</text:p>
          </table:table-cell>
          <table:table-cell table:number-columns-repeated="5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2.042294" calcext:value-type="float">
            <text:p>12.042294</text:p>
          </table:table-cell>
          <table:table-cell table:number-columns-repeated="5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4.657362" calcext:value-type="float">
            <text:p>14.657362</text:p>
          </table:table-cell>
          <table:table-cell table:number-columns-repeated="5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3.187221" calcext:value-type="float">
            <text:p>13.187221</text:p>
          </table:table-cell>
          <table:table-cell table:number-columns-repeated="5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552494" calcext:value-type="float">
            <text:p>13.552494</text:p>
          </table:table-cell>
          <table:table-cell table:number-columns-repeated="5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384995" calcext:value-type="float">
            <text:p>11.384995</text:p>
          </table:table-cell>
          <table:table-cell table:number-columns-repeated="5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813821" calcext:value-type="float">
            <text:p>12.813821</text:p>
          </table:table-cell>
          <table:table-cell table:number-columns-repeated="5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0.286595" calcext:value-type="float">
            <text:p>10.286595</text:p>
          </table:table-cell>
          <table:table-cell table:number-columns-repeated="5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055577" calcext:value-type="float">
            <text:p>10.055577</text:p>
          </table:table-cell>
          <table:table-cell table:number-columns-repeated="5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9.838796" calcext:value-type="float">
            <text:p>9.838796</text:p>
          </table:table-cell>
          <table:table-cell table:number-columns-repeated="5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8.987922" calcext:value-type="float">
            <text:p>8.987922</text:p>
          </table:table-cell>
          <table:table-cell table:number-columns-repeated="5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9.503684" calcext:value-type="float">
            <text:p>9.503684</text:p>
          </table:table-cell>
          <table:table-cell table:number-columns-repeated="5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196283" calcext:value-type="float">
            <text:p>9.196283</text:p>
          </table:table-cell>
          <table:table-cell table:number-columns-repeated="5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IFT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408117" calcext:value-type="float">
            <text:p>9.40811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ination idx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number-columns-repeated="2"/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table:number-columns-repeated="5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389442" calcext:value-type="float">
            <text:p>11.389442</text:p>
          </table:table-cell>
          <table:table-cell table:number-columns-repeated="5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2.572196" calcext:value-type="float">
            <text:p>12.572196</text:p>
          </table:table-cell>
          <table:table-cell table:number-columns-repeated="5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2.647993" calcext:value-type="float">
            <text:p>12.647993</text:p>
          </table:table-cell>
          <table:table-cell table:number-columns-repeated="5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9.677921" calcext:value-type="float">
            <text:p>19.677921</text:p>
          </table:table-cell>
          <table:table-cell table:number-columns-repeated="5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3.033776" calcext:value-type="float">
            <text:p>13.033776</text:p>
          </table:table-cell>
          <table:table-cell table:number-columns-repeated="5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1.118529" calcext:value-type="float">
            <text:p>11.118529</text:p>
          </table:table-cell>
          <table:table-cell table:number-columns-repeated="5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3.584827" calcext:value-type="float">
            <text:p>13.584827</text:p>
          </table:table-cell>
          <table:table-cell table:number-columns-repeated="5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694781" calcext:value-type="float">
            <text:p>14.694781</text:p>
          </table:table-cell>
          <table:table-cell table:number-columns-repeated="5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205774" calcext:value-type="float">
            <text:p>13.205774</text:p>
          </table:table-cell>
          <table:table-cell table:number-columns-repeated="5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0.551943" calcext:value-type="float">
            <text:p>10.551943</text:p>
          </table:table-cell>
          <table:table-cell table:number-columns-repeated="5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24756" calcext:value-type="float">
            <text:p>11.24756</text:p>
          </table:table-cell>
          <table:table-cell table:number-columns-repeated="5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311473" calcext:value-type="float">
            <text:p>11.311473</text:p>
          </table:table-cell>
          <table:table-cell table:number-columns-repeated="5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9.460845" calcext:value-type="float">
            <text:p>9.460845</text:p>
          </table:table-cell>
          <table:table-cell table:number-columns-repeated="5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576043" calcext:value-type="float">
            <text:p>10.576043</text:p>
          </table:table-cell>
          <table:table-cell table:number-columns-repeated="5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073838" calcext:value-type="float">
            <text:p>10.073838</text:p>
          </table:table-cell>
          <table:table-cell table:number-columns-repeated="5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8.957997" calcext:value-type="float">
            <text:p>8.957997</text:p>
          </table:table-cell>
          <table:table-cell table:number-columns-repeated="5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8.748428" calcext:value-type="float">
            <text:p>8.748428</text:p>
          </table:table-cell>
          <table:table-cell table:number-columns-repeated="5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SIFT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004724" calcext:value-type="float">
            <text:p>9.004724</text:p>
          </table:table-cell>
          <table:table-cell table:number-columns-repeated="51"/>
        </table:table-row>
      </table:table>
      <table:table table:name="Sheet5" table:style-name="ta1">
        <table:shapes>
          <draw:frame draw:z-index="0" draw:style-name="gr1" draw:text-style-name="P1" svg:width="371.46mm" svg:height="234.81mm" svg:x="545.53mm" svg:y="91.13mm">
            <loext:p draw:notify-on-update-of-ranges="Sheet5.E3:Sheet5.E20 Sheet5.F2:Sheet5.F2 Sheet5.F3:Sheet5.F20 Sheet5.G2:Sheet5.G2 Sheet5.G3:Sheet5.G20 Sheet5.H2:Sheet5.H2 Sheet5.H3:Sheet5.H20 Sheet5.I2:Sheet5.I2 Sheet5.I3:Sheet5.I20 Sheet5.J2:Sheet5.J2 Sheet5.J3:Sheet5.J20 Sheet5.K2:Sheet5.K2 Sheet5.K3:Sheet5.K20 Sheet5.Q2:Sheet5.Q2 Sheet5.Q3:Sheet5.Q20 Sheet5.R2:Sheet5.R2 Sheet5.R3:Sheet5.R20 Sheet5.V2:Sheet5.V2 Sheet5.V3:Sheet5.V20 Sheet5.W2:Sheet5.W2 Sheet5.W3:Sheet5.W20 Sheet5.Y2:Sheet5.Y2 Sheet5.Y3:Sheet5.Y20 Sheet5.AF2:Sheet5.AF2 Sheet5.AF3:Sheet5.AF20 Sheet5.AG2:Sheet5.AG2 Sheet5.AG3:Sheet5.AG20 Sheet5.AH2:Sheet5.AH2 Sheet5.AH3:Sheet5.AH20 Sheet5.AI2:Sheet5.AI2 Sheet5.AI3:Sheet5.AI20 Sheet5.AJ2:Sheet5.AJ2 Sheet5.AJ3:Sheet5.AJ20 Sheet5.AK2:Sheet5.AK2 Sheet5.AK3:Sheet5.AK20 Sheet5.AL2:Sheet5.AL2 Sheet5.AL3:Sheet5.AL20 Sheet5.AM2:Sheet5.AM2 Sheet5.AM3:Sheet5.AM20 Sheet5.AN2:Sheet5.AN2 Sheet5.AN3:Sheet5.AN20 Sheet5.AO2:Sheet5.AO2 Sheet5.AO3:Sheet5.AO2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371.46mm" svg:height="234.81mm" svg:x="545.51mm" svg:y="570.22mm">
            <loext:p draw:notify-on-update-of-ranges="Sheet5.E3:Sheet5.E20 Sheet5.F2:Sheet5.F2 Sheet5.F3:Sheet5.F20 Sheet5.R2:Sheet5.R2 Sheet5.R3:Sheet5.R2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371.46mm" svg:height="234.81mm" svg:x="545.57mm" svg:y="331.22mm">
            <loext:p draw:notify-on-update-of-ranges="Sheet5.E3:Sheet5.E20 Sheet5.F2:Sheet5.F2 Sheet5.F3:Sheet5.F20 Sheet5.G2:Sheet5.G2 Sheet5.G3:Sheet5.G20 Sheet5.I2:Sheet5.I2 Sheet5.I3:Sheet5.I20 Sheet5.Q2:Sheet5.Q2 Sheet5.Q3:Sheet5.Q20 Sheet5.AF2:Sheet5.AF2 Sheet5.AF3:Sheet5.AF20 Sheet5.AG2:Sheet5.AG2 Sheet5.AG3:Sheet5.AG20 Sheet5.AH2:Sheet5.AH2 Sheet5.AH3:Sheet5.AH20 Sheet5.AI2:Sheet5.AI2 Sheet5.AI3:Sheet5.AI20 Sheet5.AJ2:Sheet5.AJ2 Sheet5.AJ3:Sheet5.AJ20 Sheet5.AK2:Sheet5.AK2 Sheet5.AK3:Sheet5.AK2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" table:number-columns-repeated="33" table:default-cell-style-name="Default"/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4"/>
          <table:table-cell office:value-type="string" calcext:value-type="string">
            <text:p>TTC Lidar</text:p>
          </table:table-cell>
          <table:table-cell table:formula="of:=OFFSET([.$D3];[.G1]*19;0; )" office:value-type="string" office:string-value="SHITOMASI BRISK" calcext:value-type="string">
            <text:p>SHITOMASI BRISK</text:p>
          </table:table-cell>
          <table:table-cell table:formula="of:=OFFSET([.$D3];[.H1]*19;0; )" office:value-type="string" office:string-value="SHITOMASI BRIEF" calcext:value-type="string">
            <text:p>SHITOMASI BRIEF</text:p>
          </table:table-cell>
          <table:table-cell table:formula="of:=OFFSET([.$D3];[.I1]*19;0; )" office:value-type="string" office:string-value="SHITOMASI ORB" calcext:value-type="string">
            <text:p>SHITOMASI ORB</text:p>
          </table:table-cell>
          <table:table-cell table:formula="of:=OFFSET([.$D3];[.J1]*19;0; )" office:value-type="string" office:string-value="SHITOMASI FREAK" calcext:value-type="string">
            <text:p>SHITOMASI FREAK</text:p>
          </table:table-cell>
          <table:table-cell table:formula="of:=OFFSET([.$D3];[.K1]*19;0; )" office:value-type="string" office:string-value="SHITOMASI SIFT" calcext:value-type="string">
            <text:p>SHITOMASI SIFT</text:p>
          </table:table-cell>
          <table:table-cell table:formula="of:=OFFSET([.$D3];[.L1]*19;0; )" office:value-type="string" office:string-value="HARRIS BRISK" calcext:value-type="string">
            <text:p>HARRIS BRISK</text:p>
          </table:table-cell>
          <table:table-cell table:formula="of:=OFFSET([.$D3];[.M1]*19;0; )" office:value-type="string" office:string-value="HARRIS BRIEF" calcext:value-type="string">
            <text:p>HARRIS BRIEF</text:p>
          </table:table-cell>
          <table:table-cell table:formula="of:=OFFSET([.$D3];[.N1]*19;0; )" office:value-type="string" office:string-value="HARRIS ORB" calcext:value-type="string">
            <text:p>HARRIS ORB</text:p>
          </table:table-cell>
          <table:table-cell table:formula="of:=OFFSET([.$D3];[.O1]*19;0; )" office:value-type="string" office:string-value="HARRIS FREAK" calcext:value-type="string">
            <text:p>HARRIS FREAK</text:p>
          </table:table-cell>
          <table:table-cell table:formula="of:=OFFSET([.$D3];[.P1]*19;0; )" office:value-type="string" office:string-value="HARRIS SIFT" calcext:value-type="string">
            <text:p>HARRIS SIFT</text:p>
          </table:table-cell>
          <table:table-cell table:formula="of:=OFFSET([.$D3];[.Q1]*19;0; )" office:value-type="string" office:string-value="FAST BRISK" calcext:value-type="string">
            <text:p>FAST BRISK</text:p>
          </table:table-cell>
          <table:table-cell table:formula="of:=OFFSET([.$D3];[.R1]*19;0; )" office:value-type="string" office:string-value="FAST BRIEF" calcext:value-type="string">
            <text:p>FAST BRIEF</text:p>
          </table:table-cell>
          <table:table-cell table:formula="of:=OFFSET([.$D3];[.S1]*19;0; )" office:value-type="string" office:string-value="FAST ORB" calcext:value-type="string">
            <text:p>FAST ORB</text:p>
          </table:table-cell>
          <table:table-cell table:formula="of:=OFFSET([.$D3];[.T1]*19;0; )" office:value-type="string" office:string-value="FAST FREAK" calcext:value-type="string">
            <text:p>FAST FREAK</text:p>
          </table:table-cell>
          <table:table-cell table:formula="of:=OFFSET([.$D3];[.U1]*19;0; )" office:value-type="string" office:string-value="FAST SIFT" calcext:value-type="string">
            <text:p>FAST SIFT</text:p>
          </table:table-cell>
          <table:table-cell table:formula="of:=OFFSET([.$D3];[.V1]*19;0; )" office:value-type="string" office:string-value="BRISK BRISK" calcext:value-type="string">
            <text:p>BRISK BRISK</text:p>
          </table:table-cell>
          <table:table-cell table:formula="of:=OFFSET([.$D3];[.W1]*19;0; )" office:value-type="string" office:string-value="BRISK BRIEF" calcext:value-type="string">
            <text:p>BRISK BRIEF</text:p>
          </table:table-cell>
          <table:table-cell table:formula="of:=OFFSET([.$D3];[.X1]*19;0; )" office:value-type="string" office:string-value="BRISK ORB" calcext:value-type="string">
            <text:p>BRISK ORB</text:p>
          </table:table-cell>
          <table:table-cell table:formula="of:=OFFSET([.$D3];[.Y1]*19;0; )" office:value-type="string" office:string-value="BRISK FREAK" calcext:value-type="string">
            <text:p>BRISK FREAK</text:p>
          </table:table-cell>
          <table:table-cell table:formula="of:=OFFSET([.$D3];[.Z1]*19;0; )" office:value-type="string" office:string-value="BRISK SIFT" calcext:value-type="string">
            <text:p>BRISK SIFT</text:p>
          </table:table-cell>
          <table:table-cell table:formula="of:=OFFSET([.$D3];[.AA1]*19;0; )" office:value-type="string" office:string-value="ORB BRISK" calcext:value-type="string">
            <text:p>ORB BRISK</text:p>
          </table:table-cell>
          <table:table-cell table:formula="of:=OFFSET([.$D3];[.AB1]*19;0; )" office:value-type="string" office:string-value="ORB BRIEF" calcext:value-type="string">
            <text:p>ORB BRIEF</text:p>
          </table:table-cell>
          <table:table-cell table:formula="of:=OFFSET([.$D3];[.AC1]*19;0; )" office:value-type="string" office:string-value="ORB ORB" calcext:value-type="string">
            <text:p>ORB ORB</text:p>
          </table:table-cell>
          <table:table-cell table:formula="of:=OFFSET([.$D3];[.AD1]*19;0; )" office:value-type="string" office:string-value="ORB FREAK" calcext:value-type="string">
            <text:p>ORB FREAK</text:p>
          </table:table-cell>
          <table:table-cell table:formula="of:=OFFSET([.$D3];[.AE1]*19;0; )" office:value-type="string" office:string-value="ORB SIFT" calcext:value-type="string">
            <text:p>ORB SIFT</text:p>
          </table:table-cell>
          <table:table-cell table:formula="of:=OFFSET([.$D3];[.AF1]*19;0; )" office:value-type="string" office:string-value="AKAZE BRISK" calcext:value-type="string">
            <text:p>AKAZE BRISK</text:p>
          </table:table-cell>
          <table:table-cell table:formula="of:=OFFSET([.$D3];[.AG1]*19;0; )" office:value-type="string" office:string-value="AKAZE BRIEF" calcext:value-type="string">
            <text:p>AKAZE BRIEF</text:p>
          </table:table-cell>
          <table:table-cell table:formula="of:=OFFSET([.$D3];[.AH1]*19;0; )" office:value-type="string" office:string-value="AKAZE ORB" calcext:value-type="string">
            <text:p>AKAZE ORB</text:p>
          </table:table-cell>
          <table:table-cell table:formula="of:=OFFSET([.$D3];[.AI1]*19;0; )" office:value-type="string" office:string-value="AKAZE FREAK" calcext:value-type="string">
            <text:p>AKAZE FREAK</text:p>
          </table:table-cell>
          <table:table-cell table:formula="of:=OFFSET([.$D3];[.AJ1]*19;0; )" office:value-type="string" office:string-value="AKAZE AKAZE" calcext:value-type="string">
            <text:p>AKAZE AKAZE</text:p>
          </table:table-cell>
          <table:table-cell table:formula="of:=OFFSET([.$D3];[.AK1]*19;0; )" office:value-type="string" office:string-value="AKAZE SIFT" calcext:value-type="string">
            <text:p>AKAZE SIFT</text:p>
          </table:table-cell>
          <table:table-cell table:formula="of:=OFFSET([.$D3];[.AL1]*19;0; )" office:value-type="string" office:string-value="SIFT BRISK" calcext:value-type="string">
            <text:p>SIFT BRISK</text:p>
          </table:table-cell>
          <table:table-cell table:formula="of:=OFFSET([.$D3];[.AM1]*19;0; )" office:value-type="string" office:string-value="SIFT BRIEF" calcext:value-type="string">
            <text:p>SIFT BRIEF</text:p>
          </table:table-cell>
          <table:table-cell table:formula="of:=OFFSET([.$D3];[.AN1]*19;0; )" office:value-type="string" office:string-value="SIFT FREAK" calcext:value-type="string">
            <text:p>SIFT FREAK</text:p>
          </table:table-cell>
          <table:table-cell table:formula="of:=OFFSET([.$D3];[.AO1]*19;0; )" office:value-type="string" office:string-value="SIFT SIFT" calcext:value-type="string">
            <text:p>SIFT SIF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3]&amp; &quot; &quot;&amp; [.C3]" office:value-type="string" office:string-value="SHITOMASI BRISK" calcext:value-type="string">
            <text:p>SHITOMASI 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901922" calcext:value-type="float">
            <text:p>13.901922</text:p>
          </table:table-cell>
          <table:table-cell table:formula="of:=OFFSET([.$G3];[.H$1]*19;0;1)" office:value-type="float" office:value="13.894765" calcext:value-type="float">
            <text:p>13.894765</text:p>
          </table:table-cell>
          <table:table-cell table:formula="of:=OFFSET([.$G3];[.I$1]*19;0;1)" office:value-type="float" office:value="13.695374" calcext:value-type="float">
            <text:p>13.695374</text:p>
          </table:table-cell>
          <table:table-cell table:formula="of:=OFFSET([.$G3];[.J$1]*19;0;1)" office:value-type="float" office:value="13.396411" calcext:value-type="float">
            <text:p>13.396411</text:p>
          </table:table-cell>
          <table:table-cell table:formula="of:=OFFSET([.$G3];[.K$1]*19;0;1)" office:value-type="float" office:value="14.347124" calcext:value-type="float">
            <text:p>14.347124</text:p>
          </table:table-cell>
          <table:table-cell table:formula="of:=OFFSET([.$G3];[.L$1]*19;0;1)" office:value-type="float" office:value="10.908219" calcext:value-type="float">
            <text:p>10.908219</text:p>
          </table:table-cell>
          <table:table-cell table:formula="of:=OFFSET([.$G3];[.M$1]*19;0;1)" office:value-type="float" office:value="10.908219" calcext:value-type="float">
            <text:p>10.908219</text:p>
          </table:table-cell>
          <table:table-cell table:formula="of:=OFFSET([.$G3];[.N$1]*19;0;1)" office:value-type="float" office:value="10.908219" calcext:value-type="float">
            <text:p>10.908219</text:p>
          </table:table-cell>
          <table:table-cell table:formula="of:=OFFSET([.$G3];[.O$1]*19;0;1)" office:value-type="float" office:value="9.749526" calcext:value-type="float">
            <text:p>9.749526</text:p>
          </table:table-cell>
          <table:table-cell table:formula="of:=OFFSET([.$G3];[.P$1]*19;0;1)" office:value-type="float" office:value="10.908219" calcext:value-type="float">
            <text:p>10.908219</text:p>
          </table:table-cell>
          <table:table-cell table:formula="of:=OFFSET([.$G3];[.Q$1]*19;0;1)" office:value-type="float" office:value="12.3" calcext:value-type="float">
            <text:p>12.3</text:p>
          </table:table-cell>
          <table:table-cell table:formula="of:=OFFSET([.$G3];[.R$1]*19;0;1)" office:value-type="float" office:value="11.189688" calcext:value-type="float">
            <text:p>11.189688</text:p>
          </table:table-cell>
          <table:table-cell table:formula="of:=OFFSET([.$G3];[.S$1]*19;0;1)" office:value-type="float" office:value="12.250535" calcext:value-type="float">
            <text:p>12.250535</text:p>
          </table:table-cell>
          <table:table-cell table:formula="of:=OFFSET([.$G3];[.T$1]*19;0;1)" office:value-type="float" office:value="11.955895" calcext:value-type="float">
            <text:p>11.955895</text:p>
          </table:table-cell>
          <table:table-cell table:formula="of:=OFFSET([.$G3];[.U$1]*19;0;1)" office:value-type="float" office:value="11.797076" calcext:value-type="float">
            <text:p>11.797076</text:p>
          </table:table-cell>
          <table:table-cell table:formula="of:=OFFSET([.$G3];[.V$1]*19;0;1)" office:value-type="float" office:value="13.031013" calcext:value-type="float">
            <text:p>13.031013</text:p>
          </table:table-cell>
          <table:table-cell table:formula="of:=OFFSET([.$G3];[.W$1]*19;0;1)" office:value-type="float" office:value="13.806404" calcext:value-type="float">
            <text:p>13.806404</text:p>
          </table:table-cell>
          <table:table-cell table:formula="of:=OFFSET([.$G3];[.X$1]*19;0;1)" office:value-type="float" office:value="13.822491" calcext:value-type="float">
            <text:p>13.822491</text:p>
          </table:table-cell>
          <table:table-cell table:formula="of:=OFFSET([.$G3];[.Y$1]*19;0;1)" office:value-type="float" office:value="12.348305" calcext:value-type="float">
            <text:p>12.348305</text:p>
          </table:table-cell>
          <table:table-cell table:formula="of:=OFFSET([.$G3];[.Z$1]*19;0;1)" office:value-type="float" office:value="12.597628" calcext:value-type="float">
            <text:p>12.597628</text:p>
          </table:table-cell>
          <table:table-cell table:formula="of:=OFFSET([.$G3];[.AA$1]*19;0;1)" office:value-type="float" office:value="16.726072" calcext:value-type="float">
            <text:p>16.726072</text:p>
          </table:table-cell>
          <table:table-cell table:formula="of:=OFFSET([.$G3];[.AB$1]*19;0;1)" office:value-type="float" office:value="21.341844" calcext:value-type="float">
            <text:p>21.341844</text:p>
          </table:table-cell>
          <table:table-cell table:formula="of:=OFFSET([.$G3];[.AC$1]*19;0;1)" office:value-type="float" office:value="19.462607" calcext:value-type="float">
            <text:p>19.462607</text:p>
          </table:table-cell>
          <table:table-cell table:formula="of:=OFFSET([.$G3];[.AD$1]*19;0;1)" office:value-type="float" office:value="12.207445" calcext:value-type="float">
            <text:p>12.207445</text:p>
          </table:table-cell>
          <table:table-cell table:formula="of:=OFFSET([.$G3];[.AE$1]*19;0;1)" office:value-type="float" office:value="14.858694" calcext:value-type="float">
            <text:p>14.858694</text:p>
          </table:table-cell>
          <table:table-cell table:formula="of:=OFFSET([.$G3];[.AF$1]*19;0;1)" office:value-type="float" office:value="12.698546" calcext:value-type="float">
            <text:p>12.698546</text:p>
          </table:table-cell>
          <table:table-cell table:formula="of:=OFFSET([.$G3];[.AG$1]*19;0;1)" office:value-type="float" office:value="13.278296" calcext:value-type="float">
            <text:p>13.278296</text:p>
          </table:table-cell>
          <table:table-cell table:formula="of:=OFFSET([.$G3];[.AH$1]*19;0;1)" office:value-type="float" office:value="13.48568" calcext:value-type="float">
            <text:p>13.48568</text:p>
          </table:table-cell>
          <table:table-cell table:formula="of:=OFFSET([.$G3];[.AI$1]*19;0;1)" office:value-type="float" office:value="12.123851" calcext:value-type="float">
            <text:p>12.123851</text:p>
          </table:table-cell>
          <table:table-cell table:formula="of:=OFFSET([.$G3];[.AJ$1]*19;0;1)" office:value-type="float" office:value="12.316762" calcext:value-type="float">
            <text:p>12.316762</text:p>
          </table:table-cell>
          <table:table-cell table:formula="of:=OFFSET([.$G3];[.AK$1]*19;0;1)" office:value-type="float" office:value="12.25894" calcext:value-type="float">
            <text:p>12.25894</text:p>
          </table:table-cell>
          <table:table-cell table:formula="of:=OFFSET([.$G3];[.AL$1]*19;0;1)" office:value-type="float" office:value="11.591711" calcext:value-type="float">
            <text:p>11.591711</text:p>
          </table:table-cell>
          <table:table-cell table:formula="of:=OFFSET([.$G3];[.AM$1]*19;0;1)" office:value-type="float" office:value="12.252111" calcext:value-type="float">
            <text:p>12.252111</text:p>
          </table:table-cell>
          <table:table-cell table:formula="of:=OFFSET([.$G3];[.AN$1]*19;0;1)" office:value-type="float" office:value="11.26323" calcext:value-type="float">
            <text:p>11.26323</text:p>
          </table:table-cell>
          <table:table-cell table:formula="of:=OFFSET([.$G3];[.AO$1]*19;0;1)" office:value-type="float" office:value="11.389442" calcext:value-type="float">
            <text:p>11.389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4]&amp; &quot; &quot;&amp; [.C4]" office:value-type="string" office:string-value="SHITOMASI BRISK" calcext:value-type="string">
            <text:p>SHITOMASI 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2.987607" calcext:value-type="float">
            <text:p>12.987607</text:p>
          </table:table-cell>
          <table:table-cell table:formula="of:=OFFSET([.$G4];[.H$1]*19;0;1)" office:value-type="float" office:value="13.14867" calcext:value-type="float">
            <text:p>13.14867</text:p>
          </table:table-cell>
          <table:table-cell table:formula="of:=OFFSET([.$G4];[.I$1]*19;0;1)" office:value-type="float" office:value="13.503101" calcext:value-type="float">
            <text:p>13.503101</text:p>
          </table:table-cell>
          <table:table-cell table:formula="of:=OFFSET([.$G4];[.J$1]*19;0;1)" office:value-type="float" office:value="13.092722" calcext:value-type="float">
            <text:p>13.092722</text:p>
          </table:table-cell>
          <table:table-cell table:formula="of:=OFFSET([.$G4];[.K$1]*19;0;1)" office:value-type="float" office:value="14.395795" calcext:value-type="float">
            <text:p>14.395795</text:p>
          </table:table-cell>
          <table:table-cell table:formula="of:=OFFSET([.$G4];[.L$1]*19;0;1)" office:value-type="float" office:value="10.585996" calcext:value-type="float">
            <text:p>10.585996</text:p>
          </table:table-cell>
          <table:table-cell table:formula="of:=OFFSET([.$G4];[.M$1]*19;0;1)" office:value-type="float" office:value="11.008145" calcext:value-type="float">
            <text:p>11.008145</text:p>
          </table:table-cell>
          <table:table-cell table:formula="of:=OFFSET([.$G4];[.N$1]*19;0;1)" office:value-type="float" office:value="11.008145" calcext:value-type="float">
            <text:p>11.008145</text:p>
          </table:table-cell>
          <table:table-cell table:formula="of:=OFFSET([.$G4];[.O$1]*19;0;1)" office:value-type="float" office:value="10.585996" calcext:value-type="float">
            <text:p>10.585996</text:p>
          </table:table-cell>
          <table:table-cell table:formula="of:=OFFSET([.$G4];[.P$1]*19;0;1)" office:value-type="float" office:value="63.847495" calcext:value-type="float">
            <text:p>63.847495</text:p>
          </table:table-cell>
          <table:table-cell table:formula="of:=OFFSET([.$G4];[.Q$1]*19;0;1)" office:value-type="float" office:value="12.345282" calcext:value-type="float">
            <text:p>12.345282</text:p>
          </table:table-cell>
          <table:table-cell table:formula="of:=OFFSET([.$G4];[.R$1]*19;0;1)" office:value-type="float" office:value="11.751545" calcext:value-type="float">
            <text:p>11.751545</text:p>
          </table:table-cell>
          <table:table-cell table:formula="of:=OFFSET([.$G4];[.S$1]*19;0;1)" office:value-type="float" office:value="11.271588" calcext:value-type="float">
            <text:p>11.271588</text:p>
          </table:table-cell>
          <table:table-cell table:formula="of:=OFFSET([.$G4];[.T$1]*19;0;1)" office:value-type="float" office:value="15.602543" calcext:value-type="float">
            <text:p>15.602543</text:p>
          </table:table-cell>
          <table:table-cell table:formula="of:=OFFSET([.$G4];[.U$1]*19;0;1)" office:value-type="float" office:value="12.782321" calcext:value-type="float">
            <text:p>12.782321</text:p>
          </table:table-cell>
          <table:table-cell table:formula="of:=OFFSET([.$G4];[.V$1]*19;0;1)" office:value-type="float" office:value="21.309701" calcext:value-type="float">
            <text:p>21.309701</text:p>
          </table:table-cell>
          <table:table-cell table:formula="of:=OFFSET([.$G4];[.W$1]*19;0;1)" office:value-type="float" office:value="18.707313" calcext:value-type="float">
            <text:p>18.707313</text:p>
          </table:table-cell>
          <table:table-cell table:formula="of:=OFFSET([.$G4];[.X$1]*19;0;1)" office:value-type="float" office:value="18.269909" calcext:value-type="float">
            <text:p>18.269909</text:p>
          </table:table-cell>
          <table:table-cell table:formula="of:=OFFSET([.$G4];[.Y$1]*19;0;1)" office:value-type="float" office:value="24.155454" calcext:value-type="float">
            <text:p>24.155454</text:p>
          </table:table-cell>
          <table:table-cell table:formula="of:=OFFSET([.$G4];[.Z$1]*19;0;1)" office:value-type="float" office:value="15.390003" calcext:value-type="float">
            <text:p>15.390003</text:p>
          </table:table-cell>
          <table:table-cell table:formula="of:=OFFSET([.$G4];[.AA$1]*19;0;1)" office:value-type="float" office:value="14.006272" calcext:value-type="float">
            <text:p>14.006272</text:p>
          </table:table-cell>
          <table:table-cell table:formula="of:=OFFSET([.$G4];[.AB$1]*19;0;1)" office:value-type="float" office:value="47.91996" calcext:value-type="float">
            <text:p>47.91996</text:p>
          </table:table-cell>
          <table:table-cell table:formula="of:=OFFSET([.$G4];[.AC$1]*19;0;1)" office:value-type="float" office:value="10.026227" calcext:value-type="float">
            <text:p>10.026227</text:p>
          </table:table-cell>
          <table:table-cell table:formula="of:=OFFSET([.$G4];[.AD$1]*19;0;1)" office:value-type="float" office:value="20.12059" calcext:value-type="float">
            <text:p>20.12059</text:p>
          </table:table-cell>
          <table:table-cell table:formula="of:=OFFSET([.$G4];[.AE$1]*19;0;1)" office:value-type="float" office:value="10.708784" calcext:value-type="float">
            <text:p>10.708784</text:p>
          </table:table-cell>
          <table:table-cell table:formula="of:=OFFSET([.$G4];[.AF$1]*19;0;1)" office:value-type="float" office:value="15.703964" calcext:value-type="float">
            <text:p>15.703964</text:p>
          </table:table-cell>
          <table:table-cell table:formula="of:=OFFSET([.$G4];[.AG$1]*19;0;1)" office:value-type="float" office:value="15.045547" calcext:value-type="float">
            <text:p>15.045547</text:p>
          </table:table-cell>
          <table:table-cell table:formula="of:=OFFSET([.$G4];[.AH$1]*19;0;1)" office:value-type="float" office:value="14.983336" calcext:value-type="float">
            <text:p>14.983336</text:p>
          </table:table-cell>
          <table:table-cell table:formula="of:=OFFSET([.$G4];[.AI$1]*19;0;1)" office:value-type="float" office:value="14.064105" calcext:value-type="float">
            <text:p>14.064105</text:p>
          </table:table-cell>
          <table:table-cell table:formula="of:=OFFSET([.$G4];[.AJ$1]*19;0;1)" office:value-type="float" office:value="14.156474" calcext:value-type="float">
            <text:p>14.156474</text:p>
          </table:table-cell>
          <table:table-cell table:formula="of:=OFFSET([.$G4];[.AK$1]*19;0;1)" office:value-type="float" office:value="14.595597" calcext:value-type="float">
            <text:p>14.595597</text:p>
          </table:table-cell>
          <table:table-cell table:formula="of:=OFFSET([.$G4];[.AL$1]*19;0;1)" office:value-type="float" office:value="13.053436" calcext:value-type="float">
            <text:p>13.053436</text:p>
          </table:table-cell>
          <table:table-cell table:formula="of:=OFFSET([.$G4];[.AM$1]*19;0;1)" office:value-type="float" office:value="13.08084" calcext:value-type="float">
            <text:p>13.08084</text:p>
          </table:table-cell>
          <table:table-cell table:formula="of:=OFFSET([.$G4];[.AN$1]*19;0;1)" office:value-type="float" office:value="13.60435" calcext:value-type="float">
            <text:p>13.60435</text:p>
          </table:table-cell>
          <table:table-cell table:formula="of:=OFFSET([.$G4];[.AO$1]*19;0;1)" office:value-type="float" office:value="12.572196" calcext:value-type="float">
            <text:p>12.572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5]&amp; &quot; &quot;&amp; [.C5]" office:value-type="string" office:string-value="SHITOMASI BRISK" calcext:value-type="string">
            <text:p>SHITOMASI 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490395" calcext:value-type="float">
            <text:p>13.490395</text:p>
          </table:table-cell>
          <table:table-cell table:formula="of:=OFFSET([.$G5];[.H$1]*19;0;1)" office:value-type="float" office:value="11.893747" calcext:value-type="float">
            <text:p>11.893747</text:p>
          </table:table-cell>
          <table:table-cell table:formula="of:=OFFSET([.$G5];[.I$1]*19;0;1)" office:value-type="float" office:value="11.892371" calcext:value-type="float">
            <text:p>11.892371</text:p>
          </table:table-cell>
          <table:table-cell table:formula="of:=OFFSET([.$G5];[.J$1]*19;0;1)" office:value-type="float" office:value="11.097156" calcext:value-type="float">
            <text:p>11.097156</text:p>
          </table:table-cell>
          <table:table-cell table:formula="of:=OFFSET([.$G5];[.K$1]*19;0;1)" office:value-type="float" office:value="11.547601" calcext:value-type="float">
            <text:p>11.547601</text:p>
          </table:table-cell>
          <table:table-cell table:formula="of:=OFFSET([.$G5];[.L$1]*19;0;1)" office:value-type="float" office:value="-80.852533" calcext:value-type="float">
            <text:p>-80.852533</text:p>
          </table:table-cell>
          <table:table-cell table:formula="of:=OFFSET([.$G5];[.M$1]*19;0;1)" office:value-type="float" office:value="-11.473146" calcext:value-type="float">
            <text:p>-11.473146</text:p>
          </table:table-cell>
          <table:table-cell table:formula="of:=OFFSET([.$G5];[.N$1]*19;0;1)" office:value-type="float" office:value="-11.473146" calcext:value-type="float">
            <text:p>-11.473146</text:p>
          </table:table-cell>
          <table:table-cell table:formula="of:=OFFSET([.$G5];[.O$1]*19;0;1)" office:value-type="float" office:value="-10.29503" calcext:value-type="float">
            <text:p>-10.29503</text:p>
          </table:table-cell>
          <table:table-cell table:formula="of:=OFFSET([.$G5];[.P$1]*19;0;1)" office:value-type="float" office:value="-161.705066" calcext:value-type="float">
            <text:p>-161.705066</text:p>
          </table:table-cell>
          <table:table-cell table:formula="of:=OFFSET([.$G5];[.Q$1]*19;0;1)" office:value-type="float" office:value="13.143196" calcext:value-type="float">
            <text:p>13.143196</text:p>
          </table:table-cell>
          <table:table-cell table:formula="of:=OFFSET([.$G5];[.R$1]*19;0;1)" office:value-type="float" office:value="13.990881" calcext:value-type="float">
            <text:p>13.990881</text:p>
          </table:table-cell>
          <table:table-cell table:formula="of:=OFFSET([.$G5];[.S$1]*19;0;1)" office:value-type="float" office:value="13.229599" calcext:value-type="float">
            <text:p>13.229599</text:p>
          </table:table-cell>
          <table:table-cell table:formula="of:=OFFSET([.$G5];[.T$1]*19;0;1)" office:value-type="float" office:value="13.200015" calcext:value-type="float">
            <text:p>13.200015</text:p>
          </table:table-cell>
          <table:table-cell table:formula="of:=OFFSET([.$G5];[.U$1]*19;0;1)" office:value-type="float" office:value="16.212484" calcext:value-type="float">
            <text:p>16.212484</text:p>
          </table:table-cell>
          <table:table-cell table:formula="of:=OFFSET([.$G5];[.V$1]*19;0;1)" office:value-type="float" office:value="14.144868" calcext:value-type="float">
            <text:p>14.144868</text:p>
          </table:table-cell>
          <table:table-cell table:formula="of:=OFFSET([.$G5];[.W$1]*19;0;1)" office:value-type="float" office:value="12.842297" calcext:value-type="float">
            <text:p>12.842297</text:p>
          </table:table-cell>
          <table:table-cell table:formula="of:=OFFSET([.$G5];[.X$1]*19;0;1)" office:value-type="float" office:value="13.411271" calcext:value-type="float">
            <text:p>13.411271</text:p>
          </table:table-cell>
          <table:table-cell table:formula="of:=OFFSET([.$G5];[.Y$1]*19;0;1)" office:value-type="float" office:value="13.552668" calcext:value-type="float">
            <text:p>13.552668</text:p>
          </table:table-cell>
          <table:table-cell table:formula="of:=OFFSET([.$G5];[.Z$1]*19;0;1)" office:value-type="float" office:value="19.016478" calcext:value-type="float">
            <text:p>19.016478</text:p>
          </table:table-cell>
          <table:table-cell table:formula="of:=OFFSET([.$G5];[.AA$1]*19;0;1)" office:value-type="float" office:value="12.416535" calcext:value-type="float">
            <text:p>12.416535</text:p>
          </table:table-cell>
          <table:table-cell table:formula="of:=OFFSET([.$G5];[.AB$1]*19;0;1)" office:value-type="float" office:value="103.664979" calcext:value-type="float">
            <text:p>103.664979</text:p>
          </table:table-cell>
          <table:table-cell table:formula="of:=OFFSET([.$G5];[.AC$1]*19;0;1)" office:value-type="float" office:value="13.00953" calcext:value-type="float">
            <text:p>13.00953</text:p>
          </table:table-cell>
          <table:table-cell table:formula="of:=OFFSET([.$G5];[.AD$1]*19;0;1)" office:value-type="float" office:value="11.669048" calcext:value-type="float">
            <text:p>11.669048</text:p>
          </table:table-cell>
          <table:table-cell table:formula="of:=OFFSET([.$G5];[.AE$1]*19;0;1)" office:value-type="float" office:value="12.357759" calcext:value-type="float">
            <text:p>12.357759</text:p>
          </table:table-cell>
          <table:table-cell table:formula="of:=OFFSET([.$G5];[.AF$1]*19;0;1)" office:value-type="float" office:value="13.365882" calcext:value-type="float">
            <text:p>13.365882</text:p>
          </table:table-cell>
          <table:table-cell table:formula="of:=OFFSET([.$G5];[.AG$1]*19;0;1)" office:value-type="float" office:value="13.884983" calcext:value-type="float">
            <text:p>13.884983</text:p>
          </table:table-cell>
          <table:table-cell table:formula="of:=OFFSET([.$G5];[.AH$1]*19;0;1)" office:value-type="float" office:value="13.142287" calcext:value-type="float">
            <text:p>13.142287</text:p>
          </table:table-cell>
          <table:table-cell table:formula="of:=OFFSET([.$G5];[.AI$1]*19;0;1)" office:value-type="float" office:value="14.105344" calcext:value-type="float">
            <text:p>14.105344</text:p>
          </table:table-cell>
          <table:table-cell table:formula="of:=OFFSET([.$G5];[.AJ$1]*19;0;1)" office:value-type="float" office:value="12.928169" calcext:value-type="float">
            <text:p>12.928169</text:p>
          </table:table-cell>
          <table:table-cell table:formula="of:=OFFSET([.$G5];[.AK$1]*19;0;1)" office:value-type="float" office:value="13.15259" calcext:value-type="float">
            <text:p>13.15259</text:p>
          </table:table-cell>
          <table:table-cell table:formula="of:=OFFSET([.$G5];[.AL$1]*19;0;1)" office:value-type="float" office:value="13.610267" calcext:value-type="float">
            <text:p>13.610267</text:p>
          </table:table-cell>
          <table:table-cell table:formula="of:=OFFSET([.$G5];[.AM$1]*19;0;1)" office:value-type="float" office:value="15.088081" calcext:value-type="float">
            <text:p>15.088081</text:p>
          </table:table-cell>
          <table:table-cell table:formula="of:=OFFSET([.$G5];[.AN$1]*19;0;1)" office:value-type="float" office:value="13.542345" calcext:value-type="float">
            <text:p>13.542345</text:p>
          </table:table-cell>
          <table:table-cell table:formula="of:=OFFSET([.$G5];[.AO$1]*19;0;1)" office:value-type="float" office:value="12.647993" calcext:value-type="float">
            <text:p>12.647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6]&amp; &quot; &quot;&amp; [.C6]" office:value-type="string" office:string-value="SHITOMASI BRISK" calcext:value-type="string">
            <text:p>SHITOMASI 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634663" calcext:value-type="float">
            <text:p>12.634663</text:p>
          </table:table-cell>
          <table:table-cell table:formula="of:=OFFSET([.$G6];[.H$1]*19;0;1)" office:value-type="float" office:value="13.111289" calcext:value-type="float">
            <text:p>13.111289</text:p>
          </table:table-cell>
          <table:table-cell table:formula="of:=OFFSET([.$G6];[.I$1]*19;0;1)" office:value-type="float" office:value="12.131894" calcext:value-type="float">
            <text:p>12.131894</text:p>
          </table:table-cell>
          <table:table-cell table:formula="of:=OFFSET([.$G6];[.J$1]*19;0;1)" office:value-type="float" office:value="12.542484" calcext:value-type="float">
            <text:p>12.542484</text:p>
          </table:table-cell>
          <table:table-cell table:formula="of:=OFFSET([.$G6];[.K$1]*19;0;1)" office:value-type="float" office:value="12.752067" calcext:value-type="float">
            <text:p>12.752067</text:p>
          </table:table-cell>
          <table:table-cell table:formula="of:=OFFSET([.$G6];[.L$1]*19;0;1)" office:value-type="float" office:value="11.579216" calcext:value-type="float">
            <text:p>11.579216</text:p>
          </table:table-cell>
          <table:table-cell table:formula="of:=OFFSET([.$G6];[.M$1]*19;0;1)" office:value-type="float" office:value="11.579216" calcext:value-type="float">
            <text:p>11.579216</text:p>
          </table:table-cell>
          <table:table-cell table:formula="of:=OFFSET([.$G6];[.N$1]*19;0;1)" office:value-type="float" office:value="11.579216" calcext:value-type="float">
            <text:p>11.579216</text:p>
          </table:table-cell>
          <table:table-cell table:formula="of:=OFFSET([.$G6];[.O$1]*19;0;1)" office:value-type="float" office:value="12.128391" calcext:value-type="float">
            <text:p>12.128391</text:p>
          </table:table-cell>
          <table:table-cell table:formula="of:=OFFSET([.$G6];[.P$1]*19;0;1)" office:value-type="float" office:value="11.579216" calcext:value-type="float">
            <text:p>11.579216</text:p>
          </table:table-cell>
          <table:table-cell table:formula="of:=OFFSET([.$G6];[.Q$1]*19;0;1)" office:value-type="float" office:value="12.885663" calcext:value-type="float">
            <text:p>12.885663</text:p>
          </table:table-cell>
          <table:table-cell table:formula="of:=OFFSET([.$G6];[.R$1]*19;0;1)" office:value-type="float" office:value="13.661154" calcext:value-type="float">
            <text:p>13.661154</text:p>
          </table:table-cell>
          <table:table-cell table:formula="of:=OFFSET([.$G6];[.S$1]*19;0;1)" office:value-type="float" office:value="13.723434" calcext:value-type="float">
            <text:p>13.723434</text:p>
          </table:table-cell>
          <table:table-cell table:formula="of:=OFFSET([.$G6];[.T$1]*19;0;1)" office:value-type="float" office:value="14.031572" calcext:value-type="float">
            <text:p>14.031572</text:p>
          </table:table-cell>
          <table:table-cell table:formula="of:=OFFSET([.$G6];[.U$1]*19;0;1)" office:value-type="float" office:value="15.489686" calcext:value-type="float">
            <text:p>15.489686</text:p>
          </table:table-cell>
          <table:table-cell table:formula="of:=OFFSET([.$G6];[.V$1]*19;0;1)" office:value-type="float" office:value="15.203116" calcext:value-type="float">
            <text:p>15.203116</text:p>
          </table:table-cell>
          <table:table-cell table:formula="of:=OFFSET([.$G6];[.W$1]*19;0;1)" office:value-type="float" office:value="20.027729" calcext:value-type="float">
            <text:p>20.027729</text:p>
          </table:table-cell>
          <table:table-cell table:formula="of:=OFFSET([.$G6];[.X$1]*19;0;1)" office:value-type="float" office:value="16.396559" calcext:value-type="float">
            <text:p>16.396559</text:p>
          </table:table-cell>
          <table:table-cell table:formula="of:=OFFSET([.$G6];[.Y$1]*19;0;1)" office:value-type="float" office:value="13.944529" calcext:value-type="float">
            <text:p>13.944529</text:p>
          </table:table-cell>
          <table:table-cell table:formula="of:=OFFSET([.$G6];[.Z$1]*19;0;1)" office:value-type="float" office:value="13.207218" calcext:value-type="float">
            <text:p>13.207218</text:p>
          </table:table-cell>
          <table:table-cell table:formula="of:=OFFSET([.$G6];[.AA$1]*19;0;1)" office:value-type="float" office:value="29.920121" calcext:value-type="float">
            <text:p>29.920121</text:p>
          </table:table-cell>
          <table:table-cell table:formula="of:=OFFSET([.$G6];[.AB$1]*19;0;1)" office:value-type="float" office:value="12.640142" calcext:value-type="float">
            <text:p>12.640142</text:p>
          </table:table-cell>
          <table:table-cell table:formula="of:=OFFSET([.$G6];[.AC$1]*19;0;1)" office:value-type="float" office:value="21.790953" calcext:value-type="float">
            <text:p>21.790953</text:p>
          </table:table-cell>
          <table:table-cell table:formula="of:=OFFSET([.$G6];[.AD$1]*19;0;1)" office:value-type="float" office:value="11.370745" calcext:value-type="float">
            <text:p>11.370745</text:p>
          </table:table-cell>
          <table:table-cell table:formula="of:=OFFSET([.$G6];[.AE$1]*19;0;1)" office:value-type="float" office:value="196.848744" calcext:value-type="float">
            <text:p>196.848744</text:p>
          </table:table-cell>
          <table:table-cell table:formula="of:=OFFSET([.$G6];[.AF$1]*19;0;1)" office:value-type="float" office:value="14.750855" calcext:value-type="float">
            <text:p>14.750855</text:p>
          </table:table-cell>
          <table:table-cell table:formula="of:=OFFSET([.$G6];[.AG$1]*19;0;1)" office:value-type="float" office:value="13.848221" calcext:value-type="float">
            <text:p>13.848221</text:p>
          </table:table-cell>
          <table:table-cell table:formula="of:=OFFSET([.$G6];[.AH$1]*19;0;1)" office:value-type="float" office:value="14.555624" calcext:value-type="float">
            <text:p>14.555624</text:p>
          </table:table-cell>
          <table:table-cell table:formula="of:=OFFSET([.$G6];[.AI$1]*19;0;1)" office:value-type="float" office:value="14.036042" calcext:value-type="float">
            <text:p>14.036042</text:p>
          </table:table-cell>
          <table:table-cell table:formula="of:=OFFSET([.$G6];[.AJ$1]*19;0;1)" office:value-type="float" office:value="14.248959" calcext:value-type="float">
            <text:p>14.248959</text:p>
          </table:table-cell>
          <table:table-cell table:formula="of:=OFFSET([.$G6];[.AK$1]*19;0;1)" office:value-type="float" office:value="14.224663" calcext:value-type="float">
            <text:p>14.224663</text:p>
          </table:table-cell>
          <table:table-cell table:formula="of:=OFFSET([.$G6];[.AL$1]*19;0;1)" office:value-type="float" office:value="21.563253" calcext:value-type="float">
            <text:p>21.563253</text:p>
          </table:table-cell>
          <table:table-cell table:formula="of:=OFFSET([.$G6];[.AM$1]*19;0;1)" office:value-type="float" office:value="21.258871" calcext:value-type="float">
            <text:p>21.258871</text:p>
          </table:table-cell>
          <table:table-cell table:formula="of:=OFFSET([.$G6];[.AN$1]*19;0;1)" office:value-type="float" office:value="20.514344" calcext:value-type="float">
            <text:p>20.514344</text:p>
          </table:table-cell>
          <table:table-cell table:formula="of:=OFFSET([.$G6];[.AO$1]*19;0;1)" office:value-type="float" office:value="19.677921" calcext:value-type="float">
            <text:p>19.677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7]&amp; &quot; &quot;&amp; [.C7]" office:value-type="string" office:string-value="SHITOMASI BRISK" calcext:value-type="string">
            <text:p>SHITOMASI 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2.675404" calcext:value-type="float">
            <text:p>12.675404</text:p>
          </table:table-cell>
          <table:table-cell table:formula="of:=OFFSET([.$G7];[.H$1]*19;0;1)" office:value-type="float" office:value="12.184771" calcext:value-type="float">
            <text:p>12.184771</text:p>
          </table:table-cell>
          <table:table-cell table:formula="of:=OFFSET([.$G7];[.I$1]*19;0;1)" office:value-type="float" office:value="12.13118" calcext:value-type="float">
            <text:p>12.13118</text:p>
          </table:table-cell>
          <table:table-cell table:formula="of:=OFFSET([.$G7];[.J$1]*19;0;1)" office:value-type="float" office:value="12.407229" calcext:value-type="float">
            <text:p>12.407229</text:p>
          </table:table-cell>
          <table:table-cell table:formula="of:=OFFSET([.$G7];[.K$1]*19;0;1)" office:value-type="float" office:value="12.330465" calcext:value-type="float">
            <text:p>12.330465</text:p>
          </table:table-cell>
          <table:table-cell table:formula="of:=OFFSET([.$G7];[.L$1]*19;0;1)" office:value-type="string" office:string-value="-inf" calcext:value-type="string">
            <text:p>-inf</text:p>
          </table:table-cell>
          <table:table-cell table:formula="of:=OFFSET([.$G7];[.M$1]*19;0;1)" office:value-type="float" office:value="34.754282" calcext:value-type="float">
            <text:p>34.754282</text:p>
          </table:table-cell>
          <table:table-cell table:formula="of:=OFFSET([.$G7];[.N$1]*19;0;1)" office:value-type="float" office:value="19.496698" calcext:value-type="float">
            <text:p>19.496698</text:p>
          </table:table-cell>
          <table:table-cell table:formula="of:=OFFSET([.$G7];[.O$1]*19;0;1)" office:value-type="float" office:value="39.584029" calcext:value-type="float">
            <text:p>39.584029</text:p>
          </table:table-cell>
          <table:table-cell table:formula="of:=OFFSET([.$G7];[.P$1]*19;0;1)" office:value-type="float" office:value="13.643206" calcext:value-type="float">
            <text:p>13.643206</text:p>
          </table:table-cell>
          <table:table-cell table:formula="of:=OFFSET([.$G7];[.Q$1]*19;0;1)" office:value-type="string" office:string-value="-inf" calcext:value-type="string">
            <text:p>-inf</text:p>
          </table:table-cell>
          <table:table-cell table:formula="of:=OFFSET([.$G7];[.R$1]*19;0;1)" office:value-type="float" office:value="21.358127" calcext:value-type="float">
            <text:p>21.358127</text:p>
          </table:table-cell>
          <table:table-cell table:formula="of:=OFFSET([.$G7];[.S$1]*19;0;1)" office:value-type="float" office:value="32.167978" calcext:value-type="float">
            <text:p>32.167978</text:p>
          </table:table-cell>
          <table:table-cell table:formula="of:=OFFSET([.$G7];[.T$1]*19;0;1)" office:value-type="float" office:value="74.606064" calcext:value-type="float">
            <text:p>74.606064</text:p>
          </table:table-cell>
          <table:table-cell table:formula="of:=OFFSET([.$G7];[.U$1]*19;0;1)" office:value-type="float" office:value="30.554144" calcext:value-type="float">
            <text:p>30.554144</text:p>
          </table:table-cell>
          <table:table-cell table:formula="of:=OFFSET([.$G7];[.V$1]*19;0;1)" office:value-type="float" office:value="26.429852" calcext:value-type="float">
            <text:p>26.429852</text:p>
          </table:table-cell>
          <table:table-cell table:formula="of:=OFFSET([.$G7];[.W$1]*19;0;1)" office:value-type="float" office:value="19.478342" calcext:value-type="float">
            <text:p>19.478342</text:p>
          </table:table-cell>
          <table:table-cell table:formula="of:=OFFSET([.$G7];[.X$1]*19;0;1)" office:value-type="float" office:value="19.143792" calcext:value-type="float">
            <text:p>19.143792</text:p>
          </table:table-cell>
          <table:table-cell table:formula="of:=OFFSET([.$G7];[.Y$1]*19;0;1)" office:value-type="float" office:value="23.708736" calcext:value-type="float">
            <text:p>23.708736</text:p>
          </table:table-cell>
          <table:table-cell table:formula="of:=OFFSET([.$G7];[.Z$1]*19;0;1)" office:value-type="float" office:value="39.621091" calcext:value-type="float">
            <text:p>39.621091</text:p>
          </table:table-cell>
          <table:table-cell table:formula="of:=OFFSET([.$G7];[.AA$1]*19;0;1)" office:value-type="float" office:value="192.407057" calcext:value-type="float">
            <text:p>192.407057</text:p>
          </table:table-cell>
          <table:table-cell table:formula="of:=OFFSET([.$G7];[.AB$1]*19;0;1)" office:value-type="float" office:value="20.23034" calcext:value-type="float">
            <text:p>20.23034</text:p>
          </table:table-cell>
          <table:table-cell table:formula="of:=OFFSET([.$G7];[.AC$1]*19;0;1)" office:value-type="float" office:value="39.391" calcext:value-type="float">
            <text:p>39.391</text:p>
          </table:table-cell>
          <table:table-cell table:formula="of:=OFFSET([.$G7];[.AD$1]*19;0;1)" office:value-type="string" office:string-value="-inf" calcext:value-type="string">
            <text:p>-inf</text:p>
          </table:table-cell>
          <table:table-cell table:formula="of:=OFFSET([.$G7];[.AE$1]*19;0;1)" office:value-type="string" office:string-value="-inf" calcext:value-type="string">
            <text:p>-inf</text:p>
          </table:table-cell>
          <table:table-cell table:formula="of:=OFFSET([.$G7];[.AF$1]*19;0;1)" office:value-type="float" office:value="14.792057" calcext:value-type="float">
            <text:p>14.792057</text:p>
          </table:table-cell>
          <table:table-cell table:formula="of:=OFFSET([.$G7];[.AG$1]*19;0;1)" office:value-type="float" office:value="15.128245" calcext:value-type="float">
            <text:p>15.128245</text:p>
          </table:table-cell>
          <table:table-cell table:formula="of:=OFFSET([.$G7];[.AH$1]*19;0;1)" office:value-type="float" office:value="15.518271" calcext:value-type="float">
            <text:p>15.518271</text:p>
          </table:table-cell>
          <table:table-cell table:formula="of:=OFFSET([.$G7];[.AI$1]*19;0;1)" office:value-type="float" office:value="15.892261" calcext:value-type="float">
            <text:p>15.892261</text:p>
          </table:table-cell>
          <table:table-cell table:formula="of:=OFFSET([.$G7];[.AJ$1]*19;0;1)" office:value-type="float" office:value="16.462302" calcext:value-type="float">
            <text:p>16.462302</text:p>
          </table:table-cell>
          <table:table-cell table:formula="of:=OFFSET([.$G7];[.AK$1]*19;0;1)" office:value-type="float" office:value="16.387387" calcext:value-type="float">
            <text:p>16.387387</text:p>
          </table:table-cell>
          <table:table-cell table:formula="of:=OFFSET([.$G7];[.AL$1]*19;0;1)" office:value-type="float" office:value="14.989512" calcext:value-type="float">
            <text:p>14.989512</text:p>
          </table:table-cell>
          <table:table-cell table:formula="of:=OFFSET([.$G7];[.AM$1]*19;0;1)" office:value-type="float" office:value="13.219568" calcext:value-type="float">
            <text:p>13.219568</text:p>
          </table:table-cell>
          <table:table-cell table:formula="of:=OFFSET([.$G7];[.AN$1]*19;0;1)" office:value-type="float" office:value="13.703413" calcext:value-type="float">
            <text:p>13.703413</text:p>
          </table:table-cell>
          <table:table-cell table:formula="of:=OFFSET([.$G7];[.AO$1]*19;0;1)" office:value-type="float" office:value="13.033776" calcext:value-type="float">
            <text:p>13.0337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8]&amp; &quot; &quot;&amp; [.C8]" office:value-type="string" office:string-value="SHITOMASI BRISK" calcext:value-type="string">
            <text:p>SHITOMASI 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4.502875" calcext:value-type="float">
            <text:p>14.502875</text:p>
          </table:table-cell>
          <table:table-cell table:formula="of:=OFFSET([.$G8];[.H$1]*19;0;1)" office:value-type="float" office:value="13.545727" calcext:value-type="float">
            <text:p>13.545727</text:p>
          </table:table-cell>
          <table:table-cell table:formula="of:=OFFSET([.$G8];[.I$1]*19;0;1)" office:value-type="float" office:value="13.673261" calcext:value-type="float">
            <text:p>13.673261</text:p>
          </table:table-cell>
          <table:table-cell table:formula="of:=OFFSET([.$G8];[.J$1]*19;0;1)" office:value-type="float" office:value="14.238518" calcext:value-type="float">
            <text:p>14.238518</text:p>
          </table:table-cell>
          <table:table-cell table:formula="of:=OFFSET([.$G8];[.K$1]*19;0;1)" office:value-type="float" office:value="13.042297" calcext:value-type="float">
            <text:p>13.042297</text:p>
          </table:table-cell>
          <table:table-cell table:formula="of:=OFFSET([.$G8];[.L$1]*19;0;1)" office:value-type="float" office:value="12.994489" calcext:value-type="float">
            <text:p>12.994489</text:p>
          </table:table-cell>
          <table:table-cell table:formula="of:=OFFSET([.$G8];[.M$1]*19;0;1)" office:value-type="float" office:value="15.248268" calcext:value-type="float">
            <text:p>15.248268</text:p>
          </table:table-cell>
          <table:table-cell table:formula="of:=OFFSET([.$G8];[.N$1]*19;0;1)" office:value-type="float" office:value="13.621705" calcext:value-type="float">
            <text:p>13.621705</text:p>
          </table:table-cell>
          <table:table-cell table:formula="of:=OFFSET([.$G8];[.O$1]*19;0;1)" office:value-type="float" office:value="13.59071" calcext:value-type="float">
            <text:p>13.59071</text:p>
          </table:table-cell>
          <table:table-cell table:formula="of:=OFFSET([.$G8];[.P$1]*19;0;1)" office:value-type="float" office:value="15.248268" calcext:value-type="float">
            <text:p>15.248268</text:p>
          </table:table-cell>
          <table:table-cell table:formula="of:=OFFSET([.$G8];[.Q$1]*19;0;1)" office:value-type="float" office:value="13.038573" calcext:value-type="float">
            <text:p>13.038573</text:p>
          </table:table-cell>
          <table:table-cell table:formula="of:=OFFSET([.$G8];[.R$1]*19;0;1)" office:value-type="float" office:value="13.501891" calcext:value-type="float">
            <text:p>13.501891</text:p>
          </table:table-cell>
          <table:table-cell table:formula="of:=OFFSET([.$G8];[.S$1]*19;0;1)" office:value-type="float" office:value="13.108246" calcext:value-type="float">
            <text:p>13.108246</text:p>
          </table:table-cell>
          <table:table-cell table:formula="of:=OFFSET([.$G8];[.T$1]*19;0;1)" office:value-type="float" office:value="12.32915" calcext:value-type="float">
            <text:p>12.32915</text:p>
          </table:table-cell>
          <table:table-cell table:formula="of:=OFFSET([.$G8];[.U$1]*19;0;1)" office:value-type="float" office:value="13.295183" calcext:value-type="float">
            <text:p>13.295183</text:p>
          </table:table-cell>
          <table:table-cell table:formula="of:=OFFSET([.$G8];[.V$1]*19;0;1)" office:value-type="float" office:value="17.674317" calcext:value-type="float">
            <text:p>17.674317</text:p>
          </table:table-cell>
          <table:table-cell table:formula="of:=OFFSET([.$G8];[.W$1]*19;0;1)" office:value-type="float" office:value="17.955252" calcext:value-type="float">
            <text:p>17.955252</text:p>
          </table:table-cell>
          <table:table-cell table:formula="of:=OFFSET([.$G8];[.X$1]*19;0;1)" office:value-type="float" office:value="19.425573" calcext:value-type="float">
            <text:p>19.425573</text:p>
          </table:table-cell>
          <table:table-cell table:formula="of:=OFFSET([.$G8];[.Y$1]*19;0;1)" office:value-type="float" office:value="16.429774" calcext:value-type="float">
            <text:p>16.429774</text:p>
          </table:table-cell>
          <table:table-cell table:formula="of:=OFFSET([.$G8];[.Z$1]*19;0;1)" office:value-type="float" office:value="15.423736" calcext:value-type="float">
            <text:p>15.423736</text:p>
          </table:table-cell>
          <table:table-cell table:formula="of:=OFFSET([.$G8];[.AA$1]*19;0;1)" office:value-type="float" office:value="10.841149" calcext:value-type="float">
            <text:p>10.841149</text:p>
          </table:table-cell>
          <table:table-cell table:formula="of:=OFFSET([.$G8];[.AB$1]*19;0;1)" office:value-type="float" office:value="18.356676" calcext:value-type="float">
            <text:p>18.356676</text:p>
          </table:table-cell>
          <table:table-cell table:formula="of:=OFFSET([.$G8];[.AC$1]*19;0;1)" office:value-type="float" office:value="18.45494" calcext:value-type="float">
            <text:p>18.45494</text:p>
          </table:table-cell>
          <table:table-cell table:formula="of:=OFFSET([.$G8];[.AD$1]*19;0;1)" office:value-type="float" office:value="11.543764" calcext:value-type="float">
            <text:p>11.543764</text:p>
          </table:table-cell>
          <table:table-cell table:formula="of:=OFFSET([.$G8];[.AE$1]*19;0;1)" office:value-type="float" office:value="20.720123" calcext:value-type="float">
            <text:p>20.720123</text:p>
          </table:table-cell>
          <table:table-cell table:formula="of:=OFFSET([.$G8];[.AF$1]*19;0;1)" office:value-type="float" office:value="14.708415" calcext:value-type="float">
            <text:p>14.708415</text:p>
          </table:table-cell>
          <table:table-cell table:formula="of:=OFFSET([.$G8];[.AG$1]*19;0;1)" office:value-type="float" office:value="13.877798" calcext:value-type="float">
            <text:p>13.877798</text:p>
          </table:table-cell>
          <table:table-cell table:formula="of:=OFFSET([.$G8];[.AH$1]*19;0;1)" office:value-type="float" office:value="13.873408" calcext:value-type="float">
            <text:p>13.873408</text:p>
          </table:table-cell>
          <table:table-cell table:formula="of:=OFFSET([.$G8];[.AI$1]*19;0;1)" office:value-type="float" office:value="14.445457" calcext:value-type="float">
            <text:p>14.445457</text:p>
          </table:table-cell>
          <table:table-cell table:formula="of:=OFFSET([.$G8];[.AJ$1]*19;0;1)" office:value-type="float" office:value="13.840806" calcext:value-type="float">
            <text:p>13.840806</text:p>
          </table:table-cell>
          <table:table-cell table:formula="of:=OFFSET([.$G8];[.AK$1]*19;0;1)" office:value-type="float" office:value="13.9616" calcext:value-type="float">
            <text:p>13.9616</text:p>
          </table:table-cell>
          <table:table-cell table:formula="of:=OFFSET([.$G8];[.AL$1]*19;0;1)" office:value-type="float" office:value="12.042294" calcext:value-type="float">
            <text:p>12.042294</text:p>
          </table:table-cell>
          <table:table-cell table:formula="of:=OFFSET([.$G8];[.AM$1]*19;0;1)" office:value-type="float" office:value="11.966614" calcext:value-type="float">
            <text:p>11.966614</text:p>
          </table:table-cell>
          <table:table-cell table:formula="of:=OFFSET([.$G8];[.AN$1]*19;0;1)" office:value-type="float" office:value="12.042294" calcext:value-type="float">
            <text:p>12.042294</text:p>
          </table:table-cell>
          <table:table-cell table:formula="of:=OFFSET([.$G8];[.AO$1]*19;0;1)" office:value-type="float" office:value="11.118529" calcext:value-type="float">
            <text:p>11.118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9]&amp; &quot; &quot;&amp; [.C9]" office:value-type="string" office:string-value="SHITOMASI BRISK" calcext:value-type="string">
            <text:p>SHITOMASI 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91171" calcext:value-type="float">
            <text:p>12.91171</text:p>
          </table:table-cell>
          <table:table-cell table:formula="of:=OFFSET([.$G9];[.H$1]*19;0;1)" office:value-type="float" office:value="18.718177" calcext:value-type="float">
            <text:p>18.718177</text:p>
          </table:table-cell>
          <table:table-cell table:formula="of:=OFFSET([.$G9];[.I$1]*19;0;1)" office:value-type="float" office:value="11.974086" calcext:value-type="float">
            <text:p>11.974086</text:p>
          </table:table-cell>
          <table:table-cell table:formula="of:=OFFSET([.$G9];[.J$1]*19;0;1)" office:value-type="float" office:value="12.612648" calcext:value-type="float">
            <text:p>12.612648</text:p>
          </table:table-cell>
          <table:table-cell table:formula="of:=OFFSET([.$G9];[.K$1]*19;0;1)" office:value-type="float" office:value="12.802626" calcext:value-type="float">
            <text:p>12.802626</text:p>
          </table:table-cell>
          <table:table-cell table:formula="of:=OFFSET([.$G9];[.L$1]*19;0;1)" office:value-type="float" office:value="11.694714" calcext:value-type="float">
            <text:p>11.694714</text:p>
          </table:table-cell>
          <table:table-cell table:formula="of:=OFFSET([.$G9];[.M$1]*19;0;1)" office:value-type="float" office:value="14.274402" calcext:value-type="float">
            <text:p>14.274402</text:p>
          </table:table-cell>
          <table:table-cell table:formula="of:=OFFSET([.$G9];[.N$1]*19;0;1)" office:value-type="float" office:value="13.496977" calcext:value-type="float">
            <text:p>13.496977</text:p>
          </table:table-cell>
          <table:table-cell table:formula="of:=OFFSET([.$G9];[.O$1]*19;0;1)" office:value-type="float" office:value="12.337898" calcext:value-type="float">
            <text:p>12.337898</text:p>
          </table:table-cell>
          <table:table-cell table:formula="of:=OFFSET([.$G9];[.P$1]*19;0;1)" office:value-type="float" office:value="13.496977" calcext:value-type="float">
            <text:p>13.496977</text:p>
          </table:table-cell>
          <table:table-cell table:formula="of:=OFFSET([.$G9];[.Q$1]*19;0;1)" office:value-type="float" office:value="11.903347" calcext:value-type="float">
            <text:p>11.903347</text:p>
          </table:table-cell>
          <table:table-cell table:formula="of:=OFFSET([.$G9];[.R$1]*19;0;1)" office:value-type="float" office:value="12.027401" calcext:value-type="float">
            <text:p>12.027401</text:p>
          </table:table-cell>
          <table:table-cell table:formula="of:=OFFSET([.$G9];[.S$1]*19;0;1)" office:value-type="float" office:value="12.728236" calcext:value-type="float">
            <text:p>12.728236</text:p>
          </table:table-cell>
          <table:table-cell table:formula="of:=OFFSET([.$G9];[.T$1]*19;0;1)" office:value-type="float" office:value="12.559151" calcext:value-type="float">
            <text:p>12.559151</text:p>
          </table:table-cell>
          <table:table-cell table:formula="of:=OFFSET([.$G9];[.U$1]*19;0;1)" office:value-type="float" office:value="12.124588" calcext:value-type="float">
            <text:p>12.124588</text:p>
          </table:table-cell>
          <table:table-cell table:formula="of:=OFFSET([.$G9];[.V$1]*19;0;1)" office:value-type="float" office:value="16.85628" calcext:value-type="float">
            <text:p>16.85628</text:p>
          </table:table-cell>
          <table:table-cell table:formula="of:=OFFSET([.$G9];[.W$1]*19;0;1)" office:value-type="float" office:value="15.936127" calcext:value-type="float">
            <text:p>15.936127</text:p>
          </table:table-cell>
          <table:table-cell table:formula="of:=OFFSET([.$G9];[.X$1]*19;0;1)" office:value-type="float" office:value="17.900421" calcext:value-type="float">
            <text:p>17.900421</text:p>
          </table:table-cell>
          <table:table-cell table:formula="of:=OFFSET([.$G9];[.Y$1]*19;0;1)" office:value-type="float" office:value="15.446334" calcext:value-type="float">
            <text:p>15.446334</text:p>
          </table:table-cell>
          <table:table-cell table:formula="of:=OFFSET([.$G9];[.Z$1]*19;0;1)" office:value-type="float" office:value="13.845785" calcext:value-type="float">
            <text:p>13.845785</text:p>
          </table:table-cell>
          <table:table-cell table:formula="of:=OFFSET([.$G9];[.AA$1]*19;0;1)" office:value-type="float" office:value="16.733412" calcext:value-type="float">
            <text:p>16.733412</text:p>
          </table:table-cell>
          <table:table-cell table:formula="of:=OFFSET([.$G9];[.AB$1]*19;0;1)" office:value-type="float" office:value="37.32047" calcext:value-type="float">
            <text:p>37.32047</text:p>
          </table:table-cell>
          <table:table-cell table:formula="of:=OFFSET([.$G9];[.AC$1]*19;0;1)" office:value-type="float" office:value="173.31956" calcext:value-type="float">
            <text:p>173.31956</text:p>
          </table:table-cell>
          <table:table-cell table:formula="of:=OFFSET([.$G9];[.AD$1]*19;0;1)" office:value-type="string" office:string-value="-inf" calcext:value-type="string">
            <text:p>-inf</text:p>
          </table:table-cell>
          <table:table-cell table:formula="of:=OFFSET([.$G9];[.AE$1]*19;0;1)" office:value-type="float" office:value="994.368856" calcext:value-type="float">
            <text:p>994.368856</text:p>
          </table:table-cell>
          <table:table-cell table:formula="of:=OFFSET([.$G9];[.AF$1]*19;0;1)" office:value-type="float" office:value="15.883252" calcext:value-type="float">
            <text:p>15.883252</text:p>
          </table:table-cell>
          <table:table-cell table:formula="of:=OFFSET([.$G9];[.AG$1]*19;0;1)" office:value-type="float" office:value="15.616419" calcext:value-type="float">
            <text:p>15.616419</text:p>
          </table:table-cell>
          <table:table-cell table:formula="of:=OFFSET([.$G9];[.AH$1]*19;0;1)" office:value-type="float" office:value="15.768712" calcext:value-type="float">
            <text:p>15.768712</text:p>
          </table:table-cell>
          <table:table-cell table:formula="of:=OFFSET([.$G9];[.AI$1]*19;0;1)" office:value-type="float" office:value="15.453215" calcext:value-type="float">
            <text:p>15.453215</text:p>
          </table:table-cell>
          <table:table-cell table:formula="of:=OFFSET([.$G9];[.AJ$1]*19;0;1)" office:value-type="float" office:value="15.348608" calcext:value-type="float">
            <text:p>15.348608</text:p>
          </table:table-cell>
          <table:table-cell table:formula="of:=OFFSET([.$G9];[.AK$1]*19;0;1)" office:value-type="float" office:value="15.370999" calcext:value-type="float">
            <text:p>15.370999</text:p>
          </table:table-cell>
          <table:table-cell table:formula="of:=OFFSET([.$G9];[.AL$1]*19;0;1)" office:value-type="float" office:value="14.052206" calcext:value-type="float">
            <text:p>14.052206</text:p>
          </table:table-cell>
          <table:table-cell table:formula="of:=OFFSET([.$G9];[.AM$1]*19;0;1)" office:value-type="float" office:value="15.104579" calcext:value-type="float">
            <text:p>15.104579</text:p>
          </table:table-cell>
          <table:table-cell table:formula="of:=OFFSET([.$G9];[.AN$1]*19;0;1)" office:value-type="float" office:value="14.657362" calcext:value-type="float">
            <text:p>14.657362</text:p>
          </table:table-cell>
          <table:table-cell table:formula="of:=OFFSET([.$G9];[.AO$1]*19;0;1)" office:value-type="float" office:value="13.584827" calcext:value-type="float">
            <text:p>13.584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10]&amp; &quot; &quot;&amp; [.C10]" office:value-type="string" office:string-value="SHITOMASI BRISK" calcext:value-type="string">
            <text:p>SHITOMASI 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3.973328" calcext:value-type="float">
            <text:p>13.973328</text:p>
          </table:table-cell>
          <table:table-cell table:formula="of:=OFFSET([.$G10];[.H$1]*19;0;1)" office:value-type="float" office:value="12.379314" calcext:value-type="float">
            <text:p>12.379314</text:p>
          </table:table-cell>
          <table:table-cell table:formula="of:=OFFSET([.$G10];[.I$1]*19;0;1)" office:value-type="float" office:value="12.202219" calcext:value-type="float">
            <text:p>12.202219</text:p>
          </table:table-cell>
          <table:table-cell table:formula="of:=OFFSET([.$G10];[.J$1]*19;0;1)" office:value-type="float" office:value="12.851473" calcext:value-type="float">
            <text:p>12.851473</text:p>
          </table:table-cell>
          <table:table-cell table:formula="of:=OFFSET([.$G10];[.K$1]*19;0;1)" office:value-type="float" office:value="12.917387" calcext:value-type="float">
            <text:p>12.917387</text:p>
          </table:table-cell>
          <table:table-cell table:formula="of:=OFFSET([.$G10];[.L$1]*19;0;1)" office:value-type="float" office:value="17.620382" calcext:value-type="float">
            <text:p>17.620382</text:p>
          </table:table-cell>
          <table:table-cell table:formula="of:=OFFSET([.$G10];[.M$1]*19;0;1)" office:value-type="float" office:value="17.620382" calcext:value-type="float">
            <text:p>17.620382</text:p>
          </table:table-cell>
          <table:table-cell table:formula="of:=OFFSET([.$G10];[.N$1]*19;0;1)" office:value-type="float" office:value="17.620382" calcext:value-type="float">
            <text:p>17.620382</text:p>
          </table:table-cell>
          <table:table-cell table:formula="of:=OFFSET([.$G10];[.O$1]*19;0;1)" office:value-type="float" office:value="12.91621" calcext:value-type="float">
            <text:p>12.91621</text:p>
          </table:table-cell>
          <table:table-cell table:formula="of:=OFFSET([.$G10];[.P$1]*19;0;1)" office:value-type="float" office:value="17.620382" calcext:value-type="float">
            <text:p>17.620382</text:p>
          </table:table-cell>
          <table:table-cell table:formula="of:=OFFSET([.$G10];[.Q$1]*19;0;1)" office:value-type="float" office:value="11.439367" calcext:value-type="float">
            <text:p>11.439367</text:p>
          </table:table-cell>
          <table:table-cell table:formula="of:=OFFSET([.$G10];[.R$1]*19;0;1)" office:value-type="float" office:value="11.990404" calcext:value-type="float">
            <text:p>11.990404</text:p>
          </table:table-cell>
          <table:table-cell table:formula="of:=OFFSET([.$G10];[.S$1]*19;0;1)" office:value-type="float" office:value="11.814495" calcext:value-type="float">
            <text:p>11.814495</text:p>
          </table:table-cell>
          <table:table-cell table:formula="of:=OFFSET([.$G10];[.T$1]*19;0;1)" office:value-type="float" office:value="11.546717" calcext:value-type="float">
            <text:p>11.546717</text:p>
          </table:table-cell>
          <table:table-cell table:formula="of:=OFFSET([.$G10];[.U$1]*19;0;1)" office:value-type="float" office:value="12.604989" calcext:value-type="float">
            <text:p>12.604989</text:p>
          </table:table-cell>
          <table:table-cell table:formula="of:=OFFSET([.$G10];[.V$1]*19;0;1)" office:value-type="float" office:value="16.968087" calcext:value-type="float">
            <text:p>16.968087</text:p>
          </table:table-cell>
          <table:table-cell table:formula="of:=OFFSET([.$G10];[.W$1]*19;0;1)" office:value-type="float" office:value="18.453142" calcext:value-type="float">
            <text:p>18.453142</text:p>
          </table:table-cell>
          <table:table-cell table:formula="of:=OFFSET([.$G10];[.X$1]*19;0;1)" office:value-type="float" office:value="16.896983" calcext:value-type="float">
            <text:p>16.896983</text:p>
          </table:table-cell>
          <table:table-cell table:formula="of:=OFFSET([.$G10];[.Y$1]*19;0;1)" office:value-type="float" office:value="18.402082" calcext:value-type="float">
            <text:p>18.402082</text:p>
          </table:table-cell>
          <table:table-cell table:formula="of:=OFFSET([.$G10];[.Z$1]*19;0;1)" office:value-type="float" office:value="14.920072" calcext:value-type="float">
            <text:p>14.920072</text:p>
          </table:table-cell>
          <table:table-cell table:formula="of:=OFFSET([.$G10];[.AA$1]*19;0;1)" office:value-type="float" office:value="10.696285" calcext:value-type="float">
            <text:p>10.696285</text:p>
          </table:table-cell>
          <table:table-cell table:formula="of:=OFFSET([.$G10];[.AB$1]*19;0;1)" office:value-type="float" office:value="34.629764" calcext:value-type="float">
            <text:p>34.629764</text:p>
          </table:table-cell>
          <table:table-cell table:formula="of:=OFFSET([.$G10];[.AC$1]*19;0;1)" office:value-type="float" office:value="10.903326" calcext:value-type="float">
            <text:p>10.903326</text:p>
          </table:table-cell>
          <table:table-cell table:formula="of:=OFFSET([.$G10];[.AD$1]*19;0;1)" office:value-type="float" office:value="9.021512" calcext:value-type="float">
            <text:p>9.021512</text:p>
          </table:table-cell>
          <table:table-cell table:formula="of:=OFFSET([.$G10];[.AE$1]*19;0;1)" office:value-type="float" office:value="10.447693" calcext:value-type="float">
            <text:p>10.447693</text:p>
          </table:table-cell>
          <table:table-cell table:formula="of:=OFFSET([.$G10];[.AF$1]*19;0;1)" office:value-type="float" office:value="13.922941" calcext:value-type="float">
            <text:p>13.922941</text:p>
          </table:table-cell>
          <table:table-cell table:formula="of:=OFFSET([.$G10];[.AG$1]*19;0;1)" office:value-type="float" office:value="14.121031" calcext:value-type="float">
            <text:p>14.121031</text:p>
          </table:table-cell>
          <table:table-cell table:formula="of:=OFFSET([.$G10];[.AH$1]*19;0;1)" office:value-type="float" office:value="14.360707" calcext:value-type="float">
            <text:p>14.360707</text:p>
          </table:table-cell>
          <table:table-cell table:formula="of:=OFFSET([.$G10];[.AI$1]*19;0;1)" office:value-type="float" office:value="14.182002" calcext:value-type="float">
            <text:p>14.182002</text:p>
          </table:table-cell>
          <table:table-cell table:formula="of:=OFFSET([.$G10];[.AJ$1]*19;0;1)" office:value-type="float" office:value="14.187974" calcext:value-type="float">
            <text:p>14.187974</text:p>
          </table:table-cell>
          <table:table-cell table:formula="of:=OFFSET([.$G10];[.AK$1]*19;0;1)" office:value-type="float" office:value="13.827654" calcext:value-type="float">
            <text:p>13.827654</text:p>
          </table:table-cell>
          <table:table-cell table:formula="of:=OFFSET([.$G10];[.AL$1]*19;0;1)" office:value-type="float" office:value="14.996247" calcext:value-type="float">
            <text:p>14.996247</text:p>
          </table:table-cell>
          <table:table-cell table:formula="of:=OFFSET([.$G10];[.AM$1]*19;0;1)" office:value-type="float" office:value="15.478525" calcext:value-type="float">
            <text:p>15.478525</text:p>
          </table:table-cell>
          <table:table-cell table:formula="of:=OFFSET([.$G10];[.AN$1]*19;0;1)" office:value-type="float" office:value="13.187221" calcext:value-type="float">
            <text:p>13.187221</text:p>
          </table:table-cell>
          <table:table-cell table:formula="of:=OFFSET([.$G10];[.AO$1]*19;0;1)" office:value-type="float" office:value="14.694781" calcext:value-type="float">
            <text:p>14.694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11]&amp; &quot; &quot;&amp; [.C11]" office:value-type="string" office:string-value="SHITOMASI BRISK" calcext:value-type="string">
            <text:p>SHITOMASI 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512622" calcext:value-type="float">
            <text:p>11.512622</text:p>
          </table:table-cell>
          <table:table-cell table:formula="of:=OFFSET([.$G11];[.H$1]*19;0;1)" office:value-type="float" office:value="11.942303" calcext:value-type="float">
            <text:p>11.942303</text:p>
          </table:table-cell>
          <table:table-cell table:formula="of:=OFFSET([.$G11];[.I$1]*19;0;1)" office:value-type="float" office:value="11.265304" calcext:value-type="float">
            <text:p>11.265304</text:p>
          </table:table-cell>
          <table:table-cell table:formula="of:=OFFSET([.$G11];[.J$1]*19;0;1)" office:value-type="float" office:value="12.041425" calcext:value-type="float">
            <text:p>12.041425</text:p>
          </table:table-cell>
          <table:table-cell table:formula="of:=OFFSET([.$G11];[.K$1]*19;0;1)" office:value-type="float" office:value="11.955895" calcext:value-type="float">
            <text:p>11.955895</text:p>
          </table:table-cell>
          <table:table-cell table:formula="of:=OFFSET([.$G11];[.L$1]*19;0;1)" office:value-type="string" office:string-value="nan" calcext:value-type="string">
            <text:p>nan</text:p>
          </table:table-cell>
          <table:table-cell table:formula="of:=OFFSET([.$G11];[.M$1]*19;0;1)" office:value-type="float" office:value="3.300582" calcext:value-type="float">
            <text:p>3.300582</text:p>
          </table:table-cell>
          <table:table-cell table:formula="of:=OFFSET([.$G11];[.N$1]*19;0;1)" office:value-type="string" office:string-value="nan" calcext:value-type="string">
            <text:p>nan</text:p>
          </table:table-cell>
          <table:table-cell table:formula="of:=OFFSET([.$G11];[.O$1]*19;0;1)" office:value-type="string" office:string-value="nan" calcext:value-type="string">
            <text:p>nan</text:p>
          </table:table-cell>
          <table:table-cell table:formula="of:=OFFSET([.$G11];[.P$1]*19;0;1)" office:value-type="float" office:value="3.938637" calcext:value-type="float">
            <text:p>3.938637</text:p>
          </table:table-cell>
          <table:table-cell table:formula="of:=OFFSET([.$G11];[.Q$1]*19;0;1)" office:value-type="float" office:value="11.868356" calcext:value-type="float">
            <text:p>11.868356</text:p>
          </table:table-cell>
          <table:table-cell table:formula="of:=OFFSET([.$G11];[.R$1]*19;0;1)" office:value-type="float" office:value="12.984502" calcext:value-type="float">
            <text:p>12.984502</text:p>
          </table:table-cell>
          <table:table-cell table:formula="of:=OFFSET([.$G11];[.S$1]*19;0;1)" office:value-type="float" office:value="11.892371" calcext:value-type="float">
            <text:p>11.892371</text:p>
          </table:table-cell>
          <table:table-cell table:formula="of:=OFFSET([.$G11];[.T$1]*19;0;1)" office:value-type="float" office:value="12.407229" calcext:value-type="float">
            <text:p>12.407229</text:p>
          </table:table-cell>
          <table:table-cell table:formula="of:=OFFSET([.$G11];[.U$1]*19;0;1)" office:value-type="float" office:value="12.959351" calcext:value-type="float">
            <text:p>12.959351</text:p>
          </table:table-cell>
          <table:table-cell table:formula="of:=OFFSET([.$G11];[.V$1]*19;0;1)" office:value-type="float" office:value="14.322807" calcext:value-type="float">
            <text:p>14.322807</text:p>
          </table:table-cell>
          <table:table-cell table:formula="of:=OFFSET([.$G11];[.W$1]*19;0;1)" office:value-type="float" office:value="16.244059" calcext:value-type="float">
            <text:p>16.244059</text:p>
          </table:table-cell>
          <table:table-cell table:formula="of:=OFFSET([.$G11];[.X$1]*19;0;1)" office:value-type="float" office:value="14.629751" calcext:value-type="float">
            <text:p>14.629751</text:p>
          </table:table-cell>
          <table:table-cell table:formula="of:=OFFSET([.$G11];[.Y$1]*19;0;1)" office:value-type="float" office:value="15.656489" calcext:value-type="float">
            <text:p>15.656489</text:p>
          </table:table-cell>
          <table:table-cell table:formula="of:=OFFSET([.$G11];[.Z$1]*19;0;1)" office:value-type="float" office:value="17.597838" calcext:value-type="float">
            <text:p>17.597838</text:p>
          </table:table-cell>
          <table:table-cell table:formula="of:=OFFSET([.$G11];[.AA$1]*19;0;1)" office:value-type="float" office:value="13.246443" calcext:value-type="float">
            <text:p>13.246443</text:p>
          </table:table-cell>
          <table:table-cell table:formula="of:=OFFSET([.$G11];[.AB$1]*19;0;1)" office:value-type="float" office:value="90.972639" calcext:value-type="float">
            <text:p>90.972639</text:p>
          </table:table-cell>
          <table:table-cell table:formula="of:=OFFSET([.$G11];[.AC$1]*19;0;1)" office:value-type="string" office:string-value="-inf" calcext:value-type="string">
            <text:p>-inf</text:p>
          </table:table-cell>
          <table:table-cell table:formula="of:=OFFSET([.$G11];[.AD$1]*19;0;1)" office:value-type="float" office:value="13.399183" calcext:value-type="float">
            <text:p>13.399183</text:p>
          </table:table-cell>
          <table:table-cell table:formula="of:=OFFSET([.$G11];[.AE$1]*19;0;1)" office:value-type="float" office:value="13.246443" calcext:value-type="float">
            <text:p>13.246443</text:p>
          </table:table-cell>
          <table:table-cell table:formula="of:=OFFSET([.$G11];[.AF$1]*19;0;1)" office:value-type="float" office:value="13.822437" calcext:value-type="float">
            <text:p>13.822437</text:p>
          </table:table-cell>
          <table:table-cell table:formula="of:=OFFSET([.$G11];[.AG$1]*19;0;1)" office:value-type="float" office:value="13.823325" calcext:value-type="float">
            <text:p>13.823325</text:p>
          </table:table-cell>
          <table:table-cell table:formula="of:=OFFSET([.$G11];[.AH$1]*19;0;1)" office:value-type="float" office:value="13.306332" calcext:value-type="float">
            <text:p>13.306332</text:p>
          </table:table-cell>
          <table:table-cell table:formula="of:=OFFSET([.$G11];[.AI$1]*19;0;1)" office:value-type="float" office:value="14.127428" calcext:value-type="float">
            <text:p>14.127428</text:p>
          </table:table-cell>
          <table:table-cell table:formula="of:=OFFSET([.$G11];[.AJ$1]*19;0;1)" office:value-type="float" office:value="13.910896" calcext:value-type="float">
            <text:p>13.910896</text:p>
          </table:table-cell>
          <table:table-cell table:formula="of:=OFFSET([.$G11];[.AK$1]*19;0;1)" office:value-type="float" office:value="13.874095" calcext:value-type="float">
            <text:p>13.874095</text:p>
          </table:table-cell>
          <table:table-cell table:formula="of:=OFFSET([.$G11];[.AL$1]*19;0;1)" office:value-type="float" office:value="12.943181" calcext:value-type="float">
            <text:p>12.943181</text:p>
          </table:table-cell>
          <table:table-cell table:formula="of:=OFFSET([.$G11];[.AM$1]*19;0;1)" office:value-type="float" office:value="12.745671" calcext:value-type="float">
            <text:p>12.745671</text:p>
          </table:table-cell>
          <table:table-cell table:formula="of:=OFFSET([.$G11];[.AN$1]*19;0;1)" office:value-type="float" office:value="13.552494" calcext:value-type="float">
            <text:p>13.552494</text:p>
          </table:table-cell>
          <table:table-cell table:formula="of:=OFFSET([.$G11];[.AO$1]*19;0;1)" office:value-type="float" office:value="13.205774" calcext:value-type="float">
            <text:p>13.205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12]&amp; &quot; &quot;&amp; [.C12]" office:value-type="string" office:string-value="SHITOMASI BRISK" calcext:value-type="string">
            <text:p>SHITOMASI 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671652" calcext:value-type="float">
            <text:p>13.671652</text:p>
          </table:table-cell>
          <table:table-cell table:formula="of:=OFFSET([.$G12];[.H$1]*19;0;1)" office:value-type="float" office:value="13.344794" calcext:value-type="float">
            <text:p>13.344794</text:p>
          </table:table-cell>
          <table:table-cell table:formula="of:=OFFSET([.$G12];[.I$1]*19;0;1)" office:value-type="float" office:value="13.496167" calcext:value-type="float">
            <text:p>13.496167</text:p>
          </table:table-cell>
          <table:table-cell table:formula="of:=OFFSET([.$G12];[.J$1]*19;0;1)" office:value-type="float" office:value="13.008396" calcext:value-type="float">
            <text:p>13.008396</text:p>
          </table:table-cell>
          <table:table-cell table:formula="of:=OFFSET([.$G12];[.K$1]*19;0;1)" office:value-type="float" office:value="13.359891" calcext:value-type="float">
            <text:p>13.359891</text:p>
          </table:table-cell>
          <table:table-cell table:formula="of:=OFFSET([.$G12];[.L$1]*19;0;1)" office:value-type="string" office:string-value="-inf" calcext:value-type="string">
            <text:p>-inf</text:p>
          </table:table-cell>
          <table:table-cell table:formula="of:=OFFSET([.$G12];[.M$1]*19;0;1)" office:value-type="float" office:value="-13.440525" calcext:value-type="float">
            <text:p>-13.440525</text:p>
          </table:table-cell>
          <table:table-cell table:formula="of:=OFFSET([.$G12];[.N$1]*19;0;1)" office:value-type="string" office:string-value="-inf" calcext:value-type="string">
            <text:p>-inf</text:p>
          </table:table-cell>
          <table:table-cell table:formula="of:=OFFSET([.$G12];[.O$1]*19;0;1)" office:value-type="float" office:value="10.293108" calcext:value-type="float">
            <text:p>10.293108</text:p>
          </table:table-cell>
          <table:table-cell table:formula="of:=OFFSET([.$G12];[.P$1]*19;0;1)" office:value-type="float" office:value="-13.440525" calcext:value-type="float">
            <text:p>-13.440525</text:p>
          </table:table-cell>
          <table:table-cell table:formula="of:=OFFSET([.$G12];[.Q$1]*19;0;1)" office:value-type="float" office:value="13.347326" calcext:value-type="float">
            <text:p>13.347326</text:p>
          </table:table-cell>
          <table:table-cell table:formula="of:=OFFSET([.$G12];[.R$1]*19;0;1)" office:value-type="float" office:value="12.582023" calcext:value-type="float">
            <text:p>12.582023</text:p>
          </table:table-cell>
          <table:table-cell table:formula="of:=OFFSET([.$G12];[.S$1]*19;0;1)" office:value-type="float" office:value="13.659341" calcext:value-type="float">
            <text:p>13.659341</text:p>
          </table:table-cell>
          <table:table-cell table:formula="of:=OFFSET([.$G12];[.T$1]*19;0;1)" office:value-type="float" office:value="13.370887" calcext:value-type="float">
            <text:p>13.370887</text:p>
          </table:table-cell>
          <table:table-cell table:formula="of:=OFFSET([.$G12];[.U$1]*19;0;1)" office:value-type="float" office:value="13.686425" calcext:value-type="float">
            <text:p>13.686425</text:p>
          </table:table-cell>
          <table:table-cell table:formula="of:=OFFSET([.$G12];[.V$1]*19;0;1)" office:value-type="float" office:value="13.412117" calcext:value-type="float">
            <text:p>13.412117</text:p>
          </table:table-cell>
          <table:table-cell table:formula="of:=OFFSET([.$G12];[.W$1]*19;0;1)" office:value-type="float" office:value="13.060033" calcext:value-type="float">
            <text:p>13.060033</text:p>
          </table:table-cell>
          <table:table-cell table:formula="of:=OFFSET([.$G12];[.X$1]*19;0;1)" office:value-type="float" office:value="11.288231" calcext:value-type="float">
            <text:p>11.288231</text:p>
          </table:table-cell>
          <table:table-cell table:formula="of:=OFFSET([.$G12];[.Y$1]*19;0;1)" office:value-type="float" office:value="13.98387" calcext:value-type="float">
            <text:p>13.98387</text:p>
          </table:table-cell>
          <table:table-cell table:formula="of:=OFFSET([.$G12];[.Z$1]*19;0;1)" office:value-type="float" office:value="14.084871" calcext:value-type="float">
            <text:p>14.084871</text:p>
          </table:table-cell>
          <table:table-cell table:formula="of:=OFFSET([.$G12];[.AA$1]*19;0;1)" office:value-type="float" office:value="19.471991" calcext:value-type="float">
            <text:p>19.471991</text:p>
          </table:table-cell>
          <table:table-cell table:formula="of:=OFFSET([.$G12];[.AB$1]*19;0;1)" office:value-type="float" office:value="16.262498" calcext:value-type="float">
            <text:p>16.262498</text:p>
          </table:table-cell>
          <table:table-cell table:formula="of:=OFFSET([.$G12];[.AC$1]*19;0;1)" office:value-type="float" office:value="34.839324" calcext:value-type="float">
            <text:p>34.839324</text:p>
          </table:table-cell>
          <table:table-cell table:formula="of:=OFFSET([.$G12];[.AD$1]*19;0;1)" office:value-type="float" office:value="-545.043513" calcext:value-type="float">
            <text:p>-545.043513</text:p>
          </table:table-cell>
          <table:table-cell table:formula="of:=OFFSET([.$G12];[.AE$1]*19;0;1)" office:value-type="float" office:value="15.553237" calcext:value-type="float">
            <text:p>15.553237</text:p>
          </table:table-cell>
          <table:table-cell table:formula="of:=OFFSET([.$G12];[.AF$1]*19;0;1)" office:value-type="float" office:value="11.877995" calcext:value-type="float">
            <text:p>11.877995</text:p>
          </table:table-cell>
          <table:table-cell table:formula="of:=OFFSET([.$G12];[.AG$1]*19;0;1)" office:value-type="float" office:value="11.591353" calcext:value-type="float">
            <text:p>11.591353</text:p>
          </table:table-cell>
          <table:table-cell table:formula="of:=OFFSET([.$G12];[.AH$1]*19;0;1)" office:value-type="float" office:value="11.618017" calcext:value-type="float">
            <text:p>11.618017</text:p>
          </table:table-cell>
          <table:table-cell table:formula="of:=OFFSET([.$G12];[.AI$1]*19;0;1)" office:value-type="float" office:value="11.786213" calcext:value-type="float">
            <text:p>11.786213</text:p>
          </table:table-cell>
          <table:table-cell table:formula="of:=OFFSET([.$G12];[.AJ$1]*19;0;1)" office:value-type="float" office:value="11.534539" calcext:value-type="float">
            <text:p>11.534539</text:p>
          </table:table-cell>
          <table:table-cell table:formula="of:=OFFSET([.$G12];[.AK$1]*19;0;1)" office:value-type="float" office:value="11.81878" calcext:value-type="float">
            <text:p>11.81878</text:p>
          </table:table-cell>
          <table:table-cell table:formula="of:=OFFSET([.$G12];[.AL$1]*19;0;1)" office:value-type="float" office:value="11.428971" calcext:value-type="float">
            <text:p>11.428971</text:p>
          </table:table-cell>
          <table:table-cell table:formula="of:=OFFSET([.$G12];[.AM$1]*19;0;1)" office:value-type="float" office:value="10.309405" calcext:value-type="float">
            <text:p>10.309405</text:p>
          </table:table-cell>
          <table:table-cell table:formula="of:=OFFSET([.$G12];[.AN$1]*19;0;1)" office:value-type="float" office:value="11.384995" calcext:value-type="float">
            <text:p>11.384995</text:p>
          </table:table-cell>
          <table:table-cell table:formula="of:=OFFSET([.$G12];[.AO$1]*19;0;1)" office:value-type="float" office:value="10.551943" calcext:value-type="float">
            <text:p>10.5519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13]&amp; &quot; &quot;&amp; [.C13]" office:value-type="string" office:string-value="SHITOMASI BRISK" calcext:value-type="string">
            <text:p>SHITOMASI 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374226" calcext:value-type="float">
            <text:p>11.374226</text:p>
          </table:table-cell>
          <table:table-cell table:formula="of:=OFFSET([.$G13];[.H$1]*19;0;1)" office:value-type="float" office:value="11.959904" calcext:value-type="float">
            <text:p>11.959904</text:p>
          </table:table-cell>
          <table:table-cell table:formula="of:=OFFSET([.$G13];[.I$1]*19;0;1)" office:value-type="float" office:value="11.302678" calcext:value-type="float">
            <text:p>11.302678</text:p>
          </table:table-cell>
          <table:table-cell table:formula="of:=OFFSET([.$G13];[.J$1]*19;0;1)" office:value-type="float" office:value="11.327353" calcext:value-type="float">
            <text:p>11.327353</text:p>
          </table:table-cell>
          <table:table-cell table:formula="of:=OFFSET([.$G13];[.K$1]*19;0;1)" office:value-type="float" office:value="12.172158" calcext:value-type="float">
            <text:p>12.172158</text:p>
          </table:table-cell>
          <table:table-cell table:formula="of:=OFFSET([.$G13];[.L$1]*19;0;1)" office:value-type="float" office:value="11.74143" calcext:value-type="float">
            <text:p>11.74143</text:p>
          </table:table-cell>
          <table:table-cell table:formula="of:=OFFSET([.$G13];[.M$1]*19;0;1)" office:value-type="float" office:value="11.74143" calcext:value-type="float">
            <text:p>11.74143</text:p>
          </table:table-cell>
          <table:table-cell table:formula="of:=OFFSET([.$G13];[.N$1]*19;0;1)" office:value-type="float" office:value="11.74143" calcext:value-type="float">
            <text:p>11.74143</text:p>
          </table:table-cell>
          <table:table-cell table:formula="of:=OFFSET([.$G13];[.O$1]*19;0;1)" office:value-type="float" office:value="11.74143" calcext:value-type="float">
            <text:p>11.74143</text:p>
          </table:table-cell>
          <table:table-cell table:formula="of:=OFFSET([.$G13];[.P$1]*19;0;1)" office:value-type="float" office:value="11.437683" calcext:value-type="float">
            <text:p>11.437683</text:p>
          </table:table-cell>
          <table:table-cell table:formula="of:=OFFSET([.$G13];[.Q$1]*19;0;1)" office:value-type="float" office:value="12.949216" calcext:value-type="float">
            <text:p>12.949216</text:p>
          </table:table-cell>
          <table:table-cell table:formula="of:=OFFSET([.$G13];[.R$1]*19;0;1)" office:value-type="float" office:value="14.21589" calcext:value-type="float">
            <text:p>14.21589</text:p>
          </table:table-cell>
          <table:table-cell table:formula="of:=OFFSET([.$G13];[.S$1]*19;0;1)" office:value-type="float" office:value="13.901697" calcext:value-type="float">
            <text:p>13.901697</text:p>
          </table:table-cell>
          <table:table-cell table:formula="of:=OFFSET([.$G13];[.T$1]*19;0;1)" office:value-type="float" office:value="13.019157" calcext:value-type="float">
            <text:p>13.019157</text:p>
          </table:table-cell>
          <table:table-cell table:formula="of:=OFFSET([.$G13];[.U$1]*19;0;1)" office:value-type="float" office:value="14.363552" calcext:value-type="float">
            <text:p>14.363552</text:p>
          </table:table-cell>
          <table:table-cell table:formula="of:=OFFSET([.$G13];[.V$1]*19;0;1)" office:value-type="float" office:value="12.817597" calcext:value-type="float">
            <text:p>12.817597</text:p>
          </table:table-cell>
          <table:table-cell table:formula="of:=OFFSET([.$G13];[.W$1]*19;0;1)" office:value-type="float" office:value="13.76577" calcext:value-type="float">
            <text:p>13.76577</text:p>
          </table:table-cell>
          <table:table-cell table:formula="of:=OFFSET([.$G13];[.X$1]*19;0;1)" office:value-type="float" office:value="13.26608" calcext:value-type="float">
            <text:p>13.26608</text:p>
          </table:table-cell>
          <table:table-cell table:formula="of:=OFFSET([.$G13];[.Y$1]*19;0;1)" office:value-type="float" office:value="13.682809" calcext:value-type="float">
            <text:p>13.682809</text:p>
          </table:table-cell>
          <table:table-cell table:formula="of:=OFFSET([.$G13];[.Z$1]*19;0;1)" office:value-type="float" office:value="17.245458" calcext:value-type="float">
            <text:p>17.245458</text:p>
          </table:table-cell>
          <table:table-cell table:formula="of:=OFFSET([.$G13];[.AA$1]*19;0;1)" office:value-type="float" office:value="8.291247" calcext:value-type="float">
            <text:p>8.291247</text:p>
          </table:table-cell>
          <table:table-cell table:formula="of:=OFFSET([.$G13];[.AB$1]*19;0;1)" office:value-type="float" office:value="19.093385" calcext:value-type="float">
            <text:p>19.093385</text:p>
          </table:table-cell>
          <table:table-cell table:formula="of:=OFFSET([.$G13];[.AC$1]*19;0;1)" office:value-type="float" office:value="8.287961" calcext:value-type="float">
            <text:p>8.287961</text:p>
          </table:table-cell>
          <table:table-cell table:formula="of:=OFFSET([.$G13];[.AD$1]*19;0;1)" office:value-type="float" office:value="7.245121" calcext:value-type="float">
            <text:p>7.245121</text:p>
          </table:table-cell>
          <table:table-cell table:formula="of:=OFFSET([.$G13];[.AE$1]*19;0;1)" office:value-type="float" office:value="10.690763" calcext:value-type="float">
            <text:p>10.690763</text:p>
          </table:table-cell>
          <table:table-cell table:formula="of:=OFFSET([.$G13];[.AF$1]*19;0;1)" office:value-type="float" office:value="12.362638" calcext:value-type="float">
            <text:p>12.362638</text:p>
          </table:table-cell>
          <table:table-cell table:formula="of:=OFFSET([.$G13];[.AG$1]*19;0;1)" office:value-type="float" office:value="12.539868" calcext:value-type="float">
            <text:p>12.539868</text:p>
          </table:table-cell>
          <table:table-cell table:formula="of:=OFFSET([.$G13];[.AH$1]*19;0;1)" office:value-type="float" office:value="12.716331" calcext:value-type="float">
            <text:p>12.716331</text:p>
          </table:table-cell>
          <table:table-cell table:formula="of:=OFFSET([.$G13];[.AI$1]*19;0;1)" office:value-type="float" office:value="12.120979" calcext:value-type="float">
            <text:p>12.120979</text:p>
          </table:table-cell>
          <table:table-cell table:formula="of:=OFFSET([.$G13];[.AJ$1]*19;0;1)" office:value-type="float" office:value="12.112989" calcext:value-type="float">
            <text:p>12.112989</text:p>
          </table:table-cell>
          <table:table-cell table:formula="of:=OFFSET([.$G13];[.AK$1]*19;0;1)" office:value-type="float" office:value="12.247267" calcext:value-type="float">
            <text:p>12.247267</text:p>
          </table:table-cell>
          <table:table-cell table:formula="of:=OFFSET([.$G13];[.AL$1]*19;0;1)" office:value-type="float" office:value="12.758785" calcext:value-type="float">
            <text:p>12.758785</text:p>
          </table:table-cell>
          <table:table-cell table:formula="of:=OFFSET([.$G13];[.AM$1]*19;0;1)" office:value-type="float" office:value="11.808789" calcext:value-type="float">
            <text:p>11.808789</text:p>
          </table:table-cell>
          <table:table-cell table:formula="of:=OFFSET([.$G13];[.AN$1]*19;0;1)" office:value-type="float" office:value="12.813821" calcext:value-type="float">
            <text:p>12.813821</text:p>
          </table:table-cell>
          <table:table-cell table:formula="of:=OFFSET([.$G13];[.AO$1]*19;0;1)" office:value-type="float" office:value="11.24756" calcext:value-type="float">
            <text:p>11.24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14]&amp; &quot; &quot;&amp; [.C14]" office:value-type="string" office:string-value="SHITOMASI BRISK" calcext:value-type="string">
            <text:p>SHITOMASI 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52406" calcext:value-type="float">
            <text:p>11.652406</text:p>
          </table:table-cell>
          <table:table-cell table:formula="of:=OFFSET([.$G14];[.H$1]*19;0;1)" office:value-type="float" office:value="11.682327" calcext:value-type="float">
            <text:p>11.682327</text:p>
          </table:table-cell>
          <table:table-cell table:formula="of:=OFFSET([.$G14];[.I$1]*19;0;1)" office:value-type="float" office:value="11.535638" calcext:value-type="float">
            <text:p>11.535638</text:p>
          </table:table-cell>
          <table:table-cell table:formula="of:=OFFSET([.$G14];[.J$1]*19;0;1)" office:value-type="float" office:value="11.641308" calcext:value-type="float">
            <text:p>11.641308</text:p>
          </table:table-cell>
          <table:table-cell table:formula="of:=OFFSET([.$G14];[.K$1]*19;0;1)" office:value-type="float" office:value="11.764227" calcext:value-type="float">
            <text:p>11.764227</text:p>
          </table:table-cell>
          <table:table-cell table:formula="of:=OFFSET([.$G14];[.L$1]*19;0;1)" office:value-type="float" office:value="11.694809" calcext:value-type="float">
            <text:p>11.694809</text:p>
          </table:table-cell>
          <table:table-cell table:formula="of:=OFFSET([.$G14];[.M$1]*19;0;1)" office:value-type="float" office:value="11.694809" calcext:value-type="float">
            <text:p>11.694809</text:p>
          </table:table-cell>
          <table:table-cell table:formula="of:=OFFSET([.$G14];[.N$1]*19;0;1)" office:value-type="float" office:value="11.694809" calcext:value-type="float">
            <text:p>11.694809</text:p>
          </table:table-cell>
          <table:table-cell table:formula="of:=OFFSET([.$G14];[.O$1]*19;0;1)" office:value-type="float" office:value="11.694809" calcext:value-type="float">
            <text:p>11.694809</text:p>
          </table:table-cell>
          <table:table-cell table:formula="of:=OFFSET([.$G14];[.P$1]*19;0;1)" office:value-type="float" office:value="11.694809" calcext:value-type="float">
            <text:p>11.694809</text:p>
          </table:table-cell>
          <table:table-cell table:formula="of:=OFFSET([.$G14];[.Q$1]*19;0;1)" office:value-type="float" office:value="12.107408" calcext:value-type="float">
            <text:p>12.107408</text:p>
          </table:table-cell>
          <table:table-cell table:formula="of:=OFFSET([.$G14];[.R$1]*19;0;1)" office:value-type="float" office:value="11.488006" calcext:value-type="float">
            <text:p>11.488006</text:p>
          </table:table-cell>
          <table:table-cell table:formula="of:=OFFSET([.$G14];[.S$1]*19;0;1)" office:value-type="float" office:value="11.525555" calcext:value-type="float">
            <text:p>11.525555</text:p>
          </table:table-cell>
          <table:table-cell table:formula="of:=OFFSET([.$G14];[.T$1]*19;0;1)" office:value-type="float" office:value="11.730639" calcext:value-type="float">
            <text:p>11.730639</text:p>
          </table:table-cell>
          <table:table-cell table:formula="of:=OFFSET([.$G14];[.U$1]*19;0;1)" office:value-type="float" office:value="11.717071" calcext:value-type="float">
            <text:p>11.717071</text:p>
          </table:table-cell>
          <table:table-cell table:formula="of:=OFFSET([.$G14];[.V$1]*19;0;1)" office:value-type="float" office:value="11.203692" calcext:value-type="float">
            <text:p>11.203692</text:p>
          </table:table-cell>
          <table:table-cell table:formula="of:=OFFSET([.$G14];[.W$1]*19;0;1)" office:value-type="float" office:value="15.167483" calcext:value-type="float">
            <text:p>15.167483</text:p>
          </table:table-cell>
          <table:table-cell table:formula="of:=OFFSET([.$G14];[.X$1]*19;0;1)" office:value-type="float" office:value="11.50865" calcext:value-type="float">
            <text:p>11.50865</text:p>
          </table:table-cell>
          <table:table-cell table:formula="of:=OFFSET([.$G14];[.Y$1]*19;0;1)" office:value-type="float" office:value="11.490682" calcext:value-type="float">
            <text:p>11.490682</text:p>
          </table:table-cell>
          <table:table-cell table:formula="of:=OFFSET([.$G14];[.Z$1]*19;0;1)" office:value-type="float" office:value="11.103876" calcext:value-type="float">
            <text:p>11.103876</text:p>
          </table:table-cell>
          <table:table-cell table:formula="of:=OFFSET([.$G14];[.AA$1]*19;0;1)" office:value-type="string" office:string-value="-inf" calcext:value-type="string">
            <text:p>-inf</text:p>
          </table:table-cell>
          <table:table-cell table:formula="of:=OFFSET([.$G14];[.AB$1]*19;0;1)" office:value-type="float" office:value="14.647826" calcext:value-type="float">
            <text:p>14.647826</text:p>
          </table:table-cell>
          <table:table-cell table:formula="of:=OFFSET([.$G14];[.AC$1]*19;0;1)" office:value-type="float" office:value="26.040853" calcext:value-type="float">
            <text:p>26.040853</text:p>
          </table:table-cell>
          <table:table-cell table:formula="of:=OFFSET([.$G14];[.AD$1]*19;0;1)" office:value-type="float" office:value="40.884147" calcext:value-type="float">
            <text:p>40.884147</text:p>
          </table:table-cell>
          <table:table-cell table:formula="of:=OFFSET([.$G14];[.AE$1]*19;0;1)" office:value-type="string" office:string-value="-inf" calcext:value-type="string">
            <text:p>-inf</text:p>
          </table:table-cell>
          <table:table-cell table:formula="of:=OFFSET([.$G14];[.AF$1]*19;0;1)" office:value-type="float" office:value="10.19935" calcext:value-type="float">
            <text:p>10.19935</text:p>
          </table:table-cell>
          <table:table-cell table:formula="of:=OFFSET([.$G14];[.AG$1]*19;0;1)" office:value-type="float" office:value="11.536537" calcext:value-type="float">
            <text:p>11.536537</text:p>
          </table:table-cell>
          <table:table-cell table:formula="of:=OFFSET([.$G14];[.AH$1]*19;0;1)" office:value-type="float" office:value="11.623042" calcext:value-type="float">
            <text:p>11.623042</text:p>
          </table:table-cell>
          <table:table-cell table:formula="of:=OFFSET([.$G14];[.AI$1]*19;0;1)" office:value-type="float" office:value="10.775662" calcext:value-type="float">
            <text:p>10.775662</text:p>
          </table:table-cell>
          <table:table-cell table:formula="of:=OFFSET([.$G14];[.AJ$1]*19;0;1)" office:value-type="float" office:value="11.076649" calcext:value-type="float">
            <text:p>11.076649</text:p>
          </table:table-cell>
          <table:table-cell table:formula="of:=OFFSET([.$G14];[.AK$1]*19;0;1)" office:value-type="float" office:value="11.178418" calcext:value-type="float">
            <text:p>11.178418</text:p>
          </table:table-cell>
          <table:table-cell table:formula="of:=OFFSET([.$G14];[.AL$1]*19;0;1)" office:value-type="float" office:value="10.005616" calcext:value-type="float">
            <text:p>10.005616</text:p>
          </table:table-cell>
          <table:table-cell table:formula="of:=OFFSET([.$G14];[.AM$1]*19;0;1)" office:value-type="float" office:value="10.138341" calcext:value-type="float">
            <text:p>10.138341</text:p>
          </table:table-cell>
          <table:table-cell table:formula="of:=OFFSET([.$G14];[.AN$1]*19;0;1)" office:value-type="float" office:value="10.286595" calcext:value-type="float">
            <text:p>10.286595</text:p>
          </table:table-cell>
          <table:table-cell table:formula="of:=OFFSET([.$G14];[.AO$1]*19;0;1)" office:value-type="float" office:value="11.311473" calcext:value-type="float">
            <text:p>11.3114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15]&amp; &quot; &quot;&amp; [.C15]" office:value-type="string" office:string-value="SHITOMASI BRISK" calcext:value-type="string">
            <text:p>SHITOMASI 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724344" calcext:value-type="float">
            <text:p>11.724344</text:p>
          </table:table-cell>
          <table:table-cell table:formula="of:=OFFSET([.$G15];[.H$1]*19;0;1)" office:value-type="float" office:value="12.020504" calcext:value-type="float">
            <text:p>12.020504</text:p>
          </table:table-cell>
          <table:table-cell table:formula="of:=OFFSET([.$G15];[.I$1]*19;0;1)" office:value-type="float" office:value="12.360723" calcext:value-type="float">
            <text:p>12.360723</text:p>
          </table:table-cell>
          <table:table-cell table:formula="of:=OFFSET([.$G15];[.J$1]*19;0;1)" office:value-type="float" office:value="12.343584" calcext:value-type="float">
            <text:p>12.343584</text:p>
          </table:table-cell>
          <table:table-cell table:formula="of:=OFFSET([.$G15];[.K$1]*19;0;1)" office:value-type="float" office:value="11.926344" calcext:value-type="float">
            <text:p>11.926344</text:p>
          </table:table-cell>
          <table:table-cell table:formula="of:=OFFSET([.$G15];[.L$1]*19;0;1)" office:value-type="float" office:value="568.322205" calcext:value-type="float">
            <text:p>568.322205</text:p>
          </table:table-cell>
          <table:table-cell table:formula="of:=OFFSET([.$G15];[.M$1]*19;0;1)" office:value-type="float" office:value="13.432725" calcext:value-type="float">
            <text:p>13.432725</text:p>
          </table:table-cell>
          <table:table-cell table:formula="of:=OFFSET([.$G15];[.N$1]*19;0;1)" office:value-type="float" office:value="568.322205" calcext:value-type="float">
            <text:p>568.322205</text:p>
          </table:table-cell>
          <table:table-cell table:formula="of:=OFFSET([.$G15];[.O$1]*19;0;1)" office:value-type="float" office:value="13.432725" calcext:value-type="float">
            <text:p>13.432725</text:p>
          </table:table-cell>
          <table:table-cell table:formula="of:=OFFSET([.$G15];[.P$1]*19;0;1)" office:value-type="float" office:value="568.322205" calcext:value-type="float">
            <text:p>568.322205</text:p>
          </table:table-cell>
          <table:table-cell table:formula="of:=OFFSET([.$G15];[.Q$1]*19;0;1)" office:value-type="float" office:value="11.913389" calcext:value-type="float">
            <text:p>11.913389</text:p>
          </table:table-cell>
          <table:table-cell table:formula="of:=OFFSET([.$G15];[.R$1]*19;0;1)" office:value-type="float" office:value="12.010684" calcext:value-type="float">
            <text:p>12.010684</text:p>
          </table:table-cell>
          <table:table-cell table:formula="of:=OFFSET([.$G15];[.S$1]*19;0;1)" office:value-type="float" office:value="12.141845" calcext:value-type="float">
            <text:p>12.141845</text:p>
          </table:table-cell>
          <table:table-cell table:formula="of:=OFFSET([.$G15];[.T$1]*19;0;1)" office:value-type="float" office:value="11.659949" calcext:value-type="float">
            <text:p>11.659949</text:p>
          </table:table-cell>
          <table:table-cell table:formula="of:=OFFSET([.$G15];[.U$1]*19;0;1)" office:value-type="float" office:value="12.431095" calcext:value-type="float">
            <text:p>12.431095</text:p>
          </table:table-cell>
          <table:table-cell table:formula="of:=OFFSET([.$G15];[.V$1]*19;0;1)" office:value-type="float" office:value="11.850547" calcext:value-type="float">
            <text:p>11.850547</text:p>
          </table:table-cell>
          <table:table-cell table:formula="of:=OFFSET([.$G15];[.W$1]*19;0;1)" office:value-type="float" office:value="12.497272" calcext:value-type="float">
            <text:p>12.497272</text:p>
          </table:table-cell>
          <table:table-cell table:formula="of:=OFFSET([.$G15];[.X$1]*19;0;1)" office:value-type="float" office:value="11.659895" calcext:value-type="float">
            <text:p>11.659895</text:p>
          </table:table-cell>
          <table:table-cell table:formula="of:=OFFSET([.$G15];[.Y$1]*19;0;1)" office:value-type="float" office:value="11.615093" calcext:value-type="float">
            <text:p>11.615093</text:p>
          </table:table-cell>
          <table:table-cell table:formula="of:=OFFSET([.$G15];[.Z$1]*19;0;1)" office:value-type="float" office:value="13.789453" calcext:value-type="float">
            <text:p>13.789453</text:p>
          </table:table-cell>
          <table:table-cell table:formula="of:=OFFSET([.$G15];[.AA$1]*19;0;1)" office:value-type="float" office:value="7.714692" calcext:value-type="float">
            <text:p>7.714692</text:p>
          </table:table-cell>
          <table:table-cell table:formula="of:=OFFSET([.$G15];[.AB$1]*19;0;1)" office:value-type="float" office:value="14.388385" calcext:value-type="float">
            <text:p>14.388385</text:p>
          </table:table-cell>
          <table:table-cell table:formula="of:=OFFSET([.$G15];[.AC$1]*19;0;1)" office:value-type="float" office:value="9.676752" calcext:value-type="float">
            <text:p>9.676752</text:p>
          </table:table-cell>
          <table:table-cell table:formula="of:=OFFSET([.$G15];[.AD$1]*19;0;1)" office:value-type="float" office:value="6.873021" calcext:value-type="float">
            <text:p>6.873021</text:p>
          </table:table-cell>
          <table:table-cell table:formula="of:=OFFSET([.$G15];[.AE$1]*19;0;1)" office:value-type="float" office:value="7.944564" calcext:value-type="float">
            <text:p>7.944564</text:p>
          </table:table-cell>
          <table:table-cell table:formula="of:=OFFSET([.$G15];[.AF$1]*19;0;1)" office:value-type="float" office:value="10.085507" calcext:value-type="float">
            <text:p>10.085507</text:p>
          </table:table-cell>
          <table:table-cell table:formula="of:=OFFSET([.$G15];[.AG$1]*19;0;1)" office:value-type="float" office:value="10.097858" calcext:value-type="float">
            <text:p>10.097858</text:p>
          </table:table-cell>
          <table:table-cell table:formula="of:=OFFSET([.$G15];[.AH$1]*19;0;1)" office:value-type="float" office:value="10.119003" calcext:value-type="float">
            <text:p>10.119003</text:p>
          </table:table-cell>
          <table:table-cell table:formula="of:=OFFSET([.$G15];[.AI$1]*19;0;1)" office:value-type="float" office:value="10.861026" calcext:value-type="float">
            <text:p>10.861026</text:p>
          </table:table-cell>
          <table:table-cell table:formula="of:=OFFSET([.$G15];[.AJ$1]*19;0;1)" office:value-type="float" office:value="11.084742" calcext:value-type="float">
            <text:p>11.084742</text:p>
          </table:table-cell>
          <table:table-cell table:formula="of:=OFFSET([.$G15];[.AK$1]*19;0;1)" office:value-type="float" office:value="10.787827" calcext:value-type="float">
            <text:p>10.787827</text:p>
          </table:table-cell>
          <table:table-cell table:formula="of:=OFFSET([.$G15];[.AL$1]*19;0;1)" office:value-type="float" office:value="9.578441" calcext:value-type="float">
            <text:p>9.578441</text:p>
          </table:table-cell>
          <table:table-cell table:formula="of:=OFFSET([.$G15];[.AM$1]*19;0;1)" office:value-type="float" office:value="10.008461" calcext:value-type="float">
            <text:p>10.008461</text:p>
          </table:table-cell>
          <table:table-cell table:formula="of:=OFFSET([.$G15];[.AN$1]*19;0;1)" office:value-type="float" office:value="10.055577" calcext:value-type="float">
            <text:p>10.055577</text:p>
          </table:table-cell>
          <table:table-cell table:formula="of:=OFFSET([.$G15];[.AO$1]*19;0;1)" office:value-type="float" office:value="9.460845" calcext:value-type="float">
            <text:p>9.460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16]&amp; &quot; &quot;&amp; [.C16]" office:value-type="string" office:string-value="SHITOMASI BRISK" calcext:value-type="string">
            <text:p>SHITOMASI 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506854" calcext:value-type="float">
            <text:p>11.506854</text:p>
          </table:table-cell>
          <table:table-cell table:formula="of:=OFFSET([.$G16];[.H$1]*19;0;1)" office:value-type="float" office:value="11.506854" calcext:value-type="float">
            <text:p>11.506854</text:p>
          </table:table-cell>
          <table:table-cell table:formula="of:=OFFSET([.$G16];[.I$1]*19;0;1)" office:value-type="float" office:value="11.545012" calcext:value-type="float">
            <text:p>11.545012</text:p>
          </table:table-cell>
          <table:table-cell table:formula="of:=OFFSET([.$G16];[.J$1]*19;0;1)" office:value-type="float" office:value="11.538407" calcext:value-type="float">
            <text:p>11.538407</text:p>
          </table:table-cell>
          <table:table-cell table:formula="of:=OFFSET([.$G16];[.K$1]*19;0;1)" office:value-type="float" office:value="11.531169" calcext:value-type="float">
            <text:p>11.531169</text:p>
          </table:table-cell>
          <table:table-cell table:formula="of:=OFFSET([.$G16];[.L$1]*19;0;1)" office:value-type="float" office:value="7.721444" calcext:value-type="float">
            <text:p>7.721444</text:p>
          </table:table-cell>
          <table:table-cell table:formula="of:=OFFSET([.$G16];[.M$1]*19;0;1)" office:value-type="float" office:value="5.606097" calcext:value-type="float">
            <text:p>5.606097</text:p>
          </table:table-cell>
          <table:table-cell table:formula="of:=OFFSET([.$G16];[.N$1]*19;0;1)" office:value-type="float" office:value="5.660966" calcext:value-type="float">
            <text:p>5.660966</text:p>
          </table:table-cell>
          <table:table-cell table:formula="of:=OFFSET([.$G16];[.O$1]*19;0;1)" office:value-type="float" office:value="12.287985" calcext:value-type="float">
            <text:p>12.287985</text:p>
          </table:table-cell>
          <table:table-cell table:formula="of:=OFFSET([.$G16];[.P$1]*19;0;1)" office:value-type="float" office:value="5.660966" calcext:value-type="float">
            <text:p>5.660966</text:p>
          </table:table-cell>
          <table:table-cell table:formula="of:=OFFSET([.$G16];[.Q$1]*19;0;1)" office:value-type="float" office:value="11.348694" calcext:value-type="float">
            <text:p>11.348694</text:p>
          </table:table-cell>
          <table:table-cell table:formula="of:=OFFSET([.$G16];[.R$1]*19;0;1)" office:value-type="float" office:value="11.703404" calcext:value-type="float">
            <text:p>11.703404</text:p>
          </table:table-cell>
          <table:table-cell table:formula="of:=OFFSET([.$G16];[.S$1]*19;0;1)" office:value-type="float" office:value="11.296107" calcext:value-type="float">
            <text:p>11.296107</text:p>
          </table:table-cell>
          <table:table-cell table:formula="of:=OFFSET([.$G16];[.T$1]*19;0;1)" office:value-type="float" office:value="11.348694" calcext:value-type="float">
            <text:p>11.348694</text:p>
          </table:table-cell>
          <table:table-cell table:formula="of:=OFFSET([.$G16];[.U$1]*19;0;1)" office:value-type="float" office:value="11.681511" calcext:value-type="float">
            <text:p>11.681511</text:p>
          </table:table-cell>
          <table:table-cell table:formula="of:=OFFSET([.$G16];[.V$1]*19;0;1)" office:value-type="float" office:value="12.037588" calcext:value-type="float">
            <text:p>12.037588</text:p>
          </table:table-cell>
          <table:table-cell table:formula="of:=OFFSET([.$G16];[.W$1]*19;0;1)" office:value-type="float" office:value="11.494064" calcext:value-type="float">
            <text:p>11.494064</text:p>
          </table:table-cell>
          <table:table-cell table:formula="of:=OFFSET([.$G16];[.X$1]*19;0;1)" office:value-type="float" office:value="12.568548" calcext:value-type="float">
            <text:p>12.568548</text:p>
          </table:table-cell>
          <table:table-cell table:formula="of:=OFFSET([.$G16];[.Y$1]*19;0;1)" office:value-type="float" office:value="11.253482" calcext:value-type="float">
            <text:p>11.253482</text:p>
          </table:table-cell>
          <table:table-cell table:formula="of:=OFFSET([.$G16];[.Z$1]*19;0;1)" office:value-type="float" office:value="10.426113" calcext:value-type="float">
            <text:p>10.426113</text:p>
          </table:table-cell>
          <table:table-cell table:formula="of:=OFFSET([.$G16];[.AA$1]*19;0;1)" office:value-type="float" office:value="9.474114" calcext:value-type="float">
            <text:p>9.474114</text:p>
          </table:table-cell>
          <table:table-cell table:formula="of:=OFFSET([.$G16];[.AB$1]*19;0;1)" office:value-type="float" office:value="9.713079" calcext:value-type="float">
            <text:p>9.713079</text:p>
          </table:table-cell>
          <table:table-cell table:formula="of:=OFFSET([.$G16];[.AC$1]*19;0;1)" office:value-type="float" office:value="11.402415" calcext:value-type="float">
            <text:p>11.402415</text:p>
          </table:table-cell>
          <table:table-cell table:formula="of:=OFFSET([.$G16];[.AD$1]*19;0;1)" office:value-type="float" office:value="60.267052" calcext:value-type="float">
            <text:p>60.267052</text:p>
          </table:table-cell>
          <table:table-cell table:formula="of:=OFFSET([.$G16];[.AE$1]*19;0;1)" office:value-type="float" office:value="13.764305" calcext:value-type="float">
            <text:p>13.764305</text:p>
          </table:table-cell>
          <table:table-cell table:formula="of:=OFFSET([.$G16];[.AF$1]*19;0;1)" office:value-type="float" office:value="10.435692" calcext:value-type="float">
            <text:p>10.435692</text:p>
          </table:table-cell>
          <table:table-cell table:formula="of:=OFFSET([.$G16];[.AG$1]*19;0;1)" office:value-type="float" office:value="10.037926" calcext:value-type="float">
            <text:p>10.037926</text:p>
          </table:table-cell>
          <table:table-cell table:formula="of:=OFFSET([.$G16];[.AH$1]*19;0;1)" office:value-type="float" office:value="10.412466" calcext:value-type="float">
            <text:p>10.412466</text:p>
          </table:table-cell>
          <table:table-cell table:formula="of:=OFFSET([.$G16];[.AI$1]*19;0;1)" office:value-type="float" office:value="9.87627" calcext:value-type="float">
            <text:p>9.87627</text:p>
          </table:table-cell>
          <table:table-cell table:formula="of:=OFFSET([.$G16];[.AJ$1]*19;0;1)" office:value-type="float" office:value="10.56763" calcext:value-type="float">
            <text:p>10.56763</text:p>
          </table:table-cell>
          <table:table-cell table:formula="of:=OFFSET([.$G16];[.AK$1]*19;0;1)" office:value-type="float" office:value="10.53296" calcext:value-type="float">
            <text:p>10.53296</text:p>
          </table:table-cell>
          <table:table-cell table:formula="of:=OFFSET([.$G16];[.AL$1]*19;0;1)" office:value-type="float" office:value="9.552575" calcext:value-type="float">
            <text:p>9.552575</text:p>
          </table:table-cell>
          <table:table-cell table:formula="of:=OFFSET([.$G16];[.AM$1]*19;0;1)" office:value-type="float" office:value="10.248535" calcext:value-type="float">
            <text:p>10.248535</text:p>
          </table:table-cell>
          <table:table-cell table:formula="of:=OFFSET([.$G16];[.AN$1]*19;0;1)" office:value-type="float" office:value="9.838796" calcext:value-type="float">
            <text:p>9.838796</text:p>
          </table:table-cell>
          <table:table-cell table:formula="of:=OFFSET([.$G16];[.AO$1]*19;0;1)" office:value-type="float" office:value="10.576043" calcext:value-type="float">
            <text:p>10.576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17]&amp; &quot; &quot;&amp; [.C17]" office:value-type="string" office:string-value="SHITOMASI BRISK" calcext:value-type="string">
            <text:p>SHITOMASI 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9.337846" calcext:value-type="float">
            <text:p>9.337846</text:p>
          </table:table-cell>
          <table:table-cell table:formula="of:=OFFSET([.$G17];[.H$1]*19;0;1)" office:value-type="float" office:value="12.200816" calcext:value-type="float">
            <text:p>12.200816</text:p>
          </table:table-cell>
          <table:table-cell table:formula="of:=OFFSET([.$G17];[.I$1]*19;0;1)" office:value-type="float" office:value="10.259178" calcext:value-type="float">
            <text:p>10.259178</text:p>
          </table:table-cell>
          <table:table-cell table:formula="of:=OFFSET([.$G17];[.J$1]*19;0;1)" office:value-type="float" office:value="10.296963" calcext:value-type="float">
            <text:p>10.296963</text:p>
          </table:table-cell>
          <table:table-cell table:formula="of:=OFFSET([.$G17];[.K$1]*19;0;1)" office:value-type="float" office:value="11.804138" calcext:value-type="float">
            <text:p>11.804138</text:p>
          </table:table-cell>
          <table:table-cell table:formula="of:=OFFSET([.$G17];[.L$1]*19;0;1)" office:value-type="float" office:value="-12.639044" calcext:value-type="float">
            <text:p>-12.639044</text:p>
          </table:table-cell>
          <table:table-cell table:formula="of:=OFFSET([.$G17];[.M$1]*19;0;1)" office:value-type="float" office:value="-13.626283" calcext:value-type="float">
            <text:p>-13.626283</text:p>
          </table:table-cell>
          <table:table-cell table:formula="of:=OFFSET([.$G17];[.N$1]*19;0;1)" office:value-type="float" office:value="-13.626283" calcext:value-type="float">
            <text:p>-13.626283</text:p>
          </table:table-cell>
          <table:table-cell table:formula="of:=OFFSET([.$G17];[.O$1]*19;0;1)" office:value-type="float" office:value="-25.278089" calcext:value-type="float">
            <text:p>-25.278089</text:p>
          </table:table-cell>
          <table:table-cell table:formula="of:=OFFSET([.$G17];[.P$1]*19;0;1)" office:value-type="float" office:value="-13.626283" calcext:value-type="float">
            <text:p>-13.626283</text:p>
          </table:table-cell>
          <table:table-cell table:formula="of:=OFFSET([.$G17];[.Q$1]*19;0;1)" office:value-type="float" office:value="11.40786" calcext:value-type="float">
            <text:p>11.40786</text:p>
          </table:table-cell>
          <table:table-cell table:formula="of:=OFFSET([.$G17];[.R$1]*19;0;1)" office:value-type="float" office:value="11.607725" calcext:value-type="float">
            <text:p>11.607725</text:p>
          </table:table-cell>
          <table:table-cell table:formula="of:=OFFSET([.$G17];[.S$1]*19;0;1)" office:value-type="float" office:value="10.504631" calcext:value-type="float">
            <text:p>10.504631</text:p>
          </table:table-cell>
          <table:table-cell table:formula="of:=OFFSET([.$G17];[.T$1]*19;0;1)" office:value-type="float" office:value="11.02964" calcext:value-type="float">
            <text:p>11.02964</text:p>
          </table:table-cell>
          <table:table-cell table:formula="of:=OFFSET([.$G17];[.U$1]*19;0;1)" office:value-type="float" office:value="11.520895" calcext:value-type="float">
            <text:p>11.520895</text:p>
          </table:table-cell>
          <table:table-cell table:formula="of:=OFFSET([.$G17];[.V$1]*19;0;1)" office:value-type="float" office:value="12.600051" calcext:value-type="float">
            <text:p>12.600051</text:p>
          </table:table-cell>
          <table:table-cell table:formula="of:=OFFSET([.$G17];[.W$1]*19;0;1)" office:value-type="float" office:value="11.216074" calcext:value-type="float">
            <text:p>11.216074</text:p>
          </table:table-cell>
          <table:table-cell table:formula="of:=OFFSET([.$G17];[.X$1]*19;0;1)" office:value-type="float" office:value="11.296961" calcext:value-type="float">
            <text:p>11.296961</text:p>
          </table:table-cell>
          <table:table-cell table:formula="of:=OFFSET([.$G17];[.Y$1]*19;0;1)" office:value-type="float" office:value="12.868649" calcext:value-type="float">
            <text:p>12.868649</text:p>
          </table:table-cell>
          <table:table-cell table:formula="of:=OFFSET([.$G17];[.Z$1]*19;0;1)" office:value-type="float" office:value="14.19566" calcext:value-type="float">
            <text:p>14.19566</text:p>
          </table:table-cell>
          <table:table-cell table:formula="of:=OFFSET([.$G17];[.AA$1]*19;0;1)" office:value-type="float" office:value="8.730929" calcext:value-type="float">
            <text:p>8.730929</text:p>
          </table:table-cell>
          <table:table-cell table:formula="of:=OFFSET([.$G17];[.AB$1]*19;0;1)" office:value-type="float" office:value="8.815997" calcext:value-type="float">
            <text:p>8.815997</text:p>
          </table:table-cell>
          <table:table-cell table:formula="of:=OFFSET([.$G17];[.AC$1]*19;0;1)" office:value-type="float" office:value="13.646251" calcext:value-type="float">
            <text:p>13.646251</text:p>
          </table:table-cell>
          <table:table-cell table:formula="of:=OFFSET([.$G17];[.AD$1]*19;0;1)" office:value-type="float" office:value="8.600034" calcext:value-type="float">
            <text:p>8.600034</text:p>
          </table:table-cell>
          <table:table-cell table:formula="of:=OFFSET([.$G17];[.AE$1]*19;0;1)" office:value-type="float" office:value="12.848965" calcext:value-type="float">
            <text:p>12.848965</text:p>
          </table:table-cell>
          <table:table-cell table:formula="of:=OFFSET([.$G17];[.AF$1]*19;0;1)" office:value-type="float" office:value="10.592899" calcext:value-type="float">
            <text:p>10.592899</text:p>
          </table:table-cell>
          <table:table-cell table:formula="of:=OFFSET([.$G17];[.AG$1]*19;0;1)" office:value-type="float" office:value="9.938779" calcext:value-type="float">
            <text:p>9.938779</text:p>
          </table:table-cell>
          <table:table-cell table:formula="of:=OFFSET([.$G17];[.AH$1]*19;0;1)" office:value-type="float" office:value="10.384655" calcext:value-type="float">
            <text:p>10.384655</text:p>
          </table:table-cell>
          <table:table-cell table:formula="of:=OFFSET([.$G17];[.AI$1]*19;0;1)" office:value-type="float" office:value="9.730354" calcext:value-type="float">
            <text:p>9.730354</text:p>
          </table:table-cell>
          <table:table-cell table:formula="of:=OFFSET([.$G17];[.AJ$1]*19;0;1)" office:value-type="float" office:value="10.276503" calcext:value-type="float">
            <text:p>10.276503</text:p>
          </table:table-cell>
          <table:table-cell table:formula="of:=OFFSET([.$G17];[.AK$1]*19;0;1)" office:value-type="float" office:value="10.329315" calcext:value-type="float">
            <text:p>10.329315</text:p>
          </table:table-cell>
          <table:table-cell table:formula="of:=OFFSET([.$G17];[.AL$1]*19;0;1)" office:value-type="float" office:value="9.464445" calcext:value-type="float">
            <text:p>9.464445</text:p>
          </table:table-cell>
          <table:table-cell table:formula="of:=OFFSET([.$G17];[.AM$1]*19;0;1)" office:value-type="float" office:value="10.087374" calcext:value-type="float">
            <text:p>10.087374</text:p>
          </table:table-cell>
          <table:table-cell table:formula="of:=OFFSET([.$G17];[.AN$1]*19;0;1)" office:value-type="float" office:value="8.987922" calcext:value-type="float">
            <text:p>8.987922</text:p>
          </table:table-cell>
          <table:table-cell table:formula="of:=OFFSET([.$G17];[.AO$1]*19;0;1)" office:value-type="float" office:value="10.073838" calcext:value-type="float">
            <text:p>10.0738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18]&amp; &quot; &quot;&amp; [.C18]" office:value-type="string" office:string-value="SHITOMASI BRISK" calcext:value-type="string">
            <text:p>SHITOMASI 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716109" calcext:value-type="float">
            <text:p>10.716109</text:p>
          </table:table-cell>
          <table:table-cell table:formula="of:=OFFSET([.$G18];[.H$1]*19;0;1)" office:value-type="float" office:value="10.721194" calcext:value-type="float">
            <text:p>10.721194</text:p>
          </table:table-cell>
          <table:table-cell table:formula="of:=OFFSET([.$G18];[.I$1]*19;0;1)" office:value-type="float" office:value="11.15842" calcext:value-type="float">
            <text:p>11.15842</text:p>
          </table:table-cell>
          <table:table-cell table:formula="of:=OFFSET([.$G18];[.J$1]*19;0;1)" office:value-type="float" office:value="10.937204" calcext:value-type="float">
            <text:p>10.937204</text:p>
          </table:table-cell>
          <table:table-cell table:formula="of:=OFFSET([.$G18];[.K$1]*19;0;1)" office:value-type="float" office:value="11.557803" calcext:value-type="float">
            <text:p>11.557803</text:p>
          </table:table-cell>
          <table:table-cell table:formula="of:=OFFSET([.$G18];[.L$1]*19;0;1)" office:value-type="float" office:value="6.657258" calcext:value-type="float">
            <text:p>6.657258</text:p>
          </table:table-cell>
          <table:table-cell table:formula="of:=OFFSET([.$G18];[.M$1]*19;0;1)" office:value-type="float" office:value="6.717055" calcext:value-type="float">
            <text:p>6.717055</text:p>
          </table:table-cell>
          <table:table-cell table:formula="of:=OFFSET([.$G18];[.N$1]*19;0;1)" office:value-type="float" office:value="6.717055" calcext:value-type="float">
            <text:p>6.717055</text:p>
          </table:table-cell>
          <table:table-cell table:formula="of:=OFFSET([.$G18];[.O$1]*19;0;1)" office:value-type="float" office:value="6.980939" calcext:value-type="float">
            <text:p>6.980939</text:p>
          </table:table-cell>
          <table:table-cell table:formula="of:=OFFSET([.$G18];[.P$1]*19;0;1)" office:value-type="float" office:value="6.717055" calcext:value-type="float">
            <text:p>6.717055</text:p>
          </table:table-cell>
          <table:table-cell table:formula="of:=OFFSET([.$G18];[.Q$1]*19;0;1)" office:value-type="float" office:value="12.25656" calcext:value-type="float">
            <text:p>12.25656</text:p>
          </table:table-cell>
          <table:table-cell table:formula="of:=OFFSET([.$G18];[.R$1]*19;0;1)" office:value-type="float" office:value="11.866811" calcext:value-type="float">
            <text:p>11.866811</text:p>
          </table:table-cell>
          <table:table-cell table:formula="of:=OFFSET([.$G18];[.S$1]*19;0;1)" office:value-type="float" office:value="11.800844" calcext:value-type="float">
            <text:p>11.800844</text:p>
          </table:table-cell>
          <table:table-cell table:formula="of:=OFFSET([.$G18];[.T$1]*19;0;1)" office:value-type="float" office:value="11.919055" calcext:value-type="float">
            <text:p>11.919055</text:p>
          </table:table-cell>
          <table:table-cell table:formula="of:=OFFSET([.$G18];[.U$1]*19;0;1)" office:value-type="float" office:value="11.698883" calcext:value-type="float">
            <text:p>11.698883</text:p>
          </table:table-cell>
          <table:table-cell table:formula="of:=OFFSET([.$G18];[.V$1]*19;0;1)" office:value-type="float" office:value="11.296855" calcext:value-type="float">
            <text:p>11.296855</text:p>
          </table:table-cell>
          <table:table-cell table:formula="of:=OFFSET([.$G18];[.W$1]*19;0;1)" office:value-type="float" office:value="12.120775" calcext:value-type="float">
            <text:p>12.120775</text:p>
          </table:table-cell>
          <table:table-cell table:formula="of:=OFFSET([.$G18];[.X$1]*19;0;1)" office:value-type="float" office:value="11.447521" calcext:value-type="float">
            <text:p>11.447521</text:p>
          </table:table-cell>
          <table:table-cell table:formula="of:=OFFSET([.$G18];[.Y$1]*19;0;1)" office:value-type="float" office:value="10.278343" calcext:value-type="float">
            <text:p>10.278343</text:p>
          </table:table-cell>
          <table:table-cell table:formula="of:=OFFSET([.$G18];[.Z$1]*19;0;1)" office:value-type="float" office:value="10.712561" calcext:value-type="float">
            <text:p>10.712561</text:p>
          </table:table-cell>
          <table:table-cell table:formula="of:=OFFSET([.$G18];[.AA$1]*19;0;1)" office:value-type="float" office:value="13.276519" calcext:value-type="float">
            <text:p>13.276519</text:p>
          </table:table-cell>
          <table:table-cell table:formula="of:=OFFSET([.$G18];[.AB$1]*19;0;1)" office:value-type="float" office:value="10.953072" calcext:value-type="float">
            <text:p>10.953072</text:p>
          </table:table-cell>
          <table:table-cell table:formula="of:=OFFSET([.$G18];[.AC$1]*19;0;1)" office:value-type="float" office:value="10.506344" calcext:value-type="float">
            <text:p>10.506344</text:p>
          </table:table-cell>
          <table:table-cell table:formula="of:=OFFSET([.$G18];[.AD$1]*19;0;1)" office:value-type="float" office:value="7.718236" calcext:value-type="float">
            <text:p>7.718236</text:p>
          </table:table-cell>
          <table:table-cell table:formula="of:=OFFSET([.$G18];[.AE$1]*19;0;1)" office:value-type="float" office:value="9.499313" calcext:value-type="float">
            <text:p>9.499313</text:p>
          </table:table-cell>
          <table:table-cell table:formula="of:=OFFSET([.$G18];[.AF$1]*19;0;1)" office:value-type="float" office:value="10.506443" calcext:value-type="float">
            <text:p>10.506443</text:p>
          </table:table-cell>
          <table:table-cell table:formula="of:=OFFSET([.$G18];[.AG$1]*19;0;1)" office:value-type="float" office:value="9.761067" calcext:value-type="float">
            <text:p>9.761067</text:p>
          </table:table-cell>
          <table:table-cell table:formula="of:=OFFSET([.$G18];[.AH$1]*19;0;1)" office:value-type="float" office:value="9.93354" calcext:value-type="float">
            <text:p>9.93354</text:p>
          </table:table-cell>
          <table:table-cell table:formula="of:=OFFSET([.$G18];[.AI$1]*19;0;1)" office:value-type="float" office:value="10.43728" calcext:value-type="float">
            <text:p>10.43728</text:p>
          </table:table-cell>
          <table:table-cell table:formula="of:=OFFSET([.$G18];[.AJ$1]*19;0;1)" office:value-type="float" office:value="10.095578" calcext:value-type="float">
            <text:p>10.095578</text:p>
          </table:table-cell>
          <table:table-cell table:formula="of:=OFFSET([.$G18];[.AK$1]*19;0;1)" office:value-type="float" office:value="9.91568" calcext:value-type="float">
            <text:p>9.91568</text:p>
          </table:table-cell>
          <table:table-cell table:formula="of:=OFFSET([.$G18];[.AL$1]*19;0;1)" office:value-type="float" office:value="8.76693" calcext:value-type="float">
            <text:p>8.76693</text:p>
          </table:table-cell>
          <table:table-cell table:formula="of:=OFFSET([.$G18];[.AM$1]*19;0;1)" office:value-type="float" office:value="8.977086" calcext:value-type="float">
            <text:p>8.977086</text:p>
          </table:table-cell>
          <table:table-cell table:formula="of:=OFFSET([.$G18];[.AN$1]*19;0;1)" office:value-type="float" office:value="9.503684" calcext:value-type="float">
            <text:p>9.503684</text:p>
          </table:table-cell>
          <table:table-cell table:formula="of:=OFFSET([.$G18];[.AO$1]*19;0;1)" office:value-type="float" office:value="8.957997" calcext:value-type="float">
            <text:p>8.9579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19]&amp; &quot; &quot;&amp; [.C19]" office:value-type="string" office:string-value="SHITOMASI BRISK" calcext:value-type="string">
            <text:p>SHITOMASI 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448724" calcext:value-type="float">
            <text:p>11.448724</text:p>
          </table:table-cell>
          <table:table-cell table:formula="of:=OFFSET([.$G19];[.H$1]*19;0;1)" office:value-type="float" office:value="11.561656" calcext:value-type="float">
            <text:p>11.561656</text:p>
          </table:table-cell>
          <table:table-cell table:formula="of:=OFFSET([.$G19];[.I$1]*19;0;1)" office:value-type="float" office:value="11.108072" calcext:value-type="float">
            <text:p>11.108072</text:p>
          </table:table-cell>
          <table:table-cell table:formula="of:=OFFSET([.$G19];[.J$1]*19;0;1)" office:value-type="float" office:value="11.448724" calcext:value-type="float">
            <text:p>11.448724</text:p>
          </table:table-cell>
          <table:table-cell table:formula="of:=OFFSET([.$G19];[.K$1]*19;0;1)" office:value-type="float" office:value="11.181059" calcext:value-type="float">
            <text:p>11.181059</text:p>
          </table:table-cell>
          <table:table-cell table:formula="of:=OFFSET([.$G19];[.L$1]*19;0;1)" office:value-type="float" office:value="12.584845" calcext:value-type="float">
            <text:p>12.584845</text:p>
          </table:table-cell>
          <table:table-cell table:formula="of:=OFFSET([.$G19];[.M$1]*19;0;1)" office:value-type="float" office:value="12.584845" calcext:value-type="float">
            <text:p>12.584845</text:p>
          </table:table-cell>
          <table:table-cell table:formula="of:=OFFSET([.$G19];[.N$1]*19;0;1)" office:value-type="float" office:value="12.584845" calcext:value-type="float">
            <text:p>12.584845</text:p>
          </table:table-cell>
          <table:table-cell table:formula="of:=OFFSET([.$G19];[.O$1]*19;0;1)" office:value-type="string" office:string-value="nan" calcext:value-type="string">
            <text:p>nan</text:p>
          </table:table-cell>
          <table:table-cell table:formula="of:=OFFSET([.$G19];[.P$1]*19;0;1)" office:value-type="float" office:value="12.584845" calcext:value-type="float">
            <text:p>12.584845</text:p>
          </table:table-cell>
          <table:table-cell table:formula="of:=OFFSET([.$G19];[.Q$1]*19;0;1)" office:value-type="float" office:value="9.293304" calcext:value-type="float">
            <text:p>9.293304</text:p>
          </table:table-cell>
          <table:table-cell table:formula="of:=OFFSET([.$G19];[.R$1]*19;0;1)" office:value-type="float" office:value="7.965885" calcext:value-type="float">
            <text:p>7.965885</text:p>
          </table:table-cell>
          <table:table-cell table:formula="of:=OFFSET([.$G19];[.S$1]*19;0;1)" office:value-type="float" office:value="9.894525" calcext:value-type="float">
            <text:p>9.894525</text:p>
          </table:table-cell>
          <table:table-cell table:formula="of:=OFFSET([.$G19];[.T$1]*19;0;1)" office:value-type="float" office:value="8.668572" calcext:value-type="float">
            <text:p>8.668572</text:p>
          </table:table-cell>
          <table:table-cell table:formula="of:=OFFSET([.$G19];[.U$1]*19;0;1)" office:value-type="float" office:value="7.651772" calcext:value-type="float">
            <text:p>7.651772</text:p>
          </table:table-cell>
          <table:table-cell table:formula="of:=OFFSET([.$G19];[.V$1]*19;0;1)" office:value-type="float" office:value="9.287204" calcext:value-type="float">
            <text:p>9.287204</text:p>
          </table:table-cell>
          <table:table-cell table:formula="of:=OFFSET([.$G19];[.W$1]*19;0;1)" office:value-type="float" office:value="11.460935" calcext:value-type="float">
            <text:p>11.460935</text:p>
          </table:table-cell>
          <table:table-cell table:formula="of:=OFFSET([.$G19];[.X$1]*19;0;1)" office:value-type="float" office:value="10.359263" calcext:value-type="float">
            <text:p>10.359263</text:p>
          </table:table-cell>
          <table:table-cell table:formula="of:=OFFSET([.$G19];[.Y$1]*19;0;1)" office:value-type="float" office:value="9.266818" calcext:value-type="float">
            <text:p>9.266818</text:p>
          </table:table-cell>
          <table:table-cell table:formula="of:=OFFSET([.$G19];[.Z$1]*19;0;1)" office:value-type="float" office:value="10.213965" calcext:value-type="float">
            <text:p>10.213965</text:p>
          </table:table-cell>
          <table:table-cell table:formula="of:=OFFSET([.$G19];[.AA$1]*19;0;1)" office:value-type="float" office:value="12.372025" calcext:value-type="float">
            <text:p>12.372025</text:p>
          </table:table-cell>
          <table:table-cell table:formula="of:=OFFSET([.$G19];[.AB$1]*19;0;1)" office:value-type="float" office:value="14.368313" calcext:value-type="float">
            <text:p>14.368313</text:p>
          </table:table-cell>
          <table:table-cell table:formula="of:=OFFSET([.$G19];[.AC$1]*19;0;1)" office:value-type="float" office:value="16.666733" calcext:value-type="float">
            <text:p>16.666733</text:p>
          </table:table-cell>
          <table:table-cell table:formula="of:=OFFSET([.$G19];[.AD$1]*19;0;1)" office:value-type="float" office:value="16.75285" calcext:value-type="float">
            <text:p>16.75285</text:p>
          </table:table-cell>
          <table:table-cell table:formula="of:=OFFSET([.$G19];[.AE$1]*19;0;1)" office:value-type="float" office:value="18.322767" calcext:value-type="float">
            <text:p>18.322767</text:p>
          </table:table-cell>
          <table:table-cell table:formula="of:=OFFSET([.$G19];[.AF$1]*19;0;1)" office:value-type="float" office:value="9.630429" calcext:value-type="float">
            <text:p>9.630429</text:p>
          </table:table-cell>
          <table:table-cell table:formula="of:=OFFSET([.$G19];[.AG$1]*19;0;1)" office:value-type="float" office:value="9.644492" calcext:value-type="float">
            <text:p>9.644492</text:p>
          </table:table-cell>
          <table:table-cell table:formula="of:=OFFSET([.$G19];[.AH$1]*19;0;1)" office:value-type="float" office:value="9.269921" calcext:value-type="float">
            <text:p>9.269921</text:p>
          </table:table-cell>
          <table:table-cell table:formula="of:=OFFSET([.$G19];[.AI$1]*19;0;1)" office:value-type="float" office:value="9.117589" calcext:value-type="float">
            <text:p>9.117589</text:p>
          </table:table-cell>
          <table:table-cell table:formula="of:=OFFSET([.$G19];[.AJ$1]*19;0;1)" office:value-type="float" office:value="9.097038" calcext:value-type="float">
            <text:p>9.097038</text:p>
          </table:table-cell>
          <table:table-cell table:formula="of:=OFFSET([.$G19];[.AK$1]*19;0;1)" office:value-type="float" office:value="9.111233" calcext:value-type="float">
            <text:p>9.111233</text:p>
          </table:table-cell>
          <table:table-cell table:formula="of:=OFFSET([.$G19];[.AL$1]*19;0;1)" office:value-type="float" office:value="9.529604" calcext:value-type="float">
            <text:p>9.529604</text:p>
          </table:table-cell>
          <table:table-cell table:formula="of:=OFFSET([.$G19];[.AM$1]*19;0;1)" office:value-type="float" office:value="8.821198" calcext:value-type="float">
            <text:p>8.821198</text:p>
          </table:table-cell>
          <table:table-cell table:formula="of:=OFFSET([.$G19];[.AN$1]*19;0;1)" office:value-type="float" office:value="9.196283" calcext:value-type="float">
            <text:p>9.196283</text:p>
          </table:table-cell>
          <table:table-cell table:formula="of:=OFFSET([.$G19];[.AO$1]*19;0;1)" office:value-type="float" office:value="8.748428" calcext:value-type="float">
            <text:p>8.748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formula="of:=[.B20]&amp; &quot; &quot;&amp; [.C20]" office:value-type="string" office:string-value="SHITOMASI BRISK" calcext:value-type="string">
            <text:p>SHITOMASI 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127923" calcext:value-type="float">
            <text:p>9.127923</text:p>
          </table:table-cell>
          <table:table-cell table:formula="of:=OFFSET([.$G20];[.H$1]*19;0;1)" office:value-type="float" office:value="7.750389" calcext:value-type="float">
            <text:p>7.750389</text:p>
          </table:table-cell>
          <table:table-cell table:formula="of:=OFFSET([.$G20];[.I$1]*19;0;1)" office:value-type="float" office:value="7.922527" calcext:value-type="float">
            <text:p>7.922527</text:p>
          </table:table-cell>
          <table:table-cell table:formula="of:=OFFSET([.$G20];[.J$1]*19;0;1)" office:value-type="float" office:value="8.277478" calcext:value-type="float">
            <text:p>8.277478</text:p>
          </table:table-cell>
          <table:table-cell table:formula="of:=OFFSET([.$G20];[.K$1]*19;0;1)" office:value-type="float" office:value="9.875529" calcext:value-type="float">
            <text:p>9.875529</text:p>
          </table:table-cell>
          <table:table-cell table:formula="of:=OFFSET([.$G20];[.L$1]*19;0;1)" office:value-type="string" office:string-value="-inf" calcext:value-type="string">
            <text:p>-inf</text:p>
          </table:table-cell>
          <table:table-cell table:formula="of:=OFFSET([.$G20];[.M$1]*19;0;1)" office:value-type="string" office:string-value="-inf" calcext:value-type="string">
            <text:p>-inf</text:p>
          </table:table-cell>
          <table:table-cell table:formula="of:=OFFSET([.$G20];[.N$1]*19;0;1)" office:value-type="string" office:string-value="-inf" calcext:value-type="string">
            <text:p>-inf</text:p>
          </table:table-cell>
          <table:table-cell table:formula="of:=OFFSET([.$G20];[.O$1]*19;0;1)" office:value-type="string" office:string-value="nan" calcext:value-type="string">
            <text:p>nan</text:p>
          </table:table-cell>
          <table:table-cell table:formula="of:=OFFSET([.$G20];[.P$1]*19;0;1)" office:value-type="string" office:string-value="-inf" calcext:value-type="string">
            <text:p>-inf</text:p>
          </table:table-cell>
          <table:table-cell table:formula="of:=OFFSET([.$G20];[.Q$1]*19;0;1)" office:value-type="float" office:value="11.860611" calcext:value-type="float">
            <text:p>11.860611</text:p>
          </table:table-cell>
          <table:table-cell table:formula="of:=OFFSET([.$G20];[.R$1]*19;0;1)" office:value-type="float" office:value="11.138109" calcext:value-type="float">
            <text:p>11.138109</text:p>
          </table:table-cell>
          <table:table-cell table:formula="of:=OFFSET([.$G20];[.S$1]*19;0;1)" office:value-type="float" office:value="12.269028" calcext:value-type="float">
            <text:p>12.269028</text:p>
          </table:table-cell>
          <table:table-cell table:formula="of:=OFFSET([.$G20];[.T$1]*19;0;1)" office:value-type="float" office:value="11.860611" calcext:value-type="float">
            <text:p>11.860611</text:p>
          </table:table-cell>
          <table:table-cell table:formula="of:=OFFSET([.$G20];[.U$1]*19;0;1)" office:value-type="float" office:value="10.391224" calcext:value-type="float">
            <text:p>10.391224</text:p>
          </table:table-cell>
          <table:table-cell table:formula="of:=OFFSET([.$G20];[.V$1]*19;0;1)" office:value-type="float" office:value="10.937235" calcext:value-type="float">
            <text:p>10.937235</text:p>
          </table:table-cell>
          <table:table-cell table:formula="of:=OFFSET([.$G20];[.W$1]*19;0;1)" office:value-type="float" office:value="10.696334" calcext:value-type="float">
            <text:p>10.696334</text:p>
          </table:table-cell>
          <table:table-cell table:formula="of:=OFFSET([.$G20];[.X$1]*19;0;1)" office:value-type="float" office:value="12.119808" calcext:value-type="float">
            <text:p>12.119808</text:p>
          </table:table-cell>
          <table:table-cell table:formula="of:=OFFSET([.$G20];[.Y$1]*19;0;1)" office:value-type="float" office:value="10.770676" calcext:value-type="float">
            <text:p>10.770676</text:p>
          </table:table-cell>
          <table:table-cell table:formula="of:=OFFSET([.$G20];[.Z$1]*19;0;1)" office:value-type="float" office:value="12.10769" calcext:value-type="float">
            <text:p>12.10769</text:p>
          </table:table-cell>
          <table:table-cell table:formula="of:=OFFSET([.$G20];[.AA$1]*19;0;1)" office:value-type="float" office:value="25.011807" calcext:value-type="float">
            <text:p>25.011807</text:p>
          </table:table-cell>
          <table:table-cell table:formula="of:=OFFSET([.$G20];[.AB$1]*19;0;1)" office:value-type="float" office:value="19.73792" calcext:value-type="float">
            <text:p>19.73792</text:p>
          </table:table-cell>
          <table:table-cell table:formula="of:=OFFSET([.$G20];[.AC$1]*19;0;1)" office:value-type="float" office:value="30.268522" calcext:value-type="float">
            <text:p>30.268522</text:p>
          </table:table-cell>
          <table:table-cell table:formula="of:=OFFSET([.$G20];[.AD$1]*19;0;1)" office:value-type="float" office:value="7.571843" calcext:value-type="float">
            <text:p>7.571843</text:p>
          </table:table-cell>
          <table:table-cell table:formula="of:=OFFSET([.$G20];[.AE$1]*19;0;1)" office:value-type="float" office:value="18.515719" calcext:value-type="float">
            <text:p>18.515719</text:p>
          </table:table-cell>
          <table:table-cell table:formula="of:=OFFSET([.$G20];[.AF$1]*19;0;1)" office:value-type="float" office:value="9.034996" calcext:value-type="float">
            <text:p>9.034996</text:p>
          </table:table-cell>
          <table:table-cell table:formula="of:=OFFSET([.$G20];[.AG$1]*19;0;1)" office:value-type="float" office:value="9.306201" calcext:value-type="float">
            <text:p>9.306201</text:p>
          </table:table-cell>
          <table:table-cell table:formula="of:=OFFSET([.$G20];[.AH$1]*19;0;1)" office:value-type="float" office:value="9.87013" calcext:value-type="float">
            <text:p>9.87013</text:p>
          </table:table-cell>
          <table:table-cell table:formula="of:=OFFSET([.$G20];[.AI$1]*19;0;1)" office:value-type="float" office:value="8.76905" calcext:value-type="float">
            <text:p>8.76905</text:p>
          </table:table-cell>
          <table:table-cell table:formula="of:=OFFSET([.$G20];[.AJ$1]*19;0;1)" office:value-type="float" office:value="9.005901" calcext:value-type="float">
            <text:p>9.005901</text:p>
          </table:table-cell>
          <table:table-cell table:formula="of:=OFFSET([.$G20];[.AK$1]*19;0;1)" office:value-type="float" office:value="8.986811" calcext:value-type="float">
            <text:p>8.986811</text:p>
          </table:table-cell>
          <table:table-cell table:formula="of:=OFFSET([.$G20];[.AL$1]*19;0;1)" office:value-type="float" office:value="9.326871" calcext:value-type="float">
            <text:p>9.326871</text:p>
          </table:table-cell>
          <table:table-cell table:formula="of:=OFFSET([.$G20];[.AM$1]*19;0;1)" office:value-type="float" office:value="8.70362" calcext:value-type="float">
            <text:p>8.70362</text:p>
          </table:table-cell>
          <table:table-cell table:formula="of:=OFFSET([.$G20];[.AN$1]*19;0;1)" office:value-type="float" office:value="9.408117" calcext:value-type="float">
            <text:p>9.408117</text:p>
          </table:table-cell>
          <table:table-cell table:formula="of:=OFFSET([.$G20];[.AO$1]*19;0;1)" office:value-type="float" office:value="9.004724" calcext:value-type="float">
            <text:p>9.004724</text:p>
          </table:table-cell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21]&amp; &quot; &quot;&amp; [.C21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22]&amp; &quot; &quot;&amp; [.C22]" office:value-type="string" office:string-value="SHITOMASI BRIEF" calcext:value-type="string">
            <text:p>SHITOMASI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894765" calcext:value-type="float">
            <text:p>13.894765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23]&amp; &quot; &quot;&amp; [.C23]" office:value-type="string" office:string-value="SHITOMASI BRIEF" calcext:value-type="string">
            <text:p>SHITOMASI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14867" calcext:value-type="float">
            <text:p>13.14867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24]&amp; &quot; &quot;&amp; [.C24]" office:value-type="string" office:string-value="SHITOMASI BRIEF" calcext:value-type="string">
            <text:p>SHITOMASI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1.893747" calcext:value-type="float">
            <text:p>11.893747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25]&amp; &quot; &quot;&amp; [.C25]" office:value-type="string" office:string-value="SHITOMASI BRIEF" calcext:value-type="string">
            <text:p>SHITOMASI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111289" calcext:value-type="float">
            <text:p>13.111289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26]&amp; &quot; &quot;&amp; [.C26]" office:value-type="string" office:string-value="SHITOMASI BRIEF" calcext:value-type="string">
            <text:p>SHITOMASI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2.184771" calcext:value-type="float">
            <text:p>12.184771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27]&amp; &quot; &quot;&amp; [.C27]" office:value-type="string" office:string-value="SHITOMASI BRIEF" calcext:value-type="string">
            <text:p>SHITOMASI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545727" calcext:value-type="float">
            <text:p>13.545727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28]&amp; &quot; &quot;&amp; [.C28]" office:value-type="string" office:string-value="SHITOMASI BRIEF" calcext:value-type="string">
            <text:p>SHITOMASI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8.718177" calcext:value-type="float">
            <text:p>18.718177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29]&amp; &quot; &quot;&amp; [.C29]" office:value-type="string" office:string-value="SHITOMASI BRIEF" calcext:value-type="string">
            <text:p>SHITOMASI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379314" calcext:value-type="float">
            <text:p>12.379314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30]&amp; &quot; &quot;&amp; [.C30]" office:value-type="string" office:string-value="SHITOMASI BRIEF" calcext:value-type="string">
            <text:p>SHITOMASI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942303" calcext:value-type="float">
            <text:p>11.942303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31]&amp; &quot; &quot;&amp; [.C31]" office:value-type="string" office:string-value="SHITOMASI BRIEF" calcext:value-type="string">
            <text:p>SHITOMASI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344794" calcext:value-type="float">
            <text:p>13.344794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32]&amp; &quot; &quot;&amp; [.C32]" office:value-type="string" office:string-value="SHITOMASI BRIEF" calcext:value-type="string">
            <text:p>SHITOMASI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959904" calcext:value-type="float">
            <text:p>11.959904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33]&amp; &quot; &quot;&amp; [.C33]" office:value-type="string" office:string-value="SHITOMASI BRIEF" calcext:value-type="string">
            <text:p>SHITOMASI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82327" calcext:value-type="float">
            <text:p>11.682327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34]&amp; &quot; &quot;&amp; [.C34]" office:value-type="string" office:string-value="SHITOMASI BRIEF" calcext:value-type="string">
            <text:p>SHITOMASI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020504" calcext:value-type="float">
            <text:p>12.020504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35]&amp; &quot; &quot;&amp; [.C35]" office:value-type="string" office:string-value="SHITOMASI BRIEF" calcext:value-type="string">
            <text:p>SHITOMASI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506854" calcext:value-type="float">
            <text:p>11.506854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36]&amp; &quot; &quot;&amp; [.C36]" office:value-type="string" office:string-value="SHITOMASI BRIEF" calcext:value-type="string">
            <text:p>SHITOMASI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2.200816" calcext:value-type="float">
            <text:p>12.200816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37]&amp; &quot; &quot;&amp; [.C37]" office:value-type="string" office:string-value="SHITOMASI BRIEF" calcext:value-type="string">
            <text:p>SHITOMASI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721194" calcext:value-type="float">
            <text:p>10.721194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38]&amp; &quot; &quot;&amp; [.C38]" office:value-type="string" office:string-value="SHITOMASI BRIEF" calcext:value-type="string">
            <text:p>SHITOMASI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561656" calcext:value-type="float">
            <text:p>11.561656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formula="of:=[.B39]&amp; &quot; &quot;&amp; [.C39]" office:value-type="string" office:string-value="SHITOMASI BRIEF" calcext:value-type="string">
            <text:p>SHITOMASI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7.750389" calcext:value-type="float">
            <text:p>7.75038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40]&amp; &quot; &quot;&amp; [.C40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41]&amp; &quot; &quot;&amp; [.C41]" office:value-type="string" office:string-value="SHITOMASI ORB" calcext:value-type="string">
            <text:p>SHITOMASI 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695374" calcext:value-type="float">
            <text:p>13.695374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42]&amp; &quot; &quot;&amp; [.C42]" office:value-type="string" office:string-value="SHITOMASI ORB" calcext:value-type="string">
            <text:p>SHITOMASI 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503101" calcext:value-type="float">
            <text:p>13.503101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43]&amp; &quot; &quot;&amp; [.C43]" office:value-type="string" office:string-value="SHITOMASI ORB" calcext:value-type="string">
            <text:p>SHITOMASI 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1.892371" calcext:value-type="float">
            <text:p>11.892371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44]&amp; &quot; &quot;&amp; [.C44]" office:value-type="string" office:string-value="SHITOMASI ORB" calcext:value-type="string">
            <text:p>SHITOMASI ORB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131894" calcext:value-type="float">
            <text:p>12.131894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45]&amp; &quot; &quot;&amp; [.C45]" office:value-type="string" office:string-value="SHITOMASI ORB" calcext:value-type="string">
            <text:p>SHITOMASI 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2.13118" calcext:value-type="float">
            <text:p>12.13118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46]&amp; &quot; &quot;&amp; [.C46]" office:value-type="string" office:string-value="SHITOMASI ORB" calcext:value-type="string">
            <text:p>SHITOMASI ORB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673261" calcext:value-type="float">
            <text:p>13.673261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47]&amp; &quot; &quot;&amp; [.C47]" office:value-type="string" office:string-value="SHITOMASI ORB" calcext:value-type="string">
            <text:p>SHITOMASI 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1.974086" calcext:value-type="float">
            <text:p>11.974086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48]&amp; &quot; &quot;&amp; [.C48]" office:value-type="string" office:string-value="SHITOMASI ORB" calcext:value-type="string">
            <text:p>SHITOMASI 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202219" calcext:value-type="float">
            <text:p>12.202219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49]&amp; &quot; &quot;&amp; [.C49]" office:value-type="string" office:string-value="SHITOMASI ORB" calcext:value-type="string">
            <text:p>SHITOMASI 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265304" calcext:value-type="float">
            <text:p>11.265304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50]&amp; &quot; &quot;&amp; [.C50]" office:value-type="string" office:string-value="SHITOMASI ORB" calcext:value-type="string">
            <text:p>SHITOMASI 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496167" calcext:value-type="float">
            <text:p>13.496167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51]&amp; &quot; &quot;&amp; [.C51]" office:value-type="string" office:string-value="SHITOMASI ORB" calcext:value-type="string">
            <text:p>SHITOMASI 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302678" calcext:value-type="float">
            <text:p>11.302678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52]&amp; &quot; &quot;&amp; [.C52]" office:value-type="string" office:string-value="SHITOMASI ORB" calcext:value-type="string">
            <text:p>SHITOMASI 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535638" calcext:value-type="float">
            <text:p>11.535638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53]&amp; &quot; &quot;&amp; [.C53]" office:value-type="string" office:string-value="SHITOMASI ORB" calcext:value-type="string">
            <text:p>SHITOMASI 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360723" calcext:value-type="float">
            <text:p>12.360723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54]&amp; &quot; &quot;&amp; [.C54]" office:value-type="string" office:string-value="SHITOMASI ORB" calcext:value-type="string">
            <text:p>SHITOMASI 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545012" calcext:value-type="float">
            <text:p>11.545012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55]&amp; &quot; &quot;&amp; [.C55]" office:value-type="string" office:string-value="SHITOMASI ORB" calcext:value-type="string">
            <text:p>SHITOMASI 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259178" calcext:value-type="float">
            <text:p>10.259178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56]&amp; &quot; &quot;&amp; [.C56]" office:value-type="string" office:string-value="SHITOMASI ORB" calcext:value-type="string">
            <text:p>SHITOMASI 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15842" calcext:value-type="float">
            <text:p>11.15842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57]&amp; &quot; &quot;&amp; [.C57]" office:value-type="string" office:string-value="SHITOMASI ORB" calcext:value-type="string">
            <text:p>SHITOMASI 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108072" calcext:value-type="float">
            <text:p>11.108072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formula="of:=[.B58]&amp; &quot; &quot;&amp; [.C58]" office:value-type="string" office:string-value="SHITOMASI ORB" calcext:value-type="string">
            <text:p>SHITOMASI 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7.922527" calcext:value-type="float">
            <text:p>7.92252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59]&amp; &quot; &quot;&amp; [.C59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60]&amp; &quot; &quot;&amp; [.C60]" office:value-type="string" office:string-value="SHITOMASI FREAK" calcext:value-type="string">
            <text:p>SHITOMASI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396411" calcext:value-type="float">
            <text:p>13.396411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61]&amp; &quot; &quot;&amp; [.C61]" office:value-type="string" office:string-value="SHITOMASI FREAK" calcext:value-type="string">
            <text:p>SHITOMASI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092722" calcext:value-type="float">
            <text:p>13.092722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62]&amp; &quot; &quot;&amp; [.C62]" office:value-type="string" office:string-value="SHITOMASI FREAK" calcext:value-type="string">
            <text:p>SHITOMASI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1.097156" calcext:value-type="float">
            <text:p>11.097156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63]&amp; &quot; &quot;&amp; [.C63]" office:value-type="string" office:string-value="SHITOMASI FREAK" calcext:value-type="string">
            <text:p>SHITOMASI 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542484" calcext:value-type="float">
            <text:p>12.542484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64]&amp; &quot; &quot;&amp; [.C64]" office:value-type="string" office:string-value="SHITOMASI FREAK" calcext:value-type="string">
            <text:p>SHITOMASI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2.407229" calcext:value-type="float">
            <text:p>12.407229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65]&amp; &quot; &quot;&amp; [.C65]" office:value-type="string" office:string-value="SHITOMASI FREAK" calcext:value-type="string">
            <text:p>SHITOMASI 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4.238518" calcext:value-type="float">
            <text:p>14.238518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66]&amp; &quot; &quot;&amp; [.C66]" office:value-type="string" office:string-value="SHITOMASI FREAK" calcext:value-type="string">
            <text:p>SHITOMASI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612648" calcext:value-type="float">
            <text:p>12.612648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67]&amp; &quot; &quot;&amp; [.C67]" office:value-type="string" office:string-value="SHITOMASI FREAK" calcext:value-type="string">
            <text:p>SHITOMASI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851473" calcext:value-type="float">
            <text:p>12.851473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68]&amp; &quot; &quot;&amp; [.C68]" office:value-type="string" office:string-value="SHITOMASI FREAK" calcext:value-type="string">
            <text:p>SHITOMASI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041425" calcext:value-type="float">
            <text:p>12.041425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69]&amp; &quot; &quot;&amp; [.C69]" office:value-type="string" office:string-value="SHITOMASI FREAK" calcext:value-type="string">
            <text:p>SHITOMASI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008396" calcext:value-type="float">
            <text:p>13.008396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70]&amp; &quot; &quot;&amp; [.C70]" office:value-type="string" office:string-value="SHITOMASI FREAK" calcext:value-type="string">
            <text:p>SHITOMASI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327353" calcext:value-type="float">
            <text:p>11.327353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71]&amp; &quot; &quot;&amp; [.C71]" office:value-type="string" office:string-value="SHITOMASI FREAK" calcext:value-type="string">
            <text:p>SHITOMASI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41308" calcext:value-type="float">
            <text:p>11.641308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72]&amp; &quot; &quot;&amp; [.C72]" office:value-type="string" office:string-value="SHITOMASI FREAK" calcext:value-type="string">
            <text:p>SHITOMASI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343584" calcext:value-type="float">
            <text:p>12.343584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73]&amp; &quot; &quot;&amp; [.C73]" office:value-type="string" office:string-value="SHITOMASI FREAK" calcext:value-type="string">
            <text:p>SHITOMASI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538407" calcext:value-type="float">
            <text:p>11.538407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74]&amp; &quot; &quot;&amp; [.C74]" office:value-type="string" office:string-value="SHITOMASI FREAK" calcext:value-type="string">
            <text:p>SHITOMASI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296963" calcext:value-type="float">
            <text:p>10.296963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75]&amp; &quot; &quot;&amp; [.C75]" office:value-type="string" office:string-value="SHITOMASI FREAK" calcext:value-type="string">
            <text:p>SHITOMASI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937204" calcext:value-type="float">
            <text:p>10.937204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76]&amp; &quot; &quot;&amp; [.C76]" office:value-type="string" office:string-value="SHITOMASI FREAK" calcext:value-type="string">
            <text:p>SHITOMASI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448724" calcext:value-type="float">
            <text:p>11.448724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formula="of:=[.B77]&amp; &quot; &quot;&amp; [.C77]" office:value-type="string" office:string-value="SHITOMASI FREAK" calcext:value-type="string">
            <text:p>SHITOMASI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8.277478" calcext:value-type="float">
            <text:p>8.27747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78]&amp; &quot; &quot;&amp; [.C78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79]&amp; &quot; &quot;&amp; [.C79]" office:value-type="string" office:string-value="SHITOMASI SIFT" calcext:value-type="string">
            <text:p>SHITOMASI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4.347124" calcext:value-type="float">
            <text:p>14.347124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80]&amp; &quot; &quot;&amp; [.C80]" office:value-type="string" office:string-value="SHITOMASI SIFT" calcext:value-type="string">
            <text:p>SHITOMASI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395795" calcext:value-type="float">
            <text:p>14.395795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81]&amp; &quot; &quot;&amp; [.C81]" office:value-type="string" office:string-value="SHITOMASI SIFT" calcext:value-type="string">
            <text:p>SHITOMASI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1.547601" calcext:value-type="float">
            <text:p>11.547601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82]&amp; &quot; &quot;&amp; [.C82]" office:value-type="string" office:string-value="SHITOMASI SIFT" calcext:value-type="string">
            <text:p>SHITOMASI 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752067" calcext:value-type="float">
            <text:p>12.752067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83]&amp; &quot; &quot;&amp; [.C83]" office:value-type="string" office:string-value="SHITOMASI SIFT" calcext:value-type="string">
            <text:p>SHITOMASI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2.330465" calcext:value-type="float">
            <text:p>12.330465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84]&amp; &quot; &quot;&amp; [.C84]" office:value-type="string" office:string-value="SHITOMASI SIFT" calcext:value-type="string">
            <text:p>SHITOMASI 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042297" calcext:value-type="float">
            <text:p>13.042297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85]&amp; &quot; &quot;&amp; [.C85]" office:value-type="string" office:string-value="SHITOMASI SIFT" calcext:value-type="string">
            <text:p>SHITOMASI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802626" calcext:value-type="float">
            <text:p>12.802626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86]&amp; &quot; &quot;&amp; [.C86]" office:value-type="string" office:string-value="SHITOMASI SIFT" calcext:value-type="string">
            <text:p>SHITOMASI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917387" calcext:value-type="float">
            <text:p>12.917387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87]&amp; &quot; &quot;&amp; [.C87]" office:value-type="string" office:string-value="SHITOMASI SIFT" calcext:value-type="string">
            <text:p>SHITOMASI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955895" calcext:value-type="float">
            <text:p>11.955895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88]&amp; &quot; &quot;&amp; [.C88]" office:value-type="string" office:string-value="SHITOMASI SIFT" calcext:value-type="string">
            <text:p>SHITOMASI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359891" calcext:value-type="float">
            <text:p>13.359891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89]&amp; &quot; &quot;&amp; [.C89]" office:value-type="string" office:string-value="SHITOMASI SIFT" calcext:value-type="string">
            <text:p>SHITOMASI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172158" calcext:value-type="float">
            <text:p>12.172158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90]&amp; &quot; &quot;&amp; [.C90]" office:value-type="string" office:string-value="SHITOMASI SIFT" calcext:value-type="string">
            <text:p>SHITOMASI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764227" calcext:value-type="float">
            <text:p>11.764227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91]&amp; &quot; &quot;&amp; [.C91]" office:value-type="string" office:string-value="SHITOMASI SIFT" calcext:value-type="string">
            <text:p>SHITOMASI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926344" calcext:value-type="float">
            <text:p>11.926344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92]&amp; &quot; &quot;&amp; [.C92]" office:value-type="string" office:string-value="SHITOMASI SIFT" calcext:value-type="string">
            <text:p>SHITOMASI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531169" calcext:value-type="float">
            <text:p>11.531169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93]&amp; &quot; &quot;&amp; [.C93]" office:value-type="string" office:string-value="SHITOMASI SIFT" calcext:value-type="string">
            <text:p>SHITOMASI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804138" calcext:value-type="float">
            <text:p>11.804138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94]&amp; &quot; &quot;&amp; [.C94]" office:value-type="string" office:string-value="SHITOMASI SIFT" calcext:value-type="string">
            <text:p>SHITOMASI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557803" calcext:value-type="float">
            <text:p>11.557803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95]&amp; &quot; &quot;&amp; [.C95]" office:value-type="string" office:string-value="SHITOMASI SIFT" calcext:value-type="string">
            <text:p>SHITOMASI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181059" calcext:value-type="float">
            <text:p>11.181059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formula="of:=[.B96]&amp; &quot; &quot;&amp; [.C96]" office:value-type="string" office:string-value="SHITOMASI SIFT" calcext:value-type="string">
            <text:p>SHITOMASI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875529" calcext:value-type="float">
            <text:p>9.87552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97]&amp; &quot; &quot;&amp; [.C97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98]&amp; &quot; &quot;&amp; [.C98]" office:value-type="string" office:string-value="HARRIS BRISK" calcext:value-type="string">
            <text:p>HARRIS 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0.908219" calcext:value-type="float">
            <text:p>10.908219</text:p>
          </table:table-cell>
          <table:table-cell table:number-columns-repeated="3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99]&amp; &quot; &quot;&amp; [.C99]" office:value-type="string" office:string-value="HARRIS BRISK" calcext:value-type="string">
            <text:p>HARRIS 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0.585996" calcext:value-type="float">
            <text:p>10.585996</text:p>
          </table:table-cell>
          <table:table-cell table:number-columns-repeated="3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00]&amp; &quot; &quot;&amp; [.C100]" office:value-type="string" office:string-value="HARRIS BRISK" calcext:value-type="string">
            <text:p>HARRIS 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-80.852533" calcext:value-type="float">
            <text:p>-80.852533</text:p>
          </table:table-cell>
          <table:table-cell table:number-columns-repeated="3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01]&amp; &quot; &quot;&amp; [.C101]" office:value-type="string" office:string-value="HARRIS BRISK" calcext:value-type="string">
            <text:p>HARRIS 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1.579216" calcext:value-type="float">
            <text:p>11.579216</text:p>
          </table:table-cell>
          <table:table-cell table:number-columns-repeated="3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02]&amp; &quot; &quot;&amp; [.C102]" office:value-type="string" office:string-value="HARRIS BRISK" calcext:value-type="string">
            <text:p>HARRIS 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string" calcext:value-type="string">
            <text:p>-inf</text:p>
          </table:table-cell>
          <table:table-cell table:number-columns-repeated="3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03]&amp; &quot; &quot;&amp; [.C103]" office:value-type="string" office:string-value="HARRIS BRISK" calcext:value-type="string">
            <text:p>HARRIS 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2.994489" calcext:value-type="float">
            <text:p>12.994489</text:p>
          </table:table-cell>
          <table:table-cell table:number-columns-repeated="3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04]&amp; &quot; &quot;&amp; [.C104]" office:value-type="string" office:string-value="HARRIS BRISK" calcext:value-type="string">
            <text:p>HARRIS 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1.694714" calcext:value-type="float">
            <text:p>11.694714</text:p>
          </table:table-cell>
          <table:table-cell table:number-columns-repeated="3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05]&amp; &quot; &quot;&amp; [.C105]" office:value-type="string" office:string-value="HARRIS BRISK" calcext:value-type="string">
            <text:p>HARRIS 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7.620382" calcext:value-type="float">
            <text:p>17.620382</text:p>
          </table:table-cell>
          <table:table-cell table:number-columns-repeated="3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06]&amp; &quot; &quot;&amp; [.C106]" office:value-type="string" office:string-value="HARRIS BRISK" calcext:value-type="string">
            <text:p>HARRIS 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string" calcext:value-type="string">
            <text:p>nan</text:p>
          </table:table-cell>
          <table:table-cell table:number-columns-repeated="3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07]&amp; &quot; &quot;&amp; [.C107]" office:value-type="string" office:string-value="HARRIS BRISK" calcext:value-type="string">
            <text:p>HARRIS 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string" calcext:value-type="string">
            <text:p>-inf</text:p>
          </table:table-cell>
          <table:table-cell table:number-columns-repeated="3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08]&amp; &quot; &quot;&amp; [.C108]" office:value-type="string" office:string-value="HARRIS BRISK" calcext:value-type="string">
            <text:p>HARRIS 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74143" calcext:value-type="float">
            <text:p>11.74143</text:p>
          </table:table-cell>
          <table:table-cell table:number-columns-repeated="3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09]&amp; &quot; &quot;&amp; [.C109]" office:value-type="string" office:string-value="HARRIS BRISK" calcext:value-type="string">
            <text:p>HARRIS 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94809" calcext:value-type="float">
            <text:p>11.694809</text:p>
          </table:table-cell>
          <table:table-cell table:number-columns-repeated="3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10]&amp; &quot; &quot;&amp; [.C110]" office:value-type="string" office:string-value="HARRIS BRISK" calcext:value-type="string">
            <text:p>HARRIS 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568.322205" calcext:value-type="float">
            <text:p>568.322205</text:p>
          </table:table-cell>
          <table:table-cell table:number-columns-repeated="3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11]&amp; &quot; &quot;&amp; [.C111]" office:value-type="string" office:string-value="HARRIS BRISK" calcext:value-type="string">
            <text:p>HARRIS 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7.721444" calcext:value-type="float">
            <text:p>7.721444</text:p>
          </table:table-cell>
          <table:table-cell table:number-columns-repeated="3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12]&amp; &quot; &quot;&amp; [.C112]" office:value-type="string" office:string-value="HARRIS BRISK" calcext:value-type="string">
            <text:p>HARRIS 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-12.639044" calcext:value-type="float">
            <text:p>-12.639044</text:p>
          </table:table-cell>
          <table:table-cell table:number-columns-repeated="3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13]&amp; &quot; &quot;&amp; [.C113]" office:value-type="string" office:string-value="HARRIS BRISK" calcext:value-type="string">
            <text:p>HARRIS 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6.657258" calcext:value-type="float">
            <text:p>6.657258</text:p>
          </table:table-cell>
          <table:table-cell table:number-columns-repeated="3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14]&amp; &quot; &quot;&amp; [.C114]" office:value-type="string" office:string-value="HARRIS BRISK" calcext:value-type="string">
            <text:p>HARRIS 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2.584845" calcext:value-type="float">
            <text:p>12.584845</text:p>
          </table:table-cell>
          <table:table-cell table:number-columns-repeated="3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formula="of:=[.B115]&amp; &quot; &quot;&amp; [.C115]" office:value-type="string" office:string-value="HARRIS BRISK" calcext:value-type="string">
            <text:p>HARRIS 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string" calcext:value-type="string">
            <text:p>-inf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116]&amp; &quot; &quot;&amp; [.C116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17]&amp; &quot; &quot;&amp; [.C117]" office:value-type="string" office:string-value="HARRIS BRIEF" calcext:value-type="string">
            <text:p>HARRIS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0.908219" calcext:value-type="float">
            <text:p>10.908219</text:p>
          </table:table-cell>
          <table:table-cell table:number-columns-repeated="3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18]&amp; &quot; &quot;&amp; [.C118]" office:value-type="string" office:string-value="HARRIS BRIEF" calcext:value-type="string">
            <text:p>HARRIS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1.008145" calcext:value-type="float">
            <text:p>11.008145</text:p>
          </table:table-cell>
          <table:table-cell table:number-columns-repeated="3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19]&amp; &quot; &quot;&amp; [.C119]" office:value-type="string" office:string-value="HARRIS BRIEF" calcext:value-type="string">
            <text:p>HARRIS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-11.473146" calcext:value-type="float">
            <text:p>-11.473146</text:p>
          </table:table-cell>
          <table:table-cell table:number-columns-repeated="3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20]&amp; &quot; &quot;&amp; [.C120]" office:value-type="string" office:string-value="HARRIS BRIEF" calcext:value-type="string">
            <text:p>HARRIS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1.579216" calcext:value-type="float">
            <text:p>11.579216</text:p>
          </table:table-cell>
          <table:table-cell table:number-columns-repeated="3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21]&amp; &quot; &quot;&amp; [.C121]" office:value-type="string" office:string-value="HARRIS BRIEF" calcext:value-type="string">
            <text:p>HARRIS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4.754282" calcext:value-type="float">
            <text:p>34.754282</text:p>
          </table:table-cell>
          <table:table-cell table:number-columns-repeated="3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22]&amp; &quot; &quot;&amp; [.C122]" office:value-type="string" office:string-value="HARRIS BRIEF" calcext:value-type="string">
            <text:p>HARRIS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5.248268" calcext:value-type="float">
            <text:p>15.248268</text:p>
          </table:table-cell>
          <table:table-cell table:number-columns-repeated="3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23]&amp; &quot; &quot;&amp; [.C123]" office:value-type="string" office:string-value="HARRIS BRIEF" calcext:value-type="string">
            <text:p>HARRIS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4.274402" calcext:value-type="float">
            <text:p>14.274402</text:p>
          </table:table-cell>
          <table:table-cell table:number-columns-repeated="3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24]&amp; &quot; &quot;&amp; [.C124]" office:value-type="string" office:string-value="HARRIS BRIEF" calcext:value-type="string">
            <text:p>HARRIS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7.620382" calcext:value-type="float">
            <text:p>17.620382</text:p>
          </table:table-cell>
          <table:table-cell table:number-columns-repeated="3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25]&amp; &quot; &quot;&amp; [.C125]" office:value-type="string" office:string-value="HARRIS BRIEF" calcext:value-type="string">
            <text:p>HARRIS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3.300582" calcext:value-type="float">
            <text:p>3.300582</text:p>
          </table:table-cell>
          <table:table-cell table:number-columns-repeated="3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26]&amp; &quot; &quot;&amp; [.C126]" office:value-type="string" office:string-value="HARRIS BRIEF" calcext:value-type="string">
            <text:p>HARRIS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-13.440525" calcext:value-type="float">
            <text:p>-13.440525</text:p>
          </table:table-cell>
          <table:table-cell table:number-columns-repeated="3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27]&amp; &quot; &quot;&amp; [.C127]" office:value-type="string" office:string-value="HARRIS BRIEF" calcext:value-type="string">
            <text:p>HARRIS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74143" calcext:value-type="float">
            <text:p>11.74143</text:p>
          </table:table-cell>
          <table:table-cell table:number-columns-repeated="3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28]&amp; &quot; &quot;&amp; [.C128]" office:value-type="string" office:string-value="HARRIS BRIEF" calcext:value-type="string">
            <text:p>HARRIS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94809" calcext:value-type="float">
            <text:p>11.694809</text:p>
          </table:table-cell>
          <table:table-cell table:number-columns-repeated="3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29]&amp; &quot; &quot;&amp; [.C129]" office:value-type="string" office:string-value="HARRIS BRIEF" calcext:value-type="string">
            <text:p>HARRIS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3.432725" calcext:value-type="float">
            <text:p>13.432725</text:p>
          </table:table-cell>
          <table:table-cell table:number-columns-repeated="3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30]&amp; &quot; &quot;&amp; [.C130]" office:value-type="string" office:string-value="HARRIS BRIEF" calcext:value-type="string">
            <text:p>HARRIS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5.606097" calcext:value-type="float">
            <text:p>5.606097</text:p>
          </table:table-cell>
          <table:table-cell table:number-columns-repeated="3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31]&amp; &quot; &quot;&amp; [.C131]" office:value-type="string" office:string-value="HARRIS BRIEF" calcext:value-type="string">
            <text:p>HARRIS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-13.626283" calcext:value-type="float">
            <text:p>-13.626283</text:p>
          </table:table-cell>
          <table:table-cell table:number-columns-repeated="3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32]&amp; &quot; &quot;&amp; [.C132]" office:value-type="string" office:string-value="HARRIS BRIEF" calcext:value-type="string">
            <text:p>HARRIS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6.717055" calcext:value-type="float">
            <text:p>6.717055</text:p>
          </table:table-cell>
          <table:table-cell table:number-columns-repeated="3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33]&amp; &quot; &quot;&amp; [.C133]" office:value-type="string" office:string-value="HARRIS BRIEF" calcext:value-type="string">
            <text:p>HARRIS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2.584845" calcext:value-type="float">
            <text:p>12.584845</text:p>
          </table:table-cell>
          <table:table-cell table:number-columns-repeated="3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formula="of:=[.B134]&amp; &quot; &quot;&amp; [.C134]" office:value-type="string" office:string-value="HARRIS BRIEF" calcext:value-type="string">
            <text:p>HARRIS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string" calcext:value-type="string">
            <text:p>-inf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135]&amp; &quot; &quot;&amp; [.C135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36]&amp; &quot; &quot;&amp; [.C136]" office:value-type="string" office:string-value="HARRIS ORB" calcext:value-type="string">
            <text:p>HARRIS 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0.908219" calcext:value-type="float">
            <text:p>10.908219</text:p>
          </table:table-cell>
          <table:table-cell table:number-columns-repeated="3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37]&amp; &quot; &quot;&amp; [.C137]" office:value-type="string" office:string-value="HARRIS ORB" calcext:value-type="string">
            <text:p>HARRIS 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1.008145" calcext:value-type="float">
            <text:p>11.008145</text:p>
          </table:table-cell>
          <table:table-cell table:number-columns-repeated="3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38]&amp; &quot; &quot;&amp; [.C138]" office:value-type="string" office:string-value="HARRIS ORB" calcext:value-type="string">
            <text:p>HARRIS 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-11.473146" calcext:value-type="float">
            <text:p>-11.473146</text:p>
          </table:table-cell>
          <table:table-cell table:number-columns-repeated="3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39]&amp; &quot; &quot;&amp; [.C139]" office:value-type="string" office:string-value="HARRIS ORB" calcext:value-type="string">
            <text:p>HARRIS ORB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1.579216" calcext:value-type="float">
            <text:p>11.579216</text:p>
          </table:table-cell>
          <table:table-cell table:number-columns-repeated="3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40]&amp; &quot; &quot;&amp; [.C140]" office:value-type="string" office:string-value="HARRIS ORB" calcext:value-type="string">
            <text:p>HARRIS 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9.496698" calcext:value-type="float">
            <text:p>19.496698</text:p>
          </table:table-cell>
          <table:table-cell table:number-columns-repeated="3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41]&amp; &quot; &quot;&amp; [.C141]" office:value-type="string" office:string-value="HARRIS ORB" calcext:value-type="string">
            <text:p>HARRIS ORB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621705" calcext:value-type="float">
            <text:p>13.621705</text:p>
          </table:table-cell>
          <table:table-cell table:number-columns-repeated="3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42]&amp; &quot; &quot;&amp; [.C142]" office:value-type="string" office:string-value="HARRIS ORB" calcext:value-type="string">
            <text:p>HARRIS 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3.496977" calcext:value-type="float">
            <text:p>13.496977</text:p>
          </table:table-cell>
          <table:table-cell table:number-columns-repeated="3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43]&amp; &quot; &quot;&amp; [.C143]" office:value-type="string" office:string-value="HARRIS ORB" calcext:value-type="string">
            <text:p>HARRIS 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7.620382" calcext:value-type="float">
            <text:p>17.620382</text:p>
          </table:table-cell>
          <table:table-cell table:number-columns-repeated="3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44]&amp; &quot; &quot;&amp; [.C144]" office:value-type="string" office:string-value="HARRIS ORB" calcext:value-type="string">
            <text:p>HARRIS 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string" calcext:value-type="string">
            <text:p>nan</text:p>
          </table:table-cell>
          <table:table-cell table:number-columns-repeated="3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45]&amp; &quot; &quot;&amp; [.C145]" office:value-type="string" office:string-value="HARRIS ORB" calcext:value-type="string">
            <text:p>HARRIS 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string" calcext:value-type="string">
            <text:p>-inf</text:p>
          </table:table-cell>
          <table:table-cell table:number-columns-repeated="3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46]&amp; &quot; &quot;&amp; [.C146]" office:value-type="string" office:string-value="HARRIS ORB" calcext:value-type="string">
            <text:p>HARRIS 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74143" calcext:value-type="float">
            <text:p>11.74143</text:p>
          </table:table-cell>
          <table:table-cell table:number-columns-repeated="3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47]&amp; &quot; &quot;&amp; [.C147]" office:value-type="string" office:string-value="HARRIS ORB" calcext:value-type="string">
            <text:p>HARRIS 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94809" calcext:value-type="float">
            <text:p>11.694809</text:p>
          </table:table-cell>
          <table:table-cell table:number-columns-repeated="3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48]&amp; &quot; &quot;&amp; [.C148]" office:value-type="string" office:string-value="HARRIS ORB" calcext:value-type="string">
            <text:p>HARRIS 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568.322205" calcext:value-type="float">
            <text:p>568.322205</text:p>
          </table:table-cell>
          <table:table-cell table:number-columns-repeated="3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49]&amp; &quot; &quot;&amp; [.C149]" office:value-type="string" office:string-value="HARRIS ORB" calcext:value-type="string">
            <text:p>HARRIS 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5.660966" calcext:value-type="float">
            <text:p>5.660966</text:p>
          </table:table-cell>
          <table:table-cell table:number-columns-repeated="3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50]&amp; &quot; &quot;&amp; [.C150]" office:value-type="string" office:string-value="HARRIS ORB" calcext:value-type="string">
            <text:p>HARRIS 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-13.626283" calcext:value-type="float">
            <text:p>-13.626283</text:p>
          </table:table-cell>
          <table:table-cell table:number-columns-repeated="3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51]&amp; &quot; &quot;&amp; [.C151]" office:value-type="string" office:string-value="HARRIS ORB" calcext:value-type="string">
            <text:p>HARRIS 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6.717055" calcext:value-type="float">
            <text:p>6.717055</text:p>
          </table:table-cell>
          <table:table-cell table:number-columns-repeated="3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52]&amp; &quot; &quot;&amp; [.C152]" office:value-type="string" office:string-value="HARRIS ORB" calcext:value-type="string">
            <text:p>HARRIS 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2.584845" calcext:value-type="float">
            <text:p>12.584845</text:p>
          </table:table-cell>
          <table:table-cell table:number-columns-repeated="3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formula="of:=[.B153]&amp; &quot; &quot;&amp; [.C153]" office:value-type="string" office:string-value="HARRIS ORB" calcext:value-type="string">
            <text:p>HARRIS 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string" calcext:value-type="string">
            <text:p>-inf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154]&amp; &quot; &quot;&amp; [.C154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55]&amp; &quot; &quot;&amp; [.C155]" office:value-type="string" office:string-value="HARRIS FREAK" calcext:value-type="string">
            <text:p>HARRIS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9.749526" calcext:value-type="float">
            <text:p>9.749526</text:p>
          </table:table-cell>
          <table:table-cell table:number-columns-repeated="3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56]&amp; &quot; &quot;&amp; [.C156]" office:value-type="string" office:string-value="HARRIS FREAK" calcext:value-type="string">
            <text:p>HARRIS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0.585996" calcext:value-type="float">
            <text:p>10.585996</text:p>
          </table:table-cell>
          <table:table-cell table:number-columns-repeated="3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57]&amp; &quot; &quot;&amp; [.C157]" office:value-type="string" office:string-value="HARRIS FREAK" calcext:value-type="string">
            <text:p>HARRIS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-10.29503" calcext:value-type="float">
            <text:p>-10.29503</text:p>
          </table:table-cell>
          <table:table-cell table:number-columns-repeated="3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58]&amp; &quot; &quot;&amp; [.C158]" office:value-type="string" office:string-value="HARRIS FREAK" calcext:value-type="string">
            <text:p>HARRIS 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128391" calcext:value-type="float">
            <text:p>12.128391</text:p>
          </table:table-cell>
          <table:table-cell table:number-columns-repeated="3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59]&amp; &quot; &quot;&amp; [.C159]" office:value-type="string" office:string-value="HARRIS FREAK" calcext:value-type="string">
            <text:p>HARRIS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9.584029" calcext:value-type="float">
            <text:p>39.584029</text:p>
          </table:table-cell>
          <table:table-cell table:number-columns-repeated="3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60]&amp; &quot; &quot;&amp; [.C160]" office:value-type="string" office:string-value="HARRIS FREAK" calcext:value-type="string">
            <text:p>HARRIS 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59071" calcext:value-type="float">
            <text:p>13.59071</text:p>
          </table:table-cell>
          <table:table-cell table:number-columns-repeated="3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61]&amp; &quot; &quot;&amp; [.C161]" office:value-type="string" office:string-value="HARRIS FREAK" calcext:value-type="string">
            <text:p>HARRIS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337898" calcext:value-type="float">
            <text:p>12.337898</text:p>
          </table:table-cell>
          <table:table-cell table:number-columns-repeated="3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62]&amp; &quot; &quot;&amp; [.C162]" office:value-type="string" office:string-value="HARRIS FREAK" calcext:value-type="string">
            <text:p>HARRIS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91621" calcext:value-type="float">
            <text:p>12.91621</text:p>
          </table:table-cell>
          <table:table-cell table:number-columns-repeated="3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63]&amp; &quot; &quot;&amp; [.C163]" office:value-type="string" office:string-value="HARRIS FREAK" calcext:value-type="string">
            <text:p>HARRIS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string" calcext:value-type="string">
            <text:p>nan</text:p>
          </table:table-cell>
          <table:table-cell table:number-columns-repeated="3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64]&amp; &quot; &quot;&amp; [.C164]" office:value-type="string" office:string-value="HARRIS FREAK" calcext:value-type="string">
            <text:p>HARRIS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0.293108" calcext:value-type="float">
            <text:p>10.293108</text:p>
          </table:table-cell>
          <table:table-cell table:number-columns-repeated="3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65]&amp; &quot; &quot;&amp; [.C165]" office:value-type="string" office:string-value="HARRIS FREAK" calcext:value-type="string">
            <text:p>HARRIS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74143" calcext:value-type="float">
            <text:p>11.74143</text:p>
          </table:table-cell>
          <table:table-cell table:number-columns-repeated="3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66]&amp; &quot; &quot;&amp; [.C166]" office:value-type="string" office:string-value="HARRIS FREAK" calcext:value-type="string">
            <text:p>HARRIS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94809" calcext:value-type="float">
            <text:p>11.694809</text:p>
          </table:table-cell>
          <table:table-cell table:number-columns-repeated="3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67]&amp; &quot; &quot;&amp; [.C167]" office:value-type="string" office:string-value="HARRIS FREAK" calcext:value-type="string">
            <text:p>HARRIS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3.432725" calcext:value-type="float">
            <text:p>13.432725</text:p>
          </table:table-cell>
          <table:table-cell table:number-columns-repeated="3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68]&amp; &quot; &quot;&amp; [.C168]" office:value-type="string" office:string-value="HARRIS FREAK" calcext:value-type="string">
            <text:p>HARRIS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2.287985" calcext:value-type="float">
            <text:p>12.287985</text:p>
          </table:table-cell>
          <table:table-cell table:number-columns-repeated="3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69]&amp; &quot; &quot;&amp; [.C169]" office:value-type="string" office:string-value="HARRIS FREAK" calcext:value-type="string">
            <text:p>HARRIS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-25.278089" calcext:value-type="float">
            <text:p>-25.278089</text:p>
          </table:table-cell>
          <table:table-cell table:number-columns-repeated="3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70]&amp; &quot; &quot;&amp; [.C170]" office:value-type="string" office:string-value="HARRIS FREAK" calcext:value-type="string">
            <text:p>HARRIS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6.980939" calcext:value-type="float">
            <text:p>6.980939</text:p>
          </table:table-cell>
          <table:table-cell table:number-columns-repeated="3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71]&amp; &quot; &quot;&amp; [.C171]" office:value-type="string" office:string-value="HARRIS FREAK" calcext:value-type="string">
            <text:p>HARRIS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string" calcext:value-type="string">
            <text:p>nan</text:p>
          </table:table-cell>
          <table:table-cell table:number-columns-repeated="3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formula="of:=[.B172]&amp; &quot; &quot;&amp; [.C172]" office:value-type="string" office:string-value="HARRIS FREAK" calcext:value-type="string">
            <text:p>HARRIS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string" calcext:value-type="string">
            <text:p>na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173]&amp; &quot; &quot;&amp; [.C173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74]&amp; &quot; &quot;&amp; [.C174]" office:value-type="string" office:string-value="HARRIS SIFT" calcext:value-type="string">
            <text:p>HARRIS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0.908219" calcext:value-type="float">
            <text:p>10.908219</text:p>
          </table:table-cell>
          <table:table-cell table:number-columns-repeated="3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75]&amp; &quot; &quot;&amp; [.C175]" office:value-type="string" office:string-value="HARRIS SIFT" calcext:value-type="string">
            <text:p>HARRIS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63.847495" calcext:value-type="float">
            <text:p>63.847495</text:p>
          </table:table-cell>
          <table:table-cell table:number-columns-repeated="3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76]&amp; &quot; &quot;&amp; [.C176]" office:value-type="string" office:string-value="HARRIS SIFT" calcext:value-type="string">
            <text:p>HARRIS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-161.705066" calcext:value-type="float">
            <text:p>-161.705066</text:p>
          </table:table-cell>
          <table:table-cell table:number-columns-repeated="3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77]&amp; &quot; &quot;&amp; [.C177]" office:value-type="string" office:string-value="HARRIS SIFT" calcext:value-type="string">
            <text:p>HARRIS 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1.579216" calcext:value-type="float">
            <text:p>11.579216</text:p>
          </table:table-cell>
          <table:table-cell table:number-columns-repeated="3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78]&amp; &quot; &quot;&amp; [.C178]" office:value-type="string" office:string-value="HARRIS SIFT" calcext:value-type="string">
            <text:p>HARRIS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3.643206" calcext:value-type="float">
            <text:p>13.643206</text:p>
          </table:table-cell>
          <table:table-cell table:number-columns-repeated="3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79]&amp; &quot; &quot;&amp; [.C179]" office:value-type="string" office:string-value="HARRIS SIFT" calcext:value-type="string">
            <text:p>HARRIS 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5.248268" calcext:value-type="float">
            <text:p>15.248268</text:p>
          </table:table-cell>
          <table:table-cell table:number-columns-repeated="3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80]&amp; &quot; &quot;&amp; [.C180]" office:value-type="string" office:string-value="HARRIS SIFT" calcext:value-type="string">
            <text:p>HARRIS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3.496977" calcext:value-type="float">
            <text:p>13.496977</text:p>
          </table:table-cell>
          <table:table-cell table:number-columns-repeated="3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81]&amp; &quot; &quot;&amp; [.C181]" office:value-type="string" office:string-value="HARRIS SIFT" calcext:value-type="string">
            <text:p>HARRIS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7.620382" calcext:value-type="float">
            <text:p>17.620382</text:p>
          </table:table-cell>
          <table:table-cell table:number-columns-repeated="3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82]&amp; &quot; &quot;&amp; [.C182]" office:value-type="string" office:string-value="HARRIS SIFT" calcext:value-type="string">
            <text:p>HARRIS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3.938637" calcext:value-type="float">
            <text:p>3.938637</text:p>
          </table:table-cell>
          <table:table-cell table:number-columns-repeated="3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83]&amp; &quot; &quot;&amp; [.C183]" office:value-type="string" office:string-value="HARRIS SIFT" calcext:value-type="string">
            <text:p>HARRIS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-13.440525" calcext:value-type="float">
            <text:p>-13.440525</text:p>
          </table:table-cell>
          <table:table-cell table:number-columns-repeated="3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84]&amp; &quot; &quot;&amp; [.C184]" office:value-type="string" office:string-value="HARRIS SIFT" calcext:value-type="string">
            <text:p>HARRIS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437683" calcext:value-type="float">
            <text:p>11.437683</text:p>
          </table:table-cell>
          <table:table-cell table:number-columns-repeated="3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85]&amp; &quot; &quot;&amp; [.C185]" office:value-type="string" office:string-value="HARRIS SIFT" calcext:value-type="string">
            <text:p>HARRIS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94809" calcext:value-type="float">
            <text:p>11.694809</text:p>
          </table:table-cell>
          <table:table-cell table:number-columns-repeated="3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86]&amp; &quot; &quot;&amp; [.C186]" office:value-type="string" office:string-value="HARRIS SIFT" calcext:value-type="string">
            <text:p>HARRIS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568.322205" calcext:value-type="float">
            <text:p>568.322205</text:p>
          </table:table-cell>
          <table:table-cell table:number-columns-repeated="3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87]&amp; &quot; &quot;&amp; [.C187]" office:value-type="string" office:string-value="HARRIS SIFT" calcext:value-type="string">
            <text:p>HARRIS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5.660966" calcext:value-type="float">
            <text:p>5.660966</text:p>
          </table:table-cell>
          <table:table-cell table:number-columns-repeated="3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88]&amp; &quot; &quot;&amp; [.C188]" office:value-type="string" office:string-value="HARRIS SIFT" calcext:value-type="string">
            <text:p>HARRIS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-13.626283" calcext:value-type="float">
            <text:p>-13.626283</text:p>
          </table:table-cell>
          <table:table-cell table:number-columns-repeated="3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89]&amp; &quot; &quot;&amp; [.C189]" office:value-type="string" office:string-value="HARRIS SIFT" calcext:value-type="string">
            <text:p>HARRIS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6.717055" calcext:value-type="float">
            <text:p>6.717055</text:p>
          </table:table-cell>
          <table:table-cell table:number-columns-repeated="3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90]&amp; &quot; &quot;&amp; [.C190]" office:value-type="string" office:string-value="HARRIS SIFT" calcext:value-type="string">
            <text:p>HARRIS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2.584845" calcext:value-type="float">
            <text:p>12.584845</text:p>
          </table:table-cell>
          <table:table-cell table:number-columns-repeated="3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formula="of:=[.B191]&amp; &quot; &quot;&amp; [.C191]" office:value-type="string" office:string-value="HARRIS SIFT" calcext:value-type="string">
            <text:p>HARRIS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string" calcext:value-type="string">
            <text:p>-inf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192]&amp; &quot; &quot;&amp; [.C192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193]&amp; &quot; &quot;&amp; [.C193]" office:value-type="string" office:string-value="FAST BRISK" calcext:value-type="string">
            <text:p>FAST 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3" calcext:value-type="float">
            <text:p>12.3</text:p>
          </table:table-cell>
          <table:table-cell table:number-columns-repeated="3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194]&amp; &quot; &quot;&amp; [.C194]" office:value-type="string" office:string-value="FAST BRISK" calcext:value-type="string">
            <text:p>FAST 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2.345282" calcext:value-type="float">
            <text:p>12.345282</text:p>
          </table:table-cell>
          <table:table-cell table:number-columns-repeated="3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195]&amp; &quot; &quot;&amp; [.C195]" office:value-type="string" office:string-value="FAST BRISK" calcext:value-type="string">
            <text:p>FAST 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143196" calcext:value-type="float">
            <text:p>13.143196</text:p>
          </table:table-cell>
          <table:table-cell table:number-columns-repeated="3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196]&amp; &quot; &quot;&amp; [.C196]" office:value-type="string" office:string-value="FAST BRISK" calcext:value-type="string">
            <text:p>FAST 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885663" calcext:value-type="float">
            <text:p>12.885663</text:p>
          </table:table-cell>
          <table:table-cell table:number-columns-repeated="3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197]&amp; &quot; &quot;&amp; [.C197]" office:value-type="string" office:string-value="FAST BRISK" calcext:value-type="string">
            <text:p>FAST 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string" calcext:value-type="string">
            <text:p>-inf</text:p>
          </table:table-cell>
          <table:table-cell table:number-columns-repeated="3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198]&amp; &quot; &quot;&amp; [.C198]" office:value-type="string" office:string-value="FAST BRISK" calcext:value-type="string">
            <text:p>FAST 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038573" calcext:value-type="float">
            <text:p>13.038573</text:p>
          </table:table-cell>
          <table:table-cell table:number-columns-repeated="3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199]&amp; &quot; &quot;&amp; [.C199]" office:value-type="string" office:string-value="FAST BRISK" calcext:value-type="string">
            <text:p>FAST 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1.903347" calcext:value-type="float">
            <text:p>11.903347</text:p>
          </table:table-cell>
          <table:table-cell table:number-columns-repeated="3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200]&amp; &quot; &quot;&amp; [.C200]" office:value-type="string" office:string-value="FAST BRISK" calcext:value-type="string">
            <text:p>FAST 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1.439367" calcext:value-type="float">
            <text:p>11.439367</text:p>
          </table:table-cell>
          <table:table-cell table:number-columns-repeated="3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201]&amp; &quot; &quot;&amp; [.C201]" office:value-type="string" office:string-value="FAST BRISK" calcext:value-type="string">
            <text:p>FAST 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868356" calcext:value-type="float">
            <text:p>11.868356</text:p>
          </table:table-cell>
          <table:table-cell table:number-columns-repeated="3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202]&amp; &quot; &quot;&amp; [.C202]" office:value-type="string" office:string-value="FAST BRISK" calcext:value-type="string">
            <text:p>FAST 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347326" calcext:value-type="float">
            <text:p>13.347326</text:p>
          </table:table-cell>
          <table:table-cell table:number-columns-repeated="3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203]&amp; &quot; &quot;&amp; [.C203]" office:value-type="string" office:string-value="FAST BRISK" calcext:value-type="string">
            <text:p>FAST 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949216" calcext:value-type="float">
            <text:p>12.949216</text:p>
          </table:table-cell>
          <table:table-cell table:number-columns-repeated="3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204]&amp; &quot; &quot;&amp; [.C204]" office:value-type="string" office:string-value="FAST BRISK" calcext:value-type="string">
            <text:p>FAST 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2.107408" calcext:value-type="float">
            <text:p>12.107408</text:p>
          </table:table-cell>
          <table:table-cell table:number-columns-repeated="3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205]&amp; &quot; &quot;&amp; [.C205]" office:value-type="string" office:string-value="FAST BRISK" calcext:value-type="string">
            <text:p>FAST 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913389" calcext:value-type="float">
            <text:p>11.913389</text:p>
          </table:table-cell>
          <table:table-cell table:number-columns-repeated="3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206]&amp; &quot; &quot;&amp; [.C206]" office:value-type="string" office:string-value="FAST BRISK" calcext:value-type="string">
            <text:p>FAST 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348694" calcext:value-type="float">
            <text:p>11.348694</text:p>
          </table:table-cell>
          <table:table-cell table:number-columns-repeated="3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207]&amp; &quot; &quot;&amp; [.C207]" office:value-type="string" office:string-value="FAST BRISK" calcext:value-type="string">
            <text:p>FAST 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40786" calcext:value-type="float">
            <text:p>11.40786</text:p>
          </table:table-cell>
          <table:table-cell table:number-columns-repeated="3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208]&amp; &quot; &quot;&amp; [.C208]" office:value-type="string" office:string-value="FAST BRISK" calcext:value-type="string">
            <text:p>FAST 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2.25656" calcext:value-type="float">
            <text:p>12.25656</text:p>
          </table:table-cell>
          <table:table-cell table:number-columns-repeated="3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209]&amp; &quot; &quot;&amp; [.C209]" office:value-type="string" office:string-value="FAST BRISK" calcext:value-type="string">
            <text:p>FAST 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293304" calcext:value-type="float">
            <text:p>9.293304</text:p>
          </table:table-cell>
          <table:table-cell table:number-columns-repeated="3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formula="of:=[.B210]&amp; &quot; &quot;&amp; [.C210]" office:value-type="string" office:string-value="FAST BRISK" calcext:value-type="string">
            <text:p>FAST 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1.860611" calcext:value-type="float">
            <text:p>11.86061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211]&amp; &quot; &quot;&amp; [.C211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12]&amp; &quot; &quot;&amp; [.C212]" office:value-type="string" office:string-value="FAST BRIEF" calcext:value-type="string">
            <text:p>FAST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189688" calcext:value-type="float">
            <text:p>11.189688</text:p>
          </table:table-cell>
          <table:table-cell table:number-columns-repeated="3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13]&amp; &quot; &quot;&amp; [.C213]" office:value-type="string" office:string-value="FAST BRIEF" calcext:value-type="string">
            <text:p>FAST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1.751545" calcext:value-type="float">
            <text:p>11.751545</text:p>
          </table:table-cell>
          <table:table-cell table:number-columns-repeated="3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14]&amp; &quot; &quot;&amp; [.C214]" office:value-type="string" office:string-value="FAST BRIEF" calcext:value-type="string">
            <text:p>FAST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990881" calcext:value-type="float">
            <text:p>13.990881</text:p>
          </table:table-cell>
          <table:table-cell table:number-columns-repeated="3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15]&amp; &quot; &quot;&amp; [.C215]" office:value-type="string" office:string-value="FAST BRIEF" calcext:value-type="string">
            <text:p>FAST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661154" calcext:value-type="float">
            <text:p>13.661154</text:p>
          </table:table-cell>
          <table:table-cell table:number-columns-repeated="3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16]&amp; &quot; &quot;&amp; [.C216]" office:value-type="string" office:string-value="FAST BRIEF" calcext:value-type="string">
            <text:p>FAST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21.358127" calcext:value-type="float">
            <text:p>21.358127</text:p>
          </table:table-cell>
          <table:table-cell table:number-columns-repeated="3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17]&amp; &quot; &quot;&amp; [.C217]" office:value-type="string" office:string-value="FAST BRIEF" calcext:value-type="string">
            <text:p>FAST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501891" calcext:value-type="float">
            <text:p>13.501891</text:p>
          </table:table-cell>
          <table:table-cell table:number-columns-repeated="3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18]&amp; &quot; &quot;&amp; [.C218]" office:value-type="string" office:string-value="FAST BRIEF" calcext:value-type="string">
            <text:p>FAST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027401" calcext:value-type="float">
            <text:p>12.027401</text:p>
          </table:table-cell>
          <table:table-cell table:number-columns-repeated="3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19]&amp; &quot; &quot;&amp; [.C219]" office:value-type="string" office:string-value="FAST BRIEF" calcext:value-type="string">
            <text:p>FAST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1.990404" calcext:value-type="float">
            <text:p>11.990404</text:p>
          </table:table-cell>
          <table:table-cell table:number-columns-repeated="3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20]&amp; &quot; &quot;&amp; [.C220]" office:value-type="string" office:string-value="FAST BRIEF" calcext:value-type="string">
            <text:p>FAST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984502" calcext:value-type="float">
            <text:p>12.984502</text:p>
          </table:table-cell>
          <table:table-cell table:number-columns-repeated="3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21]&amp; &quot; &quot;&amp; [.C221]" office:value-type="string" office:string-value="FAST BRIEF" calcext:value-type="string">
            <text:p>FAST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2.582023" calcext:value-type="float">
            <text:p>12.582023</text:p>
          </table:table-cell>
          <table:table-cell table:number-columns-repeated="3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22]&amp; &quot; &quot;&amp; [.C222]" office:value-type="string" office:string-value="FAST BRIEF" calcext:value-type="string">
            <text:p>FAST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4.21589" calcext:value-type="float">
            <text:p>14.21589</text:p>
          </table:table-cell>
          <table:table-cell table:number-columns-repeated="3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23]&amp; &quot; &quot;&amp; [.C223]" office:value-type="string" office:string-value="FAST BRIEF" calcext:value-type="string">
            <text:p>FAST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488006" calcext:value-type="float">
            <text:p>11.488006</text:p>
          </table:table-cell>
          <table:table-cell table:number-columns-repeated="3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24]&amp; &quot; &quot;&amp; [.C224]" office:value-type="string" office:string-value="FAST BRIEF" calcext:value-type="string">
            <text:p>FAST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010684" calcext:value-type="float">
            <text:p>12.010684</text:p>
          </table:table-cell>
          <table:table-cell table:number-columns-repeated="3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25]&amp; &quot; &quot;&amp; [.C225]" office:value-type="string" office:string-value="FAST BRIEF" calcext:value-type="string">
            <text:p>FAST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703404" calcext:value-type="float">
            <text:p>11.703404</text:p>
          </table:table-cell>
          <table:table-cell table:number-columns-repeated="3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26]&amp; &quot; &quot;&amp; [.C226]" office:value-type="string" office:string-value="FAST BRIEF" calcext:value-type="string">
            <text:p>FAST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607725" calcext:value-type="float">
            <text:p>11.607725</text:p>
          </table:table-cell>
          <table:table-cell table:number-columns-repeated="3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27]&amp; &quot; &quot;&amp; [.C227]" office:value-type="string" office:string-value="FAST BRIEF" calcext:value-type="string">
            <text:p>FAST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866811" calcext:value-type="float">
            <text:p>11.866811</text:p>
          </table:table-cell>
          <table:table-cell table:number-columns-repeated="3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28]&amp; &quot; &quot;&amp; [.C228]" office:value-type="string" office:string-value="FAST BRIEF" calcext:value-type="string">
            <text:p>FAST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7.965885" calcext:value-type="float">
            <text:p>7.965885</text:p>
          </table:table-cell>
          <table:table-cell table:number-columns-repeated="3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formula="of:=[.B229]&amp; &quot; &quot;&amp; [.C229]" office:value-type="string" office:string-value="FAST BRIEF" calcext:value-type="string">
            <text:p>FAST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1.138109" calcext:value-type="float">
            <text:p>11.13810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230]&amp; &quot; &quot;&amp; [.C230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31]&amp; &quot; &quot;&amp; [.C231]" office:value-type="string" office:string-value="FAST ORB" calcext:value-type="string">
            <text:p>FAST 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250535" calcext:value-type="float">
            <text:p>12.250535</text:p>
          </table:table-cell>
          <table:table-cell table:number-columns-repeated="3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32]&amp; &quot; &quot;&amp; [.C232]" office:value-type="string" office:string-value="FAST ORB" calcext:value-type="string">
            <text:p>FAST 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1.271588" calcext:value-type="float">
            <text:p>11.271588</text:p>
          </table:table-cell>
          <table:table-cell table:number-columns-repeated="3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33]&amp; &quot; &quot;&amp; [.C233]" office:value-type="string" office:string-value="FAST ORB" calcext:value-type="string">
            <text:p>FAST 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229599" calcext:value-type="float">
            <text:p>13.229599</text:p>
          </table:table-cell>
          <table:table-cell table:number-columns-repeated="3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34]&amp; &quot; &quot;&amp; [.C234]" office:value-type="string" office:string-value="FAST ORB" calcext:value-type="string">
            <text:p>FAST ORB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723434" calcext:value-type="float">
            <text:p>13.723434</text:p>
          </table:table-cell>
          <table:table-cell table:number-columns-repeated="3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35]&amp; &quot; &quot;&amp; [.C235]" office:value-type="string" office:string-value="FAST ORB" calcext:value-type="string">
            <text:p>FAST 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2.167978" calcext:value-type="float">
            <text:p>32.167978</text:p>
          </table:table-cell>
          <table:table-cell table:number-columns-repeated="3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36]&amp; &quot; &quot;&amp; [.C236]" office:value-type="string" office:string-value="FAST ORB" calcext:value-type="string">
            <text:p>FAST ORB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108246" calcext:value-type="float">
            <text:p>13.108246</text:p>
          </table:table-cell>
          <table:table-cell table:number-columns-repeated="3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37]&amp; &quot; &quot;&amp; [.C237]" office:value-type="string" office:string-value="FAST ORB" calcext:value-type="string">
            <text:p>FAST 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728236" calcext:value-type="float">
            <text:p>12.728236</text:p>
          </table:table-cell>
          <table:table-cell table:number-columns-repeated="3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38]&amp; &quot; &quot;&amp; [.C238]" office:value-type="string" office:string-value="FAST ORB" calcext:value-type="string">
            <text:p>FAST 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1.814495" calcext:value-type="float">
            <text:p>11.814495</text:p>
          </table:table-cell>
          <table:table-cell table:number-columns-repeated="3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39]&amp; &quot; &quot;&amp; [.C239]" office:value-type="string" office:string-value="FAST ORB" calcext:value-type="string">
            <text:p>FAST 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1.892371" calcext:value-type="float">
            <text:p>11.892371</text:p>
          </table:table-cell>
          <table:table-cell table:number-columns-repeated="3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40]&amp; &quot; &quot;&amp; [.C240]" office:value-type="string" office:string-value="FAST ORB" calcext:value-type="string">
            <text:p>FAST 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659341" calcext:value-type="float">
            <text:p>13.659341</text:p>
          </table:table-cell>
          <table:table-cell table:number-columns-repeated="3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41]&amp; &quot; &quot;&amp; [.C241]" office:value-type="string" office:string-value="FAST ORB" calcext:value-type="string">
            <text:p>FAST 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3.901697" calcext:value-type="float">
            <text:p>13.901697</text:p>
          </table:table-cell>
          <table:table-cell table:number-columns-repeated="3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42]&amp; &quot; &quot;&amp; [.C242]" office:value-type="string" office:string-value="FAST ORB" calcext:value-type="string">
            <text:p>FAST 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525555" calcext:value-type="float">
            <text:p>11.525555</text:p>
          </table:table-cell>
          <table:table-cell table:number-columns-repeated="3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43]&amp; &quot; &quot;&amp; [.C243]" office:value-type="string" office:string-value="FAST ORB" calcext:value-type="string">
            <text:p>FAST 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141845" calcext:value-type="float">
            <text:p>12.141845</text:p>
          </table:table-cell>
          <table:table-cell table:number-columns-repeated="3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44]&amp; &quot; &quot;&amp; [.C244]" office:value-type="string" office:string-value="FAST ORB" calcext:value-type="string">
            <text:p>FAST 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296107" calcext:value-type="float">
            <text:p>11.296107</text:p>
          </table:table-cell>
          <table:table-cell table:number-columns-repeated="3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45]&amp; &quot; &quot;&amp; [.C245]" office:value-type="string" office:string-value="FAST ORB" calcext:value-type="string">
            <text:p>FAST 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504631" calcext:value-type="float">
            <text:p>10.504631</text:p>
          </table:table-cell>
          <table:table-cell table:number-columns-repeated="3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46]&amp; &quot; &quot;&amp; [.C246]" office:value-type="string" office:string-value="FAST ORB" calcext:value-type="string">
            <text:p>FAST 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800844" calcext:value-type="float">
            <text:p>11.800844</text:p>
          </table:table-cell>
          <table:table-cell table:number-columns-repeated="3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47]&amp; &quot; &quot;&amp; [.C247]" office:value-type="string" office:string-value="FAST ORB" calcext:value-type="string">
            <text:p>FAST 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894525" calcext:value-type="float">
            <text:p>9.894525</text:p>
          </table:table-cell>
          <table:table-cell table:number-columns-repeated="3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formula="of:=[.B248]&amp; &quot; &quot;&amp; [.C248]" office:value-type="string" office:string-value="FAST ORB" calcext:value-type="string">
            <text:p>FAST 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2.269028" calcext:value-type="float">
            <text:p>12.26902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249]&amp; &quot; &quot;&amp; [.C249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50]&amp; &quot; &quot;&amp; [.C250]" office:value-type="string" office:string-value="FAST FREAK" calcext:value-type="string">
            <text:p>FAST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955895" calcext:value-type="float">
            <text:p>11.955895</text:p>
          </table:table-cell>
          <table:table-cell table:number-columns-repeated="3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51]&amp; &quot; &quot;&amp; [.C251]" office:value-type="string" office:string-value="FAST FREAK" calcext:value-type="string">
            <text:p>FAST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5.602543" calcext:value-type="float">
            <text:p>15.602543</text:p>
          </table:table-cell>
          <table:table-cell table:number-columns-repeated="3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52]&amp; &quot; &quot;&amp; [.C252]" office:value-type="string" office:string-value="FAST FREAK" calcext:value-type="string">
            <text:p>FAST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200015" calcext:value-type="float">
            <text:p>13.200015</text:p>
          </table:table-cell>
          <table:table-cell table:number-columns-repeated="3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53]&amp; &quot; &quot;&amp; [.C253]" office:value-type="string" office:string-value="FAST FREAK" calcext:value-type="string">
            <text:p>FAST 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031572" calcext:value-type="float">
            <text:p>14.031572</text:p>
          </table:table-cell>
          <table:table-cell table:number-columns-repeated="3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54]&amp; &quot; &quot;&amp; [.C254]" office:value-type="string" office:string-value="FAST FREAK" calcext:value-type="string">
            <text:p>FAST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74.606064" calcext:value-type="float">
            <text:p>74.606064</text:p>
          </table:table-cell>
          <table:table-cell table:number-columns-repeated="3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55]&amp; &quot; &quot;&amp; [.C255]" office:value-type="string" office:string-value="FAST FREAK" calcext:value-type="string">
            <text:p>FAST 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2.32915" calcext:value-type="float">
            <text:p>12.32915</text:p>
          </table:table-cell>
          <table:table-cell table:number-columns-repeated="3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56]&amp; &quot; &quot;&amp; [.C256]" office:value-type="string" office:string-value="FAST FREAK" calcext:value-type="string">
            <text:p>FAST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559151" calcext:value-type="float">
            <text:p>12.559151</text:p>
          </table:table-cell>
          <table:table-cell table:number-columns-repeated="3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57]&amp; &quot; &quot;&amp; [.C257]" office:value-type="string" office:string-value="FAST FREAK" calcext:value-type="string">
            <text:p>FAST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1.546717" calcext:value-type="float">
            <text:p>11.546717</text:p>
          </table:table-cell>
          <table:table-cell table:number-columns-repeated="3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58]&amp; &quot; &quot;&amp; [.C258]" office:value-type="string" office:string-value="FAST FREAK" calcext:value-type="string">
            <text:p>FAST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407229" calcext:value-type="float">
            <text:p>12.407229</text:p>
          </table:table-cell>
          <table:table-cell table:number-columns-repeated="3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59]&amp; &quot; &quot;&amp; [.C259]" office:value-type="string" office:string-value="FAST FREAK" calcext:value-type="string">
            <text:p>FAST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370887" calcext:value-type="float">
            <text:p>13.370887</text:p>
          </table:table-cell>
          <table:table-cell table:number-columns-repeated="3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60]&amp; &quot; &quot;&amp; [.C260]" office:value-type="string" office:string-value="FAST FREAK" calcext:value-type="string">
            <text:p>FAST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3.019157" calcext:value-type="float">
            <text:p>13.019157</text:p>
          </table:table-cell>
          <table:table-cell table:number-columns-repeated="3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61]&amp; &quot; &quot;&amp; [.C261]" office:value-type="string" office:string-value="FAST FREAK" calcext:value-type="string">
            <text:p>FAST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730639" calcext:value-type="float">
            <text:p>11.730639</text:p>
          </table:table-cell>
          <table:table-cell table:number-columns-repeated="3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62]&amp; &quot; &quot;&amp; [.C262]" office:value-type="string" office:string-value="FAST FREAK" calcext:value-type="string">
            <text:p>FAST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659949" calcext:value-type="float">
            <text:p>11.659949</text:p>
          </table:table-cell>
          <table:table-cell table:number-columns-repeated="3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63]&amp; &quot; &quot;&amp; [.C263]" office:value-type="string" office:string-value="FAST FREAK" calcext:value-type="string">
            <text:p>FAST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348694" calcext:value-type="float">
            <text:p>11.348694</text:p>
          </table:table-cell>
          <table:table-cell table:number-columns-repeated="3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64]&amp; &quot; &quot;&amp; [.C264]" office:value-type="string" office:string-value="FAST FREAK" calcext:value-type="string">
            <text:p>FAST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02964" calcext:value-type="float">
            <text:p>11.02964</text:p>
          </table:table-cell>
          <table:table-cell table:number-columns-repeated="3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65]&amp; &quot; &quot;&amp; [.C265]" office:value-type="string" office:string-value="FAST FREAK" calcext:value-type="string">
            <text:p>FAST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919055" calcext:value-type="float">
            <text:p>11.919055</text:p>
          </table:table-cell>
          <table:table-cell table:number-columns-repeated="3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66]&amp; &quot; &quot;&amp; [.C266]" office:value-type="string" office:string-value="FAST FREAK" calcext:value-type="string">
            <text:p>FAST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8.668572" calcext:value-type="float">
            <text:p>8.668572</text:p>
          </table:table-cell>
          <table:table-cell table:number-columns-repeated="3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formula="of:=[.B267]&amp; &quot; &quot;&amp; [.C267]" office:value-type="string" office:string-value="FAST FREAK" calcext:value-type="string">
            <text:p>FAST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1.860611" calcext:value-type="float">
            <text:p>11.86061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268]&amp; &quot; &quot;&amp; [.C268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69]&amp; &quot; &quot;&amp; [.C269]" office:value-type="string" office:string-value="FAST SIFT" calcext:value-type="string">
            <text:p>FAST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797076" calcext:value-type="float">
            <text:p>11.797076</text:p>
          </table:table-cell>
          <table:table-cell table:number-columns-repeated="3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70]&amp; &quot; &quot;&amp; [.C270]" office:value-type="string" office:string-value="FAST SIFT" calcext:value-type="string">
            <text:p>FAST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2.782321" calcext:value-type="float">
            <text:p>12.782321</text:p>
          </table:table-cell>
          <table:table-cell table:number-columns-repeated="3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71]&amp; &quot; &quot;&amp; [.C271]" office:value-type="string" office:string-value="FAST SIFT" calcext:value-type="string">
            <text:p>FAST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6.212484" calcext:value-type="float">
            <text:p>16.212484</text:p>
          </table:table-cell>
          <table:table-cell table:number-columns-repeated="3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72]&amp; &quot; &quot;&amp; [.C272]" office:value-type="string" office:string-value="FAST SIFT" calcext:value-type="string">
            <text:p>FAST 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5.489686" calcext:value-type="float">
            <text:p>15.489686</text:p>
          </table:table-cell>
          <table:table-cell table:number-columns-repeated="3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73]&amp; &quot; &quot;&amp; [.C273]" office:value-type="string" office:string-value="FAST SIFT" calcext:value-type="string">
            <text:p>FAST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0.554144" calcext:value-type="float">
            <text:p>30.554144</text:p>
          </table:table-cell>
          <table:table-cell table:number-columns-repeated="3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74]&amp; &quot; &quot;&amp; [.C274]" office:value-type="string" office:string-value="FAST SIFT" calcext:value-type="string">
            <text:p>FAST 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295183" calcext:value-type="float">
            <text:p>13.295183</text:p>
          </table:table-cell>
          <table:table-cell table:number-columns-repeated="3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75]&amp; &quot; &quot;&amp; [.C275]" office:value-type="string" office:string-value="FAST SIFT" calcext:value-type="string">
            <text:p>FAST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2.124588" calcext:value-type="float">
            <text:p>12.124588</text:p>
          </table:table-cell>
          <table:table-cell table:number-columns-repeated="3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76]&amp; &quot; &quot;&amp; [.C276]" office:value-type="string" office:string-value="FAST SIFT" calcext:value-type="string">
            <text:p>FAST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2.604989" calcext:value-type="float">
            <text:p>12.604989</text:p>
          </table:table-cell>
          <table:table-cell table:number-columns-repeated="3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77]&amp; &quot; &quot;&amp; [.C277]" office:value-type="string" office:string-value="FAST SIFT" calcext:value-type="string">
            <text:p>FAST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959351" calcext:value-type="float">
            <text:p>12.959351</text:p>
          </table:table-cell>
          <table:table-cell table:number-columns-repeated="3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78]&amp; &quot; &quot;&amp; [.C278]" office:value-type="string" office:string-value="FAST SIFT" calcext:value-type="string">
            <text:p>FAST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686425" calcext:value-type="float">
            <text:p>13.686425</text:p>
          </table:table-cell>
          <table:table-cell table:number-columns-repeated="3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79]&amp; &quot; &quot;&amp; [.C279]" office:value-type="string" office:string-value="FAST SIFT" calcext:value-type="string">
            <text:p>FAST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4.363552" calcext:value-type="float">
            <text:p>14.363552</text:p>
          </table:table-cell>
          <table:table-cell table:number-columns-repeated="3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80]&amp; &quot; &quot;&amp; [.C280]" office:value-type="string" office:string-value="FAST SIFT" calcext:value-type="string">
            <text:p>FAST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717071" calcext:value-type="float">
            <text:p>11.717071</text:p>
          </table:table-cell>
          <table:table-cell table:number-columns-repeated="3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81]&amp; &quot; &quot;&amp; [.C281]" office:value-type="string" office:string-value="FAST SIFT" calcext:value-type="string">
            <text:p>FAST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431095" calcext:value-type="float">
            <text:p>12.431095</text:p>
          </table:table-cell>
          <table:table-cell table:number-columns-repeated="3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82]&amp; &quot; &quot;&amp; [.C282]" office:value-type="string" office:string-value="FAST SIFT" calcext:value-type="string">
            <text:p>FAST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681511" calcext:value-type="float">
            <text:p>11.681511</text:p>
          </table:table-cell>
          <table:table-cell table:number-columns-repeated="3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83]&amp; &quot; &quot;&amp; [.C283]" office:value-type="string" office:string-value="FAST SIFT" calcext:value-type="string">
            <text:p>FAST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520895" calcext:value-type="float">
            <text:p>11.520895</text:p>
          </table:table-cell>
          <table:table-cell table:number-columns-repeated="3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84]&amp; &quot; &quot;&amp; [.C284]" office:value-type="string" office:string-value="FAST SIFT" calcext:value-type="string">
            <text:p>FAST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698883" calcext:value-type="float">
            <text:p>11.698883</text:p>
          </table:table-cell>
          <table:table-cell table:number-columns-repeated="3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85]&amp; &quot; &quot;&amp; [.C285]" office:value-type="string" office:string-value="FAST SIFT" calcext:value-type="string">
            <text:p>FAST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7.651772" calcext:value-type="float">
            <text:p>7.651772</text:p>
          </table:table-cell>
          <table:table-cell table:number-columns-repeated="3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formula="of:=[.B286]&amp; &quot; &quot;&amp; [.C286]" office:value-type="string" office:string-value="FAST SIFT" calcext:value-type="string">
            <text:p>FAST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0.391224" calcext:value-type="float">
            <text:p>10.39122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287]&amp; &quot; &quot;&amp; [.C287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288]&amp; &quot; &quot;&amp; [.C288]" office:value-type="string" office:string-value="BRISK BRISK" calcext:value-type="string">
            <text:p>BRISK 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031013" calcext:value-type="float">
            <text:p>13.031013</text:p>
          </table:table-cell>
          <table:table-cell table:number-columns-repeated="3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289]&amp; &quot; &quot;&amp; [.C289]" office:value-type="string" office:string-value="BRISK BRISK" calcext:value-type="string">
            <text:p>BRISK 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21.309701" calcext:value-type="float">
            <text:p>21.309701</text:p>
          </table:table-cell>
          <table:table-cell table:number-columns-repeated="3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290]&amp; &quot; &quot;&amp; [.C290]" office:value-type="string" office:string-value="BRISK BRISK" calcext:value-type="string">
            <text:p>BRISK 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4.144868" calcext:value-type="float">
            <text:p>14.144868</text:p>
          </table:table-cell>
          <table:table-cell table:number-columns-repeated="3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291]&amp; &quot; &quot;&amp; [.C291]" office:value-type="string" office:string-value="BRISK BRISK" calcext:value-type="string">
            <text:p>BRISK 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5.203116" calcext:value-type="float">
            <text:p>15.203116</text:p>
          </table:table-cell>
          <table:table-cell table:number-columns-repeated="3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292]&amp; &quot; &quot;&amp; [.C292]" office:value-type="string" office:string-value="BRISK BRISK" calcext:value-type="string">
            <text:p>BRISK 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26.429852" calcext:value-type="float">
            <text:p>26.429852</text:p>
          </table:table-cell>
          <table:table-cell table:number-columns-repeated="3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293]&amp; &quot; &quot;&amp; [.C293]" office:value-type="string" office:string-value="BRISK BRISK" calcext:value-type="string">
            <text:p>BRISK 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7.674317" calcext:value-type="float">
            <text:p>17.674317</text:p>
          </table:table-cell>
          <table:table-cell table:number-columns-repeated="3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294]&amp; &quot; &quot;&amp; [.C294]" office:value-type="string" office:string-value="BRISK BRISK" calcext:value-type="string">
            <text:p>BRISK 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6.85628" calcext:value-type="float">
            <text:p>16.85628</text:p>
          </table:table-cell>
          <table:table-cell table:number-columns-repeated="3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295]&amp; &quot; &quot;&amp; [.C295]" office:value-type="string" office:string-value="BRISK BRISK" calcext:value-type="string">
            <text:p>BRISK 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6.968087" calcext:value-type="float">
            <text:p>16.968087</text:p>
          </table:table-cell>
          <table:table-cell table:number-columns-repeated="3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296]&amp; &quot; &quot;&amp; [.C296]" office:value-type="string" office:string-value="BRISK BRISK" calcext:value-type="string">
            <text:p>BRISK 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4.322807" calcext:value-type="float">
            <text:p>14.322807</text:p>
          </table:table-cell>
          <table:table-cell table:number-columns-repeated="3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297]&amp; &quot; &quot;&amp; [.C297]" office:value-type="string" office:string-value="BRISK BRISK" calcext:value-type="string">
            <text:p>BRISK 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412117" calcext:value-type="float">
            <text:p>13.412117</text:p>
          </table:table-cell>
          <table:table-cell table:number-columns-repeated="3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298]&amp; &quot; &quot;&amp; [.C298]" office:value-type="string" office:string-value="BRISK BRISK" calcext:value-type="string">
            <text:p>BRISK 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817597" calcext:value-type="float">
            <text:p>12.817597</text:p>
          </table:table-cell>
          <table:table-cell table:number-columns-repeated="3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299]&amp; &quot; &quot;&amp; [.C299]" office:value-type="string" office:string-value="BRISK BRISK" calcext:value-type="string">
            <text:p>BRISK 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203692" calcext:value-type="float">
            <text:p>11.203692</text:p>
          </table:table-cell>
          <table:table-cell table:number-columns-repeated="3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300]&amp; &quot; &quot;&amp; [.C300]" office:value-type="string" office:string-value="BRISK BRISK" calcext:value-type="string">
            <text:p>BRISK 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850547" calcext:value-type="float">
            <text:p>11.850547</text:p>
          </table:table-cell>
          <table:table-cell table:number-columns-repeated="3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301]&amp; &quot; &quot;&amp; [.C301]" office:value-type="string" office:string-value="BRISK BRISK" calcext:value-type="string">
            <text:p>BRISK 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2.037588" calcext:value-type="float">
            <text:p>12.037588</text:p>
          </table:table-cell>
          <table:table-cell table:number-columns-repeated="3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302]&amp; &quot; &quot;&amp; [.C302]" office:value-type="string" office:string-value="BRISK BRISK" calcext:value-type="string">
            <text:p>BRISK 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2.600051" calcext:value-type="float">
            <text:p>12.600051</text:p>
          </table:table-cell>
          <table:table-cell table:number-columns-repeated="3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303]&amp; &quot; &quot;&amp; [.C303]" office:value-type="string" office:string-value="BRISK BRISK" calcext:value-type="string">
            <text:p>BRISK 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296855" calcext:value-type="float">
            <text:p>11.296855</text:p>
          </table:table-cell>
          <table:table-cell table:number-columns-repeated="3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304]&amp; &quot; &quot;&amp; [.C304]" office:value-type="string" office:string-value="BRISK BRISK" calcext:value-type="string">
            <text:p>BRISK 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287204" calcext:value-type="float">
            <text:p>9.287204</text:p>
          </table:table-cell>
          <table:table-cell table:number-columns-repeated="3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ISK</text:p>
          </table:table-cell>
          <table:table-cell table:formula="of:=[.B305]&amp; &quot; &quot;&amp; [.C305]" office:value-type="string" office:string-value="BRISK BRISK" calcext:value-type="string">
            <text:p>BRISK 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0.937235" calcext:value-type="float">
            <text:p>10.93723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306]&amp; &quot; &quot;&amp; [.C306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07]&amp; &quot; &quot;&amp; [.C307]" office:value-type="string" office:string-value="BRISK BRIEF" calcext:value-type="string">
            <text:p>BRISK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806404" calcext:value-type="float">
            <text:p>13.806404</text:p>
          </table:table-cell>
          <table:table-cell table:number-columns-repeated="3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08]&amp; &quot; &quot;&amp; [.C308]" office:value-type="string" office:string-value="BRISK BRIEF" calcext:value-type="string">
            <text:p>BRISK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8.707313" calcext:value-type="float">
            <text:p>18.707313</text:p>
          </table:table-cell>
          <table:table-cell table:number-columns-repeated="3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09]&amp; &quot; &quot;&amp; [.C309]" office:value-type="string" office:string-value="BRISK BRIEF" calcext:value-type="string">
            <text:p>BRISK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2.842297" calcext:value-type="float">
            <text:p>12.842297</text:p>
          </table:table-cell>
          <table:table-cell table:number-columns-repeated="3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10]&amp; &quot; &quot;&amp; [.C310]" office:value-type="string" office:string-value="BRISK BRIEF" calcext:value-type="string">
            <text:p>BRISK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20.027729" calcext:value-type="float">
            <text:p>20.027729</text:p>
          </table:table-cell>
          <table:table-cell table:number-columns-repeated="3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11]&amp; &quot; &quot;&amp; [.C311]" office:value-type="string" office:string-value="BRISK BRIEF" calcext:value-type="string">
            <text:p>BRISK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9.478342" calcext:value-type="float">
            <text:p>19.478342</text:p>
          </table:table-cell>
          <table:table-cell table:number-columns-repeated="3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12]&amp; &quot; &quot;&amp; [.C312]" office:value-type="string" office:string-value="BRISK BRIEF" calcext:value-type="string">
            <text:p>BRISK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7.955252" calcext:value-type="float">
            <text:p>17.955252</text:p>
          </table:table-cell>
          <table:table-cell table:number-columns-repeated="3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13]&amp; &quot; &quot;&amp; [.C313]" office:value-type="string" office:string-value="BRISK BRIEF" calcext:value-type="string">
            <text:p>BRISK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936127" calcext:value-type="float">
            <text:p>15.936127</text:p>
          </table:table-cell>
          <table:table-cell table:number-columns-repeated="3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14]&amp; &quot; &quot;&amp; [.C314]" office:value-type="string" office:string-value="BRISK BRIEF" calcext:value-type="string">
            <text:p>BRISK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8.453142" calcext:value-type="float">
            <text:p>18.453142</text:p>
          </table:table-cell>
          <table:table-cell table:number-columns-repeated="3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15]&amp; &quot; &quot;&amp; [.C315]" office:value-type="string" office:string-value="BRISK BRIEF" calcext:value-type="string">
            <text:p>BRISK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6.244059" calcext:value-type="float">
            <text:p>16.244059</text:p>
          </table:table-cell>
          <table:table-cell table:number-columns-repeated="3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16]&amp; &quot; &quot;&amp; [.C316]" office:value-type="string" office:string-value="BRISK BRIEF" calcext:value-type="string">
            <text:p>BRISK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060033" calcext:value-type="float">
            <text:p>13.060033</text:p>
          </table:table-cell>
          <table:table-cell table:number-columns-repeated="3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17]&amp; &quot; &quot;&amp; [.C317]" office:value-type="string" office:string-value="BRISK BRIEF" calcext:value-type="string">
            <text:p>BRISK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3.76577" calcext:value-type="float">
            <text:p>13.76577</text:p>
          </table:table-cell>
          <table:table-cell table:number-columns-repeated="3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18]&amp; &quot; &quot;&amp; [.C318]" office:value-type="string" office:string-value="BRISK BRIEF" calcext:value-type="string">
            <text:p>BRISK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5.167483" calcext:value-type="float">
            <text:p>15.167483</text:p>
          </table:table-cell>
          <table:table-cell table:number-columns-repeated="3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19]&amp; &quot; &quot;&amp; [.C319]" office:value-type="string" office:string-value="BRISK BRIEF" calcext:value-type="string">
            <text:p>BRISK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2.497272" calcext:value-type="float">
            <text:p>12.497272</text:p>
          </table:table-cell>
          <table:table-cell table:number-columns-repeated="3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20]&amp; &quot; &quot;&amp; [.C320]" office:value-type="string" office:string-value="BRISK BRIEF" calcext:value-type="string">
            <text:p>BRISK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494064" calcext:value-type="float">
            <text:p>11.494064</text:p>
          </table:table-cell>
          <table:table-cell table:number-columns-repeated="3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21]&amp; &quot; &quot;&amp; [.C321]" office:value-type="string" office:string-value="BRISK BRIEF" calcext:value-type="string">
            <text:p>BRISK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216074" calcext:value-type="float">
            <text:p>11.216074</text:p>
          </table:table-cell>
          <table:table-cell table:number-columns-repeated="3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22]&amp; &quot; &quot;&amp; [.C322]" office:value-type="string" office:string-value="BRISK BRIEF" calcext:value-type="string">
            <text:p>BRISK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2.120775" calcext:value-type="float">
            <text:p>12.120775</text:p>
          </table:table-cell>
          <table:table-cell table:number-columns-repeated="3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23]&amp; &quot; &quot;&amp; [.C323]" office:value-type="string" office:string-value="BRISK BRIEF" calcext:value-type="string">
            <text:p>BRISK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1.460935" calcext:value-type="float">
            <text:p>11.460935</text:p>
          </table:table-cell>
          <table:table-cell table:number-columns-repeated="3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formula="of:=[.B324]&amp; &quot; &quot;&amp; [.C324]" office:value-type="string" office:string-value="BRISK BRIEF" calcext:value-type="string">
            <text:p>BRISK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0.696334" calcext:value-type="float">
            <text:p>10.69633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325]&amp; &quot; &quot;&amp; [.C325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26]&amp; &quot; &quot;&amp; [.C326]" office:value-type="string" office:string-value="BRISK ORB" calcext:value-type="string">
            <text:p>BRISK 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822491" calcext:value-type="float">
            <text:p>13.822491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27]&amp; &quot; &quot;&amp; [.C327]" office:value-type="string" office:string-value="BRISK ORB" calcext:value-type="string">
            <text:p>BRISK 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8.269909" calcext:value-type="float">
            <text:p>18.269909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28]&amp; &quot; &quot;&amp; [.C328]" office:value-type="string" office:string-value="BRISK ORB" calcext:value-type="string">
            <text:p>BRISK 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411271" calcext:value-type="float">
            <text:p>13.411271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29]&amp; &quot; &quot;&amp; [.C329]" office:value-type="string" office:string-value="BRISK ORB" calcext:value-type="string">
            <text:p>BRISK ORB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6.396559" calcext:value-type="float">
            <text:p>16.396559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30]&amp; &quot; &quot;&amp; [.C330]" office:value-type="string" office:string-value="BRISK ORB" calcext:value-type="string">
            <text:p>BRISK 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9.143792" calcext:value-type="float">
            <text:p>19.143792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31]&amp; &quot; &quot;&amp; [.C331]" office:value-type="string" office:string-value="BRISK ORB" calcext:value-type="string">
            <text:p>BRISK ORB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9.425573" calcext:value-type="float">
            <text:p>19.425573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32]&amp; &quot; &quot;&amp; [.C332]" office:value-type="string" office:string-value="BRISK ORB" calcext:value-type="string">
            <text:p>BRISK 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7.900421" calcext:value-type="float">
            <text:p>17.900421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33]&amp; &quot; &quot;&amp; [.C333]" office:value-type="string" office:string-value="BRISK ORB" calcext:value-type="string">
            <text:p>BRISK 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6.896983" calcext:value-type="float">
            <text:p>16.896983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34]&amp; &quot; &quot;&amp; [.C334]" office:value-type="string" office:string-value="BRISK ORB" calcext:value-type="string">
            <text:p>BRISK 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4.629751" calcext:value-type="float">
            <text:p>14.629751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35]&amp; &quot; &quot;&amp; [.C335]" office:value-type="string" office:string-value="BRISK ORB" calcext:value-type="string">
            <text:p>BRISK 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288231" calcext:value-type="float">
            <text:p>11.288231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36]&amp; &quot; &quot;&amp; [.C336]" office:value-type="string" office:string-value="BRISK ORB" calcext:value-type="string">
            <text:p>BRISK 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3.26608" calcext:value-type="float">
            <text:p>13.26608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37]&amp; &quot; &quot;&amp; [.C337]" office:value-type="string" office:string-value="BRISK ORB" calcext:value-type="string">
            <text:p>BRISK 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50865" calcext:value-type="float">
            <text:p>11.50865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38]&amp; &quot; &quot;&amp; [.C338]" office:value-type="string" office:string-value="BRISK ORB" calcext:value-type="string">
            <text:p>BRISK 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659895" calcext:value-type="float">
            <text:p>11.659895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39]&amp; &quot; &quot;&amp; [.C339]" office:value-type="string" office:string-value="BRISK ORB" calcext:value-type="string">
            <text:p>BRISK 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2.568548" calcext:value-type="float">
            <text:p>12.568548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40]&amp; &quot; &quot;&amp; [.C340]" office:value-type="string" office:string-value="BRISK ORB" calcext:value-type="string">
            <text:p>BRISK 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1.296961" calcext:value-type="float">
            <text:p>11.296961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41]&amp; &quot; &quot;&amp; [.C341]" office:value-type="string" office:string-value="BRISK ORB" calcext:value-type="string">
            <text:p>BRISK 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1.447521" calcext:value-type="float">
            <text:p>11.447521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42]&amp; &quot; &quot;&amp; [.C342]" office:value-type="string" office:string-value="BRISK ORB" calcext:value-type="string">
            <text:p>BRISK 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0.359263" calcext:value-type="float">
            <text:p>10.359263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formula="of:=[.B343]&amp; &quot; &quot;&amp; [.C343]" office:value-type="string" office:string-value="BRISK ORB" calcext:value-type="string">
            <text:p>BRISK 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2.119808" calcext:value-type="float">
            <text:p>12.11980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344]&amp; &quot; &quot;&amp; [.C344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45]&amp; &quot; &quot;&amp; [.C345]" office:value-type="string" office:string-value="BRISK FREAK" calcext:value-type="string">
            <text:p>BRISK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348305" calcext:value-type="float">
            <text:p>12.348305</text:p>
          </table:table-cell>
          <table:table-cell table:number-columns-repeated="3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46]&amp; &quot; &quot;&amp; [.C346]" office:value-type="string" office:string-value="BRISK FREAK" calcext:value-type="string">
            <text:p>BRISK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24.155454" calcext:value-type="float">
            <text:p>24.155454</text:p>
          </table:table-cell>
          <table:table-cell table:number-columns-repeated="3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47]&amp; &quot; &quot;&amp; [.C347]" office:value-type="string" office:string-value="BRISK FREAK" calcext:value-type="string">
            <text:p>BRISK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552668" calcext:value-type="float">
            <text:p>13.552668</text:p>
          </table:table-cell>
          <table:table-cell table:number-columns-repeated="3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48]&amp; &quot; &quot;&amp; [.C348]" office:value-type="string" office:string-value="BRISK FREAK" calcext:value-type="string">
            <text:p>BRISK 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944529" calcext:value-type="float">
            <text:p>13.944529</text:p>
          </table:table-cell>
          <table:table-cell table:number-columns-repeated="3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49]&amp; &quot; &quot;&amp; [.C349]" office:value-type="string" office:string-value="BRISK FREAK" calcext:value-type="string">
            <text:p>BRISK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23.708736" calcext:value-type="float">
            <text:p>23.708736</text:p>
          </table:table-cell>
          <table:table-cell table:number-columns-repeated="3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50]&amp; &quot; &quot;&amp; [.C350]" office:value-type="string" office:string-value="BRISK FREAK" calcext:value-type="string">
            <text:p>BRISK 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6.429774" calcext:value-type="float">
            <text:p>16.429774</text:p>
          </table:table-cell>
          <table:table-cell table:number-columns-repeated="3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51]&amp; &quot; &quot;&amp; [.C351]" office:value-type="string" office:string-value="BRISK FREAK" calcext:value-type="string">
            <text:p>BRISK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446334" calcext:value-type="float">
            <text:p>15.446334</text:p>
          </table:table-cell>
          <table:table-cell table:number-columns-repeated="3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52]&amp; &quot; &quot;&amp; [.C352]" office:value-type="string" office:string-value="BRISK FREAK" calcext:value-type="string">
            <text:p>BRISK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8.402082" calcext:value-type="float">
            <text:p>18.402082</text:p>
          </table:table-cell>
          <table:table-cell table:number-columns-repeated="3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53]&amp; &quot; &quot;&amp; [.C353]" office:value-type="string" office:string-value="BRISK FREAK" calcext:value-type="string">
            <text:p>BRISK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5.656489" calcext:value-type="float">
            <text:p>15.656489</text:p>
          </table:table-cell>
          <table:table-cell table:number-columns-repeated="3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54]&amp; &quot; &quot;&amp; [.C354]" office:value-type="string" office:string-value="BRISK FREAK" calcext:value-type="string">
            <text:p>BRISK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3.98387" calcext:value-type="float">
            <text:p>13.98387</text:p>
          </table:table-cell>
          <table:table-cell table:number-columns-repeated="3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55]&amp; &quot; &quot;&amp; [.C355]" office:value-type="string" office:string-value="BRISK FREAK" calcext:value-type="string">
            <text:p>BRISK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3.682809" calcext:value-type="float">
            <text:p>13.682809</text:p>
          </table:table-cell>
          <table:table-cell table:number-columns-repeated="3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56]&amp; &quot; &quot;&amp; [.C356]" office:value-type="string" office:string-value="BRISK FREAK" calcext:value-type="string">
            <text:p>BRISK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490682" calcext:value-type="float">
            <text:p>11.490682</text:p>
          </table:table-cell>
          <table:table-cell table:number-columns-repeated="3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57]&amp; &quot; &quot;&amp; [.C357]" office:value-type="string" office:string-value="BRISK FREAK" calcext:value-type="string">
            <text:p>BRISK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615093" calcext:value-type="float">
            <text:p>11.615093</text:p>
          </table:table-cell>
          <table:table-cell table:number-columns-repeated="3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58]&amp; &quot; &quot;&amp; [.C358]" office:value-type="string" office:string-value="BRISK FREAK" calcext:value-type="string">
            <text:p>BRISK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253482" calcext:value-type="float">
            <text:p>11.253482</text:p>
          </table:table-cell>
          <table:table-cell table:number-columns-repeated="3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59]&amp; &quot; &quot;&amp; [.C359]" office:value-type="string" office:string-value="BRISK FREAK" calcext:value-type="string">
            <text:p>BRISK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2.868649" calcext:value-type="float">
            <text:p>12.868649</text:p>
          </table:table-cell>
          <table:table-cell table:number-columns-repeated="3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60]&amp; &quot; &quot;&amp; [.C360]" office:value-type="string" office:string-value="BRISK FREAK" calcext:value-type="string">
            <text:p>BRISK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278343" calcext:value-type="float">
            <text:p>10.278343</text:p>
          </table:table-cell>
          <table:table-cell table:number-columns-repeated="3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61]&amp; &quot; &quot;&amp; [.C361]" office:value-type="string" office:string-value="BRISK FREAK" calcext:value-type="string">
            <text:p>BRISK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266818" calcext:value-type="float">
            <text:p>9.266818</text:p>
          </table:table-cell>
          <table:table-cell table:number-columns-repeated="3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formula="of:=[.B362]&amp; &quot; &quot;&amp; [.C362]" office:value-type="string" office:string-value="BRISK FREAK" calcext:value-type="string">
            <text:p>BRISK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0.770676" calcext:value-type="float">
            <text:p>10.77067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363]&amp; &quot; &quot;&amp; [.C363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64]&amp; &quot; &quot;&amp; [.C364]" office:value-type="string" office:string-value="BRISK SIFT" calcext:value-type="string">
            <text:p>BRISK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597628" calcext:value-type="float">
            <text:p>12.597628</text:p>
          </table:table-cell>
          <table:table-cell table:number-columns-repeated="3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65]&amp; &quot; &quot;&amp; [.C365]" office:value-type="string" office:string-value="BRISK SIFT" calcext:value-type="string">
            <text:p>BRISK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5.390003" calcext:value-type="float">
            <text:p>15.390003</text:p>
          </table:table-cell>
          <table:table-cell table:number-columns-repeated="3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66]&amp; &quot; &quot;&amp; [.C366]" office:value-type="string" office:string-value="BRISK SIFT" calcext:value-type="string">
            <text:p>BRISK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9.016478" calcext:value-type="float">
            <text:p>19.016478</text:p>
          </table:table-cell>
          <table:table-cell table:number-columns-repeated="3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67]&amp; &quot; &quot;&amp; [.C367]" office:value-type="string" office:string-value="BRISK SIFT" calcext:value-type="string">
            <text:p>BRISK 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207218" calcext:value-type="float">
            <text:p>13.207218</text:p>
          </table:table-cell>
          <table:table-cell table:number-columns-repeated="3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68]&amp; &quot; &quot;&amp; [.C368]" office:value-type="string" office:string-value="BRISK SIFT" calcext:value-type="string">
            <text:p>BRISK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9.621091" calcext:value-type="float">
            <text:p>39.621091</text:p>
          </table:table-cell>
          <table:table-cell table:number-columns-repeated="3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69]&amp; &quot; &quot;&amp; [.C369]" office:value-type="string" office:string-value="BRISK SIFT" calcext:value-type="string">
            <text:p>BRISK 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5.423736" calcext:value-type="float">
            <text:p>15.423736</text:p>
          </table:table-cell>
          <table:table-cell table:number-columns-repeated="3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70]&amp; &quot; &quot;&amp; [.C370]" office:value-type="string" office:string-value="BRISK SIFT" calcext:value-type="string">
            <text:p>BRISK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3.845785" calcext:value-type="float">
            <text:p>13.845785</text:p>
          </table:table-cell>
          <table:table-cell table:number-columns-repeated="3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71]&amp; &quot; &quot;&amp; [.C371]" office:value-type="string" office:string-value="BRISK SIFT" calcext:value-type="string">
            <text:p>BRISK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920072" calcext:value-type="float">
            <text:p>14.920072</text:p>
          </table:table-cell>
          <table:table-cell table:number-columns-repeated="3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72]&amp; &quot; &quot;&amp; [.C372]" office:value-type="string" office:string-value="BRISK SIFT" calcext:value-type="string">
            <text:p>BRISK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7.597838" calcext:value-type="float">
            <text:p>17.597838</text:p>
          </table:table-cell>
          <table:table-cell table:number-columns-repeated="3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73]&amp; &quot; &quot;&amp; [.C373]" office:value-type="string" office:string-value="BRISK SIFT" calcext:value-type="string">
            <text:p>BRISK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4.084871" calcext:value-type="float">
            <text:p>14.084871</text:p>
          </table:table-cell>
          <table:table-cell table:number-columns-repeated="3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74]&amp; &quot; &quot;&amp; [.C374]" office:value-type="string" office:string-value="BRISK SIFT" calcext:value-type="string">
            <text:p>BRISK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7.245458" calcext:value-type="float">
            <text:p>17.245458</text:p>
          </table:table-cell>
          <table:table-cell table:number-columns-repeated="3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75]&amp; &quot; &quot;&amp; [.C375]" office:value-type="string" office:string-value="BRISK SIFT" calcext:value-type="string">
            <text:p>BRISK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103876" calcext:value-type="float">
            <text:p>11.103876</text:p>
          </table:table-cell>
          <table:table-cell table:number-columns-repeated="3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76]&amp; &quot; &quot;&amp; [.C376]" office:value-type="string" office:string-value="BRISK SIFT" calcext:value-type="string">
            <text:p>BRISK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3.789453" calcext:value-type="float">
            <text:p>13.789453</text:p>
          </table:table-cell>
          <table:table-cell table:number-columns-repeated="3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77]&amp; &quot; &quot;&amp; [.C377]" office:value-type="string" office:string-value="BRISK SIFT" calcext:value-type="string">
            <text:p>BRISK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426113" calcext:value-type="float">
            <text:p>10.426113</text:p>
          </table:table-cell>
          <table:table-cell table:number-columns-repeated="3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78]&amp; &quot; &quot;&amp; [.C378]" office:value-type="string" office:string-value="BRISK SIFT" calcext:value-type="string">
            <text:p>BRISK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4.19566" calcext:value-type="float">
            <text:p>14.19566</text:p>
          </table:table-cell>
          <table:table-cell table:number-columns-repeated="3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79]&amp; &quot; &quot;&amp; [.C379]" office:value-type="string" office:string-value="BRISK SIFT" calcext:value-type="string">
            <text:p>BRISK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712561" calcext:value-type="float">
            <text:p>10.712561</text:p>
          </table:table-cell>
          <table:table-cell table:number-columns-repeated="3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80]&amp; &quot; &quot;&amp; [.C380]" office:value-type="string" office:string-value="BRISK SIFT" calcext:value-type="string">
            <text:p>BRISK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0.213965" calcext:value-type="float">
            <text:p>10.213965</text:p>
          </table:table-cell>
          <table:table-cell table:number-columns-repeated="3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formula="of:=[.B381]&amp; &quot; &quot;&amp; [.C381]" office:value-type="string" office:string-value="BRISK SIFT" calcext:value-type="string">
            <text:p>BRISK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2.10769" calcext:value-type="float">
            <text:p>12.1076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382]&amp; &quot; &quot;&amp; [.C382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83]&amp; &quot; &quot;&amp; [.C383]" office:value-type="string" office:string-value="ORB BRISK" calcext:value-type="string">
            <text:p>ORB 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6.726072" calcext:value-type="float">
            <text:p>16.726072</text:p>
          </table:table-cell>
          <table:table-cell table:number-columns-repeated="3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84]&amp; &quot; &quot;&amp; [.C384]" office:value-type="string" office:string-value="ORB BRISK" calcext:value-type="string">
            <text:p>ORB 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006272" calcext:value-type="float">
            <text:p>14.006272</text:p>
          </table:table-cell>
          <table:table-cell table:number-columns-repeated="3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85]&amp; &quot; &quot;&amp; [.C385]" office:value-type="string" office:string-value="ORB BRISK" calcext:value-type="string">
            <text:p>ORB 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2.416535" calcext:value-type="float">
            <text:p>12.416535</text:p>
          </table:table-cell>
          <table:table-cell table:number-columns-repeated="3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86]&amp; &quot; &quot;&amp; [.C386]" office:value-type="string" office:string-value="ORB BRISK" calcext:value-type="string">
            <text:p>ORB 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29.920121" calcext:value-type="float">
            <text:p>29.920121</text:p>
          </table:table-cell>
          <table:table-cell table:number-columns-repeated="3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87]&amp; &quot; &quot;&amp; [.C387]" office:value-type="string" office:string-value="ORB BRISK" calcext:value-type="string">
            <text:p>ORB 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92.407057" calcext:value-type="float">
            <text:p>192.407057</text:p>
          </table:table-cell>
          <table:table-cell table:number-columns-repeated="3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88]&amp; &quot; &quot;&amp; [.C388]" office:value-type="string" office:string-value="ORB BRISK" calcext:value-type="string">
            <text:p>ORB 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0.841149" calcext:value-type="float">
            <text:p>10.841149</text:p>
          </table:table-cell>
          <table:table-cell table:number-columns-repeated="3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89]&amp; &quot; &quot;&amp; [.C389]" office:value-type="string" office:string-value="ORB BRISK" calcext:value-type="string">
            <text:p>ORB 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6.733412" calcext:value-type="float">
            <text:p>16.733412</text:p>
          </table:table-cell>
          <table:table-cell table:number-columns-repeated="3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90]&amp; &quot; &quot;&amp; [.C390]" office:value-type="string" office:string-value="ORB BRISK" calcext:value-type="string">
            <text:p>ORB 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0.696285" calcext:value-type="float">
            <text:p>10.696285</text:p>
          </table:table-cell>
          <table:table-cell table:number-columns-repeated="3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91]&amp; &quot; &quot;&amp; [.C391]" office:value-type="string" office:string-value="ORB BRISK" calcext:value-type="string">
            <text:p>ORB 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246443" calcext:value-type="float">
            <text:p>13.246443</text:p>
          </table:table-cell>
          <table:table-cell table:number-columns-repeated="3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92]&amp; &quot; &quot;&amp; [.C392]" office:value-type="string" office:string-value="ORB BRISK" calcext:value-type="string">
            <text:p>ORB 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9.471991" calcext:value-type="float">
            <text:p>19.471991</text:p>
          </table:table-cell>
          <table:table-cell table:number-columns-repeated="3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93]&amp; &quot; &quot;&amp; [.C393]" office:value-type="string" office:string-value="ORB BRISK" calcext:value-type="string">
            <text:p>ORB 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8.291247" calcext:value-type="float">
            <text:p>8.291247</text:p>
          </table:table-cell>
          <table:table-cell table:number-columns-repeated="3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94]&amp; &quot; &quot;&amp; [.C394]" office:value-type="string" office:string-value="ORB BRISK" calcext:value-type="string">
            <text:p>ORB 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string" calcext:value-type="string">
            <text:p>-inf</text:p>
          </table:table-cell>
          <table:table-cell table:number-columns-repeated="3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95]&amp; &quot; &quot;&amp; [.C395]" office:value-type="string" office:string-value="ORB BRISK" calcext:value-type="string">
            <text:p>ORB 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7.714692" calcext:value-type="float">
            <text:p>7.714692</text:p>
          </table:table-cell>
          <table:table-cell table:number-columns-repeated="3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96]&amp; &quot; &quot;&amp; [.C396]" office:value-type="string" office:string-value="ORB BRISK" calcext:value-type="string">
            <text:p>ORB 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9.474114" calcext:value-type="float">
            <text:p>9.474114</text:p>
          </table:table-cell>
          <table:table-cell table:number-columns-repeated="3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97]&amp; &quot; &quot;&amp; [.C397]" office:value-type="string" office:string-value="ORB BRISK" calcext:value-type="string">
            <text:p>ORB 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8.730929" calcext:value-type="float">
            <text:p>8.730929</text:p>
          </table:table-cell>
          <table:table-cell table:number-columns-repeated="3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98]&amp; &quot; &quot;&amp; [.C398]" office:value-type="string" office:string-value="ORB BRISK" calcext:value-type="string">
            <text:p>ORB 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3.276519" calcext:value-type="float">
            <text:p>13.276519</text:p>
          </table:table-cell>
          <table:table-cell table:number-columns-repeated="3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399]&amp; &quot; &quot;&amp; [.C399]" office:value-type="string" office:string-value="ORB BRISK" calcext:value-type="string">
            <text:p>ORB 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2.372025" calcext:value-type="float">
            <text:p>12.372025</text:p>
          </table:table-cell>
          <table:table-cell table:number-columns-repeated="3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formula="of:=[.B400]&amp; &quot; &quot;&amp; [.C400]" office:value-type="string" office:string-value="ORB BRISK" calcext:value-type="string">
            <text:p>ORB 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25.011807" calcext:value-type="float">
            <text:p>25.01180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401]&amp; &quot; &quot;&amp; [.C401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02]&amp; &quot; &quot;&amp; [.C402]" office:value-type="string" office:string-value="ORB BRIEF" calcext:value-type="string">
            <text:p>ORB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21.341844" calcext:value-type="float">
            <text:p>21.341844</text:p>
          </table:table-cell>
          <table:table-cell table:number-columns-repeated="3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03]&amp; &quot; &quot;&amp; [.C403]" office:value-type="string" office:string-value="ORB BRIEF" calcext:value-type="string">
            <text:p>ORB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47.91996" calcext:value-type="float">
            <text:p>47.91996</text:p>
          </table:table-cell>
          <table:table-cell table:number-columns-repeated="3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04]&amp; &quot; &quot;&amp; [.C404]" office:value-type="string" office:string-value="ORB BRIEF" calcext:value-type="string">
            <text:p>ORB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03.664979" calcext:value-type="float">
            <text:p>103.664979</text:p>
          </table:table-cell>
          <table:table-cell table:number-columns-repeated="3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05]&amp; &quot; &quot;&amp; [.C405]" office:value-type="string" office:string-value="ORB BRIEF" calcext:value-type="string">
            <text:p>ORB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2.640142" calcext:value-type="float">
            <text:p>12.640142</text:p>
          </table:table-cell>
          <table:table-cell table:number-columns-repeated="3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06]&amp; &quot; &quot;&amp; [.C406]" office:value-type="string" office:string-value="ORB BRIEF" calcext:value-type="string">
            <text:p>ORB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20.23034" calcext:value-type="float">
            <text:p>20.23034</text:p>
          </table:table-cell>
          <table:table-cell table:number-columns-repeated="3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07]&amp; &quot; &quot;&amp; [.C407]" office:value-type="string" office:string-value="ORB BRIEF" calcext:value-type="string">
            <text:p>ORB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8.356676" calcext:value-type="float">
            <text:p>18.356676</text:p>
          </table:table-cell>
          <table:table-cell table:number-columns-repeated="3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08]&amp; &quot; &quot;&amp; [.C408]" office:value-type="string" office:string-value="ORB BRIEF" calcext:value-type="string">
            <text:p>ORB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37.32047" calcext:value-type="float">
            <text:p>37.32047</text:p>
          </table:table-cell>
          <table:table-cell table:number-columns-repeated="3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09]&amp; &quot; &quot;&amp; [.C409]" office:value-type="string" office:string-value="ORB BRIEF" calcext:value-type="string">
            <text:p>ORB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34.629764" calcext:value-type="float">
            <text:p>34.629764</text:p>
          </table:table-cell>
          <table:table-cell table:number-columns-repeated="3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10]&amp; &quot; &quot;&amp; [.C410]" office:value-type="string" office:string-value="ORB BRIEF" calcext:value-type="string">
            <text:p>ORB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90.972639" calcext:value-type="float">
            <text:p>90.972639</text:p>
          </table:table-cell>
          <table:table-cell table:number-columns-repeated="3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11]&amp; &quot; &quot;&amp; [.C411]" office:value-type="string" office:string-value="ORB BRIEF" calcext:value-type="string">
            <text:p>ORB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6.262498" calcext:value-type="float">
            <text:p>16.262498</text:p>
          </table:table-cell>
          <table:table-cell table:number-columns-repeated="3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12]&amp; &quot; &quot;&amp; [.C412]" office:value-type="string" office:string-value="ORB BRIEF" calcext:value-type="string">
            <text:p>ORB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9.093385" calcext:value-type="float">
            <text:p>19.093385</text:p>
          </table:table-cell>
          <table:table-cell table:number-columns-repeated="3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13]&amp; &quot; &quot;&amp; [.C413]" office:value-type="string" office:string-value="ORB BRIEF" calcext:value-type="string">
            <text:p>ORB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4.647826" calcext:value-type="float">
            <text:p>14.647826</text:p>
          </table:table-cell>
          <table:table-cell table:number-columns-repeated="3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14]&amp; &quot; &quot;&amp; [.C414]" office:value-type="string" office:string-value="ORB BRIEF" calcext:value-type="string">
            <text:p>ORB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4.388385" calcext:value-type="float">
            <text:p>14.388385</text:p>
          </table:table-cell>
          <table:table-cell table:number-columns-repeated="3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15]&amp; &quot; &quot;&amp; [.C415]" office:value-type="string" office:string-value="ORB BRIEF" calcext:value-type="string">
            <text:p>ORB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9.713079" calcext:value-type="float">
            <text:p>9.713079</text:p>
          </table:table-cell>
          <table:table-cell table:number-columns-repeated="3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16]&amp; &quot; &quot;&amp; [.C416]" office:value-type="string" office:string-value="ORB BRIEF" calcext:value-type="string">
            <text:p>ORB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8.815997" calcext:value-type="float">
            <text:p>8.815997</text:p>
          </table:table-cell>
          <table:table-cell table:number-columns-repeated="3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17]&amp; &quot; &quot;&amp; [.C417]" office:value-type="string" office:string-value="ORB BRIEF" calcext:value-type="string">
            <text:p>ORB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953072" calcext:value-type="float">
            <text:p>10.953072</text:p>
          </table:table-cell>
          <table:table-cell table:number-columns-repeated="3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18]&amp; &quot; &quot;&amp; [.C418]" office:value-type="string" office:string-value="ORB BRIEF" calcext:value-type="string">
            <text:p>ORB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4.368313" calcext:value-type="float">
            <text:p>14.368313</text:p>
          </table:table-cell>
          <table:table-cell table:number-columns-repeated="3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formula="of:=[.B419]&amp; &quot; &quot;&amp; [.C419]" office:value-type="string" office:string-value="ORB BRIEF" calcext:value-type="string">
            <text:p>ORB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9.73792" calcext:value-type="float">
            <text:p>19.7379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420]&amp; &quot; &quot;&amp; [.C420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21]&amp; &quot; &quot;&amp; [.C421]" office:value-type="string" office:string-value="ORB ORB" calcext:value-type="string">
            <text:p>ORB 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9.462607" calcext:value-type="float">
            <text:p>19.462607</text:p>
          </table:table-cell>
          <table:table-cell table:number-columns-repeated="3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22]&amp; &quot; &quot;&amp; [.C422]" office:value-type="string" office:string-value="ORB ORB" calcext:value-type="string">
            <text:p>ORB 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0.026227" calcext:value-type="float">
            <text:p>10.026227</text:p>
          </table:table-cell>
          <table:table-cell table:number-columns-repeated="3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23]&amp; &quot; &quot;&amp; [.C423]" office:value-type="string" office:string-value="ORB ORB" calcext:value-type="string">
            <text:p>ORB 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00953" calcext:value-type="float">
            <text:p>13.00953</text:p>
          </table:table-cell>
          <table:table-cell table:number-columns-repeated="3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24]&amp; &quot; &quot;&amp; [.C424]" office:value-type="string" office:string-value="ORB ORB" calcext:value-type="string">
            <text:p>ORB ORB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21.790953" calcext:value-type="float">
            <text:p>21.790953</text:p>
          </table:table-cell>
          <table:table-cell table:number-columns-repeated="3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25]&amp; &quot; &quot;&amp; [.C425]" office:value-type="string" office:string-value="ORB ORB" calcext:value-type="string">
            <text:p>ORB 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39.391" calcext:value-type="float">
            <text:p>39.391</text:p>
          </table:table-cell>
          <table:table-cell table:number-columns-repeated="3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26]&amp; &quot; &quot;&amp; [.C426]" office:value-type="string" office:string-value="ORB ORB" calcext:value-type="string">
            <text:p>ORB ORB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8.45494" calcext:value-type="float">
            <text:p>18.45494</text:p>
          </table:table-cell>
          <table:table-cell table:number-columns-repeated="3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27]&amp; &quot; &quot;&amp; [.C427]" office:value-type="string" office:string-value="ORB ORB" calcext:value-type="string">
            <text:p>ORB 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73.31956" calcext:value-type="float">
            <text:p>173.31956</text:p>
          </table:table-cell>
          <table:table-cell table:number-columns-repeated="3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28]&amp; &quot; &quot;&amp; [.C428]" office:value-type="string" office:string-value="ORB ORB" calcext:value-type="string">
            <text:p>ORB 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0.903326" calcext:value-type="float">
            <text:p>10.903326</text:p>
          </table:table-cell>
          <table:table-cell table:number-columns-repeated="3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29]&amp; &quot; &quot;&amp; [.C429]" office:value-type="string" office:string-value="ORB ORB" calcext:value-type="string">
            <text:p>ORB 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string" calcext:value-type="string">
            <text:p>-inf</text:p>
          </table:table-cell>
          <table:table-cell table:number-columns-repeated="3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30]&amp; &quot; &quot;&amp; [.C430]" office:value-type="string" office:string-value="ORB ORB" calcext:value-type="string">
            <text:p>ORB 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34.839324" calcext:value-type="float">
            <text:p>34.839324</text:p>
          </table:table-cell>
          <table:table-cell table:number-columns-repeated="3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31]&amp; &quot; &quot;&amp; [.C431]" office:value-type="string" office:string-value="ORB ORB" calcext:value-type="string">
            <text:p>ORB 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8.287961" calcext:value-type="float">
            <text:p>8.287961</text:p>
          </table:table-cell>
          <table:table-cell table:number-columns-repeated="3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32]&amp; &quot; &quot;&amp; [.C432]" office:value-type="string" office:string-value="ORB ORB" calcext:value-type="string">
            <text:p>ORB 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26.040853" calcext:value-type="float">
            <text:p>26.040853</text:p>
          </table:table-cell>
          <table:table-cell table:number-columns-repeated="3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33]&amp; &quot; &quot;&amp; [.C433]" office:value-type="string" office:string-value="ORB ORB" calcext:value-type="string">
            <text:p>ORB 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9.676752" calcext:value-type="float">
            <text:p>9.676752</text:p>
          </table:table-cell>
          <table:table-cell table:number-columns-repeated="3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34]&amp; &quot; &quot;&amp; [.C434]" office:value-type="string" office:string-value="ORB ORB" calcext:value-type="string">
            <text:p>ORB 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1.402415" calcext:value-type="float">
            <text:p>11.402415</text:p>
          </table:table-cell>
          <table:table-cell table:number-columns-repeated="3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35]&amp; &quot; &quot;&amp; [.C435]" office:value-type="string" office:string-value="ORB ORB" calcext:value-type="string">
            <text:p>ORB 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3.646251" calcext:value-type="float">
            <text:p>13.646251</text:p>
          </table:table-cell>
          <table:table-cell table:number-columns-repeated="3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36]&amp; &quot; &quot;&amp; [.C436]" office:value-type="string" office:string-value="ORB ORB" calcext:value-type="string">
            <text:p>ORB 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506344" calcext:value-type="float">
            <text:p>10.506344</text:p>
          </table:table-cell>
          <table:table-cell table:number-columns-repeated="3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37]&amp; &quot; &quot;&amp; [.C437]" office:value-type="string" office:string-value="ORB ORB" calcext:value-type="string">
            <text:p>ORB 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6.666733" calcext:value-type="float">
            <text:p>16.666733</text:p>
          </table:table-cell>
          <table:table-cell table:number-columns-repeated="3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RB</text:p>
          </table:table-cell>
          <table:table-cell table:formula="of:=[.B438]&amp; &quot; &quot;&amp; [.C438]" office:value-type="string" office:string-value="ORB ORB" calcext:value-type="string">
            <text:p>ORB 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30.268522" calcext:value-type="float">
            <text:p>30.26852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439]&amp; &quot; &quot;&amp; [.C439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40]&amp; &quot; &quot;&amp; [.C440]" office:value-type="string" office:string-value="ORB FREAK" calcext:value-type="string">
            <text:p>ORB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207445" calcext:value-type="float">
            <text:p>12.207445</text:p>
          </table:table-cell>
          <table:table-cell table:number-columns-repeated="3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41]&amp; &quot; &quot;&amp; [.C441]" office:value-type="string" office:string-value="ORB FREAK" calcext:value-type="string">
            <text:p>ORB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20.12059" calcext:value-type="float">
            <text:p>20.12059</text:p>
          </table:table-cell>
          <table:table-cell table:number-columns-repeated="3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42]&amp; &quot; &quot;&amp; [.C442]" office:value-type="string" office:string-value="ORB FREAK" calcext:value-type="string">
            <text:p>ORB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1.669048" calcext:value-type="float">
            <text:p>11.669048</text:p>
          </table:table-cell>
          <table:table-cell table:number-columns-repeated="3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43]&amp; &quot; &quot;&amp; [.C443]" office:value-type="string" office:string-value="ORB FREAK" calcext:value-type="string">
            <text:p>ORB 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1.370745" calcext:value-type="float">
            <text:p>11.370745</text:p>
          </table:table-cell>
          <table:table-cell table:number-columns-repeated="3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44]&amp; &quot; &quot;&amp; [.C444]" office:value-type="string" office:string-value="ORB FREAK" calcext:value-type="string">
            <text:p>ORB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string" calcext:value-type="string">
            <text:p>-inf</text:p>
          </table:table-cell>
          <table:table-cell table:number-columns-repeated="3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45]&amp; &quot; &quot;&amp; [.C445]" office:value-type="string" office:string-value="ORB FREAK" calcext:value-type="string">
            <text:p>ORB 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1.543764" calcext:value-type="float">
            <text:p>11.543764</text:p>
          </table:table-cell>
          <table:table-cell table:number-columns-repeated="3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46]&amp; &quot; &quot;&amp; [.C446]" office:value-type="string" office:string-value="ORB FREAK" calcext:value-type="string">
            <text:p>ORB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string" calcext:value-type="string">
            <text:p>-inf</text:p>
          </table:table-cell>
          <table:table-cell table:number-columns-repeated="3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47]&amp; &quot; &quot;&amp; [.C447]" office:value-type="string" office:string-value="ORB FREAK" calcext:value-type="string">
            <text:p>ORB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9.021512" calcext:value-type="float">
            <text:p>9.021512</text:p>
          </table:table-cell>
          <table:table-cell table:number-columns-repeated="3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48]&amp; &quot; &quot;&amp; [.C448]" office:value-type="string" office:string-value="ORB FREAK" calcext:value-type="string">
            <text:p>ORB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399183" calcext:value-type="float">
            <text:p>13.399183</text:p>
          </table:table-cell>
          <table:table-cell table:number-columns-repeated="3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49]&amp; &quot; &quot;&amp; [.C449]" office:value-type="string" office:string-value="ORB FREAK" calcext:value-type="string">
            <text:p>ORB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-545.043513" calcext:value-type="float">
            <text:p>-545.043513</text:p>
          </table:table-cell>
          <table:table-cell table:number-columns-repeated="3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50]&amp; &quot; &quot;&amp; [.C450]" office:value-type="string" office:string-value="ORB FREAK" calcext:value-type="string">
            <text:p>ORB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7.245121" calcext:value-type="float">
            <text:p>7.245121</text:p>
          </table:table-cell>
          <table:table-cell table:number-columns-repeated="3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51]&amp; &quot; &quot;&amp; [.C451]" office:value-type="string" office:string-value="ORB FREAK" calcext:value-type="string">
            <text:p>ORB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40.884147" calcext:value-type="float">
            <text:p>40.884147</text:p>
          </table:table-cell>
          <table:table-cell table:number-columns-repeated="3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52]&amp; &quot; &quot;&amp; [.C452]" office:value-type="string" office:string-value="ORB FREAK" calcext:value-type="string">
            <text:p>ORB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6.873021" calcext:value-type="float">
            <text:p>6.873021</text:p>
          </table:table-cell>
          <table:table-cell table:number-columns-repeated="3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53]&amp; &quot; &quot;&amp; [.C453]" office:value-type="string" office:string-value="ORB FREAK" calcext:value-type="string">
            <text:p>ORB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60.267052" calcext:value-type="float">
            <text:p>60.267052</text:p>
          </table:table-cell>
          <table:table-cell table:number-columns-repeated="3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54]&amp; &quot; &quot;&amp; [.C454]" office:value-type="string" office:string-value="ORB FREAK" calcext:value-type="string">
            <text:p>ORB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8.600034" calcext:value-type="float">
            <text:p>8.600034</text:p>
          </table:table-cell>
          <table:table-cell table:number-columns-repeated="3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55]&amp; &quot; &quot;&amp; [.C455]" office:value-type="string" office:string-value="ORB FREAK" calcext:value-type="string">
            <text:p>ORB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7.718236" calcext:value-type="float">
            <text:p>7.718236</text:p>
          </table:table-cell>
          <table:table-cell table:number-columns-repeated="3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56]&amp; &quot; &quot;&amp; [.C456]" office:value-type="string" office:string-value="ORB FREAK" calcext:value-type="string">
            <text:p>ORB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6.75285" calcext:value-type="float">
            <text:p>16.75285</text:p>
          </table:table-cell>
          <table:table-cell table:number-columns-repeated="3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formula="of:=[.B457]&amp; &quot; &quot;&amp; [.C457]" office:value-type="string" office:string-value="ORB FREAK" calcext:value-type="string">
            <text:p>ORB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7.571843" calcext:value-type="float">
            <text:p>7.57184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458]&amp; &quot; &quot;&amp; [.C458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59]&amp; &quot; &quot;&amp; [.C459]" office:value-type="string" office:string-value="ORB SIFT" calcext:value-type="string">
            <text:p>ORB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4.858694" calcext:value-type="float">
            <text:p>14.858694</text:p>
          </table:table-cell>
          <table:table-cell table:number-columns-repeated="3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60]&amp; &quot; &quot;&amp; [.C460]" office:value-type="string" office:string-value="ORB SIFT" calcext:value-type="string">
            <text:p>ORB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0.708784" calcext:value-type="float">
            <text:p>10.708784</text:p>
          </table:table-cell>
          <table:table-cell table:number-columns-repeated="3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61]&amp; &quot; &quot;&amp; [.C461]" office:value-type="string" office:string-value="ORB SIFT" calcext:value-type="string">
            <text:p>ORB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2.357759" calcext:value-type="float">
            <text:p>12.357759</text:p>
          </table:table-cell>
          <table:table-cell table:number-columns-repeated="3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62]&amp; &quot; &quot;&amp; [.C462]" office:value-type="string" office:string-value="ORB SIFT" calcext:value-type="string">
            <text:p>ORB 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96.848744" calcext:value-type="float">
            <text:p>196.848744</text:p>
          </table:table-cell>
          <table:table-cell table:number-columns-repeated="3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63]&amp; &quot; &quot;&amp; [.C463]" office:value-type="string" office:string-value="ORB SIFT" calcext:value-type="string">
            <text:p>ORB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string" calcext:value-type="string">
            <text:p>-inf</text:p>
          </table:table-cell>
          <table:table-cell table:number-columns-repeated="3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64]&amp; &quot; &quot;&amp; [.C464]" office:value-type="string" office:string-value="ORB SIFT" calcext:value-type="string">
            <text:p>ORB 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20.720123" calcext:value-type="float">
            <text:p>20.720123</text:p>
          </table:table-cell>
          <table:table-cell table:number-columns-repeated="3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65]&amp; &quot; &quot;&amp; [.C465]" office:value-type="string" office:string-value="ORB SIFT" calcext:value-type="string">
            <text:p>ORB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994.368856" calcext:value-type="float">
            <text:p>994.368856</text:p>
          </table:table-cell>
          <table:table-cell table:number-columns-repeated="3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66]&amp; &quot; &quot;&amp; [.C466]" office:value-type="string" office:string-value="ORB SIFT" calcext:value-type="string">
            <text:p>ORB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0.447693" calcext:value-type="float">
            <text:p>10.447693</text:p>
          </table:table-cell>
          <table:table-cell table:number-columns-repeated="3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67]&amp; &quot; &quot;&amp; [.C467]" office:value-type="string" office:string-value="ORB SIFT" calcext:value-type="string">
            <text:p>ORB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246443" calcext:value-type="float">
            <text:p>13.246443</text:p>
          </table:table-cell>
          <table:table-cell table:number-columns-repeated="3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68]&amp; &quot; &quot;&amp; [.C468]" office:value-type="string" office:string-value="ORB SIFT" calcext:value-type="string">
            <text:p>ORB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5.553237" calcext:value-type="float">
            <text:p>15.553237</text:p>
          </table:table-cell>
          <table:table-cell table:number-columns-repeated="3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69]&amp; &quot; &quot;&amp; [.C469]" office:value-type="string" office:string-value="ORB SIFT" calcext:value-type="string">
            <text:p>ORB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0.690763" calcext:value-type="float">
            <text:p>10.690763</text:p>
          </table:table-cell>
          <table:table-cell table:number-columns-repeated="3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70]&amp; &quot; &quot;&amp; [.C470]" office:value-type="string" office:string-value="ORB SIFT" calcext:value-type="string">
            <text:p>ORB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string" calcext:value-type="string">
            <text:p>-inf</text:p>
          </table:table-cell>
          <table:table-cell table:number-columns-repeated="3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71]&amp; &quot; &quot;&amp; [.C471]" office:value-type="string" office:string-value="ORB SIFT" calcext:value-type="string">
            <text:p>ORB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7.944564" calcext:value-type="float">
            <text:p>7.944564</text:p>
          </table:table-cell>
          <table:table-cell table:number-columns-repeated="3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72]&amp; &quot; &quot;&amp; [.C472]" office:value-type="string" office:string-value="ORB SIFT" calcext:value-type="string">
            <text:p>ORB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3.764305" calcext:value-type="float">
            <text:p>13.764305</text:p>
          </table:table-cell>
          <table:table-cell table:number-columns-repeated="3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73]&amp; &quot; &quot;&amp; [.C473]" office:value-type="string" office:string-value="ORB SIFT" calcext:value-type="string">
            <text:p>ORB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2.848965" calcext:value-type="float">
            <text:p>12.848965</text:p>
          </table:table-cell>
          <table:table-cell table:number-columns-repeated="3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74]&amp; &quot; &quot;&amp; [.C474]" office:value-type="string" office:string-value="ORB SIFT" calcext:value-type="string">
            <text:p>ORB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9.499313" calcext:value-type="float">
            <text:p>9.499313</text:p>
          </table:table-cell>
          <table:table-cell table:number-columns-repeated="3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75]&amp; &quot; &quot;&amp; [.C475]" office:value-type="string" office:string-value="ORB SIFT" calcext:value-type="string">
            <text:p>ORB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18.322767" calcext:value-type="float">
            <text:p>18.322767</text:p>
          </table:table-cell>
          <table:table-cell table:number-columns-repeated="3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formula="of:=[.B476]&amp; &quot; &quot;&amp; [.C476]" office:value-type="string" office:string-value="ORB SIFT" calcext:value-type="string">
            <text:p>ORB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18.515719" calcext:value-type="float">
            <text:p>18.51571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477]&amp; &quot; &quot;&amp; [.C477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78]&amp; &quot; &quot;&amp; [.C478]" office:value-type="string" office:string-value="AKAZE BRISK" calcext:value-type="string">
            <text:p>AKAZE 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698546" calcext:value-type="float">
            <text:p>12.698546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79]&amp; &quot; &quot;&amp; [.C479]" office:value-type="string" office:string-value="AKAZE BRISK" calcext:value-type="string">
            <text:p>AKAZE 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5.703964" calcext:value-type="float">
            <text:p>15.703964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80]&amp; &quot; &quot;&amp; [.C480]" office:value-type="string" office:string-value="AKAZE BRISK" calcext:value-type="string">
            <text:p>AKAZE 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365882" calcext:value-type="float">
            <text:p>13.365882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81]&amp; &quot; &quot;&amp; [.C481]" office:value-type="string" office:string-value="AKAZE BRISK" calcext:value-type="string">
            <text:p>AKAZE 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750855" calcext:value-type="float">
            <text:p>14.750855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82]&amp; &quot; &quot;&amp; [.C482]" office:value-type="string" office:string-value="AKAZE BRISK" calcext:value-type="string">
            <text:p>AKAZE 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4.792057" calcext:value-type="float">
            <text:p>14.792057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83]&amp; &quot; &quot;&amp; [.C483]" office:value-type="string" office:string-value="AKAZE BRISK" calcext:value-type="string">
            <text:p>AKAZE 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4.708415" calcext:value-type="float">
            <text:p>14.708415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84]&amp; &quot; &quot;&amp; [.C484]" office:value-type="string" office:string-value="AKAZE BRISK" calcext:value-type="string">
            <text:p>AKAZE 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883252" calcext:value-type="float">
            <text:p>15.883252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85]&amp; &quot; &quot;&amp; [.C485]" office:value-type="string" office:string-value="AKAZE BRISK" calcext:value-type="string">
            <text:p>AKAZE 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3.922941" calcext:value-type="float">
            <text:p>13.922941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86]&amp; &quot; &quot;&amp; [.C486]" office:value-type="string" office:string-value="AKAZE BRISK" calcext:value-type="string">
            <text:p>AKAZE 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822437" calcext:value-type="float">
            <text:p>13.822437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87]&amp; &quot; &quot;&amp; [.C487]" office:value-type="string" office:string-value="AKAZE BRISK" calcext:value-type="string">
            <text:p>AKAZE 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877995" calcext:value-type="float">
            <text:p>11.877995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88]&amp; &quot; &quot;&amp; [.C488]" office:value-type="string" office:string-value="AKAZE BRISK" calcext:value-type="string">
            <text:p>AKAZE 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362638" calcext:value-type="float">
            <text:p>12.362638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89]&amp; &quot; &quot;&amp; [.C489]" office:value-type="string" office:string-value="AKAZE BRISK" calcext:value-type="string">
            <text:p>AKAZE 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0.19935" calcext:value-type="float">
            <text:p>10.19935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90]&amp; &quot; &quot;&amp; [.C490]" office:value-type="string" office:string-value="AKAZE BRISK" calcext:value-type="string">
            <text:p>AKAZE 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085507" calcext:value-type="float">
            <text:p>10.085507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91]&amp; &quot; &quot;&amp; [.C491]" office:value-type="string" office:string-value="AKAZE BRISK" calcext:value-type="string">
            <text:p>AKAZE 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435692" calcext:value-type="float">
            <text:p>10.435692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92]&amp; &quot; &quot;&amp; [.C492]" office:value-type="string" office:string-value="AKAZE BRISK" calcext:value-type="string">
            <text:p>AKAZE 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592899" calcext:value-type="float">
            <text:p>10.592899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93]&amp; &quot; &quot;&amp; [.C493]" office:value-type="string" office:string-value="AKAZE BRISK" calcext:value-type="string">
            <text:p>AKAZE 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506443" calcext:value-type="float">
            <text:p>10.506443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94]&amp; &quot; &quot;&amp; [.C494]" office:value-type="string" office:string-value="AKAZE BRISK" calcext:value-type="string">
            <text:p>AKAZE 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630429" calcext:value-type="float">
            <text:p>9.630429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formula="of:=[.B495]&amp; &quot; &quot;&amp; [.C495]" office:value-type="string" office:string-value="AKAZE BRISK" calcext:value-type="string">
            <text:p>AKAZE 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034996" calcext:value-type="float">
            <text:p>9.03499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496]&amp; &quot; &quot;&amp; [.C496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497]&amp; &quot; &quot;&amp; [.C497]" office:value-type="string" office:string-value="AKAZE BRIEF" calcext:value-type="string">
            <text:p>AKAZE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278296" calcext:value-type="float">
            <text:p>13.278296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498]&amp; &quot; &quot;&amp; [.C498]" office:value-type="string" office:string-value="AKAZE BRIEF" calcext:value-type="string">
            <text:p>AKAZE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5.045547" calcext:value-type="float">
            <text:p>15.045547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499]&amp; &quot; &quot;&amp; [.C499]" office:value-type="string" office:string-value="AKAZE BRIEF" calcext:value-type="string">
            <text:p>AKAZE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884983" calcext:value-type="float">
            <text:p>13.884983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00]&amp; &quot; &quot;&amp; [.C500]" office:value-type="string" office:string-value="AKAZE BRIEF" calcext:value-type="string">
            <text:p>AKAZE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3.848221" calcext:value-type="float">
            <text:p>13.848221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01]&amp; &quot; &quot;&amp; [.C501]" office:value-type="string" office:string-value="AKAZE BRIEF" calcext:value-type="string">
            <text:p>AKAZE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5.128245" calcext:value-type="float">
            <text:p>15.128245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02]&amp; &quot; &quot;&amp; [.C502]" office:value-type="string" office:string-value="AKAZE BRIEF" calcext:value-type="string">
            <text:p>AKAZE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877798" calcext:value-type="float">
            <text:p>13.877798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03]&amp; &quot; &quot;&amp; [.C503]" office:value-type="string" office:string-value="AKAZE BRIEF" calcext:value-type="string">
            <text:p>AKAZE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616419" calcext:value-type="float">
            <text:p>15.616419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04]&amp; &quot; &quot;&amp; [.C504]" office:value-type="string" office:string-value="AKAZE BRIEF" calcext:value-type="string">
            <text:p>AKAZE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121031" calcext:value-type="float">
            <text:p>14.121031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05]&amp; &quot; &quot;&amp; [.C505]" office:value-type="string" office:string-value="AKAZE BRIEF" calcext:value-type="string">
            <text:p>AKAZE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823325" calcext:value-type="float">
            <text:p>13.823325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06]&amp; &quot; &quot;&amp; [.C506]" office:value-type="string" office:string-value="AKAZE BRIEF" calcext:value-type="string">
            <text:p>AKAZE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591353" calcext:value-type="float">
            <text:p>11.591353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07]&amp; &quot; &quot;&amp; [.C507]" office:value-type="string" office:string-value="AKAZE BRIEF" calcext:value-type="string">
            <text:p>AKAZE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539868" calcext:value-type="float">
            <text:p>12.539868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08]&amp; &quot; &quot;&amp; [.C508]" office:value-type="string" office:string-value="AKAZE BRIEF" calcext:value-type="string">
            <text:p>AKAZE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536537" calcext:value-type="float">
            <text:p>11.536537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09]&amp; &quot; &quot;&amp; [.C509]" office:value-type="string" office:string-value="AKAZE BRIEF" calcext:value-type="string">
            <text:p>AKAZE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097858" calcext:value-type="float">
            <text:p>10.097858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10]&amp; &quot; &quot;&amp; [.C510]" office:value-type="string" office:string-value="AKAZE BRIEF" calcext:value-type="string">
            <text:p>AKAZE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037926" calcext:value-type="float">
            <text:p>10.037926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11]&amp; &quot; &quot;&amp; [.C511]" office:value-type="string" office:string-value="AKAZE BRIEF" calcext:value-type="string">
            <text:p>AKAZE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9.938779" calcext:value-type="float">
            <text:p>9.938779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12]&amp; &quot; &quot;&amp; [.C512]" office:value-type="string" office:string-value="AKAZE BRIEF" calcext:value-type="string">
            <text:p>AKAZE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9.761067" calcext:value-type="float">
            <text:p>9.761067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13]&amp; &quot; &quot;&amp; [.C513]" office:value-type="string" office:string-value="AKAZE BRIEF" calcext:value-type="string">
            <text:p>AKAZE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644492" calcext:value-type="float">
            <text:p>9.644492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formula="of:=[.B514]&amp; &quot; &quot;&amp; [.C514]" office:value-type="string" office:string-value="AKAZE BRIEF" calcext:value-type="string">
            <text:p>AKAZE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306201" calcext:value-type="float">
            <text:p>9.30620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515]&amp; &quot; &quot;&amp; [.C515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16]&amp; &quot; &quot;&amp; [.C516]" office:value-type="string" office:string-value="AKAZE ORB" calcext:value-type="string">
            <text:p>AKAZE ORB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3.48568" calcext:value-type="float">
            <text:p>13.48568</text:p>
          </table:table-cell>
          <table:table-cell table:number-columns-repeated="3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17]&amp; &quot; &quot;&amp; [.C517]" office:value-type="string" office:string-value="AKAZE ORB" calcext:value-type="string">
            <text:p>AKAZE ORB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983336" calcext:value-type="float">
            <text:p>14.983336</text:p>
          </table:table-cell>
          <table:table-cell table:number-columns-repeated="3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18]&amp; &quot; &quot;&amp; [.C518]" office:value-type="string" office:string-value="AKAZE ORB" calcext:value-type="string">
            <text:p>AKAZE ORB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142287" calcext:value-type="float">
            <text:p>13.142287</text:p>
          </table:table-cell>
          <table:table-cell table:number-columns-repeated="3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19]&amp; &quot; &quot;&amp; [.C519]" office:value-type="string" office:string-value="AKAZE ORB" calcext:value-type="string">
            <text:p>AKAZE ORB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555624" calcext:value-type="float">
            <text:p>14.555624</text:p>
          </table:table-cell>
          <table:table-cell table:number-columns-repeated="3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20]&amp; &quot; &quot;&amp; [.C520]" office:value-type="string" office:string-value="AKAZE ORB" calcext:value-type="string">
            <text:p>AKAZE ORB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5.518271" calcext:value-type="float">
            <text:p>15.518271</text:p>
          </table:table-cell>
          <table:table-cell table:number-columns-repeated="3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21]&amp; &quot; &quot;&amp; [.C521]" office:value-type="string" office:string-value="AKAZE ORB" calcext:value-type="string">
            <text:p>AKAZE ORB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873408" calcext:value-type="float">
            <text:p>13.873408</text:p>
          </table:table-cell>
          <table:table-cell table:number-columns-repeated="3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22]&amp; &quot; &quot;&amp; [.C522]" office:value-type="string" office:string-value="AKAZE ORB" calcext:value-type="string">
            <text:p>AKAZE ORB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768712" calcext:value-type="float">
            <text:p>15.768712</text:p>
          </table:table-cell>
          <table:table-cell table:number-columns-repeated="3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23]&amp; &quot; &quot;&amp; [.C523]" office:value-type="string" office:string-value="AKAZE ORB" calcext:value-type="string">
            <text:p>AKAZE ORB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360707" calcext:value-type="float">
            <text:p>14.360707</text:p>
          </table:table-cell>
          <table:table-cell table:number-columns-repeated="3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24]&amp; &quot; &quot;&amp; [.C524]" office:value-type="string" office:string-value="AKAZE ORB" calcext:value-type="string">
            <text:p>AKAZE ORB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306332" calcext:value-type="float">
            <text:p>13.306332</text:p>
          </table:table-cell>
          <table:table-cell table:number-columns-repeated="3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25]&amp; &quot; &quot;&amp; [.C525]" office:value-type="string" office:string-value="AKAZE ORB" calcext:value-type="string">
            <text:p>AKAZE ORB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618017" calcext:value-type="float">
            <text:p>11.618017</text:p>
          </table:table-cell>
          <table:table-cell table:number-columns-repeated="3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26]&amp; &quot; &quot;&amp; [.C526]" office:value-type="string" office:string-value="AKAZE ORB" calcext:value-type="string">
            <text:p>AKAZE ORB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716331" calcext:value-type="float">
            <text:p>12.716331</text:p>
          </table:table-cell>
          <table:table-cell table:number-columns-repeated="3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27]&amp; &quot; &quot;&amp; [.C527]" office:value-type="string" office:string-value="AKAZE ORB" calcext:value-type="string">
            <text:p>AKAZE ORB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623042" calcext:value-type="float">
            <text:p>11.623042</text:p>
          </table:table-cell>
          <table:table-cell table:number-columns-repeated="3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28]&amp; &quot; &quot;&amp; [.C528]" office:value-type="string" office:string-value="AKAZE ORB" calcext:value-type="string">
            <text:p>AKAZE ORB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119003" calcext:value-type="float">
            <text:p>10.119003</text:p>
          </table:table-cell>
          <table:table-cell table:number-columns-repeated="3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29]&amp; &quot; &quot;&amp; [.C529]" office:value-type="string" office:string-value="AKAZE ORB" calcext:value-type="string">
            <text:p>AKAZE ORB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412466" calcext:value-type="float">
            <text:p>10.412466</text:p>
          </table:table-cell>
          <table:table-cell table:number-columns-repeated="3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30]&amp; &quot; &quot;&amp; [.C530]" office:value-type="string" office:string-value="AKAZE ORB" calcext:value-type="string">
            <text:p>AKAZE ORB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384655" calcext:value-type="float">
            <text:p>10.384655</text:p>
          </table:table-cell>
          <table:table-cell table:number-columns-repeated="3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31]&amp; &quot; &quot;&amp; [.C531]" office:value-type="string" office:string-value="AKAZE ORB" calcext:value-type="string">
            <text:p>AKAZE ORB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9.93354" calcext:value-type="float">
            <text:p>9.93354</text:p>
          </table:table-cell>
          <table:table-cell table:number-columns-repeated="3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32]&amp; &quot; &quot;&amp; [.C532]" office:value-type="string" office:string-value="AKAZE ORB" calcext:value-type="string">
            <text:p>AKAZE ORB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269921" calcext:value-type="float">
            <text:p>9.269921</text:p>
          </table:table-cell>
          <table:table-cell table:number-columns-repeated="3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formula="of:=[.B533]&amp; &quot; &quot;&amp; [.C533]" office:value-type="string" office:string-value="AKAZE ORB" calcext:value-type="string">
            <text:p>AKAZE ORB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87013" calcext:value-type="float">
            <text:p>9.8701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534]&amp; &quot; &quot;&amp; [.C534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35]&amp; &quot; &quot;&amp; [.C535]" office:value-type="string" office:string-value="AKAZE FREAK" calcext:value-type="string">
            <text:p>AKAZE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123851" calcext:value-type="float">
            <text:p>12.123851</text:p>
          </table:table-cell>
          <table:table-cell table:number-columns-repeated="3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36]&amp; &quot; &quot;&amp; [.C536]" office:value-type="string" office:string-value="AKAZE FREAK" calcext:value-type="string">
            <text:p>AKAZE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064105" calcext:value-type="float">
            <text:p>14.064105</text:p>
          </table:table-cell>
          <table:table-cell table:number-columns-repeated="3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37]&amp; &quot; &quot;&amp; [.C537]" office:value-type="string" office:string-value="AKAZE FREAK" calcext:value-type="string">
            <text:p>AKAZE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4.105344" calcext:value-type="float">
            <text:p>14.105344</text:p>
          </table:table-cell>
          <table:table-cell table:number-columns-repeated="3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38]&amp; &quot; &quot;&amp; [.C538]" office:value-type="string" office:string-value="AKAZE FREAK" calcext:value-type="string">
            <text:p>AKAZE 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036042" calcext:value-type="float">
            <text:p>14.036042</text:p>
          </table:table-cell>
          <table:table-cell table:number-columns-repeated="3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39]&amp; &quot; &quot;&amp; [.C539]" office:value-type="string" office:string-value="AKAZE FREAK" calcext:value-type="string">
            <text:p>AKAZE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5.892261" calcext:value-type="float">
            <text:p>15.892261</text:p>
          </table:table-cell>
          <table:table-cell table:number-columns-repeated="3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40]&amp; &quot; &quot;&amp; [.C540]" office:value-type="string" office:string-value="AKAZE FREAK" calcext:value-type="string">
            <text:p>AKAZE 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4.445457" calcext:value-type="float">
            <text:p>14.445457</text:p>
          </table:table-cell>
          <table:table-cell table:number-columns-repeated="3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41]&amp; &quot; &quot;&amp; [.C541]" office:value-type="string" office:string-value="AKAZE FREAK" calcext:value-type="string">
            <text:p>AKAZE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453215" calcext:value-type="float">
            <text:p>15.453215</text:p>
          </table:table-cell>
          <table:table-cell table:number-columns-repeated="3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42]&amp; &quot; &quot;&amp; [.C542]" office:value-type="string" office:string-value="AKAZE FREAK" calcext:value-type="string">
            <text:p>AKAZE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182002" calcext:value-type="float">
            <text:p>14.182002</text:p>
          </table:table-cell>
          <table:table-cell table:number-columns-repeated="3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43]&amp; &quot; &quot;&amp; [.C543]" office:value-type="string" office:string-value="AKAZE FREAK" calcext:value-type="string">
            <text:p>AKAZE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4.127428" calcext:value-type="float">
            <text:p>14.127428</text:p>
          </table:table-cell>
          <table:table-cell table:number-columns-repeated="3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44]&amp; &quot; &quot;&amp; [.C544]" office:value-type="string" office:string-value="AKAZE FREAK" calcext:value-type="string">
            <text:p>AKAZE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786213" calcext:value-type="float">
            <text:p>11.786213</text:p>
          </table:table-cell>
          <table:table-cell table:number-columns-repeated="3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45]&amp; &quot; &quot;&amp; [.C545]" office:value-type="string" office:string-value="AKAZE FREAK" calcext:value-type="string">
            <text:p>AKAZE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120979" calcext:value-type="float">
            <text:p>12.120979</text:p>
          </table:table-cell>
          <table:table-cell table:number-columns-repeated="3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46]&amp; &quot; &quot;&amp; [.C546]" office:value-type="string" office:string-value="AKAZE FREAK" calcext:value-type="string">
            <text:p>AKAZE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0.775662" calcext:value-type="float">
            <text:p>10.775662</text:p>
          </table:table-cell>
          <table:table-cell table:number-columns-repeated="3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47]&amp; &quot; &quot;&amp; [.C547]" office:value-type="string" office:string-value="AKAZE FREAK" calcext:value-type="string">
            <text:p>AKAZE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861026" calcext:value-type="float">
            <text:p>10.861026</text:p>
          </table:table-cell>
          <table:table-cell table:number-columns-repeated="3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48]&amp; &quot; &quot;&amp; [.C548]" office:value-type="string" office:string-value="AKAZE FREAK" calcext:value-type="string">
            <text:p>AKAZE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9.87627" calcext:value-type="float">
            <text:p>9.87627</text:p>
          </table:table-cell>
          <table:table-cell table:number-columns-repeated="3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49]&amp; &quot; &quot;&amp; [.C549]" office:value-type="string" office:string-value="AKAZE FREAK" calcext:value-type="string">
            <text:p>AKAZE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9.730354" calcext:value-type="float">
            <text:p>9.730354</text:p>
          </table:table-cell>
          <table:table-cell table:number-columns-repeated="3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50]&amp; &quot; &quot;&amp; [.C550]" office:value-type="string" office:string-value="AKAZE FREAK" calcext:value-type="string">
            <text:p>AKAZE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43728" calcext:value-type="float">
            <text:p>10.43728</text:p>
          </table:table-cell>
          <table:table-cell table:number-columns-repeated="3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51]&amp; &quot; &quot;&amp; [.C551]" office:value-type="string" office:string-value="AKAZE FREAK" calcext:value-type="string">
            <text:p>AKAZE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117589" calcext:value-type="float">
            <text:p>9.117589</text:p>
          </table:table-cell>
          <table:table-cell table:number-columns-repeated="3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formula="of:=[.B552]&amp; &quot; &quot;&amp; [.C552]" office:value-type="string" office:string-value="AKAZE FREAK" calcext:value-type="string">
            <text:p>AKAZE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8.76905" calcext:value-type="float">
            <text:p>8.7690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553]&amp; &quot; &quot;&amp; [.C553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54]&amp; &quot; &quot;&amp; [.C554]" office:value-type="string" office:string-value="AKAZE AKAZE" calcext:value-type="string">
            <text:p>AKAZE AKAZE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316762" calcext:value-type="float">
            <text:p>12.316762</text:p>
          </table:table-cell>
          <table:table-cell table:number-columns-repeated="3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55]&amp; &quot; &quot;&amp; [.C555]" office:value-type="string" office:string-value="AKAZE AKAZE" calcext:value-type="string">
            <text:p>AKAZE AKAZE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156474" calcext:value-type="float">
            <text:p>14.156474</text:p>
          </table:table-cell>
          <table:table-cell table:number-columns-repeated="3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56]&amp; &quot; &quot;&amp; [.C556]" office:value-type="string" office:string-value="AKAZE AKAZE" calcext:value-type="string">
            <text:p>AKAZE AKAZE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2.928169" calcext:value-type="float">
            <text:p>12.928169</text:p>
          </table:table-cell>
          <table:table-cell table:number-columns-repeated="3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57]&amp; &quot; &quot;&amp; [.C557]" office:value-type="string" office:string-value="AKAZE AKAZE" calcext:value-type="string">
            <text:p>AKAZE AKAZE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248959" calcext:value-type="float">
            <text:p>14.248959</text:p>
          </table:table-cell>
          <table:table-cell table:number-columns-repeated="3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58]&amp; &quot; &quot;&amp; [.C558]" office:value-type="string" office:string-value="AKAZE AKAZE" calcext:value-type="string">
            <text:p>AKAZE AKAZE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6.462302" calcext:value-type="float">
            <text:p>16.462302</text:p>
          </table:table-cell>
          <table:table-cell table:number-columns-repeated="3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59]&amp; &quot; &quot;&amp; [.C559]" office:value-type="string" office:string-value="AKAZE AKAZE" calcext:value-type="string">
            <text:p>AKAZE AKAZE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840806" calcext:value-type="float">
            <text:p>13.840806</text:p>
          </table:table-cell>
          <table:table-cell table:number-columns-repeated="3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60]&amp; &quot; &quot;&amp; [.C560]" office:value-type="string" office:string-value="AKAZE AKAZE" calcext:value-type="string">
            <text:p>AKAZE AKAZE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348608" calcext:value-type="float">
            <text:p>15.348608</text:p>
          </table:table-cell>
          <table:table-cell table:number-columns-repeated="3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61]&amp; &quot; &quot;&amp; [.C561]" office:value-type="string" office:string-value="AKAZE AKAZE" calcext:value-type="string">
            <text:p>AKAZE AKAZE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187974" calcext:value-type="float">
            <text:p>14.187974</text:p>
          </table:table-cell>
          <table:table-cell table:number-columns-repeated="3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62]&amp; &quot; &quot;&amp; [.C562]" office:value-type="string" office:string-value="AKAZE AKAZE" calcext:value-type="string">
            <text:p>AKAZE AKAZE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910896" calcext:value-type="float">
            <text:p>13.910896</text:p>
          </table:table-cell>
          <table:table-cell table:number-columns-repeated="3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63]&amp; &quot; &quot;&amp; [.C563]" office:value-type="string" office:string-value="AKAZE AKAZE" calcext:value-type="string">
            <text:p>AKAZE AKAZE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534539" calcext:value-type="float">
            <text:p>11.534539</text:p>
          </table:table-cell>
          <table:table-cell table:number-columns-repeated="3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64]&amp; &quot; &quot;&amp; [.C564]" office:value-type="string" office:string-value="AKAZE AKAZE" calcext:value-type="string">
            <text:p>AKAZE AKAZE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112989" calcext:value-type="float">
            <text:p>12.112989</text:p>
          </table:table-cell>
          <table:table-cell table:number-columns-repeated="3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65]&amp; &quot; &quot;&amp; [.C565]" office:value-type="string" office:string-value="AKAZE AKAZE" calcext:value-type="string">
            <text:p>AKAZE AKAZE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076649" calcext:value-type="float">
            <text:p>11.076649</text:p>
          </table:table-cell>
          <table:table-cell table:number-columns-repeated="3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66]&amp; &quot; &quot;&amp; [.C566]" office:value-type="string" office:string-value="AKAZE AKAZE" calcext:value-type="string">
            <text:p>AKAZE AKAZE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1.084742" calcext:value-type="float">
            <text:p>11.084742</text:p>
          </table:table-cell>
          <table:table-cell table:number-columns-repeated="3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67]&amp; &quot; &quot;&amp; [.C567]" office:value-type="string" office:string-value="AKAZE AKAZE" calcext:value-type="string">
            <text:p>AKAZE AKAZE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56763" calcext:value-type="float">
            <text:p>10.56763</text:p>
          </table:table-cell>
          <table:table-cell table:number-columns-repeated="3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68]&amp; &quot; &quot;&amp; [.C568]" office:value-type="string" office:string-value="AKAZE AKAZE" calcext:value-type="string">
            <text:p>AKAZE AKAZE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276503" calcext:value-type="float">
            <text:p>10.276503</text:p>
          </table:table-cell>
          <table:table-cell table:number-columns-repeated="3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69]&amp; &quot; &quot;&amp; [.C569]" office:value-type="string" office:string-value="AKAZE AKAZE" calcext:value-type="string">
            <text:p>AKAZE AKAZE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10.095578" calcext:value-type="float">
            <text:p>10.095578</text:p>
          </table:table-cell>
          <table:table-cell table:number-columns-repeated="3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70]&amp; &quot; &quot;&amp; [.C570]" office:value-type="string" office:string-value="AKAZE AKAZE" calcext:value-type="string">
            <text:p>AKAZE AKAZE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097038" calcext:value-type="float">
            <text:p>9.097038</text:p>
          </table:table-cell>
          <table:table-cell table:number-columns-repeated="3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KAZE</text:p>
          </table:table-cell>
          <table:table-cell table:formula="of:=[.B571]&amp; &quot; &quot;&amp; [.C571]" office:value-type="string" office:string-value="AKAZE AKAZE" calcext:value-type="string">
            <text:p>AKAZE AKAZE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005901" calcext:value-type="float">
            <text:p>9.00590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572]&amp; &quot; &quot;&amp; [.C572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73]&amp; &quot; &quot;&amp; [.C573]" office:value-type="string" office:string-value="AKAZE SIFT" calcext:value-type="string">
            <text:p>AKAZE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25894" calcext:value-type="float">
            <text:p>12.25894</text:p>
          </table:table-cell>
          <table:table-cell table:number-columns-repeated="3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74]&amp; &quot; &quot;&amp; [.C574]" office:value-type="string" office:string-value="AKAZE SIFT" calcext:value-type="string">
            <text:p>AKAZE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4.595597" calcext:value-type="float">
            <text:p>14.595597</text:p>
          </table:table-cell>
          <table:table-cell table:number-columns-repeated="3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75]&amp; &quot; &quot;&amp; [.C575]" office:value-type="string" office:string-value="AKAZE SIFT" calcext:value-type="string">
            <text:p>AKAZE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15259" calcext:value-type="float">
            <text:p>13.15259</text:p>
          </table:table-cell>
          <table:table-cell table:number-columns-repeated="3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76]&amp; &quot; &quot;&amp; [.C576]" office:value-type="string" office:string-value="AKAZE SIFT" calcext:value-type="string">
            <text:p>AKAZE 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4.224663" calcext:value-type="float">
            <text:p>14.224663</text:p>
          </table:table-cell>
          <table:table-cell table:number-columns-repeated="3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77]&amp; &quot; &quot;&amp; [.C577]" office:value-type="string" office:string-value="AKAZE SIFT" calcext:value-type="string">
            <text:p>AKAZE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6.387387" calcext:value-type="float">
            <text:p>16.387387</text:p>
          </table:table-cell>
          <table:table-cell table:number-columns-repeated="3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78]&amp; &quot; &quot;&amp; [.C578]" office:value-type="string" office:string-value="AKAZE SIFT" calcext:value-type="string">
            <text:p>AKAZE 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3.9616" calcext:value-type="float">
            <text:p>13.9616</text:p>
          </table:table-cell>
          <table:table-cell table:number-columns-repeated="3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79]&amp; &quot; &quot;&amp; [.C579]" office:value-type="string" office:string-value="AKAZE SIFT" calcext:value-type="string">
            <text:p>AKAZE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370999" calcext:value-type="float">
            <text:p>15.370999</text:p>
          </table:table-cell>
          <table:table-cell table:number-columns-repeated="3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80]&amp; &quot; &quot;&amp; [.C580]" office:value-type="string" office:string-value="AKAZE SIFT" calcext:value-type="string">
            <text:p>AKAZE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3.827654" calcext:value-type="float">
            <text:p>13.827654</text:p>
          </table:table-cell>
          <table:table-cell table:number-columns-repeated="3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81]&amp; &quot; &quot;&amp; [.C581]" office:value-type="string" office:string-value="AKAZE SIFT" calcext:value-type="string">
            <text:p>AKAZE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874095" calcext:value-type="float">
            <text:p>13.874095</text:p>
          </table:table-cell>
          <table:table-cell table:number-columns-repeated="3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82]&amp; &quot; &quot;&amp; [.C582]" office:value-type="string" office:string-value="AKAZE SIFT" calcext:value-type="string">
            <text:p>AKAZE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81878" calcext:value-type="float">
            <text:p>11.81878</text:p>
          </table:table-cell>
          <table:table-cell table:number-columns-repeated="3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83]&amp; &quot; &quot;&amp; [.C583]" office:value-type="string" office:string-value="AKAZE SIFT" calcext:value-type="string">
            <text:p>AKAZE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247267" calcext:value-type="float">
            <text:p>12.247267</text:p>
          </table:table-cell>
          <table:table-cell table:number-columns-repeated="3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84]&amp; &quot; &quot;&amp; [.C584]" office:value-type="string" office:string-value="AKAZE SIFT" calcext:value-type="string">
            <text:p>AKAZE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178418" calcext:value-type="float">
            <text:p>11.178418</text:p>
          </table:table-cell>
          <table:table-cell table:number-columns-repeated="3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85]&amp; &quot; &quot;&amp; [.C585]" office:value-type="string" office:string-value="AKAZE SIFT" calcext:value-type="string">
            <text:p>AKAZE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787827" calcext:value-type="float">
            <text:p>10.787827</text:p>
          </table:table-cell>
          <table:table-cell table:number-columns-repeated="3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86]&amp; &quot; &quot;&amp; [.C586]" office:value-type="string" office:string-value="AKAZE SIFT" calcext:value-type="string">
            <text:p>AKAZE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53296" calcext:value-type="float">
            <text:p>10.53296</text:p>
          </table:table-cell>
          <table:table-cell table:number-columns-repeated="3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87]&amp; &quot; &quot;&amp; [.C587]" office:value-type="string" office:string-value="AKAZE SIFT" calcext:value-type="string">
            <text:p>AKAZE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329315" calcext:value-type="float">
            <text:p>10.329315</text:p>
          </table:table-cell>
          <table:table-cell table:number-columns-repeated="3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88]&amp; &quot; &quot;&amp; [.C588]" office:value-type="string" office:string-value="AKAZE SIFT" calcext:value-type="string">
            <text:p>AKAZE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9.91568" calcext:value-type="float">
            <text:p>9.91568</text:p>
          </table:table-cell>
          <table:table-cell table:number-columns-repeated="3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89]&amp; &quot; &quot;&amp; [.C589]" office:value-type="string" office:string-value="AKAZE SIFT" calcext:value-type="string">
            <text:p>AKAZE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111233" calcext:value-type="float">
            <text:p>9.111233</text:p>
          </table:table-cell>
          <table:table-cell table:number-columns-repeated="3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formula="of:=[.B590]&amp; &quot; &quot;&amp; [.C590]" office:value-type="string" office:string-value="AKAZE SIFT" calcext:value-type="string">
            <text:p>AKAZE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8.986811" calcext:value-type="float">
            <text:p>8.98681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591]&amp; &quot; &quot;&amp; [.C591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592]&amp; &quot; &quot;&amp; [.C592]" office:value-type="string" office:string-value="SIFT BRISK" calcext:value-type="string">
            <text:p>SIFT BRIS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591711" calcext:value-type="float">
            <text:p>11.591711</text:p>
          </table:table-cell>
          <table:table-cell table:number-columns-repeated="3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593]&amp; &quot; &quot;&amp; [.C593]" office:value-type="string" office:string-value="SIFT BRISK" calcext:value-type="string">
            <text:p>SIFT BRIS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053436" calcext:value-type="float">
            <text:p>13.053436</text:p>
          </table:table-cell>
          <table:table-cell table:number-columns-repeated="3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594]&amp; &quot; &quot;&amp; [.C594]" office:value-type="string" office:string-value="SIFT BRISK" calcext:value-type="string">
            <text:p>SIFT BRIS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610267" calcext:value-type="float">
            <text:p>13.610267</text:p>
          </table:table-cell>
          <table:table-cell table:number-columns-repeated="3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595]&amp; &quot; &quot;&amp; [.C595]" office:value-type="string" office:string-value="SIFT BRISK" calcext:value-type="string">
            <text:p>SIFT BRIS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21.563253" calcext:value-type="float">
            <text:p>21.563253</text:p>
          </table:table-cell>
          <table:table-cell table:number-columns-repeated="3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596]&amp; &quot; &quot;&amp; [.C596]" office:value-type="string" office:string-value="SIFT BRISK" calcext:value-type="string">
            <text:p>SIFT BRIS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4.989512" calcext:value-type="float">
            <text:p>14.989512</text:p>
          </table:table-cell>
          <table:table-cell table:number-columns-repeated="3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597]&amp; &quot; &quot;&amp; [.C597]" office:value-type="string" office:string-value="SIFT BRISK" calcext:value-type="string">
            <text:p>SIFT BRIS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2.042294" calcext:value-type="float">
            <text:p>12.042294</text:p>
          </table:table-cell>
          <table:table-cell table:number-columns-repeated="3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598]&amp; &quot; &quot;&amp; [.C598]" office:value-type="string" office:string-value="SIFT BRISK" calcext:value-type="string">
            <text:p>SIFT BRIS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4.052206" calcext:value-type="float">
            <text:p>14.052206</text:p>
          </table:table-cell>
          <table:table-cell table:number-columns-repeated="3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599]&amp; &quot; &quot;&amp; [.C599]" office:value-type="string" office:string-value="SIFT BRISK" calcext:value-type="string">
            <text:p>SIFT BRIS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996247" calcext:value-type="float">
            <text:p>14.996247</text:p>
          </table:table-cell>
          <table:table-cell table:number-columns-repeated="3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600]&amp; &quot; &quot;&amp; [.C600]" office:value-type="string" office:string-value="SIFT BRISK" calcext:value-type="string">
            <text:p>SIFT BRIS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943181" calcext:value-type="float">
            <text:p>12.943181</text:p>
          </table:table-cell>
          <table:table-cell table:number-columns-repeated="3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601]&amp; &quot; &quot;&amp; [.C601]" office:value-type="string" office:string-value="SIFT BRISK" calcext:value-type="string">
            <text:p>SIFT BRIS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428971" calcext:value-type="float">
            <text:p>11.428971</text:p>
          </table:table-cell>
          <table:table-cell table:number-columns-repeated="3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602]&amp; &quot; &quot;&amp; [.C602]" office:value-type="string" office:string-value="SIFT BRISK" calcext:value-type="string">
            <text:p>SIFT BRIS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758785" calcext:value-type="float">
            <text:p>12.758785</text:p>
          </table:table-cell>
          <table:table-cell table:number-columns-repeated="3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603]&amp; &quot; &quot;&amp; [.C603]" office:value-type="string" office:string-value="SIFT BRISK" calcext:value-type="string">
            <text:p>SIFT BRIS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0.005616" calcext:value-type="float">
            <text:p>10.005616</text:p>
          </table:table-cell>
          <table:table-cell table:number-columns-repeated="3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604]&amp; &quot; &quot;&amp; [.C604]" office:value-type="string" office:string-value="SIFT BRISK" calcext:value-type="string">
            <text:p>SIFT BRIS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9.578441" calcext:value-type="float">
            <text:p>9.578441</text:p>
          </table:table-cell>
          <table:table-cell table:number-columns-repeated="3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605]&amp; &quot; &quot;&amp; [.C605]" office:value-type="string" office:string-value="SIFT BRISK" calcext:value-type="string">
            <text:p>SIFT BRIS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9.552575" calcext:value-type="float">
            <text:p>9.552575</text:p>
          </table:table-cell>
          <table:table-cell table:number-columns-repeated="3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606]&amp; &quot; &quot;&amp; [.C606]" office:value-type="string" office:string-value="SIFT BRISK" calcext:value-type="string">
            <text:p>SIFT BRIS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9.464445" calcext:value-type="float">
            <text:p>9.464445</text:p>
          </table:table-cell>
          <table:table-cell table:number-columns-repeated="3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607]&amp; &quot; &quot;&amp; [.C607]" office:value-type="string" office:string-value="SIFT BRISK" calcext:value-type="string">
            <text:p>SIFT BRIS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8.76693" calcext:value-type="float">
            <text:p>8.76693</text:p>
          </table:table-cell>
          <table:table-cell table:number-columns-repeated="3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608]&amp; &quot; &quot;&amp; [.C608]" office:value-type="string" office:string-value="SIFT BRISK" calcext:value-type="string">
            <text:p>SIFT BRIS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529604" calcext:value-type="float">
            <text:p>9.529604</text:p>
          </table:table-cell>
          <table:table-cell table:number-columns-repeated="3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formula="of:=[.B609]&amp; &quot; &quot;&amp; [.C609]" office:value-type="string" office:string-value="SIFT BRISK" calcext:value-type="string">
            <text:p>SIFT BRIS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326871" calcext:value-type="float">
            <text:p>9.32687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610]&amp; &quot; &quot;&amp; [.C610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11]&amp; &quot; &quot;&amp; [.C611]" office:value-type="string" office:string-value="SIFT BRIEF" calcext:value-type="string">
            <text:p>SIFT BRIEF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2.252111" calcext:value-type="float">
            <text:p>12.252111</text:p>
          </table:table-cell>
          <table:table-cell table:number-columns-repeated="3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12]&amp; &quot; &quot;&amp; [.C612]" office:value-type="string" office:string-value="SIFT BRIEF" calcext:value-type="string">
            <text:p>SIFT BRIEF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08084" calcext:value-type="float">
            <text:p>13.08084</text:p>
          </table:table-cell>
          <table:table-cell table:number-columns-repeated="3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13]&amp; &quot; &quot;&amp; [.C613]" office:value-type="string" office:string-value="SIFT BRIEF" calcext:value-type="string">
            <text:p>SIFT BRIEF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5.088081" calcext:value-type="float">
            <text:p>15.088081</text:p>
          </table:table-cell>
          <table:table-cell table:number-columns-repeated="3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14]&amp; &quot; &quot;&amp; [.C614]" office:value-type="string" office:string-value="SIFT BRIEF" calcext:value-type="string">
            <text:p>SIFT BRIEF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21.258871" calcext:value-type="float">
            <text:p>21.258871</text:p>
          </table:table-cell>
          <table:table-cell table:number-columns-repeated="3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15]&amp; &quot; &quot;&amp; [.C615]" office:value-type="string" office:string-value="SIFT BRIEF" calcext:value-type="string">
            <text:p>SIFT BRIEF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3.219568" calcext:value-type="float">
            <text:p>13.219568</text:p>
          </table:table-cell>
          <table:table-cell table:number-columns-repeated="3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16]&amp; &quot; &quot;&amp; [.C616]" office:value-type="string" office:string-value="SIFT BRIEF" calcext:value-type="string">
            <text:p>SIFT BRIEF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1.966614" calcext:value-type="float">
            <text:p>11.966614</text:p>
          </table:table-cell>
          <table:table-cell table:number-columns-repeated="3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17]&amp; &quot; &quot;&amp; [.C617]" office:value-type="string" office:string-value="SIFT BRIEF" calcext:value-type="string">
            <text:p>SIFT BRIEF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5.104579" calcext:value-type="float">
            <text:p>15.104579</text:p>
          </table:table-cell>
          <table:table-cell table:number-columns-repeated="3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18]&amp; &quot; &quot;&amp; [.C618]" office:value-type="string" office:string-value="SIFT BRIEF" calcext:value-type="string">
            <text:p>SIFT BRIEF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5.478525" calcext:value-type="float">
            <text:p>15.478525</text:p>
          </table:table-cell>
          <table:table-cell table:number-columns-repeated="3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19]&amp; &quot; &quot;&amp; [.C619]" office:value-type="string" office:string-value="SIFT BRIEF" calcext:value-type="string">
            <text:p>SIFT BRIEF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2.745671" calcext:value-type="float">
            <text:p>12.745671</text:p>
          </table:table-cell>
          <table:table-cell table:number-columns-repeated="3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20]&amp; &quot; &quot;&amp; [.C620]" office:value-type="string" office:string-value="SIFT BRIEF" calcext:value-type="string">
            <text:p>SIFT BRIEF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0.309405" calcext:value-type="float">
            <text:p>10.309405</text:p>
          </table:table-cell>
          <table:table-cell table:number-columns-repeated="3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21]&amp; &quot; &quot;&amp; [.C621]" office:value-type="string" office:string-value="SIFT BRIEF" calcext:value-type="string">
            <text:p>SIFT BRIEF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808789" calcext:value-type="float">
            <text:p>11.808789</text:p>
          </table:table-cell>
          <table:table-cell table:number-columns-repeated="3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22]&amp; &quot; &quot;&amp; [.C622]" office:value-type="string" office:string-value="SIFT BRIEF" calcext:value-type="string">
            <text:p>SIFT BRIEF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0.138341" calcext:value-type="float">
            <text:p>10.138341</text:p>
          </table:table-cell>
          <table:table-cell table:number-columns-repeated="3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23]&amp; &quot; &quot;&amp; [.C623]" office:value-type="string" office:string-value="SIFT BRIEF" calcext:value-type="string">
            <text:p>SIFT BRIEF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008461" calcext:value-type="float">
            <text:p>10.008461</text:p>
          </table:table-cell>
          <table:table-cell table:number-columns-repeated="3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24]&amp; &quot; &quot;&amp; [.C624]" office:value-type="string" office:string-value="SIFT BRIEF" calcext:value-type="string">
            <text:p>SIFT BRIEF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248535" calcext:value-type="float">
            <text:p>10.248535</text:p>
          </table:table-cell>
          <table:table-cell table:number-columns-repeated="3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25]&amp; &quot; &quot;&amp; [.C625]" office:value-type="string" office:string-value="SIFT BRIEF" calcext:value-type="string">
            <text:p>SIFT BRIEF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087374" calcext:value-type="float">
            <text:p>10.087374</text:p>
          </table:table-cell>
          <table:table-cell table:number-columns-repeated="3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26]&amp; &quot; &quot;&amp; [.C626]" office:value-type="string" office:string-value="SIFT BRIEF" calcext:value-type="string">
            <text:p>SIFT BRIEF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8.977086" calcext:value-type="float">
            <text:p>8.977086</text:p>
          </table:table-cell>
          <table:table-cell table:number-columns-repeated="3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27]&amp; &quot; &quot;&amp; [.C627]" office:value-type="string" office:string-value="SIFT BRIEF" calcext:value-type="string">
            <text:p>SIFT BRIEF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8.821198" calcext:value-type="float">
            <text:p>8.821198</text:p>
          </table:table-cell>
          <table:table-cell table:number-columns-repeated="3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formula="of:=[.B628]&amp; &quot; &quot;&amp; [.C628]" office:value-type="string" office:string-value="SIFT BRIEF" calcext:value-type="string">
            <text:p>SIFT BRIEF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8.70362" calcext:value-type="float">
            <text:p>8.7036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629]&amp; &quot; &quot;&amp; [.C629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30]&amp; &quot; &quot;&amp; [.C630]" office:value-type="string" office:string-value="SIFT FREAK" calcext:value-type="string">
            <text:p>SIFT FREAK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26323" calcext:value-type="float">
            <text:p>11.26323</text:p>
          </table:table-cell>
          <table:table-cell table:number-columns-repeated="3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31]&amp; &quot; &quot;&amp; [.C631]" office:value-type="string" office:string-value="SIFT FREAK" calcext:value-type="string">
            <text:p>SIFT FREAK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3.60435" calcext:value-type="float">
            <text:p>13.60435</text:p>
          </table:table-cell>
          <table:table-cell table:number-columns-repeated="3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32]&amp; &quot; &quot;&amp; [.C632]" office:value-type="string" office:string-value="SIFT FREAK" calcext:value-type="string">
            <text:p>SIFT FREAK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3.542345" calcext:value-type="float">
            <text:p>13.542345</text:p>
          </table:table-cell>
          <table:table-cell table:number-columns-repeated="3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33]&amp; &quot; &quot;&amp; [.C633]" office:value-type="string" office:string-value="SIFT FREAK" calcext:value-type="string">
            <text:p>SIFT FREAK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20.514344" calcext:value-type="float">
            <text:p>20.514344</text:p>
          </table:table-cell>
          <table:table-cell table:number-columns-repeated="3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34]&amp; &quot; &quot;&amp; [.C634]" office:value-type="string" office:string-value="SIFT FREAK" calcext:value-type="string">
            <text:p>SIFT FREAK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3.703413" calcext:value-type="float">
            <text:p>13.703413</text:p>
          </table:table-cell>
          <table:table-cell table:number-columns-repeated="3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35]&amp; &quot; &quot;&amp; [.C635]" office:value-type="string" office:string-value="SIFT FREAK" calcext:value-type="string">
            <text:p>SIFT FREAK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2.042294" calcext:value-type="float">
            <text:p>12.042294</text:p>
          </table:table-cell>
          <table:table-cell table:number-columns-repeated="3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36]&amp; &quot; &quot;&amp; [.C636]" office:value-type="string" office:string-value="SIFT FREAK" calcext:value-type="string">
            <text:p>SIFT FREAK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4.657362" calcext:value-type="float">
            <text:p>14.657362</text:p>
          </table:table-cell>
          <table:table-cell table:number-columns-repeated="3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37]&amp; &quot; &quot;&amp; [.C637]" office:value-type="string" office:string-value="SIFT FREAK" calcext:value-type="string">
            <text:p>SIFT FREAK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3.187221" calcext:value-type="float">
            <text:p>13.187221</text:p>
          </table:table-cell>
          <table:table-cell table:number-columns-repeated="3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38]&amp; &quot; &quot;&amp; [.C638]" office:value-type="string" office:string-value="SIFT FREAK" calcext:value-type="string">
            <text:p>SIFT FREAK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552494" calcext:value-type="float">
            <text:p>13.552494</text:p>
          </table:table-cell>
          <table:table-cell table:number-columns-repeated="3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39]&amp; &quot; &quot;&amp; [.C639]" office:value-type="string" office:string-value="SIFT FREAK" calcext:value-type="string">
            <text:p>SIFT FREAK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1.384995" calcext:value-type="float">
            <text:p>11.384995</text:p>
          </table:table-cell>
          <table:table-cell table:number-columns-repeated="3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40]&amp; &quot; &quot;&amp; [.C640]" office:value-type="string" office:string-value="SIFT FREAK" calcext:value-type="string">
            <text:p>SIFT FREAK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2.813821" calcext:value-type="float">
            <text:p>12.813821</text:p>
          </table:table-cell>
          <table:table-cell table:number-columns-repeated="3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41]&amp; &quot; &quot;&amp; [.C641]" office:value-type="string" office:string-value="SIFT FREAK" calcext:value-type="string">
            <text:p>SIFT FREAK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0.286595" calcext:value-type="float">
            <text:p>10.286595</text:p>
          </table:table-cell>
          <table:table-cell table:number-columns-repeated="3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42]&amp; &quot; &quot;&amp; [.C642]" office:value-type="string" office:string-value="SIFT FREAK" calcext:value-type="string">
            <text:p>SIFT FREAK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10.055577" calcext:value-type="float">
            <text:p>10.055577</text:p>
          </table:table-cell>
          <table:table-cell table:number-columns-repeated="3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43]&amp; &quot; &quot;&amp; [.C643]" office:value-type="string" office:string-value="SIFT FREAK" calcext:value-type="string">
            <text:p>SIFT FREAK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9.838796" calcext:value-type="float">
            <text:p>9.838796</text:p>
          </table:table-cell>
          <table:table-cell table:number-columns-repeated="3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44]&amp; &quot; &quot;&amp; [.C644]" office:value-type="string" office:string-value="SIFT FREAK" calcext:value-type="string">
            <text:p>SIFT FREAK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8.987922" calcext:value-type="float">
            <text:p>8.987922</text:p>
          </table:table-cell>
          <table:table-cell table:number-columns-repeated="3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45]&amp; &quot; &quot;&amp; [.C645]" office:value-type="string" office:string-value="SIFT FREAK" calcext:value-type="string">
            <text:p>SIFT FREAK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9.503684" calcext:value-type="float">
            <text:p>9.503684</text:p>
          </table:table-cell>
          <table:table-cell table:number-columns-repeated="3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46]&amp; &quot; &quot;&amp; [.C646]" office:value-type="string" office:string-value="SIFT FREAK" calcext:value-type="string">
            <text:p>SIFT FREAK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9.196283" calcext:value-type="float">
            <text:p>9.196283</text:p>
          </table:table-cell>
          <table:table-cell table:number-columns-repeated="3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formula="of:=[.B647]&amp; &quot; &quot;&amp; [.C647]" office:value-type="string" office:string-value="SIFT FREAK" calcext:value-type="string">
            <text:p>SIFT FREAK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408117" calcext:value-type="float">
            <text:p>9.40811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---------------------------------</text:p>
          </table:table-cell>
          <table:table-cell table:number-columns-repeated="2"/>
          <table:table-cell table:formula="of:=[.B648]&amp; &quot; &quot;&amp; [.C648]" office:value-type="string" office:string-value=" " calcext:value-type="string">
            <text:p><text:s/></text:p>
          </table:table-cell>
          <table:table-cell table:number-columns-repeated="3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49]&amp; &quot; &quot;&amp; [.C649]" office:value-type="string" office:string-value="SIFT SIFT" calcext:value-type="string">
            <text:p>SIFT SIFT</text:p>
          </table:table-cell>
          <table:table-cell office:value-type="float" office:value="1" calcext:value-type="float">
            <text:p>1</text:p>
          </table:table-cell>
          <table:table-cell office:value-type="float" office:value="12.323888" calcext:value-type="float">
            <text:p>12.323888</text:p>
          </table:table-cell>
          <table:table-cell office:value-type="float" office:value="11.389442" calcext:value-type="float">
            <text:p>11.389442</text:p>
          </table:table-cell>
          <table:table-cell table:number-columns-repeated="3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50]&amp; &quot; &quot;&amp; [.C650]" office:value-type="string" office:string-value="SIFT SIFT" calcext:value-type="string">
            <text:p>SIFT SIFT</text:p>
          </table:table-cell>
          <table:table-cell office:value-type="float" office:value="2" calcext:value-type="float">
            <text:p>2</text:p>
          </table:table-cell>
          <table:table-cell office:value-type="float" office:value="12.748274" calcext:value-type="float">
            <text:p>12.748274</text:p>
          </table:table-cell>
          <table:table-cell office:value-type="float" office:value="12.572196" calcext:value-type="float">
            <text:p>12.572196</text:p>
          </table:table-cell>
          <table:table-cell table:number-columns-repeated="3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51]&amp; &quot; &quot;&amp; [.C651]" office:value-type="string" office:string-value="SIFT SIFT" calcext:value-type="string">
            <text:p>SIFT SIFT</text:p>
          </table:table-cell>
          <table:table-cell office:value-type="float" office:value="3" calcext:value-type="float">
            <text:p>3</text:p>
          </table:table-cell>
          <table:table-cell office:value-type="float" office:value="16.959812" calcext:value-type="float">
            <text:p>16.959812</text:p>
          </table:table-cell>
          <table:table-cell office:value-type="float" office:value="12.647993" calcext:value-type="float">
            <text:p>12.647993</text:p>
          </table:table-cell>
          <table:table-cell table:number-columns-repeated="3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52]&amp; &quot; &quot;&amp; [.C652]" office:value-type="string" office:string-value="SIFT SIFT" calcext:value-type="string">
            <text:p>SIFT SIFT</text:p>
          </table:table-cell>
          <table:table-cell office:value-type="float" office:value="4" calcext:value-type="float">
            <text:p>4</text:p>
          </table:table-cell>
          <table:table-cell office:value-type="float" office:value="14.62642" calcext:value-type="float">
            <text:p>14.62642</text:p>
          </table:table-cell>
          <table:table-cell office:value-type="float" office:value="19.677921" calcext:value-type="float">
            <text:p>19.677921</text:p>
          </table:table-cell>
          <table:table-cell table:number-columns-repeated="3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53]&amp; &quot; &quot;&amp; [.C653]" office:value-type="string" office:string-value="SIFT SIFT" calcext:value-type="string">
            <text:p>SIFT SIFT</text:p>
          </table:table-cell>
          <table:table-cell office:value-type="float" office:value="5" calcext:value-type="float">
            <text:p>5</text:p>
          </table:table-cell>
          <table:table-cell office:value-type="float" office:value="13.042165" calcext:value-type="float">
            <text:p>13.042165</text:p>
          </table:table-cell>
          <table:table-cell office:value-type="float" office:value="13.033776" calcext:value-type="float">
            <text:p>13.033776</text:p>
          </table:table-cell>
          <table:table-cell table:number-columns-repeated="3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54]&amp; &quot; &quot;&amp; [.C654]" office:value-type="string" office:string-value="SIFT SIFT" calcext:value-type="string">
            <text:p>SIFT SIFT</text:p>
          </table:table-cell>
          <table:table-cell office:value-type="float" office:value="6" calcext:value-type="float">
            <text:p>6</text:p>
          </table:table-cell>
          <table:table-cell office:value-type="float" office:value="13.245702" calcext:value-type="float">
            <text:p>13.245702</text:p>
          </table:table-cell>
          <table:table-cell office:value-type="float" office:value="11.118529" calcext:value-type="float">
            <text:p>11.118529</text:p>
          </table:table-cell>
          <table:table-cell table:number-columns-repeated="3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55]&amp; &quot; &quot;&amp; [.C655]" office:value-type="string" office:string-value="SIFT SIFT" calcext:value-type="string">
            <text:p>SIFT SIFT</text:p>
          </table:table-cell>
          <table:table-cell office:value-type="float" office:value="7" calcext:value-type="float">
            <text:p>7</text:p>
          </table:table-cell>
          <table:table-cell office:value-type="float" office:value="13.739528" calcext:value-type="float">
            <text:p>13.739528</text:p>
          </table:table-cell>
          <table:table-cell office:value-type="float" office:value="13.584827" calcext:value-type="float">
            <text:p>13.584827</text:p>
          </table:table-cell>
          <table:table-cell table:number-columns-repeated="3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56]&amp; &quot; &quot;&amp; [.C656]" office:value-type="string" office:string-value="SIFT SIFT" calcext:value-type="string">
            <text:p>SIFT SIFT</text:p>
          </table:table-cell>
          <table:table-cell office:value-type="float" office:value="8" calcext:value-type="float">
            <text:p>8</text:p>
          </table:table-cell>
          <table:table-cell office:value-type="float" office:value="13.581663" calcext:value-type="float">
            <text:p>13.581663</text:p>
          </table:table-cell>
          <table:table-cell office:value-type="float" office:value="14.694781" calcext:value-type="float">
            <text:p>14.694781</text:p>
          </table:table-cell>
          <table:table-cell table:number-columns-repeated="3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57]&amp; &quot; &quot;&amp; [.C657]" office:value-type="string" office:string-value="SIFT SIFT" calcext:value-type="string">
            <text:p>SIFT SIFT</text:p>
          </table:table-cell>
          <table:table-cell office:value-type="float" office:value="9" calcext:value-type="float">
            <text:p>9</text:p>
          </table:table-cell>
          <table:table-cell office:value-type="float" office:value="11.526488" calcext:value-type="float">
            <text:p>11.526488</text:p>
          </table:table-cell>
          <table:table-cell office:value-type="float" office:value="13.205774" calcext:value-type="float">
            <text:p>13.205774</text:p>
          </table:table-cell>
          <table:table-cell table:number-columns-repeated="3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58]&amp; &quot; &quot;&amp; [.C658]" office:value-type="string" office:string-value="SIFT SIFT" calcext:value-type="string">
            <text:p>SIFT SIFT</text:p>
          </table:table-cell>
          <table:table-cell office:value-type="float" office:value="10" calcext:value-type="float">
            <text:p>10</text:p>
          </table:table-cell>
          <table:table-cell office:value-type="float" office:value="12.676521" calcext:value-type="float">
            <text:p>12.676521</text:p>
          </table:table-cell>
          <table:table-cell office:value-type="float" office:value="10.551943" calcext:value-type="float">
            <text:p>10.551943</text:p>
          </table:table-cell>
          <table:table-cell table:number-columns-repeated="3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59]&amp; &quot; &quot;&amp; [.C659]" office:value-type="string" office:string-value="SIFT SIFT" calcext:value-type="string">
            <text:p>SIFT SIFT</text:p>
          </table:table-cell>
          <table:table-cell office:value-type="float" office:value="11" calcext:value-type="float">
            <text:p>11</text:p>
          </table:table-cell>
          <table:table-cell office:value-type="float" office:value="11.571924" calcext:value-type="float">
            <text:p>11.571924</text:p>
          </table:table-cell>
          <table:table-cell office:value-type="float" office:value="11.24756" calcext:value-type="float">
            <text:p>11.24756</text:p>
          </table:table-cell>
          <table:table-cell table:number-columns-repeated="3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60]&amp; &quot; &quot;&amp; [.C660]" office:value-type="string" office:string-value="SIFT SIFT" calcext:value-type="string">
            <text:p>SIFT SIFT</text:p>
          </table:table-cell>
          <table:table-cell office:value-type="float" office:value="12" calcext:value-type="float">
            <text:p>12</text:p>
          </table:table-cell>
          <table:table-cell office:value-type="float" office:value="10.279895" calcext:value-type="float">
            <text:p>10.279895</text:p>
          </table:table-cell>
          <table:table-cell office:value-type="float" office:value="11.311473" calcext:value-type="float">
            <text:p>11.311473</text:p>
          </table:table-cell>
          <table:table-cell table:number-columns-repeated="3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61]&amp; &quot; &quot;&amp; [.C661]" office:value-type="string" office:string-value="SIFT SIFT" calcext:value-type="string">
            <text:p>SIFT SIFT</text:p>
          </table:table-cell>
          <table:table-cell office:value-type="float" office:value="13" calcext:value-type="float">
            <text:p>13</text:p>
          </table:table-cell>
          <table:table-cell office:value-type="float" office:value="9.453042" calcext:value-type="float">
            <text:p>9.453042</text:p>
          </table:table-cell>
          <table:table-cell office:value-type="float" office:value="9.460845" calcext:value-type="float">
            <text:p>9.460845</text:p>
          </table:table-cell>
          <table:table-cell table:number-columns-repeated="3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62]&amp; &quot; &quot;&amp; [.C662]" office:value-type="string" office:string-value="SIFT SIFT" calcext:value-type="string">
            <text:p>SIFT SIFT</text:p>
          </table:table-cell>
          <table:table-cell office:value-type="float" office:value="14" calcext:value-type="float">
            <text:p>14</text:p>
          </table:table-cell>
          <table:table-cell office:value-type="float" office:value="9.429271" calcext:value-type="float">
            <text:p>9.429271</text:p>
          </table:table-cell>
          <table:table-cell office:value-type="float" office:value="10.576043" calcext:value-type="float">
            <text:p>10.576043</text:p>
          </table:table-cell>
          <table:table-cell table:number-columns-repeated="3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63]&amp; &quot; &quot;&amp; [.C663]" office:value-type="string" office:string-value="SIFT SIFT" calcext:value-type="string">
            <text:p>SIFT SIFT</text:p>
          </table:table-cell>
          <table:table-cell office:value-type="float" office:value="15" calcext:value-type="float">
            <text:p>15</text:p>
          </table:table-cell>
          <table:table-cell office:value-type="float" office:value="8.383164" calcext:value-type="float">
            <text:p>8.383164</text:p>
          </table:table-cell>
          <table:table-cell office:value-type="float" office:value="10.073838" calcext:value-type="float">
            <text:p>10.073838</text:p>
          </table:table-cell>
          <table:table-cell table:number-columns-repeated="3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64]&amp; &quot; &quot;&amp; [.C664]" office:value-type="string" office:string-value="SIFT SIFT" calcext:value-type="string">
            <text:p>SIFT SIFT</text:p>
          </table:table-cell>
          <table:table-cell office:value-type="float" office:value="16" calcext:value-type="float">
            <text:p>16</text:p>
          </table:table-cell>
          <table:table-cell office:value-type="float" office:value="8.861871" calcext:value-type="float">
            <text:p>8.861871</text:p>
          </table:table-cell>
          <table:table-cell office:value-type="float" office:value="8.957997" calcext:value-type="float">
            <text:p>8.957997</text:p>
          </table:table-cell>
          <table:table-cell table:number-columns-repeated="3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65]&amp; &quot; &quot;&amp; [.C665]" office:value-type="string" office:string-value="SIFT SIFT" calcext:value-type="string">
            <text:p>SIFT SIFT</text:p>
          </table:table-cell>
          <table:table-cell office:value-type="float" office:value="17" calcext:value-type="float">
            <text:p>17</text:p>
          </table:table-cell>
          <table:table-cell office:value-type="float" office:value="11.236317" calcext:value-type="float">
            <text:p>11.236317</text:p>
          </table:table-cell>
          <table:table-cell office:value-type="float" office:value="8.748428" calcext:value-type="float">
            <text:p>8.748428</text:p>
          </table:table-cell>
          <table:table-cell table:number-columns-repeated="3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IFT</text:p>
          </table:table-cell>
          <table:table-cell table:formula="of:=[.B666]&amp; &quot; &quot;&amp; [.C666]" office:value-type="string" office:string-value="SIFT SIFT" calcext:value-type="string">
            <text:p>SIFT SIFT</text:p>
          </table:table-cell>
          <table:table-cell office:value-type="float" office:value="18" calcext:value-type="float">
            <text:p>18</text:p>
          </table:table-cell>
          <table:table-cell office:value-type="float" office:value="8.348078" calcext:value-type="float">
            <text:p>8.348078</text:p>
          </table:table-cell>
          <table:table-cell office:value-type="float" office:value="9.004724" calcext:value-type="float">
            <text:p>9.004724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7">00/00/0000</text:date>, <text:time style:data-style-name="N2" text:time-value="11:52:08.142942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21:11:50.082610555</meta:creation-date>
    <dc:date>2020-08-17T16:46:51.681539837</dc:date>
    <meta:editing-duration>PT2H50M52S</meta:editing-duration>
    <meta:editing-cycles>6</meta:editing-cycles>
    <meta:generator>LibreOffice/5.1.6.2$Linux_X86_64 LibreOffice_project/10m0$Build-2</meta:generator>
    <meta:document-statistic meta:table-count="5" meta:cell-count="1439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4.21cm" style:legend-expansion="high" chart:style-name="ch2"/>
        <chart:plot-area chart:style-name="ch3" table:cell-range-address="FastBriefLidar.D1:FastBriefLidar.E19" chart:data-source-has-labels="both" svg:x="1.305cm" svg:y="0.18cm" svg:width="11.486cm" svg:height="7.685cm">
          <chartooo:coordinate-region svg:x="1.762cm" svg:y="0.37cm" svg:width="10.615cm" svg:height="6.867cm"/>
          <chart:axis chart:dimension="x" chart:name="primary-x" chart:style-name="ch4" chartooo:axis-type="auto">
            <chartooo:date-scale/>
            <chart:title svg:x="6.081cm" svg:y="8.045cm" chart:style-name="ch5">
              <text:p>Frame Index</text:p>
            </chart:title>
            <chart:categories table:cell-range-address="FastBriefLidar.D2:FastBriefLidar.D19"/>
          </chart:axis>
          <chart:axis chart:dimension="y" chart:name="primary-y" chart:style-name="ch4">
            <chart:title svg:x="0.451cm" svg:y="4.646cm" chart:style-name="ch6">
              <text:p>TTC (s)</text:p>
            </chart:title>
            <chart:grid chart:style-name="ch7" chart:class="major"/>
          </chart:axis>
          <chart:series chart:style-name="ch8" chart:values-cell-range-address="FastBriefLidar.E2:FastBriefLidar.E19" chart:label-cell-address="FastBriefLidar.E1:FastBriefLidar.E1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Lidar</text:p>
                <draw:g>
                  <svg:desc>FastBriefLidar.E1:FastBriefLidar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astBriefLidar.D2:FastBriefLidar.D19</svg:desc>
                </draw:g>
              </table:table-cell>
              <table:table-cell office:value-type="float" office:value="12.323888">
                <text:p>12.323888</text:p>
                <draw:g>
                  <svg:desc>FastBriefLidar.E2:FastBriefLidar.E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748274">
                <text:p>12.74827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.959812">
                <text:p>16.9598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.62642">
                <text:p>14.626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.042165">
                <text:p>13.0421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.245702">
                <text:p>13.2457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739528">
                <text:p>13.7395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.581663">
                <text:p>13.58166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526488">
                <text:p>11.5264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676521">
                <text:p>12.67652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571924">
                <text:p>11.5719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.279895">
                <text:p>10.27989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.453042">
                <text:p>9.4530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429271">
                <text:p>9.4292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383164">
                <text:p>8.3831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861871">
                <text:p>8.8618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236317">
                <text:p>11.2363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348078">
                <text:p>8.348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65cm" svg:y="3.971cm" style:legend-expansion="high" chart:style-name="ch2"/>
        <chart:plot-area chart:style-name="ch3" table:cell-range-address="All.D1:All.F19" chart:data-source-has-labels="both" svg:x="1.305cm" svg:y="0.18cm" svg:width="11.04cm" svg:height="7.685cm">
          <chartooo:coordinate-region svg:x="1.762cm" svg:y="0.37cm" svg:width="10.169cm" svg:height="6.867cm"/>
          <chart:axis chart:dimension="x" chart:name="primary-x" chart:style-name="ch4" chartooo:axis-type="auto">
            <chartooo:date-scale/>
            <chart:title svg:x="6.098cm" svg:y="8.045cm" chart:style-name="ch5">
              <text:p>frame idx</text:p>
            </chart:title>
            <chart:categories table:cell-range-address="All.D2:All.D19"/>
          </chart:axis>
          <chart:axis chart:dimension="y" chart:name="primary-y" chart:style-name="ch4">
            <chart:title svg:x="0.451cm" svg:y="4.646cm" chart:style-name="ch6">
              <text:p>TTC (s)</text:p>
            </chart:title>
            <chart:grid chart:style-name="ch7" chart:class="major"/>
          </chart:axis>
          <chart:series chart:style-name="ch8" chart:values-cell-range-address="All.E2:All.E19" chart:label-cell-address="All.E1:All.E1" chart:class="chart:line">
            <chart:data-point chart:repeated="18"/>
          </chart:series>
          <chart:series chart:style-name="ch9" chart:values-cell-range-address="All.F2:All.F19" chart:label-cell-address="All.F1:All.F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Lidar</text:p>
                <draw:g>
                  <svg:desc>All.E1:All.E1</svg:desc>
                </draw:g>
              </table:table-cell>
              <table:table-cell office:value-type="string">
                <text:p>TTC Camera</text:p>
                <draw:g>
                  <svg:desc>All.F1:All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ll.D2:All.D19</svg:desc>
                </draw:g>
              </table:table-cell>
              <table:table-cell office:value-type="float" office:value="12.323888">
                <text:p>12.323888</text:p>
                <draw:g>
                  <svg:desc>All.E2:All.E19</svg:desc>
                </draw:g>
              </table:table-cell>
              <table:table-cell office:value-type="float" office:value="13.901922">
                <text:p>13.901922</text:p>
                <draw:g>
                  <svg:desc>All.F2:All.F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748274">
                <text:p>12.748274</text:p>
              </table:table-cell>
              <table:table-cell office:value-type="float" office:value="12.987607">
                <text:p>12.9876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.959812">
                <text:p>16.959812</text:p>
              </table:table-cell>
              <table:table-cell office:value-type="float" office:value="13.490395">
                <text:p>13.4903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.62642">
                <text:p>14.62642</text:p>
              </table:table-cell>
              <table:table-cell office:value-type="float" office:value="12.634663">
                <text:p>12.6346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.042165">
                <text:p>13.042165</text:p>
              </table:table-cell>
              <table:table-cell office:value-type="float" office:value="12.675404">
                <text:p>12.67540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.245702">
                <text:p>13.245702</text:p>
              </table:table-cell>
              <table:table-cell office:value-type="float" office:value="14.502875">
                <text:p>14.5028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739528">
                <text:p>13.739528</text:p>
              </table:table-cell>
              <table:table-cell office:value-type="float" office:value="12.91171">
                <text:p>12.911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.581663">
                <text:p>13.581663</text:p>
              </table:table-cell>
              <table:table-cell office:value-type="float" office:value="13.973328">
                <text:p>13.9733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526488">
                <text:p>11.526488</text:p>
              </table:table-cell>
              <table:table-cell office:value-type="float" office:value="11.512622">
                <text:p>11.5126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676521">
                <text:p>12.676521</text:p>
              </table:table-cell>
              <table:table-cell office:value-type="float" office:value="13.671652">
                <text:p>13.67165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571924">
                <text:p>11.571924</text:p>
              </table:table-cell>
              <table:table-cell office:value-type="float" office:value="11.374226">
                <text:p>11.3742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.279895">
                <text:p>10.279895</text:p>
              </table:table-cell>
              <table:table-cell office:value-type="float" office:value="11.652406">
                <text:p>11.6524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.453042">
                <text:p>9.453042</text:p>
              </table:table-cell>
              <table:table-cell office:value-type="float" office:value="11.724344">
                <text:p>11.7243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429271">
                <text:p>9.429271</text:p>
              </table:table-cell>
              <table:table-cell office:value-type="float" office:value="11.506854">
                <text:p>11.50685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383164">
                <text:p>8.383164</text:p>
              </table:table-cell>
              <table:table-cell office:value-type="float" office:value="9.337846">
                <text:p>9.3378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861871">
                <text:p>8.861871</text:p>
              </table:table-cell>
              <table:table-cell office:value-type="float" office:value="10.716109">
                <text:p>10.7161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236317">
                <text:p>11.236317</text:p>
              </table:table-cell>
              <table:table-cell office:value-type="float" office:value="11.448724">
                <text:p>11.44872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348078">
                <text:p>8.348078</text:p>
              </table:table-cell>
              <table:table-cell office:value-type="float" office:value="9.127923">
                <text:p>9.1279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65cm" svg:y="3.971cm" style:legend-expansion="high" chart:style-name="ch2"/>
        <chart:plot-area chart:style-name="ch3" table:cell-range-address="All.D20:All.F38" chart:data-source-has-labels="both" svg:x="0.32cm" svg:y="0.18cm" svg:width="12.025cm" svg:height="8.64cm">
          <chartooo:coordinate-region svg:x="0.777cm" svg:y="0.37cm" svg:width="11.154cm" svg:height="7.822cm"/>
          <chart:axis chart:dimension="x" chart:name="primary-x" chart:style-name="ch4" chartooo:axis-type="auto">
            <chartooo:date-scale/>
            <chart:categories table:cell-range-address="All.D21:All.D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E21:All.E38" chart:label-cell-address="All.E20:All.E20" chart:class="chart:line">
            <chart:data-point chart:repeated="18"/>
          </chart:series>
          <chart:series chart:style-name="ch7" chart:values-cell-range-address="All.F21:All.F38" chart:label-cell-address="All.F20:All.F20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Lidar</text:p>
                <draw:g>
                  <svg:desc>All.E20:All.E20</svg:desc>
                </draw:g>
              </table:table-cell>
              <table:table-cell office:value-type="string">
                <text:p>TTC Camera</text:p>
                <draw:g>
                  <svg:desc>All.F20:All.F2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ll.D21:All.D38</svg:desc>
                </draw:g>
              </table:table-cell>
              <table:table-cell office:value-type="float" office:value="12.323888">
                <text:p>12.323888</text:p>
                <draw:g>
                  <svg:desc>All.E21:All.E38</svg:desc>
                </draw:g>
              </table:table-cell>
              <table:table-cell office:value-type="float" office:value="13.894765">
                <text:p>13.894765</text:p>
                <draw:g>
                  <svg:desc>All.F21:All.F3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748274">
                <text:p>12.748274</text:p>
              </table:table-cell>
              <table:table-cell office:value-type="float" office:value="13.14867">
                <text:p>13.148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.959812">
                <text:p>16.959812</text:p>
              </table:table-cell>
              <table:table-cell office:value-type="float" office:value="11.893747">
                <text:p>11.8937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.62642">
                <text:p>14.62642</text:p>
              </table:table-cell>
              <table:table-cell office:value-type="float" office:value="13.111289">
                <text:p>13.1112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.042165">
                <text:p>13.042165</text:p>
              </table:table-cell>
              <table:table-cell office:value-type="float" office:value="12.184771">
                <text:p>12.1847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.245702">
                <text:p>13.245702</text:p>
              </table:table-cell>
              <table:table-cell office:value-type="float" office:value="13.545727">
                <text:p>13.54572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739528">
                <text:p>13.739528</text:p>
              </table:table-cell>
              <table:table-cell office:value-type="float" office:value="18.718177">
                <text:p>18.7181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.581663">
                <text:p>13.581663</text:p>
              </table:table-cell>
              <table:table-cell office:value-type="float" office:value="12.379314">
                <text:p>12.3793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526488">
                <text:p>11.526488</text:p>
              </table:table-cell>
              <table:table-cell office:value-type="float" office:value="11.942303">
                <text:p>11.9423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676521">
                <text:p>12.676521</text:p>
              </table:table-cell>
              <table:table-cell office:value-type="float" office:value="13.344794">
                <text:p>13.34479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571924">
                <text:p>11.571924</text:p>
              </table:table-cell>
              <table:table-cell office:value-type="float" office:value="11.959904">
                <text:p>11.95990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.279895">
                <text:p>10.279895</text:p>
              </table:table-cell>
              <table:table-cell office:value-type="float" office:value="11.682327">
                <text:p>11.68232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.453042">
                <text:p>9.453042</text:p>
              </table:table-cell>
              <table:table-cell office:value-type="float" office:value="12.020504">
                <text:p>12.02050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429271">
                <text:p>9.429271</text:p>
              </table:table-cell>
              <table:table-cell office:value-type="float" office:value="11.506854">
                <text:p>11.50685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383164">
                <text:p>8.383164</text:p>
              </table:table-cell>
              <table:table-cell office:value-type="float" office:value="12.200816">
                <text:p>12.2008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861871">
                <text:p>8.861871</text:p>
              </table:table-cell>
              <table:table-cell office:value-type="float" office:value="10.721194">
                <text:p>10.72119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236317">
                <text:p>11.236317</text:p>
              </table:table-cell>
              <table:table-cell office:value-type="float" office:value="11.561656">
                <text:p>11.5616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348078">
                <text:p>8.348078</text:p>
              </table:table-cell>
              <table:table-cell office:value-type="float" office:value="7.750389">
                <text:p>7.7503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65cm" svg:y="3.971cm" style:legend-expansion="high" chart:style-name="ch2"/>
        <chart:plot-area chart:style-name="ch3" table:cell-range-address="All.D39:All.F57" chart:data-source-has-labels="both" svg:x="1.305cm" svg:y="0.18cm" svg:width="11.04cm" svg:height="7.685cm">
          <chartooo:coordinate-region svg:x="1.762cm" svg:y="0.37cm" svg:width="10.169cm" svg:height="6.867cm"/>
          <chart:axis chart:dimension="x" chart:name="primary-x" chart:style-name="ch4" chartooo:axis-type="auto">
            <chartooo:date-scale/>
            <chart:title svg:x="6.201cm" svg:y="8.045cm" chart:style-name="ch5">
              <text:p>TTC (s)</text:p>
            </chart:title>
            <chart:categories table:cell-range-address="All.D40:All.D57"/>
          </chart:axis>
          <chart:axis chart:dimension="y" chart:name="primary-y" chart:style-name="ch4">
            <chart:title svg:x="0.451cm" svg:y="4.8cm" chart:style-name="ch6">
              <text:p>Frame idx</text:p>
            </chart:title>
            <chart:grid chart:style-name="ch7" chart:class="major"/>
          </chart:axis>
          <chart:series chart:style-name="ch8" chart:values-cell-range-address="All.E40:All.E57" chart:label-cell-address="All.E39:All.E39" chart:class="chart:line">
            <chart:data-point chart:repeated="18"/>
          </chart:series>
          <chart:series chart:style-name="ch9" chart:values-cell-range-address="All.F40:All.F57" chart:label-cell-address="All.F39:All.F39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Lidar</text:p>
                <draw:g>
                  <svg:desc>All.E39:All.E39</svg:desc>
                </draw:g>
              </table:table-cell>
              <table:table-cell office:value-type="string">
                <text:p>TTC Camera</text:p>
                <draw:g>
                  <svg:desc>All.F39:All.F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ll.D40:All.D57</svg:desc>
                </draw:g>
              </table:table-cell>
              <table:table-cell office:value-type="float" office:value="12.323888">
                <text:p>12.323888</text:p>
                <draw:g>
                  <svg:desc>All.E40:All.E57</svg:desc>
                </draw:g>
              </table:table-cell>
              <table:table-cell office:value-type="float" office:value="13.695374">
                <text:p>13.695374</text:p>
                <draw:g>
                  <svg:desc>All.F40:All.F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748274">
                <text:p>12.748274</text:p>
              </table:table-cell>
              <table:table-cell office:value-type="float" office:value="13.503101">
                <text:p>13.5031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.959812">
                <text:p>16.959812</text:p>
              </table:table-cell>
              <table:table-cell office:value-type="float" office:value="11.892371">
                <text:p>11.8923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.62642">
                <text:p>14.62642</text:p>
              </table:table-cell>
              <table:table-cell office:value-type="float" office:value="12.131894">
                <text:p>12.1318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.042165">
                <text:p>13.042165</text:p>
              </table:table-cell>
              <table:table-cell office:value-type="float" office:value="12.13118">
                <text:p>12.1311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.245702">
                <text:p>13.245702</text:p>
              </table:table-cell>
              <table:table-cell office:value-type="float" office:value="13.673261">
                <text:p>13.67326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739528">
                <text:p>13.739528</text:p>
              </table:table-cell>
              <table:table-cell office:value-type="float" office:value="11.974086">
                <text:p>11.9740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.581663">
                <text:p>13.581663</text:p>
              </table:table-cell>
              <table:table-cell office:value-type="float" office:value="12.202219">
                <text:p>12.2022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526488">
                <text:p>11.526488</text:p>
              </table:table-cell>
              <table:table-cell office:value-type="float" office:value="11.265304">
                <text:p>11.2653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676521">
                <text:p>12.676521</text:p>
              </table:table-cell>
              <table:table-cell office:value-type="float" office:value="13.496167">
                <text:p>13.4961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571924">
                <text:p>11.571924</text:p>
              </table:table-cell>
              <table:table-cell office:value-type="float" office:value="11.302678">
                <text:p>11.30267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.279895">
                <text:p>10.279895</text:p>
              </table:table-cell>
              <table:table-cell office:value-type="float" office:value="11.535638">
                <text:p>11.53563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.453042">
                <text:p>9.453042</text:p>
              </table:table-cell>
              <table:table-cell office:value-type="float" office:value="12.360723">
                <text:p>12.36072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429271">
                <text:p>9.429271</text:p>
              </table:table-cell>
              <table:table-cell office:value-type="float" office:value="11.545012">
                <text:p>11.54501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383164">
                <text:p>8.383164</text:p>
              </table:table-cell>
              <table:table-cell office:value-type="float" office:value="10.259178">
                <text:p>10.2591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861871">
                <text:p>8.861871</text:p>
              </table:table-cell>
              <table:table-cell office:value-type="float" office:value="11.15842">
                <text:p>11.1584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236317">
                <text:p>11.236317</text:p>
              </table:table-cell>
              <table:table-cell office:value-type="float" office:value="11.108072">
                <text:p>11.10807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348078">
                <text:p>8.348078</text:p>
              </table:table-cell>
              <table:table-cell office:value-type="float" office:value="7.922527">
                <text:p>7.9225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65cm" svg:y="3.971cm" style:legend-expansion="high" chart:style-name="ch2"/>
        <chart:plot-area chart:style-name="ch3" table:cell-range-address="All.D58:All.F76" chart:data-source-has-labels="both" svg:x="0.32cm" svg:y="0.18cm" svg:width="12.025cm" svg:height="8.64cm">
          <chartooo:coordinate-region svg:x="0.777cm" svg:y="0.37cm" svg:width="11.154cm" svg:height="7.822cm"/>
          <chart:axis chart:dimension="x" chart:name="primary-x" chart:style-name="ch4" chartooo:axis-type="auto">
            <chartooo:date-scale/>
            <chart:categories table:cell-range-address="All.D59:All.D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E59:All.E76" chart:label-cell-address="All.E58:All.E58" chart:class="chart:line">
            <chart:data-point chart:repeated="18"/>
          </chart:series>
          <chart:series chart:style-name="ch7" chart:values-cell-range-address="All.F59:All.F76" chart:label-cell-address="All.F58:All.F58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Lidar</text:p>
                <draw:g>
                  <svg:desc>All.E58:All.E58</svg:desc>
                </draw:g>
              </table:table-cell>
              <table:table-cell office:value-type="string">
                <text:p>TTC Camera</text:p>
                <draw:g>
                  <svg:desc>All.F58:All.F5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ll.D59:All.D76</svg:desc>
                </draw:g>
              </table:table-cell>
              <table:table-cell office:value-type="float" office:value="12.323888">
                <text:p>12.323888</text:p>
                <draw:g>
                  <svg:desc>All.E59:All.E76</svg:desc>
                </draw:g>
              </table:table-cell>
              <table:table-cell office:value-type="float" office:value="13.396411">
                <text:p>13.396411</text:p>
                <draw:g>
                  <svg:desc>All.F59:All.F7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748274">
                <text:p>12.748274</text:p>
              </table:table-cell>
              <table:table-cell office:value-type="float" office:value="13.092722">
                <text:p>13.0927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.959812">
                <text:p>16.959812</text:p>
              </table:table-cell>
              <table:table-cell office:value-type="float" office:value="11.097156">
                <text:p>11.0971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.62642">
                <text:p>14.62642</text:p>
              </table:table-cell>
              <table:table-cell office:value-type="float" office:value="12.542484">
                <text:p>12.5424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.042165">
                <text:p>13.042165</text:p>
              </table:table-cell>
              <table:table-cell office:value-type="float" office:value="12.407229">
                <text:p>12.4072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.245702">
                <text:p>13.245702</text:p>
              </table:table-cell>
              <table:table-cell office:value-type="float" office:value="14.238518">
                <text:p>14.2385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739528">
                <text:p>13.739528</text:p>
              </table:table-cell>
              <table:table-cell office:value-type="float" office:value="12.612648">
                <text:p>12.6126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.581663">
                <text:p>13.581663</text:p>
              </table:table-cell>
              <table:table-cell office:value-type="float" office:value="12.851473">
                <text:p>12.85147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526488">
                <text:p>11.526488</text:p>
              </table:table-cell>
              <table:table-cell office:value-type="float" office:value="12.041425">
                <text:p>12.0414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676521">
                <text:p>12.676521</text:p>
              </table:table-cell>
              <table:table-cell office:value-type="float" office:value="13.008396">
                <text:p>13.00839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571924">
                <text:p>11.571924</text:p>
              </table:table-cell>
              <table:table-cell office:value-type="float" office:value="11.327353">
                <text:p>11.32735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.279895">
                <text:p>10.279895</text:p>
              </table:table-cell>
              <table:table-cell office:value-type="float" office:value="11.641308">
                <text:p>11.64130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.453042">
                <text:p>9.453042</text:p>
              </table:table-cell>
              <table:table-cell office:value-type="float" office:value="12.343584">
                <text:p>12.34358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429271">
                <text:p>9.429271</text:p>
              </table:table-cell>
              <table:table-cell office:value-type="float" office:value="11.538407">
                <text:p>11.53840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383164">
                <text:p>8.383164</text:p>
              </table:table-cell>
              <table:table-cell office:value-type="float" office:value="10.296963">
                <text:p>10.29696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861871">
                <text:p>8.861871</text:p>
              </table:table-cell>
              <table:table-cell office:value-type="float" office:value="10.937204">
                <text:p>10.9372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236317">
                <text:p>11.236317</text:p>
              </table:table-cell>
              <table:table-cell office:value-type="float" office:value="11.448724">
                <text:p>11.44872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348078">
                <text:p>8.348078</text:p>
              </table:table-cell>
              <table:table-cell office:value-type="float" office:value="8.277478">
                <text:p>8.2774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54cm" svg:y="3.731cm" style:legend-expansion="high" chart:style-name="ch2"/>
        <chart:plot-area chart:style-name="ch3" table:cell-range-address="All.D77:All.F95" chart:data-source-has-labels="row" svg:x="0.32cm" svg:y="0.18cm" svg:width="12.614cm" svg:height="8.64cm">
          <chartooo:coordinate-region svg:x="0.983cm" svg:y="0.37cm" svg:width="11.951cm" svg:height="7.8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ll.D78:All.D95" chart:label-cell-address="All.D77:All.D77" chart:class="chart:bar">
            <chart:data-point chart:repeated="18"/>
          </chart:series>
          <chart:series chart:style-name="ch8" chart:values-cell-range-address="All.E78:All.E95" chart:label-cell-address="All.E77:All.E77" chart:class="chart:bar">
            <chart:data-point chart:repeated="18"/>
          </chart:series>
          <chart:series chart:style-name="ch9" chart:values-cell-range-address="All.F78:All.F95" chart:label-cell-address="All.F77:All.F77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All.D77:All.D77</svg:desc>
                </draw:g>
              </table:table-cell>
              <table:table-cell office:value-type="string">
                <text:p>TTC Lidar</text:p>
                <draw:g>
                  <svg:desc>All.E77:All.E77</svg:desc>
                </draw:g>
              </table:table-cell>
              <table:table-cell office:value-type="string">
                <text:p>TTC Camera</text:p>
                <draw:g>
                  <svg:desc>All.F77:All.F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ll.D78:All.D95</svg:desc>
                </draw:g>
              </table:table-cell>
              <table:table-cell office:value-type="float" office:value="12.323888">
                <text:p>12.323888</text:p>
                <draw:g>
                  <svg:desc>All.E78:All.E95</svg:desc>
                </draw:g>
              </table:table-cell>
              <table:table-cell office:value-type="float" office:value="14.347124">
                <text:p>14.347124</text:p>
                <draw:g>
                  <svg:desc>All.F78:All.F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748274">
                <text:p>12.748274</text:p>
              </table:table-cell>
              <table:table-cell office:value-type="float" office:value="14.395795">
                <text:p>14.395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.959812">
                <text:p>16.959812</text:p>
              </table:table-cell>
              <table:table-cell office:value-type="float" office:value="11.547601">
                <text:p>11.547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.62642">
                <text:p>14.62642</text:p>
              </table:table-cell>
              <table:table-cell office:value-type="float" office:value="12.752067">
                <text:p>12.752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.042165">
                <text:p>13.042165</text:p>
              </table:table-cell>
              <table:table-cell office:value-type="float" office:value="12.330465">
                <text:p>12.330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.245702">
                <text:p>13.245702</text:p>
              </table:table-cell>
              <table:table-cell office:value-type="float" office:value="13.042297">
                <text:p>13.042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.739528">
                <text:p>13.739528</text:p>
              </table:table-cell>
              <table:table-cell office:value-type="float" office:value="12.802626">
                <text:p>12.802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.581663">
                <text:p>13.581663</text:p>
              </table:table-cell>
              <table:table-cell office:value-type="float" office:value="12.917387">
                <text:p>12.9173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526488">
                <text:p>11.526488</text:p>
              </table:table-cell>
              <table:table-cell office:value-type="float" office:value="11.955895">
                <text:p>11.955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.676521">
                <text:p>12.676521</text:p>
              </table:table-cell>
              <table:table-cell office:value-type="float" office:value="13.359891">
                <text:p>13.3598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571924">
                <text:p>11.571924</text:p>
              </table:table-cell>
              <table:table-cell office:value-type="float" office:value="12.172158">
                <text:p>12.172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279895">
                <text:p>10.279895</text:p>
              </table:table-cell>
              <table:table-cell office:value-type="float" office:value="11.764227">
                <text:p>11.7642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453042">
                <text:p>9.453042</text:p>
              </table:table-cell>
              <table:table-cell office:value-type="float" office:value="11.926344">
                <text:p>11.926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429271">
                <text:p>9.429271</text:p>
              </table:table-cell>
              <table:table-cell office:value-type="float" office:value="11.531169">
                <text:p>11.531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383164">
                <text:p>8.383164</text:p>
              </table:table-cell>
              <table:table-cell office:value-type="float" office:value="11.804138">
                <text:p>11.8041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861871">
                <text:p>8.861871</text:p>
              </table:table-cell>
              <table:table-cell office:value-type="float" office:value="11.557803">
                <text:p>11.5578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.236317">
                <text:p>11.236317</text:p>
              </table:table-cell>
              <table:table-cell office:value-type="float" office:value="11.181059">
                <text:p>11.181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348078">
                <text:p>8.348078</text:p>
              </table:table-cell>
              <table:table-cell office:value-type="float" office:value="9.875529">
                <text:p>9.8755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7.147cm" svg:height="23.482cm" xlink:href=".." xlink:type="simple" chart:class="chart:line" chart:style-name="ch1">
        <chart:title svg:x="15.83cm" svg:y="0.605cm" chart:style-name="ch2">
          <text:p>Worst Performers removed</text:p>
        </chart:title>
        <chart:legend chart:legend-position="end" svg:x="32.645cm" svg:y="6.661cm" style:legend-expansion="high" chart:style-name="ch3"/>
        <chart:plot-area chart:style-name="ch4" table:cell-range-address="Sheet5.E3:Sheet5.K20 Sheet5.E2:Sheet5.K2 Sheet5.Q2:Sheet5.R20 Sheet5.V2:Sheet5.W20 Sheet5.Y2:Sheet5.Y20 Sheet5.AF2:Sheet5.AO20" chart:data-source-has-labels="both" svg:x="1.727cm" svg:y="1.865cm" svg:width="30.176cm" svg:height="20.193cm">
          <chartooo:coordinate-region svg:x="2.39cm" svg:y="2.055cm" svg:width="29.305cm" svg:height="19.375cm"/>
          <chart:axis chart:dimension="x" chart:name="primary-x" chart:style-name="ch5" chartooo:axis-type="auto">
            <chartooo:date-scale/>
            <chart:title svg:x="16.071cm" svg:y="22.527cm" chart:style-name="ch6">
              <text:p>Frame ID</text:p>
            </chart:title>
            <chart:categories table:cell-range-address="Sheet5.E3:Sheet5.E20"/>
          </chart:axis>
          <chart:axis chart:dimension="y" chart:name="primary-y" chart:style-name="ch5">
            <chart:title svg:x="0.451cm" svg:y="12.585cm" chart:style-name="ch7">
              <text:p>TTC (s)</text:p>
            </chart:title>
            <chart:grid chart:style-name="ch8" chart:class="major"/>
          </chart:axis>
          <chart:series chart:style-name="ch9" chart:values-cell-range-address="Sheet5.F3:Sheet5.F20" chart:label-cell-address="Sheet5.F2:Sheet5.F2" chart:class="chart:line">
            <chart:data-point chart:repeated="18"/>
          </chart:series>
          <chart:series chart:style-name="ch10" chart:values-cell-range-address="Sheet5.G3:Sheet5.G20" chart:label-cell-address="Sheet5.G2:Sheet5.G2" chart:class="chart:line">
            <chart:data-point chart:repeated="18"/>
          </chart:series>
          <chart:series chart:style-name="ch11" chart:values-cell-range-address="Sheet5.H3:Sheet5.H20" chart:label-cell-address="Sheet5.H2:Sheet5.H2" chart:class="chart:line">
            <chart:data-point chart:repeated="18"/>
          </chart:series>
          <chart:series chart:style-name="ch12" chart:values-cell-range-address="Sheet5.I3:Sheet5.I20" chart:label-cell-address="Sheet5.I2:Sheet5.I2" chart:class="chart:line">
            <chart:data-point chart:repeated="18"/>
          </chart:series>
          <chart:series chart:style-name="ch13" chart:values-cell-range-address="Sheet5.J3:Sheet5.J20" chart:label-cell-address="Sheet5.J2:Sheet5.J2" chart:class="chart:line">
            <chart:data-point chart:repeated="18"/>
          </chart:series>
          <chart:series chart:style-name="ch14" chart:values-cell-range-address="Sheet5.K3:Sheet5.K20" chart:label-cell-address="Sheet5.K2:Sheet5.K2" chart:class="chart:line">
            <chart:data-point chart:repeated="18"/>
          </chart:series>
          <chart:series chart:style-name="ch15" chart:values-cell-range-address="Sheet5.Q3:Sheet5.Q20" chart:label-cell-address="Sheet5.Q2:Sheet5.Q2" chart:class="chart:line">
            <chart:data-point chart:repeated="18"/>
          </chart:series>
          <chart:series chart:style-name="ch16" chart:values-cell-range-address="Sheet5.R3:Sheet5.R20" chart:label-cell-address="Sheet5.R2:Sheet5.R2" chart:class="chart:line">
            <chart:data-point chart:repeated="18"/>
          </chart:series>
          <chart:series chart:style-name="ch17" chart:values-cell-range-address="Sheet5.V3:Sheet5.V20" chart:label-cell-address="Sheet5.V2:Sheet5.V2" chart:class="chart:line">
            <chart:data-point chart:repeated="18"/>
          </chart:series>
          <chart:series chart:style-name="ch18" chart:values-cell-range-address="Sheet5.W3:Sheet5.W20" chart:label-cell-address="Sheet5.W2:Sheet5.W2" chart:class="chart:line">
            <chart:data-point chart:repeated="18"/>
          </chart:series>
          <chart:series chart:style-name="ch19" chart:values-cell-range-address="Sheet5.Y3:Sheet5.Y20" chart:label-cell-address="Sheet5.Y2:Sheet5.Y2" chart:class="chart:line">
            <chart:data-point chart:repeated="18"/>
          </chart:series>
          <chart:series chart:style-name="ch15" chart:values-cell-range-address="Sheet5.AF3:Sheet5.AF20" chart:label-cell-address="Sheet5.AF2:Sheet5.AF2" chart:class="chart:line">
            <chart:data-point chart:repeated="18"/>
          </chart:series>
          <chart:series chart:style-name="ch16" chart:values-cell-range-address="Sheet5.AG3:Sheet5.AG20" chart:label-cell-address="Sheet5.AG2:Sheet5.AG2" chart:class="chart:line">
            <chart:data-point chart:repeated="18"/>
          </chart:series>
          <chart:series chart:style-name="ch20" chart:values-cell-range-address="Sheet5.AH3:Sheet5.AH20" chart:label-cell-address="Sheet5.AH2:Sheet5.AH2" chart:class="chart:line">
            <chart:data-point chart:repeated="18"/>
          </chart:series>
          <chart:series chart:style-name="ch21" chart:values-cell-range-address="Sheet5.AI3:Sheet5.AI20" chart:label-cell-address="Sheet5.AI2:Sheet5.AI2" chart:class="chart:line">
            <chart:data-point chart:repeated="18"/>
          </chart:series>
          <chart:series chart:style-name="ch22" chart:values-cell-range-address="Sheet5.AJ3:Sheet5.AJ20" chart:label-cell-address="Sheet5.AJ2:Sheet5.AJ2" chart:class="chart:line">
            <chart:data-point chart:repeated="18"/>
          </chart:series>
          <chart:series chart:style-name="ch17" chart:values-cell-range-address="Sheet5.AK3:Sheet5.AK20" chart:label-cell-address="Sheet5.AK2:Sheet5.AK2" chart:class="chart:line">
            <chart:data-point chart:repeated="18"/>
          </chart:series>
          <chart:series chart:style-name="ch18" chart:values-cell-range-address="Sheet5.AL3:Sheet5.AL20" chart:label-cell-address="Sheet5.AL2:Sheet5.AL2" chart:class="chart:line">
            <chart:data-point chart:repeated="18"/>
          </chart:series>
          <chart:series chart:style-name="ch23" chart:values-cell-range-address="Sheet5.AM3:Sheet5.AM20" chart:label-cell-address="Sheet5.AM2:Sheet5.AM2" chart:class="chart:line">
            <chart:data-point chart:repeated="18"/>
          </chart:series>
          <chart:series chart:style-name="ch19" chart:values-cell-range-address="Sheet5.AN3:Sheet5.AN20" chart:label-cell-address="Sheet5.AN2:Sheet5.AN2" chart:class="chart:line">
            <chart:data-point chart:repeated="18"/>
          </chart:series>
          <chart:series chart:style-name="ch24" chart:values-cell-range-address="Sheet5.AO3:Sheet5.AO20" chart:label-cell-address="Sheet5.AO2:Sheet5.AO2" chart:class="chart:line">
            <chart:data-point chart:repeated="18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Lidar</text:p>
                <draw:g>
                  <svg:desc>Sheet5.F2:Sheet5.F2</svg:desc>
                </draw:g>
              </table:table-cell>
              <table:table-cell office:value-type="string">
                <text:p>SHITOMASI BRISK</text:p>
                <draw:g>
                  <svg:desc>Sheet5.G2:Sheet5.G2</svg:desc>
                </draw:g>
              </table:table-cell>
              <table:table-cell office:value-type="string">
                <text:p>SHITOMASI BRIEF</text:p>
                <draw:g>
                  <svg:desc>Sheet5.H2:Sheet5.H2</svg:desc>
                </draw:g>
              </table:table-cell>
              <table:table-cell office:value-type="string">
                <text:p>SHITOMASI ORB</text:p>
                <draw:g>
                  <svg:desc>Sheet5.I2:Sheet5.I2</svg:desc>
                </draw:g>
              </table:table-cell>
              <table:table-cell office:value-type="string">
                <text:p>SHITOMASI FREAK</text:p>
                <draw:g>
                  <svg:desc>Sheet5.J2:Sheet5.J2</svg:desc>
                </draw:g>
              </table:table-cell>
              <table:table-cell office:value-type="string">
                <text:p>SHITOMASI SIFT</text:p>
                <draw:g>
                  <svg:desc>Sheet5.K2:Sheet5.K2</svg:desc>
                </draw:g>
              </table:table-cell>
              <table:table-cell office:value-type="string">
                <text:p>FAST BRISK</text:p>
                <draw:g>
                  <svg:desc>Sheet5.Q2:Sheet5.Q2</svg:desc>
                </draw:g>
              </table:table-cell>
              <table:table-cell office:value-type="string">
                <text:p>FAST BRIEF</text:p>
                <draw:g>
                  <svg:desc>Sheet5.R2:Sheet5.R2</svg:desc>
                </draw:g>
              </table:table-cell>
              <table:table-cell office:value-type="string">
                <text:p>BRISK BRISK</text:p>
                <draw:g>
                  <svg:desc>Sheet5.V2:Sheet5.V2</svg:desc>
                </draw:g>
              </table:table-cell>
              <table:table-cell office:value-type="string">
                <text:p>BRISK BRIEF</text:p>
                <draw:g>
                  <svg:desc>Sheet5.W2:Sheet5.W2</svg:desc>
                </draw:g>
              </table:table-cell>
              <table:table-cell office:value-type="string">
                <text:p>BRISK FREAK</text:p>
                <draw:g>
                  <svg:desc>Sheet5.Y2:Sheet5.Y2</svg:desc>
                </draw:g>
              </table:table-cell>
              <table:table-cell office:value-type="string">
                <text:p>AKAZE BRISK</text:p>
                <draw:g>
                  <svg:desc>Sheet5.AF2:Sheet5.AF2</svg:desc>
                </draw:g>
              </table:table-cell>
              <table:table-cell office:value-type="string">
                <text:p>AKAZE BRIEF</text:p>
                <draw:g>
                  <svg:desc>Sheet5.AG2:Sheet5.AG2</svg:desc>
                </draw:g>
              </table:table-cell>
              <table:table-cell office:value-type="string">
                <text:p>AKAZE ORB</text:p>
                <draw:g>
                  <svg:desc>Sheet5.AH2:Sheet5.AH2</svg:desc>
                </draw:g>
              </table:table-cell>
              <table:table-cell office:value-type="string">
                <text:p>AKAZE FREAK</text:p>
                <draw:g>
                  <svg:desc>Sheet5.AI2:Sheet5.AI2</svg:desc>
                </draw:g>
              </table:table-cell>
              <table:table-cell office:value-type="string">
                <text:p>AKAZE AKAZE</text:p>
                <draw:g>
                  <svg:desc>Sheet5.AJ2:Sheet5.AJ2</svg:desc>
                </draw:g>
              </table:table-cell>
              <table:table-cell office:value-type="string">
                <text:p>AKAZE SIFT</text:p>
                <draw:g>
                  <svg:desc>Sheet5.AK2:Sheet5.AK2</svg:desc>
                </draw:g>
              </table:table-cell>
              <table:table-cell office:value-type="string">
                <text:p>SIFT BRISK</text:p>
                <draw:g>
                  <svg:desc>Sheet5.AL2:Sheet5.AL2</svg:desc>
                </draw:g>
              </table:table-cell>
              <table:table-cell office:value-type="string">
                <text:p>SIFT BRIEF</text:p>
                <draw:g>
                  <svg:desc>Sheet5.AM2:Sheet5.AM2</svg:desc>
                </draw:g>
              </table:table-cell>
              <table:table-cell office:value-type="string">
                <text:p>SIFT FREAK</text:p>
                <draw:g>
                  <svg:desc>Sheet5.AN2:Sheet5.AN2</svg:desc>
                </draw:g>
              </table:table-cell>
              <table:table-cell office:value-type="string">
                <text:p>SIFT SIFT</text:p>
                <draw:g>
                  <svg:desc>Sheet5.AO2:Sheet5.AO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5.E3:Sheet5.E20</svg:desc>
                </draw:g>
              </table:table-cell>
              <table:table-cell office:value-type="float" office:value="12.323888">
                <text:p>12.323888</text:p>
                <draw:g>
                  <svg:desc>Sheet5.F3:Sheet5.F20</svg:desc>
                </draw:g>
              </table:table-cell>
              <table:table-cell office:value-type="float" office:value="13.901922">
                <text:p>13.901922</text:p>
                <draw:g>
                  <svg:desc>Sheet5.G3:Sheet5.G20</svg:desc>
                </draw:g>
              </table:table-cell>
              <table:table-cell office:value-type="float" office:value="13.894765">
                <text:p>13.894765</text:p>
                <draw:g>
                  <svg:desc>Sheet5.H3:Sheet5.H20</svg:desc>
                </draw:g>
              </table:table-cell>
              <table:table-cell office:value-type="float" office:value="13.695374">
                <text:p>13.695374</text:p>
                <draw:g>
                  <svg:desc>Sheet5.I3:Sheet5.I20</svg:desc>
                </draw:g>
              </table:table-cell>
              <table:table-cell office:value-type="float" office:value="13.396411">
                <text:p>13.396411</text:p>
                <draw:g>
                  <svg:desc>Sheet5.J3:Sheet5.J20</svg:desc>
                </draw:g>
              </table:table-cell>
              <table:table-cell office:value-type="float" office:value="14.347124">
                <text:p>14.347124</text:p>
                <draw:g>
                  <svg:desc>Sheet5.K3:Sheet5.K20</svg:desc>
                </draw:g>
              </table:table-cell>
              <table:table-cell office:value-type="float" office:value="12.3">
                <text:p>12.3</text:p>
                <draw:g>
                  <svg:desc>Sheet5.Q3:Sheet5.Q20</svg:desc>
                </draw:g>
              </table:table-cell>
              <table:table-cell office:value-type="float" office:value="11.189688">
                <text:p>11.189688</text:p>
                <draw:g>
                  <svg:desc>Sheet5.R3:Sheet5.R20</svg:desc>
                </draw:g>
              </table:table-cell>
              <table:table-cell office:value-type="float" office:value="13.031013">
                <text:p>13.031013</text:p>
                <draw:g>
                  <svg:desc>Sheet5.V3:Sheet5.V20</svg:desc>
                </draw:g>
              </table:table-cell>
              <table:table-cell office:value-type="float" office:value="13.806404">
                <text:p>13.806404</text:p>
                <draw:g>
                  <svg:desc>Sheet5.W3:Sheet5.W20</svg:desc>
                </draw:g>
              </table:table-cell>
              <table:table-cell office:value-type="float" office:value="12.348305">
                <text:p>12.348305</text:p>
                <draw:g>
                  <svg:desc>Sheet5.Y3:Sheet5.Y20</svg:desc>
                </draw:g>
              </table:table-cell>
              <table:table-cell office:value-type="float" office:value="12.698546">
                <text:p>12.698546</text:p>
                <draw:g>
                  <svg:desc>Sheet5.AF3:Sheet5.AF20</svg:desc>
                </draw:g>
              </table:table-cell>
              <table:table-cell office:value-type="float" office:value="13.278296">
                <text:p>13.278296</text:p>
                <draw:g>
                  <svg:desc>Sheet5.AG3:Sheet5.AG20</svg:desc>
                </draw:g>
              </table:table-cell>
              <table:table-cell office:value-type="float" office:value="13.48568">
                <text:p>13.48568</text:p>
                <draw:g>
                  <svg:desc>Sheet5.AH3:Sheet5.AH20</svg:desc>
                </draw:g>
              </table:table-cell>
              <table:table-cell office:value-type="float" office:value="12.123851">
                <text:p>12.123851</text:p>
                <draw:g>
                  <svg:desc>Sheet5.AI3:Sheet5.AI20</svg:desc>
                </draw:g>
              </table:table-cell>
              <table:table-cell office:value-type="float" office:value="12.316762">
                <text:p>12.316762</text:p>
                <draw:g>
                  <svg:desc>Sheet5.AJ3:Sheet5.AJ20</svg:desc>
                </draw:g>
              </table:table-cell>
              <table:table-cell office:value-type="float" office:value="12.25894">
                <text:p>12.25894</text:p>
                <draw:g>
                  <svg:desc>Sheet5.AK3:Sheet5.AK20</svg:desc>
                </draw:g>
              </table:table-cell>
              <table:table-cell office:value-type="float" office:value="11.591711">
                <text:p>11.591711</text:p>
                <draw:g>
                  <svg:desc>Sheet5.AL3:Sheet5.AL20</svg:desc>
                </draw:g>
              </table:table-cell>
              <table:table-cell office:value-type="float" office:value="12.252111">
                <text:p>12.252111</text:p>
                <draw:g>
                  <svg:desc>Sheet5.AM3:Sheet5.AM20</svg:desc>
                </draw:g>
              </table:table-cell>
              <table:table-cell office:value-type="float" office:value="11.26323">
                <text:p>11.26323</text:p>
                <draw:g>
                  <svg:desc>Sheet5.AN3:Sheet5.AN20</svg:desc>
                </draw:g>
              </table:table-cell>
              <table:table-cell office:value-type="float" office:value="11.389442">
                <text:p>11.389442</text:p>
                <draw:g>
                  <svg:desc>Sheet5.AO3:Sheet5.AO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748274">
                <text:p>12.748274</text:p>
              </table:table-cell>
              <table:table-cell office:value-type="float" office:value="12.987607">
                <text:p>12.987607</text:p>
              </table:table-cell>
              <table:table-cell office:value-type="float" office:value="13.14867">
                <text:p>13.14867</text:p>
              </table:table-cell>
              <table:table-cell office:value-type="float" office:value="13.503101">
                <text:p>13.503101</text:p>
              </table:table-cell>
              <table:table-cell office:value-type="float" office:value="13.092722">
                <text:p>13.092722</text:p>
              </table:table-cell>
              <table:table-cell office:value-type="float" office:value="14.395795">
                <text:p>14.395795</text:p>
              </table:table-cell>
              <table:table-cell office:value-type="float" office:value="12.345282">
                <text:p>12.345282</text:p>
              </table:table-cell>
              <table:table-cell office:value-type="float" office:value="11.751545">
                <text:p>11.751545</text:p>
              </table:table-cell>
              <table:table-cell office:value-type="float" office:value="21.309701">
                <text:p>21.309701</text:p>
              </table:table-cell>
              <table:table-cell office:value-type="float" office:value="18.707313">
                <text:p>18.707313</text:p>
              </table:table-cell>
              <table:table-cell office:value-type="float" office:value="24.155454">
                <text:p>24.155454</text:p>
              </table:table-cell>
              <table:table-cell office:value-type="float" office:value="15.703964">
                <text:p>15.703964</text:p>
              </table:table-cell>
              <table:table-cell office:value-type="float" office:value="15.045547">
                <text:p>15.045547</text:p>
              </table:table-cell>
              <table:table-cell office:value-type="float" office:value="14.983336">
                <text:p>14.983336</text:p>
              </table:table-cell>
              <table:table-cell office:value-type="float" office:value="14.064105">
                <text:p>14.064105</text:p>
              </table:table-cell>
              <table:table-cell office:value-type="float" office:value="14.156474">
                <text:p>14.156474</text:p>
              </table:table-cell>
              <table:table-cell office:value-type="float" office:value="14.595597">
                <text:p>14.595597</text:p>
              </table:table-cell>
              <table:table-cell office:value-type="float" office:value="13.053436">
                <text:p>13.053436</text:p>
              </table:table-cell>
              <table:table-cell office:value-type="float" office:value="13.08084">
                <text:p>13.08084</text:p>
              </table:table-cell>
              <table:table-cell office:value-type="float" office:value="13.60435">
                <text:p>13.60435</text:p>
              </table:table-cell>
              <table:table-cell office:value-type="float" office:value="12.572196">
                <text:p>12.5721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.959812">
                <text:p>16.959812</text:p>
              </table:table-cell>
              <table:table-cell office:value-type="float" office:value="13.490395">
                <text:p>13.490395</text:p>
              </table:table-cell>
              <table:table-cell office:value-type="float" office:value="11.893747">
                <text:p>11.893747</text:p>
              </table:table-cell>
              <table:table-cell office:value-type="float" office:value="11.892371">
                <text:p>11.892371</text:p>
              </table:table-cell>
              <table:table-cell office:value-type="float" office:value="11.097156">
                <text:p>11.097156</text:p>
              </table:table-cell>
              <table:table-cell office:value-type="float" office:value="11.547601">
                <text:p>11.547601</text:p>
              </table:table-cell>
              <table:table-cell office:value-type="float" office:value="13.143196">
                <text:p>13.143196</text:p>
              </table:table-cell>
              <table:table-cell office:value-type="float" office:value="13.990881">
                <text:p>13.990881</text:p>
              </table:table-cell>
              <table:table-cell office:value-type="float" office:value="14.144868">
                <text:p>14.144868</text:p>
              </table:table-cell>
              <table:table-cell office:value-type="float" office:value="12.842297">
                <text:p>12.842297</text:p>
              </table:table-cell>
              <table:table-cell office:value-type="float" office:value="13.552668">
                <text:p>13.552668</text:p>
              </table:table-cell>
              <table:table-cell office:value-type="float" office:value="13.365882">
                <text:p>13.365882</text:p>
              </table:table-cell>
              <table:table-cell office:value-type="float" office:value="13.884983">
                <text:p>13.884983</text:p>
              </table:table-cell>
              <table:table-cell office:value-type="float" office:value="13.142287">
                <text:p>13.142287</text:p>
              </table:table-cell>
              <table:table-cell office:value-type="float" office:value="14.105344">
                <text:p>14.105344</text:p>
              </table:table-cell>
              <table:table-cell office:value-type="float" office:value="12.928169">
                <text:p>12.928169</text:p>
              </table:table-cell>
              <table:table-cell office:value-type="float" office:value="13.15259">
                <text:p>13.15259</text:p>
              </table:table-cell>
              <table:table-cell office:value-type="float" office:value="13.610267">
                <text:p>13.610267</text:p>
              </table:table-cell>
              <table:table-cell office:value-type="float" office:value="15.088081">
                <text:p>15.088081</text:p>
              </table:table-cell>
              <table:table-cell office:value-type="float" office:value="13.542345">
                <text:p>13.542345</text:p>
              </table:table-cell>
              <table:table-cell office:value-type="float" office:value="12.647993">
                <text:p>12.6479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.62642">
                <text:p>14.62642</text:p>
              </table:table-cell>
              <table:table-cell office:value-type="float" office:value="12.634663">
                <text:p>12.634663</text:p>
              </table:table-cell>
              <table:table-cell office:value-type="float" office:value="13.111289">
                <text:p>13.111289</text:p>
              </table:table-cell>
              <table:table-cell office:value-type="float" office:value="12.131894">
                <text:p>12.131894</text:p>
              </table:table-cell>
              <table:table-cell office:value-type="float" office:value="12.542484">
                <text:p>12.542484</text:p>
              </table:table-cell>
              <table:table-cell office:value-type="float" office:value="12.752067">
                <text:p>12.752067</text:p>
              </table:table-cell>
              <table:table-cell office:value-type="float" office:value="12.885663">
                <text:p>12.885663</text:p>
              </table:table-cell>
              <table:table-cell office:value-type="float" office:value="13.661154">
                <text:p>13.661154</text:p>
              </table:table-cell>
              <table:table-cell office:value-type="float" office:value="15.203116">
                <text:p>15.203116</text:p>
              </table:table-cell>
              <table:table-cell office:value-type="float" office:value="20.027729">
                <text:p>20.027729</text:p>
              </table:table-cell>
              <table:table-cell office:value-type="float" office:value="13.944529">
                <text:p>13.944529</text:p>
              </table:table-cell>
              <table:table-cell office:value-type="float" office:value="14.750855">
                <text:p>14.750855</text:p>
              </table:table-cell>
              <table:table-cell office:value-type="float" office:value="13.848221">
                <text:p>13.848221</text:p>
              </table:table-cell>
              <table:table-cell office:value-type="float" office:value="14.555624">
                <text:p>14.555624</text:p>
              </table:table-cell>
              <table:table-cell office:value-type="float" office:value="14.036042">
                <text:p>14.036042</text:p>
              </table:table-cell>
              <table:table-cell office:value-type="float" office:value="14.248959">
                <text:p>14.248959</text:p>
              </table:table-cell>
              <table:table-cell office:value-type="float" office:value="14.224663">
                <text:p>14.224663</text:p>
              </table:table-cell>
              <table:table-cell office:value-type="float" office:value="21.563253">
                <text:p>21.563253</text:p>
              </table:table-cell>
              <table:table-cell office:value-type="float" office:value="21.258871">
                <text:p>21.258871</text:p>
              </table:table-cell>
              <table:table-cell office:value-type="float" office:value="20.514344">
                <text:p>20.514344</text:p>
              </table:table-cell>
              <table:table-cell office:value-type="float" office:value="19.677921">
                <text:p>19.6779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.042165">
                <text:p>13.042165</text:p>
              </table:table-cell>
              <table:table-cell office:value-type="float" office:value="12.675404">
                <text:p>12.675404</text:p>
              </table:table-cell>
              <table:table-cell office:value-type="float" office:value="12.184771">
                <text:p>12.184771</text:p>
              </table:table-cell>
              <table:table-cell office:value-type="float" office:value="12.13118">
                <text:p>12.13118</text:p>
              </table:table-cell>
              <table:table-cell office:value-type="float" office:value="12.407229">
                <text:p>12.407229</text:p>
              </table:table-cell>
              <table:table-cell office:value-type="float" office:value="12.330465">
                <text:p>12.330465</text:p>
              </table:table-cell>
              <table:table-cell office:value-type="float" office:value="NaN">
                <text:p>NaN</text:p>
              </table:table-cell>
              <table:table-cell office:value-type="float" office:value="21.358127">
                <text:p>21.358127</text:p>
              </table:table-cell>
              <table:table-cell office:value-type="float" office:value="26.429852">
                <text:p>26.429852</text:p>
              </table:table-cell>
              <table:table-cell office:value-type="float" office:value="19.478342">
                <text:p>19.478342</text:p>
              </table:table-cell>
              <table:table-cell office:value-type="float" office:value="23.708736">
                <text:p>23.708736</text:p>
              </table:table-cell>
              <table:table-cell office:value-type="float" office:value="14.792057">
                <text:p>14.792057</text:p>
              </table:table-cell>
              <table:table-cell office:value-type="float" office:value="15.128245">
                <text:p>15.128245</text:p>
              </table:table-cell>
              <table:table-cell office:value-type="float" office:value="15.518271">
                <text:p>15.518271</text:p>
              </table:table-cell>
              <table:table-cell office:value-type="float" office:value="15.892261">
                <text:p>15.892261</text:p>
              </table:table-cell>
              <table:table-cell office:value-type="float" office:value="16.462302">
                <text:p>16.462302</text:p>
              </table:table-cell>
              <table:table-cell office:value-type="float" office:value="16.387387">
                <text:p>16.387387</text:p>
              </table:table-cell>
              <table:table-cell office:value-type="float" office:value="14.989512">
                <text:p>14.989512</text:p>
              </table:table-cell>
              <table:table-cell office:value-type="float" office:value="13.219568">
                <text:p>13.219568</text:p>
              </table:table-cell>
              <table:table-cell office:value-type="float" office:value="13.703413">
                <text:p>13.703413</text:p>
              </table:table-cell>
              <table:table-cell office:value-type="float" office:value="13.033776">
                <text:p>13.0337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.245702">
                <text:p>13.245702</text:p>
              </table:table-cell>
              <table:table-cell office:value-type="float" office:value="14.502875">
                <text:p>14.502875</text:p>
              </table:table-cell>
              <table:table-cell office:value-type="float" office:value="13.545727">
                <text:p>13.545727</text:p>
              </table:table-cell>
              <table:table-cell office:value-type="float" office:value="13.673261">
                <text:p>13.673261</text:p>
              </table:table-cell>
              <table:table-cell office:value-type="float" office:value="14.238518">
                <text:p>14.238518</text:p>
              </table:table-cell>
              <table:table-cell office:value-type="float" office:value="13.042297">
                <text:p>13.042297</text:p>
              </table:table-cell>
              <table:table-cell office:value-type="float" office:value="13.038573">
                <text:p>13.038573</text:p>
              </table:table-cell>
              <table:table-cell office:value-type="float" office:value="13.501891">
                <text:p>13.501891</text:p>
              </table:table-cell>
              <table:table-cell office:value-type="float" office:value="17.674317">
                <text:p>17.674317</text:p>
              </table:table-cell>
              <table:table-cell office:value-type="float" office:value="17.955252">
                <text:p>17.955252</text:p>
              </table:table-cell>
              <table:table-cell office:value-type="float" office:value="16.429774">
                <text:p>16.429774</text:p>
              </table:table-cell>
              <table:table-cell office:value-type="float" office:value="14.708415">
                <text:p>14.708415</text:p>
              </table:table-cell>
              <table:table-cell office:value-type="float" office:value="13.877798">
                <text:p>13.877798</text:p>
              </table:table-cell>
              <table:table-cell office:value-type="float" office:value="13.873408">
                <text:p>13.873408</text:p>
              </table:table-cell>
              <table:table-cell office:value-type="float" office:value="14.445457">
                <text:p>14.445457</text:p>
              </table:table-cell>
              <table:table-cell office:value-type="float" office:value="13.840806">
                <text:p>13.840806</text:p>
              </table:table-cell>
              <table:table-cell office:value-type="float" office:value="13.9616">
                <text:p>13.9616</text:p>
              </table:table-cell>
              <table:table-cell office:value-type="float" office:value="12.042294">
                <text:p>12.042294</text:p>
              </table:table-cell>
              <table:table-cell office:value-type="float" office:value="11.966614">
                <text:p>11.966614</text:p>
              </table:table-cell>
              <table:table-cell office:value-type="float" office:value="12.042294">
                <text:p>12.042294</text:p>
              </table:table-cell>
              <table:table-cell office:value-type="float" office:value="11.118529">
                <text:p>11.1185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739528">
                <text:p>13.739528</text:p>
              </table:table-cell>
              <table:table-cell office:value-type="float" office:value="12.91171">
                <text:p>12.91171</text:p>
              </table:table-cell>
              <table:table-cell office:value-type="float" office:value="18.718177">
                <text:p>18.718177</text:p>
              </table:table-cell>
              <table:table-cell office:value-type="float" office:value="11.974086">
                <text:p>11.974086</text:p>
              </table:table-cell>
              <table:table-cell office:value-type="float" office:value="12.612648">
                <text:p>12.612648</text:p>
              </table:table-cell>
              <table:table-cell office:value-type="float" office:value="12.802626">
                <text:p>12.802626</text:p>
              </table:table-cell>
              <table:table-cell office:value-type="float" office:value="11.903347">
                <text:p>11.903347</text:p>
              </table:table-cell>
              <table:table-cell office:value-type="float" office:value="12.027401">
                <text:p>12.027401</text:p>
              </table:table-cell>
              <table:table-cell office:value-type="float" office:value="16.85628">
                <text:p>16.85628</text:p>
              </table:table-cell>
              <table:table-cell office:value-type="float" office:value="15.936127">
                <text:p>15.936127</text:p>
              </table:table-cell>
              <table:table-cell office:value-type="float" office:value="15.446334">
                <text:p>15.446334</text:p>
              </table:table-cell>
              <table:table-cell office:value-type="float" office:value="15.883252">
                <text:p>15.883252</text:p>
              </table:table-cell>
              <table:table-cell office:value-type="float" office:value="15.616419">
                <text:p>15.616419</text:p>
              </table:table-cell>
              <table:table-cell office:value-type="float" office:value="15.768712">
                <text:p>15.768712</text:p>
              </table:table-cell>
              <table:table-cell office:value-type="float" office:value="15.453215">
                <text:p>15.453215</text:p>
              </table:table-cell>
              <table:table-cell office:value-type="float" office:value="15.348608">
                <text:p>15.348608</text:p>
              </table:table-cell>
              <table:table-cell office:value-type="float" office:value="15.370999">
                <text:p>15.370999</text:p>
              </table:table-cell>
              <table:table-cell office:value-type="float" office:value="14.052206">
                <text:p>14.052206</text:p>
              </table:table-cell>
              <table:table-cell office:value-type="float" office:value="15.104579">
                <text:p>15.104579</text:p>
              </table:table-cell>
              <table:table-cell office:value-type="float" office:value="14.657362">
                <text:p>14.657362</text:p>
              </table:table-cell>
              <table:table-cell office:value-type="float" office:value="13.584827">
                <text:p>13.58482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.581663">
                <text:p>13.581663</text:p>
              </table:table-cell>
              <table:table-cell office:value-type="float" office:value="13.973328">
                <text:p>13.973328</text:p>
              </table:table-cell>
              <table:table-cell office:value-type="float" office:value="12.379314">
                <text:p>12.379314</text:p>
              </table:table-cell>
              <table:table-cell office:value-type="float" office:value="12.202219">
                <text:p>12.202219</text:p>
              </table:table-cell>
              <table:table-cell office:value-type="float" office:value="12.851473">
                <text:p>12.851473</text:p>
              </table:table-cell>
              <table:table-cell office:value-type="float" office:value="12.917387">
                <text:p>12.917387</text:p>
              </table:table-cell>
              <table:table-cell office:value-type="float" office:value="11.439367">
                <text:p>11.439367</text:p>
              </table:table-cell>
              <table:table-cell office:value-type="float" office:value="11.990404">
                <text:p>11.990404</text:p>
              </table:table-cell>
              <table:table-cell office:value-type="float" office:value="16.968087">
                <text:p>16.968087</text:p>
              </table:table-cell>
              <table:table-cell office:value-type="float" office:value="18.453142">
                <text:p>18.453142</text:p>
              </table:table-cell>
              <table:table-cell office:value-type="float" office:value="18.402082">
                <text:p>18.402082</text:p>
              </table:table-cell>
              <table:table-cell office:value-type="float" office:value="13.922941">
                <text:p>13.922941</text:p>
              </table:table-cell>
              <table:table-cell office:value-type="float" office:value="14.121031">
                <text:p>14.121031</text:p>
              </table:table-cell>
              <table:table-cell office:value-type="float" office:value="14.360707">
                <text:p>14.360707</text:p>
              </table:table-cell>
              <table:table-cell office:value-type="float" office:value="14.182002">
                <text:p>14.182002</text:p>
              </table:table-cell>
              <table:table-cell office:value-type="float" office:value="14.187974">
                <text:p>14.187974</text:p>
              </table:table-cell>
              <table:table-cell office:value-type="float" office:value="13.827654">
                <text:p>13.827654</text:p>
              </table:table-cell>
              <table:table-cell office:value-type="float" office:value="14.996247">
                <text:p>14.996247</text:p>
              </table:table-cell>
              <table:table-cell office:value-type="float" office:value="15.478525">
                <text:p>15.478525</text:p>
              </table:table-cell>
              <table:table-cell office:value-type="float" office:value="13.187221">
                <text:p>13.187221</text:p>
              </table:table-cell>
              <table:table-cell office:value-type="float" office:value="14.694781">
                <text:p>14.6947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526488">
                <text:p>11.526488</text:p>
              </table:table-cell>
              <table:table-cell office:value-type="float" office:value="11.512622">
                <text:p>11.512622</text:p>
              </table:table-cell>
              <table:table-cell office:value-type="float" office:value="11.942303">
                <text:p>11.942303</text:p>
              </table:table-cell>
              <table:table-cell office:value-type="float" office:value="11.265304">
                <text:p>11.265304</text:p>
              </table:table-cell>
              <table:table-cell office:value-type="float" office:value="12.041425">
                <text:p>12.041425</text:p>
              </table:table-cell>
              <table:table-cell office:value-type="float" office:value="11.955895">
                <text:p>11.955895</text:p>
              </table:table-cell>
              <table:table-cell office:value-type="float" office:value="11.868356">
                <text:p>11.868356</text:p>
              </table:table-cell>
              <table:table-cell office:value-type="float" office:value="12.984502">
                <text:p>12.984502</text:p>
              </table:table-cell>
              <table:table-cell office:value-type="float" office:value="14.322807">
                <text:p>14.322807</text:p>
              </table:table-cell>
              <table:table-cell office:value-type="float" office:value="16.244059">
                <text:p>16.244059</text:p>
              </table:table-cell>
              <table:table-cell office:value-type="float" office:value="15.656489">
                <text:p>15.656489</text:p>
              </table:table-cell>
              <table:table-cell office:value-type="float" office:value="13.822437">
                <text:p>13.822437</text:p>
              </table:table-cell>
              <table:table-cell office:value-type="float" office:value="13.823325">
                <text:p>13.823325</text:p>
              </table:table-cell>
              <table:table-cell office:value-type="float" office:value="13.306332">
                <text:p>13.306332</text:p>
              </table:table-cell>
              <table:table-cell office:value-type="float" office:value="14.127428">
                <text:p>14.127428</text:p>
              </table:table-cell>
              <table:table-cell office:value-type="float" office:value="13.910896">
                <text:p>13.910896</text:p>
              </table:table-cell>
              <table:table-cell office:value-type="float" office:value="13.874095">
                <text:p>13.874095</text:p>
              </table:table-cell>
              <table:table-cell office:value-type="float" office:value="12.943181">
                <text:p>12.943181</text:p>
              </table:table-cell>
              <table:table-cell office:value-type="float" office:value="12.745671">
                <text:p>12.745671</text:p>
              </table:table-cell>
              <table:table-cell office:value-type="float" office:value="13.552494">
                <text:p>13.552494</text:p>
              </table:table-cell>
              <table:table-cell office:value-type="float" office:value="13.205774">
                <text:p>13.2057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676521">
                <text:p>12.676521</text:p>
              </table:table-cell>
              <table:table-cell office:value-type="float" office:value="13.671652">
                <text:p>13.671652</text:p>
              </table:table-cell>
              <table:table-cell office:value-type="float" office:value="13.344794">
                <text:p>13.344794</text:p>
              </table:table-cell>
              <table:table-cell office:value-type="float" office:value="13.496167">
                <text:p>13.496167</text:p>
              </table:table-cell>
              <table:table-cell office:value-type="float" office:value="13.008396">
                <text:p>13.008396</text:p>
              </table:table-cell>
              <table:table-cell office:value-type="float" office:value="13.359891">
                <text:p>13.359891</text:p>
              </table:table-cell>
              <table:table-cell office:value-type="float" office:value="13.347326">
                <text:p>13.347326</text:p>
              </table:table-cell>
              <table:table-cell office:value-type="float" office:value="12.582023">
                <text:p>12.582023</text:p>
              </table:table-cell>
              <table:table-cell office:value-type="float" office:value="13.412117">
                <text:p>13.412117</text:p>
              </table:table-cell>
              <table:table-cell office:value-type="float" office:value="13.060033">
                <text:p>13.060033</text:p>
              </table:table-cell>
              <table:table-cell office:value-type="float" office:value="13.98387">
                <text:p>13.98387</text:p>
              </table:table-cell>
              <table:table-cell office:value-type="float" office:value="11.877995">
                <text:p>11.877995</text:p>
              </table:table-cell>
              <table:table-cell office:value-type="float" office:value="11.591353">
                <text:p>11.591353</text:p>
              </table:table-cell>
              <table:table-cell office:value-type="float" office:value="11.618017">
                <text:p>11.618017</text:p>
              </table:table-cell>
              <table:table-cell office:value-type="float" office:value="11.786213">
                <text:p>11.786213</text:p>
              </table:table-cell>
              <table:table-cell office:value-type="float" office:value="11.534539">
                <text:p>11.534539</text:p>
              </table:table-cell>
              <table:table-cell office:value-type="float" office:value="11.81878">
                <text:p>11.81878</text:p>
              </table:table-cell>
              <table:table-cell office:value-type="float" office:value="11.428971">
                <text:p>11.428971</text:p>
              </table:table-cell>
              <table:table-cell office:value-type="float" office:value="10.309405">
                <text:p>10.309405</text:p>
              </table:table-cell>
              <table:table-cell office:value-type="float" office:value="11.384995">
                <text:p>11.384995</text:p>
              </table:table-cell>
              <table:table-cell office:value-type="float" office:value="10.551943">
                <text:p>10.55194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571924">
                <text:p>11.571924</text:p>
              </table:table-cell>
              <table:table-cell office:value-type="float" office:value="11.374226">
                <text:p>11.374226</text:p>
              </table:table-cell>
              <table:table-cell office:value-type="float" office:value="11.959904">
                <text:p>11.959904</text:p>
              </table:table-cell>
              <table:table-cell office:value-type="float" office:value="11.302678">
                <text:p>11.302678</text:p>
              </table:table-cell>
              <table:table-cell office:value-type="float" office:value="11.327353">
                <text:p>11.327353</text:p>
              </table:table-cell>
              <table:table-cell office:value-type="float" office:value="12.172158">
                <text:p>12.172158</text:p>
              </table:table-cell>
              <table:table-cell office:value-type="float" office:value="12.949216">
                <text:p>12.949216</text:p>
              </table:table-cell>
              <table:table-cell office:value-type="float" office:value="14.21589">
                <text:p>14.21589</text:p>
              </table:table-cell>
              <table:table-cell office:value-type="float" office:value="12.817597">
                <text:p>12.817597</text:p>
              </table:table-cell>
              <table:table-cell office:value-type="float" office:value="13.76577">
                <text:p>13.76577</text:p>
              </table:table-cell>
              <table:table-cell office:value-type="float" office:value="13.682809">
                <text:p>13.682809</text:p>
              </table:table-cell>
              <table:table-cell office:value-type="float" office:value="12.362638">
                <text:p>12.362638</text:p>
              </table:table-cell>
              <table:table-cell office:value-type="float" office:value="12.539868">
                <text:p>12.539868</text:p>
              </table:table-cell>
              <table:table-cell office:value-type="float" office:value="12.716331">
                <text:p>12.716331</text:p>
              </table:table-cell>
              <table:table-cell office:value-type="float" office:value="12.120979">
                <text:p>12.120979</text:p>
              </table:table-cell>
              <table:table-cell office:value-type="float" office:value="12.112989">
                <text:p>12.112989</text:p>
              </table:table-cell>
              <table:table-cell office:value-type="float" office:value="12.247267">
                <text:p>12.247267</text:p>
              </table:table-cell>
              <table:table-cell office:value-type="float" office:value="12.758785">
                <text:p>12.758785</text:p>
              </table:table-cell>
              <table:table-cell office:value-type="float" office:value="11.808789">
                <text:p>11.808789</text:p>
              </table:table-cell>
              <table:table-cell office:value-type="float" office:value="12.813821">
                <text:p>12.813821</text:p>
              </table:table-cell>
              <table:table-cell office:value-type="float" office:value="11.24756">
                <text:p>11.247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.279895">
                <text:p>10.279895</text:p>
              </table:table-cell>
              <table:table-cell office:value-type="float" office:value="11.652406">
                <text:p>11.652406</text:p>
              </table:table-cell>
              <table:table-cell office:value-type="float" office:value="11.682327">
                <text:p>11.682327</text:p>
              </table:table-cell>
              <table:table-cell office:value-type="float" office:value="11.535638">
                <text:p>11.535638</text:p>
              </table:table-cell>
              <table:table-cell office:value-type="float" office:value="11.641308">
                <text:p>11.641308</text:p>
              </table:table-cell>
              <table:table-cell office:value-type="float" office:value="11.764227">
                <text:p>11.764227</text:p>
              </table:table-cell>
              <table:table-cell office:value-type="float" office:value="12.107408">
                <text:p>12.107408</text:p>
              </table:table-cell>
              <table:table-cell office:value-type="float" office:value="11.488006">
                <text:p>11.488006</text:p>
              </table:table-cell>
              <table:table-cell office:value-type="float" office:value="11.203692">
                <text:p>11.203692</text:p>
              </table:table-cell>
              <table:table-cell office:value-type="float" office:value="15.167483">
                <text:p>15.167483</text:p>
              </table:table-cell>
              <table:table-cell office:value-type="float" office:value="11.490682">
                <text:p>11.490682</text:p>
              </table:table-cell>
              <table:table-cell office:value-type="float" office:value="10.19935">
                <text:p>10.19935</text:p>
              </table:table-cell>
              <table:table-cell office:value-type="float" office:value="11.536537">
                <text:p>11.536537</text:p>
              </table:table-cell>
              <table:table-cell office:value-type="float" office:value="11.623042">
                <text:p>11.623042</text:p>
              </table:table-cell>
              <table:table-cell office:value-type="float" office:value="10.775662">
                <text:p>10.775662</text:p>
              </table:table-cell>
              <table:table-cell office:value-type="float" office:value="11.076649">
                <text:p>11.076649</text:p>
              </table:table-cell>
              <table:table-cell office:value-type="float" office:value="11.178418">
                <text:p>11.178418</text:p>
              </table:table-cell>
              <table:table-cell office:value-type="float" office:value="10.005616">
                <text:p>10.005616</text:p>
              </table:table-cell>
              <table:table-cell office:value-type="float" office:value="10.138341">
                <text:p>10.138341</text:p>
              </table:table-cell>
              <table:table-cell office:value-type="float" office:value="10.286595">
                <text:p>10.286595</text:p>
              </table:table-cell>
              <table:table-cell office:value-type="float" office:value="11.311473">
                <text:p>11.31147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.453042">
                <text:p>9.453042</text:p>
              </table:table-cell>
              <table:table-cell office:value-type="float" office:value="11.724344">
                <text:p>11.724344</text:p>
              </table:table-cell>
              <table:table-cell office:value-type="float" office:value="12.020504">
                <text:p>12.020504</text:p>
              </table:table-cell>
              <table:table-cell office:value-type="float" office:value="12.360723">
                <text:p>12.360723</text:p>
              </table:table-cell>
              <table:table-cell office:value-type="float" office:value="12.343584">
                <text:p>12.343584</text:p>
              </table:table-cell>
              <table:table-cell office:value-type="float" office:value="11.926344">
                <text:p>11.926344</text:p>
              </table:table-cell>
              <table:table-cell office:value-type="float" office:value="11.913389">
                <text:p>11.913389</text:p>
              </table:table-cell>
              <table:table-cell office:value-type="float" office:value="12.010684">
                <text:p>12.010684</text:p>
              </table:table-cell>
              <table:table-cell office:value-type="float" office:value="11.850547">
                <text:p>11.850547</text:p>
              </table:table-cell>
              <table:table-cell office:value-type="float" office:value="12.497272">
                <text:p>12.497272</text:p>
              </table:table-cell>
              <table:table-cell office:value-type="float" office:value="11.615093">
                <text:p>11.615093</text:p>
              </table:table-cell>
              <table:table-cell office:value-type="float" office:value="10.085507">
                <text:p>10.085507</text:p>
              </table:table-cell>
              <table:table-cell office:value-type="float" office:value="10.097858">
                <text:p>10.097858</text:p>
              </table:table-cell>
              <table:table-cell office:value-type="float" office:value="10.119003">
                <text:p>10.119003</text:p>
              </table:table-cell>
              <table:table-cell office:value-type="float" office:value="10.861026">
                <text:p>10.861026</text:p>
              </table:table-cell>
              <table:table-cell office:value-type="float" office:value="11.084742">
                <text:p>11.084742</text:p>
              </table:table-cell>
              <table:table-cell office:value-type="float" office:value="10.787827">
                <text:p>10.787827</text:p>
              </table:table-cell>
              <table:table-cell office:value-type="float" office:value="9.578441">
                <text:p>9.578441</text:p>
              </table:table-cell>
              <table:table-cell office:value-type="float" office:value="10.008461">
                <text:p>10.008461</text:p>
              </table:table-cell>
              <table:table-cell office:value-type="float" office:value="10.055577">
                <text:p>10.055577</text:p>
              </table:table-cell>
              <table:table-cell office:value-type="float" office:value="9.460845">
                <text:p>9.4608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429271">
                <text:p>9.429271</text:p>
              </table:table-cell>
              <table:table-cell office:value-type="float" office:value="11.506854">
                <text:p>11.506854</text:p>
              </table:table-cell>
              <table:table-cell office:value-type="float" office:value="11.506854">
                <text:p>11.506854</text:p>
              </table:table-cell>
              <table:table-cell office:value-type="float" office:value="11.545012">
                <text:p>11.545012</text:p>
              </table:table-cell>
              <table:table-cell office:value-type="float" office:value="11.538407">
                <text:p>11.538407</text:p>
              </table:table-cell>
              <table:table-cell office:value-type="float" office:value="11.531169">
                <text:p>11.531169</text:p>
              </table:table-cell>
              <table:table-cell office:value-type="float" office:value="11.348694">
                <text:p>11.348694</text:p>
              </table:table-cell>
              <table:table-cell office:value-type="float" office:value="11.703404">
                <text:p>11.703404</text:p>
              </table:table-cell>
              <table:table-cell office:value-type="float" office:value="12.037588">
                <text:p>12.037588</text:p>
              </table:table-cell>
              <table:table-cell office:value-type="float" office:value="11.494064">
                <text:p>11.494064</text:p>
              </table:table-cell>
              <table:table-cell office:value-type="float" office:value="11.253482">
                <text:p>11.253482</text:p>
              </table:table-cell>
              <table:table-cell office:value-type="float" office:value="10.435692">
                <text:p>10.435692</text:p>
              </table:table-cell>
              <table:table-cell office:value-type="float" office:value="10.037926">
                <text:p>10.037926</text:p>
              </table:table-cell>
              <table:table-cell office:value-type="float" office:value="10.412466">
                <text:p>10.412466</text:p>
              </table:table-cell>
              <table:table-cell office:value-type="float" office:value="9.87627">
                <text:p>9.87627</text:p>
              </table:table-cell>
              <table:table-cell office:value-type="float" office:value="10.56763">
                <text:p>10.56763</text:p>
              </table:table-cell>
              <table:table-cell office:value-type="float" office:value="10.53296">
                <text:p>10.53296</text:p>
              </table:table-cell>
              <table:table-cell office:value-type="float" office:value="9.552575">
                <text:p>9.552575</text:p>
              </table:table-cell>
              <table:table-cell office:value-type="float" office:value="10.248535">
                <text:p>10.248535</text:p>
              </table:table-cell>
              <table:table-cell office:value-type="float" office:value="9.838796">
                <text:p>9.838796</text:p>
              </table:table-cell>
              <table:table-cell office:value-type="float" office:value="10.576043">
                <text:p>10.5760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383164">
                <text:p>8.383164</text:p>
              </table:table-cell>
              <table:table-cell office:value-type="float" office:value="9.337846">
                <text:p>9.337846</text:p>
              </table:table-cell>
              <table:table-cell office:value-type="float" office:value="12.200816">
                <text:p>12.200816</text:p>
              </table:table-cell>
              <table:table-cell office:value-type="float" office:value="10.259178">
                <text:p>10.259178</text:p>
              </table:table-cell>
              <table:table-cell office:value-type="float" office:value="10.296963">
                <text:p>10.296963</text:p>
              </table:table-cell>
              <table:table-cell office:value-type="float" office:value="11.804138">
                <text:p>11.804138</text:p>
              </table:table-cell>
              <table:table-cell office:value-type="float" office:value="11.40786">
                <text:p>11.40786</text:p>
              </table:table-cell>
              <table:table-cell office:value-type="float" office:value="11.607725">
                <text:p>11.607725</text:p>
              </table:table-cell>
              <table:table-cell office:value-type="float" office:value="12.600051">
                <text:p>12.600051</text:p>
              </table:table-cell>
              <table:table-cell office:value-type="float" office:value="11.216074">
                <text:p>11.216074</text:p>
              </table:table-cell>
              <table:table-cell office:value-type="float" office:value="12.868649">
                <text:p>12.868649</text:p>
              </table:table-cell>
              <table:table-cell office:value-type="float" office:value="10.592899">
                <text:p>10.592899</text:p>
              </table:table-cell>
              <table:table-cell office:value-type="float" office:value="9.938779">
                <text:p>9.938779</text:p>
              </table:table-cell>
              <table:table-cell office:value-type="float" office:value="10.384655">
                <text:p>10.384655</text:p>
              </table:table-cell>
              <table:table-cell office:value-type="float" office:value="9.730354">
                <text:p>9.730354</text:p>
              </table:table-cell>
              <table:table-cell office:value-type="float" office:value="10.276503">
                <text:p>10.276503</text:p>
              </table:table-cell>
              <table:table-cell office:value-type="float" office:value="10.329315">
                <text:p>10.329315</text:p>
              </table:table-cell>
              <table:table-cell office:value-type="float" office:value="9.464445">
                <text:p>9.464445</text:p>
              </table:table-cell>
              <table:table-cell office:value-type="float" office:value="10.087374">
                <text:p>10.087374</text:p>
              </table:table-cell>
              <table:table-cell office:value-type="float" office:value="8.987922">
                <text:p>8.987922</text:p>
              </table:table-cell>
              <table:table-cell office:value-type="float" office:value="10.073838">
                <text:p>10.0738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861871">
                <text:p>8.861871</text:p>
              </table:table-cell>
              <table:table-cell office:value-type="float" office:value="10.716109">
                <text:p>10.716109</text:p>
              </table:table-cell>
              <table:table-cell office:value-type="float" office:value="10.721194">
                <text:p>10.721194</text:p>
              </table:table-cell>
              <table:table-cell office:value-type="float" office:value="11.15842">
                <text:p>11.15842</text:p>
              </table:table-cell>
              <table:table-cell office:value-type="float" office:value="10.937204">
                <text:p>10.937204</text:p>
              </table:table-cell>
              <table:table-cell office:value-type="float" office:value="11.557803">
                <text:p>11.557803</text:p>
              </table:table-cell>
              <table:table-cell office:value-type="float" office:value="12.25656">
                <text:p>12.25656</text:p>
              </table:table-cell>
              <table:table-cell office:value-type="float" office:value="11.866811">
                <text:p>11.866811</text:p>
              </table:table-cell>
              <table:table-cell office:value-type="float" office:value="11.296855">
                <text:p>11.296855</text:p>
              </table:table-cell>
              <table:table-cell office:value-type="float" office:value="12.120775">
                <text:p>12.120775</text:p>
              </table:table-cell>
              <table:table-cell office:value-type="float" office:value="10.278343">
                <text:p>10.278343</text:p>
              </table:table-cell>
              <table:table-cell office:value-type="float" office:value="10.506443">
                <text:p>10.506443</text:p>
              </table:table-cell>
              <table:table-cell office:value-type="float" office:value="9.761067">
                <text:p>9.761067</text:p>
              </table:table-cell>
              <table:table-cell office:value-type="float" office:value="9.93354">
                <text:p>9.93354</text:p>
              </table:table-cell>
              <table:table-cell office:value-type="float" office:value="10.43728">
                <text:p>10.43728</text:p>
              </table:table-cell>
              <table:table-cell office:value-type="float" office:value="10.095578">
                <text:p>10.095578</text:p>
              </table:table-cell>
              <table:table-cell office:value-type="float" office:value="9.91568">
                <text:p>9.91568</text:p>
              </table:table-cell>
              <table:table-cell office:value-type="float" office:value="8.76693">
                <text:p>8.76693</text:p>
              </table:table-cell>
              <table:table-cell office:value-type="float" office:value="8.977086">
                <text:p>8.977086</text:p>
              </table:table-cell>
              <table:table-cell office:value-type="float" office:value="9.503684">
                <text:p>9.503684</text:p>
              </table:table-cell>
              <table:table-cell office:value-type="float" office:value="8.957997">
                <text:p>8.95799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236317">
                <text:p>11.236317</text:p>
              </table:table-cell>
              <table:table-cell office:value-type="float" office:value="11.448724">
                <text:p>11.448724</text:p>
              </table:table-cell>
              <table:table-cell office:value-type="float" office:value="11.561656">
                <text:p>11.561656</text:p>
              </table:table-cell>
              <table:table-cell office:value-type="float" office:value="11.108072">
                <text:p>11.108072</text:p>
              </table:table-cell>
              <table:table-cell office:value-type="float" office:value="11.448724">
                <text:p>11.448724</text:p>
              </table:table-cell>
              <table:table-cell office:value-type="float" office:value="11.181059">
                <text:p>11.181059</text:p>
              </table:table-cell>
              <table:table-cell office:value-type="float" office:value="9.293304">
                <text:p>9.293304</text:p>
              </table:table-cell>
              <table:table-cell office:value-type="float" office:value="7.965885">
                <text:p>7.965885</text:p>
              </table:table-cell>
              <table:table-cell office:value-type="float" office:value="9.287204">
                <text:p>9.287204</text:p>
              </table:table-cell>
              <table:table-cell office:value-type="float" office:value="11.460935">
                <text:p>11.460935</text:p>
              </table:table-cell>
              <table:table-cell office:value-type="float" office:value="9.266818">
                <text:p>9.266818</text:p>
              </table:table-cell>
              <table:table-cell office:value-type="float" office:value="9.630429">
                <text:p>9.630429</text:p>
              </table:table-cell>
              <table:table-cell office:value-type="float" office:value="9.644492">
                <text:p>9.644492</text:p>
              </table:table-cell>
              <table:table-cell office:value-type="float" office:value="9.269921">
                <text:p>9.269921</text:p>
              </table:table-cell>
              <table:table-cell office:value-type="float" office:value="9.117589">
                <text:p>9.117589</text:p>
              </table:table-cell>
              <table:table-cell office:value-type="float" office:value="9.097038">
                <text:p>9.097038</text:p>
              </table:table-cell>
              <table:table-cell office:value-type="float" office:value="9.111233">
                <text:p>9.111233</text:p>
              </table:table-cell>
              <table:table-cell office:value-type="float" office:value="9.529604">
                <text:p>9.529604</text:p>
              </table:table-cell>
              <table:table-cell office:value-type="float" office:value="8.821198">
                <text:p>8.821198</text:p>
              </table:table-cell>
              <table:table-cell office:value-type="float" office:value="9.196283">
                <text:p>9.196283</text:p>
              </table:table-cell>
              <table:table-cell office:value-type="float" office:value="8.748428">
                <text:p>8.74842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348078">
                <text:p>8.348078</text:p>
              </table:table-cell>
              <table:table-cell office:value-type="float" office:value="9.127923">
                <text:p>9.127923</text:p>
              </table:table-cell>
              <table:table-cell office:value-type="float" office:value="7.750389">
                <text:p>7.750389</text:p>
              </table:table-cell>
              <table:table-cell office:value-type="float" office:value="7.922527">
                <text:p>7.922527</text:p>
              </table:table-cell>
              <table:table-cell office:value-type="float" office:value="8.277478">
                <text:p>8.277478</text:p>
              </table:table-cell>
              <table:table-cell office:value-type="float" office:value="9.875529">
                <text:p>9.875529</text:p>
              </table:table-cell>
              <table:table-cell office:value-type="float" office:value="11.860611">
                <text:p>11.860611</text:p>
              </table:table-cell>
              <table:table-cell office:value-type="float" office:value="11.138109">
                <text:p>11.138109</text:p>
              </table:table-cell>
              <table:table-cell office:value-type="float" office:value="10.937235">
                <text:p>10.937235</text:p>
              </table:table-cell>
              <table:table-cell office:value-type="float" office:value="10.696334">
                <text:p>10.696334</text:p>
              </table:table-cell>
              <table:table-cell office:value-type="float" office:value="10.770676">
                <text:p>10.770676</text:p>
              </table:table-cell>
              <table:table-cell office:value-type="float" office:value="9.034996">
                <text:p>9.034996</text:p>
              </table:table-cell>
              <table:table-cell office:value-type="float" office:value="9.306201">
                <text:p>9.306201</text:p>
              </table:table-cell>
              <table:table-cell office:value-type="float" office:value="9.87013">
                <text:p>9.87013</text:p>
              </table:table-cell>
              <table:table-cell office:value-type="float" office:value="8.76905">
                <text:p>8.76905</text:p>
              </table:table-cell>
              <table:table-cell office:value-type="float" office:value="9.005901">
                <text:p>9.005901</text:p>
              </table:table-cell>
              <table:table-cell office:value-type="float" office:value="8.986811">
                <text:p>8.986811</text:p>
              </table:table-cell>
              <table:table-cell office:value-type="float" office:value="9.326871">
                <text:p>9.326871</text:p>
              </table:table-cell>
              <table:table-cell office:value-type="float" office:value="8.70362">
                <text:p>8.70362</text:p>
              </table:table-cell>
              <table:table-cell office:value-type="float" office:value="9.408117">
                <text:p>9.408117</text:p>
              </table:table-cell>
              <table:table-cell office:value-type="float" office:value="9.004724">
                <text:p>9.0047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147cm" svg:height="23.482cm" xlink:href=".." xlink:type="simple" chart:class="chart:line" chart:style-name="ch1">
        <chart:title svg:x="17.203cm" svg:y="0.605cm" chart:style-name="ch2">
          <text:p>FAST BRIEF</text:p>
        </chart:title>
        <chart:legend chart:legend-position="end" svg:x="33.847cm" svg:y="11.212cm" style:legend-expansion="high" chart:style-name="ch3"/>
        <chart:plot-area chart:style-name="ch4" table:cell-range-address="Sheet5.E3:Sheet5.F20 Sheet5.E2:Sheet5.F2 Sheet5.R2:Sheet5.R20" chart:data-source-has-labels="both" svg:x="1.727cm" svg:y="1.865cm" svg:width="31.378cm" svg:height="20.193cm">
          <chartooo:coordinate-region svg:x="2.39cm" svg:y="2.055cm" svg:width="30.507cm" svg:height="19.375cm"/>
          <chart:axis chart:dimension="x" chart:name="primary-x" chart:style-name="ch5" chartooo:axis-type="auto">
            <chartooo:date-scale/>
            <chart:title svg:x="16.672cm" svg:y="22.527cm" chart:style-name="ch6">
              <text:p>Frame ID</text:p>
            </chart:title>
            <chart:categories table:cell-range-address="Sheet5.E3:Sheet5.E20"/>
          </chart:axis>
          <chart:axis chart:dimension="y" chart:name="primary-y" chart:style-name="ch5">
            <chart:title svg:x="0.451cm" svg:y="12.585cm" chart:style-name="ch7">
              <text:p>TTC (s)</text:p>
            </chart:title>
            <chart:grid chart:style-name="ch8" chart:class="major"/>
          </chart:axis>
          <chart:series chart:style-name="ch9" chart:values-cell-range-address="Sheet5.F3:Sheet5.F20" chart:label-cell-address="Sheet5.F2:Sheet5.F2" chart:class="chart:line">
            <chart:data-point chart:repeated="18"/>
          </chart:series>
          <chart:series chart:style-name="ch10" chart:values-cell-range-address="Sheet5.R3:Sheet5.R20" chart:label-cell-address="Sheet5.R2:Sheet5.R2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Lidar</text:p>
                <draw:g>
                  <svg:desc>Sheet5.F2:Sheet5.F2</svg:desc>
                </draw:g>
              </table:table-cell>
              <table:table-cell office:value-type="string">
                <text:p>FAST BRIEF</text:p>
                <draw:g>
                  <svg:desc>Sheet5.R2:Sheet5.R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5.E3:Sheet5.E20</svg:desc>
                </draw:g>
              </table:table-cell>
              <table:table-cell office:value-type="float" office:value="12.323888">
                <text:p>12.323888</text:p>
                <draw:g>
                  <svg:desc>Sheet5.F3:Sheet5.F20</svg:desc>
                </draw:g>
              </table:table-cell>
              <table:table-cell office:value-type="float" office:value="11.189688">
                <text:p>11.189688</text:p>
                <draw:g>
                  <svg:desc>Sheet5.R3:Sheet5.R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748274">
                <text:p>12.748274</text:p>
              </table:table-cell>
              <table:table-cell office:value-type="float" office:value="11.751545">
                <text:p>11.7515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.959812">
                <text:p>16.959812</text:p>
              </table:table-cell>
              <table:table-cell office:value-type="float" office:value="13.990881">
                <text:p>13.9908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.62642">
                <text:p>14.62642</text:p>
              </table:table-cell>
              <table:table-cell office:value-type="float" office:value="13.661154">
                <text:p>13.6611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.042165">
                <text:p>13.042165</text:p>
              </table:table-cell>
              <table:table-cell office:value-type="float" office:value="21.358127">
                <text:p>21.3581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.245702">
                <text:p>13.245702</text:p>
              </table:table-cell>
              <table:table-cell office:value-type="float" office:value="13.501891">
                <text:p>13.5018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739528">
                <text:p>13.739528</text:p>
              </table:table-cell>
              <table:table-cell office:value-type="float" office:value="12.027401">
                <text:p>12.0274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.581663">
                <text:p>13.581663</text:p>
              </table:table-cell>
              <table:table-cell office:value-type="float" office:value="11.990404">
                <text:p>11.9904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526488">
                <text:p>11.526488</text:p>
              </table:table-cell>
              <table:table-cell office:value-type="float" office:value="12.984502">
                <text:p>12.9845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676521">
                <text:p>12.676521</text:p>
              </table:table-cell>
              <table:table-cell office:value-type="float" office:value="12.582023">
                <text:p>12.5820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571924">
                <text:p>11.571924</text:p>
              </table:table-cell>
              <table:table-cell office:value-type="float" office:value="14.21589">
                <text:p>14.2158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.279895">
                <text:p>10.279895</text:p>
              </table:table-cell>
              <table:table-cell office:value-type="float" office:value="11.488006">
                <text:p>11.4880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.453042">
                <text:p>9.453042</text:p>
              </table:table-cell>
              <table:table-cell office:value-type="float" office:value="12.010684">
                <text:p>12.01068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429271">
                <text:p>9.429271</text:p>
              </table:table-cell>
              <table:table-cell office:value-type="float" office:value="11.703404">
                <text:p>11.70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383164">
                <text:p>8.383164</text:p>
              </table:table-cell>
              <table:table-cell office:value-type="float" office:value="11.607725">
                <text:p>11.6077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861871">
                <text:p>8.861871</text:p>
              </table:table-cell>
              <table:table-cell office:value-type="float" office:value="11.866811">
                <text:p>11.86681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236317">
                <text:p>11.236317</text:p>
              </table:table-cell>
              <table:table-cell office:value-type="float" office:value="7.965885">
                <text:p>7.96588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348078">
                <text:p>8.348078</text:p>
              </table:table-cell>
              <table:table-cell office:value-type="float" office:value="11.138109">
                <text:p>11.1381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plus" chart:symbol-width="0.25cm" chart:symbol-height="0.25cm"/>
    </style:style>
    <style:style style:name="ch14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7.147cm" svg:height="23.482cm" xlink:href=".." xlink:type="simple" chart:class="chart:line" chart:style-name="ch1">
        <chart:title svg:x="14.131cm" svg:y="0.605cm" chart:style-name="ch2">
          <text:p>Best Performing Combinations Camera TTC</text:p>
        </chart:title>
        <chart:legend chart:legend-position="end" svg:x="32.748cm" svg:y="9.296cm" style:legend-expansion="high" chart:style-name="ch3"/>
        <chart:plot-area chart:style-name="ch4" table:cell-range-address="Sheet5.E3:Sheet5.G20 Sheet5.E2:Sheet5.G2 Sheet5.I2:Sheet5.I20 Sheet5.Q2:Sheet5.Q20 Sheet5.AF2:Sheet5.AK20" chart:data-source-has-labels="both" svg:x="1.727cm" svg:y="1.865cm" svg:width="30.279cm" svg:height="20.193cm">
          <chartooo:coordinate-region svg:x="2.184cm" svg:y="2.055cm" svg:width="29.408cm" svg:height="19.375cm"/>
          <chart:axis chart:dimension="x" chart:name="primary-x" chart:style-name="ch5" chartooo:axis-type="auto">
            <chartooo:date-scale/>
            <chart:title svg:x="16.122cm" svg:y="22.527cm" chart:style-name="ch6">
              <text:p>Frame ID</text:p>
            </chart:title>
            <chart:categories table:cell-range-address="Sheet5.E3:Sheet5.E20"/>
          </chart:axis>
          <chart:axis chart:dimension="y" chart:name="primary-y" chart:style-name="ch5">
            <chart:title svg:x="0.451cm" svg:y="12.585cm" chart:style-name="ch7">
              <text:p>TTC (s)</text:p>
            </chart:title>
            <chart:grid chart:style-name="ch8" chart:class="major"/>
          </chart:axis>
          <chart:series chart:style-name="ch9" chart:values-cell-range-address="Sheet5.F3:Sheet5.F20" chart:label-cell-address="Sheet5.F2:Sheet5.F2" chart:class="chart:line">
            <chart:data-point chart:repeated="18"/>
          </chart:series>
          <chart:series chart:style-name="ch10" chart:values-cell-range-address="Sheet5.G3:Sheet5.G20" chart:label-cell-address="Sheet5.G2:Sheet5.G2" chart:class="chart:line">
            <chart:data-point chart:repeated="18"/>
          </chart:series>
          <chart:series chart:style-name="ch11" chart:values-cell-range-address="Sheet5.I3:Sheet5.I20" chart:label-cell-address="Sheet5.I2:Sheet5.I2" chart:class="chart:line">
            <chart:data-point chart:repeated="18"/>
          </chart:series>
          <chart:series chart:style-name="ch12" chart:values-cell-range-address="Sheet5.Q3:Sheet5.Q20" chart:label-cell-address="Sheet5.Q2:Sheet5.Q2" chart:class="chart:line">
            <chart:data-point chart:repeated="2"/>
            <chart:data-point chart:style-name="ch13"/>
            <chart:data-point chart:repeated="15"/>
          </chart:series>
          <chart:series chart:style-name="ch12" chart:values-cell-range-address="Sheet5.AF3:Sheet5.AF20" chart:label-cell-address="Sheet5.AF2:Sheet5.AF2" chart:class="chart:line">
            <chart:data-point chart:repeated="18"/>
          </chart:series>
          <chart:series chart:style-name="ch14" chart:values-cell-range-address="Sheet5.AG3:Sheet5.AG20" chart:label-cell-address="Sheet5.AG2:Sheet5.AG2" chart:class="chart:line">
            <chart:data-point chart:repeated="18"/>
          </chart:series>
          <chart:series chart:style-name="ch15" chart:values-cell-range-address="Sheet5.AH3:Sheet5.AH20" chart:label-cell-address="Sheet5.AH2:Sheet5.AH2" chart:class="chart:line">
            <chart:data-point chart:repeated="18"/>
          </chart:series>
          <chart:series chart:style-name="ch16" chart:values-cell-range-address="Sheet5.AI3:Sheet5.AI20" chart:label-cell-address="Sheet5.AI2:Sheet5.AI2" chart:class="chart:line">
            <chart:data-point chart:repeated="18"/>
          </chart:series>
          <chart:series chart:style-name="ch17" chart:values-cell-range-address="Sheet5.AJ3:Sheet5.AJ20" chart:label-cell-address="Sheet5.AJ2:Sheet5.AJ2" chart:class="chart:line">
            <chart:data-point chart:repeated="18"/>
          </chart:series>
          <chart:series chart:style-name="ch18" chart:values-cell-range-address="Sheet5.AK3:Sheet5.AK20" chart:label-cell-address="Sheet5.AK2:Sheet5.AK2" chart:class="chart:line">
            <chart:data-point chart:repeated="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Lidar</text:p>
                <draw:g>
                  <svg:desc>Sheet5.F2:Sheet5.F2</svg:desc>
                </draw:g>
              </table:table-cell>
              <table:table-cell office:value-type="string">
                <text:p>SHITOMASI BRISK</text:p>
                <draw:g>
                  <svg:desc>Sheet5.G2:Sheet5.G2</svg:desc>
                </draw:g>
              </table:table-cell>
              <table:table-cell office:value-type="string">
                <text:p>SHITOMASI ORB</text:p>
                <draw:g>
                  <svg:desc>Sheet5.I2:Sheet5.I2</svg:desc>
                </draw:g>
              </table:table-cell>
              <table:table-cell office:value-type="string">
                <text:p>FAST BRISK</text:p>
                <draw:g>
                  <svg:desc>Sheet5.Q2:Sheet5.Q2</svg:desc>
                </draw:g>
              </table:table-cell>
              <table:table-cell office:value-type="string">
                <text:p>AKAZE BRISK</text:p>
                <draw:g>
                  <svg:desc>Sheet5.AF2:Sheet5.AF2</svg:desc>
                </draw:g>
              </table:table-cell>
              <table:table-cell office:value-type="string">
                <text:p>AKAZE BRIEF</text:p>
                <draw:g>
                  <svg:desc>Sheet5.AG2:Sheet5.AG2</svg:desc>
                </draw:g>
              </table:table-cell>
              <table:table-cell office:value-type="string">
                <text:p>AKAZE ORB</text:p>
                <draw:g>
                  <svg:desc>Sheet5.AH2:Sheet5.AH2</svg:desc>
                </draw:g>
              </table:table-cell>
              <table:table-cell office:value-type="string">
                <text:p>AKAZE FREAK</text:p>
                <draw:g>
                  <svg:desc>Sheet5.AI2:Sheet5.AI2</svg:desc>
                </draw:g>
              </table:table-cell>
              <table:table-cell office:value-type="string">
                <text:p>AKAZE AKAZE</text:p>
                <draw:g>
                  <svg:desc>Sheet5.AJ2:Sheet5.AJ2</svg:desc>
                </draw:g>
              </table:table-cell>
              <table:table-cell office:value-type="string">
                <text:p>AKAZE SIFT</text:p>
                <draw:g>
                  <svg:desc>Sheet5.AK2:Sheet5.AK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5.E3:Sheet5.E20</svg:desc>
                </draw:g>
              </table:table-cell>
              <table:table-cell office:value-type="float" office:value="12.323888">
                <text:p>12.323888</text:p>
                <draw:g>
                  <svg:desc>Sheet5.F3:Sheet5.F20</svg:desc>
                </draw:g>
              </table:table-cell>
              <table:table-cell office:value-type="float" office:value="13.901922">
                <text:p>13.901922</text:p>
                <draw:g>
                  <svg:desc>Sheet5.G3:Sheet5.G20</svg:desc>
                </draw:g>
              </table:table-cell>
              <table:table-cell office:value-type="float" office:value="13.695374">
                <text:p>13.695374</text:p>
                <draw:g>
                  <svg:desc>Sheet5.I3:Sheet5.I20</svg:desc>
                </draw:g>
              </table:table-cell>
              <table:table-cell office:value-type="float" office:value="12.3">
                <text:p>12.3</text:p>
                <draw:g>
                  <svg:desc>Sheet5.Q3:Sheet5.Q20</svg:desc>
                </draw:g>
              </table:table-cell>
              <table:table-cell office:value-type="float" office:value="12.698546">
                <text:p>12.698546</text:p>
                <draw:g>
                  <svg:desc>Sheet5.AF3:Sheet5.AF20</svg:desc>
                </draw:g>
              </table:table-cell>
              <table:table-cell office:value-type="float" office:value="13.278296">
                <text:p>13.278296</text:p>
                <draw:g>
                  <svg:desc>Sheet5.AG3:Sheet5.AG20</svg:desc>
                </draw:g>
              </table:table-cell>
              <table:table-cell office:value-type="float" office:value="13.48568">
                <text:p>13.48568</text:p>
                <draw:g>
                  <svg:desc>Sheet5.AH3:Sheet5.AH20</svg:desc>
                </draw:g>
              </table:table-cell>
              <table:table-cell office:value-type="float" office:value="12.123851">
                <text:p>12.123851</text:p>
                <draw:g>
                  <svg:desc>Sheet5.AI3:Sheet5.AI20</svg:desc>
                </draw:g>
              </table:table-cell>
              <table:table-cell office:value-type="float" office:value="12.316762">
                <text:p>12.316762</text:p>
                <draw:g>
                  <svg:desc>Sheet5.AJ3:Sheet5.AJ20</svg:desc>
                </draw:g>
              </table:table-cell>
              <table:table-cell office:value-type="float" office:value="12.25894">
                <text:p>12.25894</text:p>
                <draw:g>
                  <svg:desc>Sheet5.AK3:Sheet5.AK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748274">
                <text:p>12.748274</text:p>
              </table:table-cell>
              <table:table-cell office:value-type="float" office:value="12.987607">
                <text:p>12.987607</text:p>
              </table:table-cell>
              <table:table-cell office:value-type="float" office:value="13.503101">
                <text:p>13.503101</text:p>
              </table:table-cell>
              <table:table-cell office:value-type="float" office:value="12.345282">
                <text:p>12.345282</text:p>
              </table:table-cell>
              <table:table-cell office:value-type="float" office:value="15.703964">
                <text:p>15.703964</text:p>
              </table:table-cell>
              <table:table-cell office:value-type="float" office:value="15.045547">
                <text:p>15.045547</text:p>
              </table:table-cell>
              <table:table-cell office:value-type="float" office:value="14.983336">
                <text:p>14.983336</text:p>
              </table:table-cell>
              <table:table-cell office:value-type="float" office:value="14.064105">
                <text:p>14.064105</text:p>
              </table:table-cell>
              <table:table-cell office:value-type="float" office:value="14.156474">
                <text:p>14.156474</text:p>
              </table:table-cell>
              <table:table-cell office:value-type="float" office:value="14.595597">
                <text:p>14.59559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.959812">
                <text:p>16.959812</text:p>
              </table:table-cell>
              <table:table-cell office:value-type="float" office:value="13.490395">
                <text:p>13.490395</text:p>
              </table:table-cell>
              <table:table-cell office:value-type="float" office:value="11.892371">
                <text:p>11.892371</text:p>
              </table:table-cell>
              <table:table-cell office:value-type="float" office:value="13.143196">
                <text:p>13.143196</text:p>
              </table:table-cell>
              <table:table-cell office:value-type="float" office:value="13.365882">
                <text:p>13.365882</text:p>
              </table:table-cell>
              <table:table-cell office:value-type="float" office:value="13.884983">
                <text:p>13.884983</text:p>
              </table:table-cell>
              <table:table-cell office:value-type="float" office:value="13.142287">
                <text:p>13.142287</text:p>
              </table:table-cell>
              <table:table-cell office:value-type="float" office:value="14.105344">
                <text:p>14.105344</text:p>
              </table:table-cell>
              <table:table-cell office:value-type="float" office:value="12.928169">
                <text:p>12.928169</text:p>
              </table:table-cell>
              <table:table-cell office:value-type="float" office:value="13.15259">
                <text:p>13.1525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.62642">
                <text:p>14.62642</text:p>
              </table:table-cell>
              <table:table-cell office:value-type="float" office:value="12.634663">
                <text:p>12.634663</text:p>
              </table:table-cell>
              <table:table-cell office:value-type="float" office:value="12.131894">
                <text:p>12.131894</text:p>
              </table:table-cell>
              <table:table-cell office:value-type="float" office:value="12.885663">
                <text:p>12.885663</text:p>
              </table:table-cell>
              <table:table-cell office:value-type="float" office:value="14.750855">
                <text:p>14.750855</text:p>
              </table:table-cell>
              <table:table-cell office:value-type="float" office:value="13.848221">
                <text:p>13.848221</text:p>
              </table:table-cell>
              <table:table-cell office:value-type="float" office:value="14.555624">
                <text:p>14.555624</text:p>
              </table:table-cell>
              <table:table-cell office:value-type="float" office:value="14.036042">
                <text:p>14.036042</text:p>
              </table:table-cell>
              <table:table-cell office:value-type="float" office:value="14.248959">
                <text:p>14.248959</text:p>
              </table:table-cell>
              <table:table-cell office:value-type="float" office:value="14.224663">
                <text:p>14.2246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.042165">
                <text:p>13.042165</text:p>
              </table:table-cell>
              <table:table-cell office:value-type="float" office:value="12.675404">
                <text:p>12.675404</text:p>
              </table:table-cell>
              <table:table-cell office:value-type="float" office:value="12.13118">
                <text:p>12.13118</text:p>
              </table:table-cell>
              <table:table-cell office:value-type="float" office:value="NaN">
                <text:p>NaN</text:p>
              </table:table-cell>
              <table:table-cell office:value-type="float" office:value="14.792057">
                <text:p>14.792057</text:p>
              </table:table-cell>
              <table:table-cell office:value-type="float" office:value="15.128245">
                <text:p>15.128245</text:p>
              </table:table-cell>
              <table:table-cell office:value-type="float" office:value="15.518271">
                <text:p>15.518271</text:p>
              </table:table-cell>
              <table:table-cell office:value-type="float" office:value="15.892261">
                <text:p>15.892261</text:p>
              </table:table-cell>
              <table:table-cell office:value-type="float" office:value="16.462302">
                <text:p>16.462302</text:p>
              </table:table-cell>
              <table:table-cell office:value-type="float" office:value="16.387387">
                <text:p>16.3873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.245702">
                <text:p>13.245702</text:p>
              </table:table-cell>
              <table:table-cell office:value-type="float" office:value="14.502875">
                <text:p>14.502875</text:p>
              </table:table-cell>
              <table:table-cell office:value-type="float" office:value="13.673261">
                <text:p>13.673261</text:p>
              </table:table-cell>
              <table:table-cell office:value-type="float" office:value="13.038573">
                <text:p>13.038573</text:p>
              </table:table-cell>
              <table:table-cell office:value-type="float" office:value="14.708415">
                <text:p>14.708415</text:p>
              </table:table-cell>
              <table:table-cell office:value-type="float" office:value="13.877798">
                <text:p>13.877798</text:p>
              </table:table-cell>
              <table:table-cell office:value-type="float" office:value="13.873408">
                <text:p>13.873408</text:p>
              </table:table-cell>
              <table:table-cell office:value-type="float" office:value="14.445457">
                <text:p>14.445457</text:p>
              </table:table-cell>
              <table:table-cell office:value-type="float" office:value="13.840806">
                <text:p>13.840806</text:p>
              </table:table-cell>
              <table:table-cell office:value-type="float" office:value="13.9616">
                <text:p>13.96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739528">
                <text:p>13.739528</text:p>
              </table:table-cell>
              <table:table-cell office:value-type="float" office:value="12.91171">
                <text:p>12.91171</text:p>
              </table:table-cell>
              <table:table-cell office:value-type="float" office:value="11.974086">
                <text:p>11.974086</text:p>
              </table:table-cell>
              <table:table-cell office:value-type="float" office:value="11.903347">
                <text:p>11.903347</text:p>
              </table:table-cell>
              <table:table-cell office:value-type="float" office:value="15.883252">
                <text:p>15.883252</text:p>
              </table:table-cell>
              <table:table-cell office:value-type="float" office:value="15.616419">
                <text:p>15.616419</text:p>
              </table:table-cell>
              <table:table-cell office:value-type="float" office:value="15.768712">
                <text:p>15.768712</text:p>
              </table:table-cell>
              <table:table-cell office:value-type="float" office:value="15.453215">
                <text:p>15.453215</text:p>
              </table:table-cell>
              <table:table-cell office:value-type="float" office:value="15.348608">
                <text:p>15.348608</text:p>
              </table:table-cell>
              <table:table-cell office:value-type="float" office:value="15.370999">
                <text:p>15.3709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.581663">
                <text:p>13.581663</text:p>
              </table:table-cell>
              <table:table-cell office:value-type="float" office:value="13.973328">
                <text:p>13.973328</text:p>
              </table:table-cell>
              <table:table-cell office:value-type="float" office:value="12.202219">
                <text:p>12.202219</text:p>
              </table:table-cell>
              <table:table-cell office:value-type="float" office:value="11.439367">
                <text:p>11.439367</text:p>
              </table:table-cell>
              <table:table-cell office:value-type="float" office:value="13.922941">
                <text:p>13.922941</text:p>
              </table:table-cell>
              <table:table-cell office:value-type="float" office:value="14.121031">
                <text:p>14.121031</text:p>
              </table:table-cell>
              <table:table-cell office:value-type="float" office:value="14.360707">
                <text:p>14.360707</text:p>
              </table:table-cell>
              <table:table-cell office:value-type="float" office:value="14.182002">
                <text:p>14.182002</text:p>
              </table:table-cell>
              <table:table-cell office:value-type="float" office:value="14.187974">
                <text:p>14.187974</text:p>
              </table:table-cell>
              <table:table-cell office:value-type="float" office:value="13.827654">
                <text:p>13.8276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526488">
                <text:p>11.526488</text:p>
              </table:table-cell>
              <table:table-cell office:value-type="float" office:value="11.512622">
                <text:p>11.512622</text:p>
              </table:table-cell>
              <table:table-cell office:value-type="float" office:value="11.265304">
                <text:p>11.265304</text:p>
              </table:table-cell>
              <table:table-cell office:value-type="float" office:value="11.868356">
                <text:p>11.868356</text:p>
              </table:table-cell>
              <table:table-cell office:value-type="float" office:value="13.822437">
                <text:p>13.822437</text:p>
              </table:table-cell>
              <table:table-cell office:value-type="float" office:value="13.823325">
                <text:p>13.823325</text:p>
              </table:table-cell>
              <table:table-cell office:value-type="float" office:value="13.306332">
                <text:p>13.306332</text:p>
              </table:table-cell>
              <table:table-cell office:value-type="float" office:value="14.127428">
                <text:p>14.127428</text:p>
              </table:table-cell>
              <table:table-cell office:value-type="float" office:value="13.910896">
                <text:p>13.910896</text:p>
              </table:table-cell>
              <table:table-cell office:value-type="float" office:value="13.874095">
                <text:p>13.8740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676521">
                <text:p>12.676521</text:p>
              </table:table-cell>
              <table:table-cell office:value-type="float" office:value="13.671652">
                <text:p>13.671652</text:p>
              </table:table-cell>
              <table:table-cell office:value-type="float" office:value="13.496167">
                <text:p>13.496167</text:p>
              </table:table-cell>
              <table:table-cell office:value-type="float" office:value="13.347326">
                <text:p>13.347326</text:p>
              </table:table-cell>
              <table:table-cell office:value-type="float" office:value="11.877995">
                <text:p>11.877995</text:p>
              </table:table-cell>
              <table:table-cell office:value-type="float" office:value="11.591353">
                <text:p>11.591353</text:p>
              </table:table-cell>
              <table:table-cell office:value-type="float" office:value="11.618017">
                <text:p>11.618017</text:p>
              </table:table-cell>
              <table:table-cell office:value-type="float" office:value="11.786213">
                <text:p>11.786213</text:p>
              </table:table-cell>
              <table:table-cell office:value-type="float" office:value="11.534539">
                <text:p>11.534539</text:p>
              </table:table-cell>
              <table:table-cell office:value-type="float" office:value="11.81878">
                <text:p>11.818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571924">
                <text:p>11.571924</text:p>
              </table:table-cell>
              <table:table-cell office:value-type="float" office:value="11.374226">
                <text:p>11.374226</text:p>
              </table:table-cell>
              <table:table-cell office:value-type="float" office:value="11.302678">
                <text:p>11.302678</text:p>
              </table:table-cell>
              <table:table-cell office:value-type="float" office:value="12.949216">
                <text:p>12.949216</text:p>
              </table:table-cell>
              <table:table-cell office:value-type="float" office:value="12.362638">
                <text:p>12.362638</text:p>
              </table:table-cell>
              <table:table-cell office:value-type="float" office:value="12.539868">
                <text:p>12.539868</text:p>
              </table:table-cell>
              <table:table-cell office:value-type="float" office:value="12.716331">
                <text:p>12.716331</text:p>
              </table:table-cell>
              <table:table-cell office:value-type="float" office:value="12.120979">
                <text:p>12.120979</text:p>
              </table:table-cell>
              <table:table-cell office:value-type="float" office:value="12.112989">
                <text:p>12.112989</text:p>
              </table:table-cell>
              <table:table-cell office:value-type="float" office:value="12.247267">
                <text:p>12.2472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.279895">
                <text:p>10.279895</text:p>
              </table:table-cell>
              <table:table-cell office:value-type="float" office:value="11.652406">
                <text:p>11.652406</text:p>
              </table:table-cell>
              <table:table-cell office:value-type="float" office:value="11.535638">
                <text:p>11.535638</text:p>
              </table:table-cell>
              <table:table-cell office:value-type="float" office:value="12.107408">
                <text:p>12.107408</text:p>
              </table:table-cell>
              <table:table-cell office:value-type="float" office:value="10.19935">
                <text:p>10.19935</text:p>
              </table:table-cell>
              <table:table-cell office:value-type="float" office:value="11.536537">
                <text:p>11.536537</text:p>
              </table:table-cell>
              <table:table-cell office:value-type="float" office:value="11.623042">
                <text:p>11.623042</text:p>
              </table:table-cell>
              <table:table-cell office:value-type="float" office:value="10.775662">
                <text:p>10.775662</text:p>
              </table:table-cell>
              <table:table-cell office:value-type="float" office:value="11.076649">
                <text:p>11.076649</text:p>
              </table:table-cell>
              <table:table-cell office:value-type="float" office:value="11.178418">
                <text:p>11.17841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.453042">
                <text:p>9.453042</text:p>
              </table:table-cell>
              <table:table-cell office:value-type="float" office:value="11.724344">
                <text:p>11.724344</text:p>
              </table:table-cell>
              <table:table-cell office:value-type="float" office:value="12.360723">
                <text:p>12.360723</text:p>
              </table:table-cell>
              <table:table-cell office:value-type="float" office:value="11.913389">
                <text:p>11.913389</text:p>
              </table:table-cell>
              <table:table-cell office:value-type="float" office:value="10.085507">
                <text:p>10.085507</text:p>
              </table:table-cell>
              <table:table-cell office:value-type="float" office:value="10.097858">
                <text:p>10.097858</text:p>
              </table:table-cell>
              <table:table-cell office:value-type="float" office:value="10.119003">
                <text:p>10.119003</text:p>
              </table:table-cell>
              <table:table-cell office:value-type="float" office:value="10.861026">
                <text:p>10.861026</text:p>
              </table:table-cell>
              <table:table-cell office:value-type="float" office:value="11.084742">
                <text:p>11.084742</text:p>
              </table:table-cell>
              <table:table-cell office:value-type="float" office:value="10.787827">
                <text:p>10.78782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429271">
                <text:p>9.429271</text:p>
              </table:table-cell>
              <table:table-cell office:value-type="float" office:value="11.506854">
                <text:p>11.506854</text:p>
              </table:table-cell>
              <table:table-cell office:value-type="float" office:value="11.545012">
                <text:p>11.545012</text:p>
              </table:table-cell>
              <table:table-cell office:value-type="float" office:value="11.348694">
                <text:p>11.348694</text:p>
              </table:table-cell>
              <table:table-cell office:value-type="float" office:value="10.435692">
                <text:p>10.435692</text:p>
              </table:table-cell>
              <table:table-cell office:value-type="float" office:value="10.037926">
                <text:p>10.037926</text:p>
              </table:table-cell>
              <table:table-cell office:value-type="float" office:value="10.412466">
                <text:p>10.412466</text:p>
              </table:table-cell>
              <table:table-cell office:value-type="float" office:value="9.87627">
                <text:p>9.87627</text:p>
              </table:table-cell>
              <table:table-cell office:value-type="float" office:value="10.56763">
                <text:p>10.56763</text:p>
              </table:table-cell>
              <table:table-cell office:value-type="float" office:value="10.53296">
                <text:p>10.532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383164">
                <text:p>8.383164</text:p>
              </table:table-cell>
              <table:table-cell office:value-type="float" office:value="9.337846">
                <text:p>9.337846</text:p>
              </table:table-cell>
              <table:table-cell office:value-type="float" office:value="10.259178">
                <text:p>10.259178</text:p>
              </table:table-cell>
              <table:table-cell office:value-type="float" office:value="11.40786">
                <text:p>11.40786</text:p>
              </table:table-cell>
              <table:table-cell office:value-type="float" office:value="10.592899">
                <text:p>10.592899</text:p>
              </table:table-cell>
              <table:table-cell office:value-type="float" office:value="9.938779">
                <text:p>9.938779</text:p>
              </table:table-cell>
              <table:table-cell office:value-type="float" office:value="10.384655">
                <text:p>10.384655</text:p>
              </table:table-cell>
              <table:table-cell office:value-type="float" office:value="9.730354">
                <text:p>9.730354</text:p>
              </table:table-cell>
              <table:table-cell office:value-type="float" office:value="10.276503">
                <text:p>10.276503</text:p>
              </table:table-cell>
              <table:table-cell office:value-type="float" office:value="10.329315">
                <text:p>10.3293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861871">
                <text:p>8.861871</text:p>
              </table:table-cell>
              <table:table-cell office:value-type="float" office:value="10.716109">
                <text:p>10.716109</text:p>
              </table:table-cell>
              <table:table-cell office:value-type="float" office:value="11.15842">
                <text:p>11.15842</text:p>
              </table:table-cell>
              <table:table-cell office:value-type="float" office:value="12.25656">
                <text:p>12.25656</text:p>
              </table:table-cell>
              <table:table-cell office:value-type="float" office:value="10.506443">
                <text:p>10.506443</text:p>
              </table:table-cell>
              <table:table-cell office:value-type="float" office:value="9.761067">
                <text:p>9.761067</text:p>
              </table:table-cell>
              <table:table-cell office:value-type="float" office:value="9.93354">
                <text:p>9.93354</text:p>
              </table:table-cell>
              <table:table-cell office:value-type="float" office:value="10.43728">
                <text:p>10.43728</text:p>
              </table:table-cell>
              <table:table-cell office:value-type="float" office:value="10.095578">
                <text:p>10.095578</text:p>
              </table:table-cell>
              <table:table-cell office:value-type="float" office:value="9.91568">
                <text:p>9.915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236317">
                <text:p>11.236317</text:p>
              </table:table-cell>
              <table:table-cell office:value-type="float" office:value="11.448724">
                <text:p>11.448724</text:p>
              </table:table-cell>
              <table:table-cell office:value-type="float" office:value="11.108072">
                <text:p>11.108072</text:p>
              </table:table-cell>
              <table:table-cell office:value-type="float" office:value="9.293304">
                <text:p>9.293304</text:p>
              </table:table-cell>
              <table:table-cell office:value-type="float" office:value="9.630429">
                <text:p>9.630429</text:p>
              </table:table-cell>
              <table:table-cell office:value-type="float" office:value="9.644492">
                <text:p>9.644492</text:p>
              </table:table-cell>
              <table:table-cell office:value-type="float" office:value="9.269921">
                <text:p>9.269921</text:p>
              </table:table-cell>
              <table:table-cell office:value-type="float" office:value="9.117589">
                <text:p>9.117589</text:p>
              </table:table-cell>
              <table:table-cell office:value-type="float" office:value="9.097038">
                <text:p>9.097038</text:p>
              </table:table-cell>
              <table:table-cell office:value-type="float" office:value="9.111233">
                <text:p>9.1112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348078">
                <text:p>8.348078</text:p>
              </table:table-cell>
              <table:table-cell office:value-type="float" office:value="9.127923">
                <text:p>9.127923</text:p>
              </table:table-cell>
              <table:table-cell office:value-type="float" office:value="7.922527">
                <text:p>7.922527</text:p>
              </table:table-cell>
              <table:table-cell office:value-type="float" office:value="11.860611">
                <text:p>11.860611</text:p>
              </table:table-cell>
              <table:table-cell office:value-type="float" office:value="9.034996">
                <text:p>9.034996</text:p>
              </table:table-cell>
              <table:table-cell office:value-type="float" office:value="9.306201">
                <text:p>9.306201</text:p>
              </table:table-cell>
              <table:table-cell office:value-type="float" office:value="9.87013">
                <text:p>9.87013</text:p>
              </table:table-cell>
              <table:table-cell office:value-type="float" office:value="8.76905">
                <text:p>8.76905</text:p>
              </table:table-cell>
              <table:table-cell office:value-type="float" office:value="9.005901">
                <text:p>9.005901</text:p>
              </table:table-cell>
              <table:table-cell office:value-type="float" office:value="8.986811">
                <text:p>8.9868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